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127pt" svg:height="591.82pt" svg:x="131.13pt" svg:y="3pt">
            <loext:p draw:notify-on-update-of-ranges="Sheet1.A1:Sheet1.A923 Sheet1.B1:Sheet1.B92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0.000017" calcext:value-type="float">
            <text:p>0.000017</text:p>
          </table:table-cell>
          <table:table-cell office:value-type="float" office:value="0.023187" calcext:value-type="float">
            <text:p>0.023187</text:p>
          </table:table-cell>
        </table:table-row>
        <table:table-row table:style-name="ro1">
          <table:table-cell office:value-type="float" office:value="-0.000009" calcext:value-type="float">
            <text:p>-0.000009</text:p>
          </table:table-cell>
          <table:table-cell office:value-type="float" office:value="0.023187" calcext:value-type="float">
            <text:p>0.023187</text:p>
          </table:table-cell>
        </table:table-row>
        <table:table-row table:style-name="ro1">
          <table:table-cell office:value-type="float" office:value="-0.000217" calcext:value-type="float">
            <text:p>-0.000217</text:p>
          </table:table-cell>
          <table:table-cell office:value-type="float" office:value="0.023187" calcext:value-type="float">
            <text:p>0.023187</text:p>
          </table:table-cell>
        </table:table-row>
        <table:table-row table:style-name="ro1">
          <table:table-cell office:value-type="float" office:value="-0.001772" calcext:value-type="float">
            <text:p>-0.001772</text:p>
          </table:table-cell>
          <table:table-cell office:value-type="float" office:value="0.023187" calcext:value-type="float">
            <text:p>0.023187</text:p>
          </table:table-cell>
        </table:table-row>
        <table:table-row table:style-name="ro1">
          <table:table-cell office:value-type="float" office:value="-0.003134" calcext:value-type="float">
            <text:p>-0.003134</text:p>
          </table:table-cell>
          <table:table-cell office:value-type="float" office:value="0.023187" calcext:value-type="float">
            <text:p>0.023187</text:p>
          </table:table-cell>
        </table:table-row>
        <table:table-row table:style-name="ro1">
          <table:table-cell office:value-type="float" office:value="-0.004196" calcext:value-type="float">
            <text:p>-0.004196</text:p>
          </table:table-cell>
          <table:table-cell office:value-type="float" office:value="0.023187" calcext:value-type="float">
            <text:p>0.023187</text:p>
          </table:table-cell>
        </table:table-row>
        <table:table-row table:style-name="ro1">
          <table:table-cell office:value-type="float" office:value="-0.005693" calcext:value-type="float">
            <text:p>-0.005693</text:p>
          </table:table-cell>
          <table:table-cell office:value-type="float" office:value="0.023187" calcext:value-type="float">
            <text:p>0.023187</text:p>
          </table:table-cell>
        </table:table-row>
        <table:table-row table:style-name="ro1">
          <table:table-cell office:value-type="float" office:value="-0.00548" calcext:value-type="float">
            <text:p>-0.00548</text:p>
          </table:table-cell>
          <table:table-cell office:value-type="float" office:value="0.023187" calcext:value-type="float">
            <text:p>0.023187</text:p>
          </table:table-cell>
        </table:table-row>
        <table:table-row table:style-name="ro1">
          <table:table-cell office:value-type="float" office:value="-0.004999" calcext:value-type="float">
            <text:p>-0.004999</text:p>
          </table:table-cell>
          <table:table-cell office:value-type="float" office:value="0.023187" calcext:value-type="float">
            <text:p>0.023187</text:p>
          </table:table-cell>
        </table:table-row>
        <table:table-row table:style-name="ro1">
          <table:table-cell office:value-type="float" office:value="-0.003868" calcext:value-type="float">
            <text:p>-0.003868</text:p>
          </table:table-cell>
          <table:table-cell office:value-type="float" office:value="0.023095" calcext:value-type="float">
            <text:p>0.023095</text:p>
          </table:table-cell>
        </table:table-row>
        <table:table-row table:style-name="ro1">
          <table:table-cell office:value-type="float" office:value="-0.003773" calcext:value-type="float">
            <text:p>-0.003773</text:p>
          </table:table-cell>
          <table:table-cell office:value-type="float" office:value="0.023139" calcext:value-type="float">
            <text:p>0.023139</text:p>
          </table:table-cell>
        </table:table-row>
        <table:table-row table:style-name="ro1">
          <table:table-cell office:value-type="float" office:value="-0.002598" calcext:value-type="float">
            <text:p>-0.002598</text:p>
          </table:table-cell>
          <table:table-cell office:value-type="float" office:value="0.022985" calcext:value-type="float">
            <text:p>0.022985</text:p>
          </table:table-cell>
        </table:table-row>
        <table:table-row table:style-name="ro1">
          <table:table-cell office:value-type="float" office:value="-0.0012" calcext:value-type="float">
            <text:p>-0.0012</text:p>
          </table:table-cell>
          <table:table-cell office:value-type="float" office:value="0.021479" calcext:value-type="float">
            <text:p>0.021479</text:p>
          </table:table-cell>
        </table:table-row>
        <table:table-row table:style-name="ro1">
          <table:table-cell office:value-type="float" office:value="-0.000843" calcext:value-type="float">
            <text:p>-0.000843</text:p>
          </table:table-cell>
          <table:table-cell office:value-type="float" office:value="0.016129" calcext:value-type="float">
            <text:p>0.016129</text:p>
          </table:table-cell>
        </table:table-row>
        <table:table-row table:style-name="ro1">
          <table:table-cell office:value-type="float" office:value="-0.000943" calcext:value-type="float">
            <text:p>-0.000943</text:p>
          </table:table-cell>
          <table:table-cell office:value-type="float" office:value="0.019901" calcext:value-type="float">
            <text:p>0.019901</text:p>
          </table:table-cell>
        </table:table-row>
        <table:table-row table:style-name="ro1">
          <table:table-cell office:value-type="float" office:value="0.000405" calcext:value-type="float">
            <text:p>0.000405</text:p>
          </table:table-cell>
          <table:table-cell office:value-type="float" office:value="0.021281" calcext:value-type="float">
            <text:p>0.021281</text:p>
          </table:table-cell>
        </table:table-row>
        <table:table-row table:style-name="ro1">
          <table:table-cell office:value-type="float" office:value="0.005055" calcext:value-type="float">
            <text:p>0.005055</text:p>
          </table:table-cell>
          <table:table-cell office:value-type="float" office:value="0.02205" calcext:value-type="float">
            <text:p>0.02205</text:p>
          </table:table-cell>
        </table:table-row>
        <table:table-row table:style-name="ro1">
          <table:table-cell office:value-type="float" office:value="0.00998" calcext:value-type="float">
            <text:p>0.00998</text:p>
          </table:table-cell>
          <table:table-cell office:value-type="float" office:value="0.02205" calcext:value-type="float">
            <text:p>0.02205</text:p>
          </table:table-cell>
        </table:table-row>
        <table:table-row table:style-name="ro1">
          <table:table-cell office:value-type="float" office:value="0.01413" calcext:value-type="float">
            <text:p>0.01413</text:p>
          </table:table-cell>
          <table:table-cell office:value-type="float" office:value="0.02205" calcext:value-type="float">
            <text:p>0.02205</text:p>
          </table:table-cell>
        </table:table-row>
        <table:table-row table:style-name="ro1">
          <table:table-cell office:value-type="float" office:value="0.018152" calcext:value-type="float">
            <text:p>0.018152</text:p>
          </table:table-cell>
          <table:table-cell office:value-type="float" office:value="0.02205" calcext:value-type="float">
            <text:p>0.02205</text:p>
          </table:table-cell>
        </table:table-row>
        <table:table-row table:style-name="ro1">
          <table:table-cell office:value-type="float" office:value="0.019697" calcext:value-type="float">
            <text:p>0.019697</text:p>
          </table:table-cell>
          <table:table-cell office:value-type="float" office:value="0.02205" calcext:value-type="float">
            <text:p>0.02205</text:p>
          </table:table-cell>
        </table:table-row>
        <table:table-row table:style-name="ro1">
          <table:table-cell office:value-type="float" office:value="0.020062" calcext:value-type="float">
            <text:p>0.020062</text:p>
          </table:table-cell>
          <table:table-cell office:value-type="float" office:value="0.02205" calcext:value-type="float">
            <text:p>0.02205</text:p>
          </table:table-cell>
        </table:table-row>
        <table:table-row table:style-name="ro1">
          <table:table-cell office:value-type="float" office:value="0.021473" calcext:value-type="float">
            <text:p>0.021473</text:p>
          </table:table-cell>
          <table:table-cell office:value-type="float" office:value="0.02205" calcext:value-type="float">
            <text:p>0.02205</text:p>
          </table:table-cell>
        </table:table-row>
        <table:table-row table:style-name="ro1">
          <table:table-cell office:value-type="float" office:value="0.02447" calcext:value-type="float">
            <text:p>0.02447</text:p>
          </table:table-cell>
          <table:table-cell office:value-type="float" office:value="0.02205" calcext:value-type="float">
            <text:p>0.02205</text:p>
          </table:table-cell>
        </table:table-row>
        <table:table-row table:style-name="ro1">
          <table:table-cell office:value-type="float" office:value="0.026768" calcext:value-type="float">
            <text:p>0.026768</text:p>
          </table:table-cell>
          <table:table-cell office:value-type="float" office:value="0.02205" calcext:value-type="float">
            <text:p>0.02205</text:p>
          </table:table-cell>
        </table:table-row>
        <table:table-row table:style-name="ro1">
          <table:table-cell office:value-type="float" office:value="0.029992" calcext:value-type="float">
            <text:p>0.029992</text:p>
          </table:table-cell>
          <table:table-cell office:value-type="float" office:value="0.02205" calcext:value-type="float">
            <text:p>0.02205</text:p>
          </table:table-cell>
        </table:table-row>
        <table:table-row table:style-name="ro1">
          <table:table-cell office:value-type="float" office:value="0.033612" calcext:value-type="float">
            <text:p>0.033612</text:p>
          </table:table-cell>
          <table:table-cell office:value-type="float" office:value="0.02205" calcext:value-type="float">
            <text:p>0.02205</text:p>
          </table:table-cell>
        </table:table-row>
        <table:table-row table:style-name="ro1">
          <table:table-cell office:value-type="float" office:value="0.036969" calcext:value-type="float">
            <text:p>0.036969</text:p>
          </table:table-cell>
          <table:table-cell office:value-type="float" office:value="0.02205" calcext:value-type="float">
            <text:p>0.02205</text:p>
          </table:table-cell>
        </table:table-row>
        <table:table-row table:style-name="ro1">
          <table:table-cell office:value-type="float" office:value="0.041235" calcext:value-type="float">
            <text:p>0.041235</text:p>
          </table:table-cell>
          <table:table-cell office:value-type="float" office:value="0.02205" calcext:value-type="float">
            <text:p>0.02205</text:p>
          </table:table-cell>
        </table:table-row>
        <table:table-row table:style-name="ro1">
          <table:table-cell office:value-type="float" office:value="0.04423" calcext:value-type="float">
            <text:p>0.04423</text:p>
          </table:table-cell>
          <table:table-cell office:value-type="float" office:value="0.02205" calcext:value-type="float">
            <text:p>0.02205</text:p>
          </table:table-cell>
        </table:table-row>
        <table:table-row table:style-name="ro1">
          <table:table-cell office:value-type="float" office:value="0.04462" calcext:value-type="float">
            <text:p>0.04462</text:p>
          </table:table-cell>
          <table:table-cell office:value-type="float" office:value="0.027523" calcext:value-type="float">
            <text:p>0.027523</text:p>
          </table:table-cell>
        </table:table-row>
        <table:table-row table:style-name="ro1">
          <table:table-cell office:value-type="float" office:value="0.044378" calcext:value-type="float">
            <text:p>0.044378</text:p>
          </table:table-cell>
          <table:table-cell office:value-type="float" office:value="0.044078" calcext:value-type="float">
            <text:p>0.044078</text:p>
          </table:table-cell>
        </table:table-row>
        <table:table-row table:style-name="ro1">
          <table:table-cell office:value-type="float" office:value="0.043802" calcext:value-type="float">
            <text:p>0.043802</text:p>
          </table:table-cell>
          <table:table-cell office:value-type="float" office:value="0.045803" calcext:value-type="float">
            <text:p>0.045803</text:p>
          </table:table-cell>
        </table:table-row>
        <table:table-row table:style-name="ro1">
          <table:table-cell office:value-type="float" office:value="0.041713" calcext:value-type="float">
            <text:p>0.041713</text:p>
          </table:table-cell>
          <table:table-cell office:value-type="float" office:value="0.053115" calcext:value-type="float">
            <text:p>0.053115</text:p>
          </table:table-cell>
        </table:table-row>
        <table:table-row table:style-name="ro1">
          <table:table-cell office:value-type="float" office:value="0.039484" calcext:value-type="float">
            <text:p>0.039484</text:p>
          </table:table-cell>
          <table:table-cell office:value-type="float" office:value="0.065904" calcext:value-type="float">
            <text:p>0.065904</text:p>
          </table:table-cell>
        </table:table-row>
        <table:table-row table:style-name="ro1">
          <table:table-cell office:value-type="float" office:value="0.035816" calcext:value-type="float">
            <text:p>0.035816</text:p>
          </table:table-cell>
          <table:table-cell office:value-type="float" office:value="0.069684" calcext:value-type="float">
            <text:p>0.069684</text:p>
          </table:table-cell>
        </table:table-row>
        <table:table-row table:style-name="ro1">
          <table:table-cell office:value-type="float" office:value="0.032124" calcext:value-type="float">
            <text:p>0.032124</text:p>
          </table:table-cell>
          <table:table-cell office:value-type="float" office:value="0.064227" calcext:value-type="float">
            <text:p>0.064227</text:p>
          </table:table-cell>
        </table:table-row>
        <table:table-row table:style-name="ro1">
          <table:table-cell office:value-type="float" office:value="0.0276" calcext:value-type="float">
            <text:p>0.0276</text:p>
          </table:table-cell>
          <table:table-cell office:value-type="float" office:value="0.062079" calcext:value-type="float">
            <text:p>0.062079</text:p>
          </table:table-cell>
        </table:table-row>
        <table:table-row table:style-name="ro1">
          <table:table-cell office:value-type="float" office:value="0.023762" calcext:value-type="float">
            <text:p>0.023762</text:p>
          </table:table-cell>
          <table:table-cell office:value-type="float" office:value="0.062079" calcext:value-type="float">
            <text:p>0.062079</text:p>
          </table:table-cell>
        </table:table-row>
        <table:table-row table:style-name="ro1">
          <table:table-cell office:value-type="float" office:value="0.017886" calcext:value-type="float">
            <text:p>0.017886</text:p>
          </table:table-cell>
          <table:table-cell office:value-type="float" office:value="0.062079" calcext:value-type="float">
            <text:p>0.062079</text:p>
          </table:table-cell>
        </table:table-row>
        <table:table-row table:style-name="ro1">
          <table:table-cell office:value-type="float" office:value="0.012843" calcext:value-type="float">
            <text:p>0.012843</text:p>
          </table:table-cell>
          <table:table-cell office:value-type="float" office:value="0.062079" calcext:value-type="float">
            <text:p>0.062079</text:p>
          </table:table-cell>
        </table:table-row>
        <table:table-row table:style-name="ro1">
          <table:table-cell office:value-type="float" office:value="0.006669" calcext:value-type="float">
            <text:p>0.006669</text:p>
          </table:table-cell>
          <table:table-cell office:value-type="float" office:value="0.062079" calcext:value-type="float">
            <text:p>0.062079</text:p>
          </table:table-cell>
        </table:table-row>
        <table:table-row table:style-name="ro1">
          <table:table-cell office:value-type="float" office:value="0.001018" calcext:value-type="float">
            <text:p>0.001018</text:p>
          </table:table-cell>
          <table:table-cell office:value-type="float" office:value="0.062079" calcext:value-type="float">
            <text:p>0.062079</text:p>
          </table:table-cell>
        </table:table-row>
        <table:table-row table:style-name="ro1">
          <table:table-cell office:value-type="float" office:value="-0.005406" calcext:value-type="float">
            <text:p>-0.005406</text:p>
          </table:table-cell>
          <table:table-cell office:value-type="float" office:value="0.062079" calcext:value-type="float">
            <text:p>0.062079</text:p>
          </table:table-cell>
        </table:table-row>
        <table:table-row table:style-name="ro1">
          <table:table-cell office:value-type="float" office:value="-0.011942" calcext:value-type="float">
            <text:p>-0.011942</text:p>
          </table:table-cell>
          <table:table-cell office:value-type="float" office:value="0.062079" calcext:value-type="float">
            <text:p>0.062079</text:p>
          </table:table-cell>
        </table:table-row>
        <table:table-row table:style-name="ro1">
          <table:table-cell office:value-type="float" office:value="-0.018626" calcext:value-type="float">
            <text:p>-0.018626</text:p>
          </table:table-cell>
          <table:table-cell office:value-type="float" office:value="0.062079" calcext:value-type="float">
            <text:p>0.062079</text:p>
          </table:table-cell>
        </table:table-row>
        <table:table-row table:style-name="ro1">
          <table:table-cell office:value-type="float" office:value="-0.025731" calcext:value-type="float">
            <text:p>-0.025731</text:p>
          </table:table-cell>
          <table:table-cell office:value-type="float" office:value="0.062079" calcext:value-type="float">
            <text:p>0.062079</text:p>
          </table:table-cell>
        </table:table-row>
        <table:table-row table:style-name="ro1">
          <table:table-cell office:value-type="float" office:value="-0.032514" calcext:value-type="float">
            <text:p>-0.032514</text:p>
          </table:table-cell>
          <table:table-cell office:value-type="float" office:value="0.062079" calcext:value-type="float">
            <text:p>0.062079</text:p>
          </table:table-cell>
        </table:table-row>
        <table:table-row table:style-name="ro1">
          <table:table-cell office:value-type="float" office:value="-0.039338" calcext:value-type="float">
            <text:p>-0.039338</text:p>
          </table:table-cell>
          <table:table-cell office:value-type="float" office:value="0.062079" calcext:value-type="float">
            <text:p>0.062079</text:p>
          </table:table-cell>
        </table:table-row>
        <table:table-row table:style-name="ro1">
          <table:table-cell office:value-type="float" office:value="-0.045832" calcext:value-type="float">
            <text:p>-0.045832</text:p>
          </table:table-cell>
          <table:table-cell office:value-type="float" office:value="0.062079" calcext:value-type="float">
            <text:p>0.062079</text:p>
          </table:table-cell>
        </table:table-row>
        <table:table-row table:style-name="ro1">
          <table:table-cell office:value-type="float" office:value="-0.052216" calcext:value-type="float">
            <text:p>-0.052216</text:p>
          </table:table-cell>
          <table:table-cell office:value-type="float" office:value="0.062079" calcext:value-type="float">
            <text:p>0.062079</text:p>
          </table:table-cell>
        </table:table-row>
        <table:table-row table:style-name="ro1">
          <table:table-cell office:value-type="float" office:value="-0.060857" calcext:value-type="float">
            <text:p>-0.060857</text:p>
          </table:table-cell>
          <table:table-cell office:value-type="float" office:value="0.048185" calcext:value-type="float">
            <text:p>0.048185</text:p>
          </table:table-cell>
        </table:table-row>
        <table:table-row table:style-name="ro1">
          <table:table-cell office:value-type="float" office:value="-0.070128" calcext:value-type="float">
            <text:p>-0.070128</text:p>
          </table:table-cell>
          <table:table-cell office:value-type="float" office:value="0.029905" calcext:value-type="float">
            <text:p>0.029905</text:p>
          </table:table-cell>
        </table:table-row>
        <table:table-row table:style-name="ro1">
          <table:table-cell office:value-type="float" office:value="-0.076724" calcext:value-type="float">
            <text:p>-0.076724</text:p>
          </table:table-cell>
          <table:table-cell office:value-type="float" office:value="0.014002" calcext:value-type="float">
            <text:p>0.014002</text:p>
          </table:table-cell>
        </table:table-row>
        <table:table-row table:style-name="ro1">
          <table:table-cell office:value-type="float" office:value="-0.08368" calcext:value-type="float">
            <text:p>-0.08368</text:p>
          </table:table-cell>
          <table:table-cell office:value-type="float" office:value="-0.003112" calcext:value-type="float">
            <text:p>-0.003112</text:p>
          </table:table-cell>
        </table:table-row>
        <table:table-row table:style-name="ro1">
          <table:table-cell office:value-type="float" office:value="-0.089811" calcext:value-type="float">
            <text:p>-0.089811</text:p>
          </table:table-cell>
          <table:table-cell office:value-type="float" office:value="-0.021379" calcext:value-type="float">
            <text:p>-0.021379</text:p>
          </table:table-cell>
        </table:table-row>
        <table:table-row table:style-name="ro1">
          <table:table-cell office:value-type="float" office:value="-0.096347" calcext:value-type="float">
            <text:p>-0.096347</text:p>
          </table:table-cell>
          <table:table-cell office:value-type="float" office:value="-0.038323" calcext:value-type="float">
            <text:p>-0.038323</text:p>
          </table:table-cell>
        </table:table-row>
        <table:table-row table:style-name="ro1">
          <table:table-cell office:value-type="float" office:value="-0.101758" calcext:value-type="float">
            <text:p>-0.101758</text:p>
          </table:table-cell>
          <table:table-cell office:value-type="float" office:value="-0.062116" calcext:value-type="float">
            <text:p>-0.062116</text:p>
          </table:table-cell>
        </table:table-row>
        <table:table-row table:style-name="ro1">
          <table:table-cell office:value-type="float" office:value="-0.107313" calcext:value-type="float">
            <text:p>-0.107313</text:p>
          </table:table-cell>
          <table:table-cell office:value-type="float" office:value="-0.072753" calcext:value-type="float">
            <text:p>-0.072753</text:p>
          </table:table-cell>
        </table:table-row>
        <table:table-row table:style-name="ro1">
          <table:table-cell office:value-type="float" office:value="-0.112498" calcext:value-type="float">
            <text:p>-0.112498</text:p>
          </table:table-cell>
          <table:table-cell office:value-type="float" office:value="-0.072753" calcext:value-type="float">
            <text:p>-0.072753</text:p>
          </table:table-cell>
        </table:table-row>
        <table:table-row table:style-name="ro1">
          <table:table-cell office:value-type="float" office:value="-0.117444" calcext:value-type="float">
            <text:p>-0.117444</text:p>
          </table:table-cell>
          <table:table-cell office:value-type="float" office:value="-0.072753" calcext:value-type="float">
            <text:p>-0.072753</text:p>
          </table:table-cell>
        </table:table-row>
        <table:table-row table:style-name="ro1">
          <table:table-cell office:value-type="float" office:value="-0.122108" calcext:value-type="float">
            <text:p>-0.122108</text:p>
          </table:table-cell>
          <table:table-cell office:value-type="float" office:value="-0.072753" calcext:value-type="float">
            <text:p>-0.072753</text:p>
          </table:table-cell>
        </table:table-row>
        <table:table-row table:style-name="ro1">
          <table:table-cell office:value-type="float" office:value="-0.125748" calcext:value-type="float">
            <text:p>-0.125748</text:p>
          </table:table-cell>
          <table:table-cell office:value-type="float" office:value="-0.072753" calcext:value-type="float">
            <text:p>-0.072753</text:p>
          </table:table-cell>
        </table:table-row>
        <table:table-row table:style-name="ro1">
          <table:table-cell office:value-type="float" office:value="-0.129935" calcext:value-type="float">
            <text:p>-0.129935</text:p>
          </table:table-cell>
          <table:table-cell office:value-type="float" office:value="-0.072753" calcext:value-type="float">
            <text:p>-0.072753</text:p>
          </table:table-cell>
        </table:table-row>
        <table:table-row table:style-name="ro1">
          <table:table-cell office:value-type="float" office:value="-0.134533" calcext:value-type="float">
            <text:p>-0.134533</text:p>
          </table:table-cell>
          <table:table-cell office:value-type="float" office:value="-0.072753" calcext:value-type="float">
            <text:p>-0.072753</text:p>
          </table:table-cell>
        </table:table-row>
        <table:table-row table:style-name="ro1">
          <table:table-cell office:value-type="float" office:value="-0.139292" calcext:value-type="float">
            <text:p>-0.139292</text:p>
          </table:table-cell>
          <table:table-cell office:value-type="float" office:value="-0.072753" calcext:value-type="float">
            <text:p>-0.072753</text:p>
          </table:table-cell>
        </table:table-row>
        <table:table-row table:style-name="ro1">
          <table:table-cell office:value-type="float" office:value="-0.143427" calcext:value-type="float">
            <text:p>-0.143427</text:p>
          </table:table-cell>
          <table:table-cell office:value-type="float" office:value="-0.072753" calcext:value-type="float">
            <text:p>-0.072753</text:p>
          </table:table-cell>
        </table:table-row>
        <table:table-row table:style-name="ro1">
          <table:table-cell office:value-type="float" office:value="-0.147795" calcext:value-type="float">
            <text:p>-0.147795</text:p>
          </table:table-cell>
          <table:table-cell office:value-type="float" office:value="-0.072753" calcext:value-type="float">
            <text:p>-0.072753</text:p>
          </table:table-cell>
        </table:table-row>
        <table:table-row table:style-name="ro1">
          <table:table-cell office:value-type="float" office:value="-0.152044" calcext:value-type="float">
            <text:p>-0.152044</text:p>
          </table:table-cell>
          <table:table-cell office:value-type="float" office:value="-0.072753" calcext:value-type="float">
            <text:p>-0.072753</text:p>
          </table:table-cell>
        </table:table-row>
        <table:table-row table:style-name="ro1">
          <table:table-cell office:value-type="float" office:value="-0.156874" calcext:value-type="float">
            <text:p>-0.156874</text:p>
          </table:table-cell>
          <table:table-cell office:value-type="float" office:value="-0.072753" calcext:value-type="float">
            <text:p>-0.072753</text:p>
          </table:table-cell>
        </table:table-row>
        <table:table-row table:style-name="ro1">
          <table:table-cell office:value-type="float" office:value="-0.160927" calcext:value-type="float">
            <text:p>-0.160927</text:p>
          </table:table-cell>
          <table:table-cell office:value-type="float" office:value="-0.072753" calcext:value-type="float">
            <text:p>-0.072753</text:p>
          </table:table-cell>
        </table:table-row>
        <table:table-row table:style-name="ro1">
          <table:table-cell office:value-type="float" office:value="-0.165754" calcext:value-type="float">
            <text:p>-0.165754</text:p>
          </table:table-cell>
          <table:table-cell office:value-type="float" office:value="-0.073249" calcext:value-type="float">
            <text:p>-0.073249</text:p>
          </table:table-cell>
        </table:table-row>
        <table:table-row table:style-name="ro1">
          <table:table-cell office:value-type="float" office:value="-0.170928" calcext:value-type="float">
            <text:p>-0.170928</text:p>
          </table:table-cell>
          <table:table-cell office:value-type="float" office:value="-0.080465" calcext:value-type="float">
            <text:p>-0.080465</text:p>
          </table:table-cell>
        </table:table-row>
        <table:table-row table:style-name="ro1">
          <table:table-cell office:value-type="float" office:value="-0.175908" calcext:value-type="float">
            <text:p>-0.175908</text:p>
          </table:table-cell>
          <table:table-cell office:value-type="float" office:value="-0.103126" calcext:value-type="float">
            <text:p>-0.103126</text:p>
          </table:table-cell>
        </table:table-row>
        <table:table-row table:style-name="ro1">
          <table:table-cell office:value-type="float" office:value="-0.181827" calcext:value-type="float">
            <text:p>-0.181827</text:p>
          </table:table-cell>
          <table:table-cell office:value-type="float" office:value="-0.114949" calcext:value-type="float">
            <text:p>-0.114949</text:p>
          </table:table-cell>
        </table:table-row>
        <table:table-row table:style-name="ro1">
          <table:table-cell office:value-type="float" office:value="-0.18635" calcext:value-type="float">
            <text:p>-0.18635</text:p>
          </table:table-cell>
          <table:table-cell office:value-type="float" office:value="-0.126696" calcext:value-type="float">
            <text:p>-0.126696</text:p>
          </table:table-cell>
        </table:table-row>
        <table:table-row table:style-name="ro1">
          <table:table-cell office:value-type="float" office:value="-0.192226" calcext:value-type="float">
            <text:p>-0.192226</text:p>
          </table:table-cell>
          <table:table-cell office:value-type="float" office:value="-0.142335" calcext:value-type="float">
            <text:p>-0.142335</text:p>
          </table:table-cell>
        </table:table-row>
        <table:table-row table:style-name="ro1">
          <table:table-cell office:value-type="float" office:value="-0.198749" calcext:value-type="float">
            <text:p>-0.198749</text:p>
          </table:table-cell>
          <table:table-cell office:value-type="float" office:value="-0.150877" calcext:value-type="float">
            <text:p>-0.150877</text:p>
          </table:table-cell>
        </table:table-row>
        <table:table-row table:style-name="ro1">
          <table:table-cell office:value-type="float" office:value="-0.204422" calcext:value-type="float">
            <text:p>-0.204422</text:p>
          </table:table-cell>
          <table:table-cell office:value-type="float" office:value="-0.166353" calcext:value-type="float">
            <text:p>-0.166353</text:p>
          </table:table-cell>
        </table:table-row>
        <table:table-row table:style-name="ro1">
          <table:table-cell office:value-type="float" office:value="-0.210202" calcext:value-type="float">
            <text:p>-0.210202</text:p>
          </table:table-cell>
          <table:table-cell office:value-type="float" office:value="-0.166353" calcext:value-type="float">
            <text:p>-0.166353</text:p>
          </table:table-cell>
        </table:table-row>
        <table:table-row table:style-name="ro1">
          <table:table-cell office:value-type="float" office:value="-0.215652" calcext:value-type="float">
            <text:p>-0.215652</text:p>
          </table:table-cell>
          <table:table-cell office:value-type="float" office:value="-0.166353" calcext:value-type="float">
            <text:p>-0.166353</text:p>
          </table:table-cell>
        </table:table-row>
        <table:table-row table:style-name="ro1">
          <table:table-cell office:value-type="float" office:value="-0.222111" calcext:value-type="float">
            <text:p>-0.222111</text:p>
          </table:table-cell>
          <table:table-cell office:value-type="float" office:value="-0.166353" calcext:value-type="float">
            <text:p>-0.166353</text:p>
          </table:table-cell>
        </table:table-row>
        <table:table-row table:style-name="ro1">
          <table:table-cell office:value-type="float" office:value="-0.227161" calcext:value-type="float">
            <text:p>-0.227161</text:p>
          </table:table-cell>
          <table:table-cell office:value-type="float" office:value="-0.166353" calcext:value-type="float">
            <text:p>-0.166353</text:p>
          </table:table-cell>
        </table:table-row>
        <table:table-row table:style-name="ro1">
          <table:table-cell office:value-type="float" office:value="-0.233888" calcext:value-type="float">
            <text:p>-0.233888</text:p>
          </table:table-cell>
          <table:table-cell office:value-type="float" office:value="-0.166353" calcext:value-type="float">
            <text:p>-0.166353</text:p>
          </table:table-cell>
        </table:table-row>
        <table:table-row table:style-name="ro1">
          <table:table-cell office:value-type="float" office:value="-0.240358" calcext:value-type="float">
            <text:p>-0.240358</text:p>
          </table:table-cell>
          <table:table-cell office:value-type="float" office:value="-0.166353" calcext:value-type="float">
            <text:p>-0.166353</text:p>
          </table:table-cell>
        </table:table-row>
        <table:table-row table:style-name="ro1">
          <table:table-cell office:value-type="float" office:value="-0.246663" calcext:value-type="float">
            <text:p>-0.246663</text:p>
          </table:table-cell>
          <table:table-cell office:value-type="float" office:value="-0.166353" calcext:value-type="float">
            <text:p>-0.166353</text:p>
          </table:table-cell>
        </table:table-row>
        <table:table-row table:style-name="ro1">
          <table:table-cell office:value-type="float" office:value="-0.253706" calcext:value-type="float">
            <text:p>-0.253706</text:p>
          </table:table-cell>
          <table:table-cell office:value-type="float" office:value="-0.166353" calcext:value-type="float">
            <text:p>-0.166353</text:p>
          </table:table-cell>
        </table:table-row>
        <table:table-row table:style-name="ro1">
          <table:table-cell office:value-type="float" office:value="-0.260527" calcext:value-type="float">
            <text:p>-0.260527</text:p>
          </table:table-cell>
          <table:table-cell office:value-type="float" office:value="-0.166353" calcext:value-type="float">
            <text:p>-0.166353</text:p>
          </table:table-cell>
        </table:table-row>
        <table:table-row table:style-name="ro1">
          <table:table-cell office:value-type="float" office:value="-0.267603" calcext:value-type="float">
            <text:p>-0.267603</text:p>
          </table:table-cell>
          <table:table-cell office:value-type="float" office:value="-0.166353" calcext:value-type="float">
            <text:p>-0.166353</text:p>
          </table:table-cell>
        </table:table-row>
        <table:table-row table:style-name="ro1">
          <table:table-cell office:value-type="float" office:value="-0.274607" calcext:value-type="float">
            <text:p>-0.274607</text:p>
          </table:table-cell>
          <table:table-cell office:value-type="float" office:value="-0.166353" calcext:value-type="float">
            <text:p>-0.166353</text:p>
          </table:table-cell>
        </table:table-row>
        <table:table-row table:style-name="ro1">
          <table:table-cell office:value-type="float" office:value="-0.281147" calcext:value-type="float">
            <text:p>-0.281147</text:p>
          </table:table-cell>
          <table:table-cell office:value-type="float" office:value="-0.166353" calcext:value-type="float">
            <text:p>-0.166353</text:p>
          </table:table-cell>
        </table:table-row>
        <table:table-row table:style-name="ro1">
          <table:table-cell office:value-type="float" office:value="-0.287212" calcext:value-type="float">
            <text:p>-0.287212</text:p>
          </table:table-cell>
          <table:table-cell office:value-type="float" office:value="-0.166353" calcext:value-type="float">
            <text:p>-0.166353</text:p>
          </table:table-cell>
        </table:table-row>
        <table:table-row table:style-name="ro1">
          <table:table-cell office:value-type="float" office:value="-0.293193" calcext:value-type="float">
            <text:p>-0.293193</text:p>
          </table:table-cell>
          <table:table-cell office:value-type="float" office:value="-0.185833" calcext:value-type="float">
            <text:p>-0.185833</text:p>
          </table:table-cell>
        </table:table-row>
        <table:table-row table:style-name="ro1">
          <table:table-cell office:value-type="float" office:value="-0.297944" calcext:value-type="float">
            <text:p>-0.297944</text:p>
          </table:table-cell>
          <table:table-cell office:value-type="float" office:value="-0.201791" calcext:value-type="float">
            <text:p>-0.201791</text:p>
          </table:table-cell>
        </table:table-row>
        <table:table-row table:style-name="ro1">
          <table:table-cell office:value-type="float" office:value="-0.301507" calcext:value-type="float">
            <text:p>-0.301507</text:p>
          </table:table-cell>
          <table:table-cell office:value-type="float" office:value="-0.218014" calcext:value-type="float">
            <text:p>-0.218014</text:p>
          </table:table-cell>
        </table:table-row>
        <table:table-row table:style-name="ro1">
          <table:table-cell office:value-type="float" office:value="-0.307063" calcext:value-type="float">
            <text:p>-0.307063</text:p>
          </table:table-cell>
          <table:table-cell office:value-type="float" office:value="-0.230942" calcext:value-type="float">
            <text:p>-0.230942</text:p>
          </table:table-cell>
        </table:table-row>
        <table:table-row table:style-name="ro1">
          <table:table-cell office:value-type="float" office:value="-0.312491" calcext:value-type="float">
            <text:p>-0.312491</text:p>
          </table:table-cell>
          <table:table-cell office:value-type="float" office:value="-0.253102" calcext:value-type="float">
            <text:p>-0.253102</text:p>
          </table:table-cell>
        </table:table-row>
        <table:table-row table:style-name="ro1">
          <table:table-cell office:value-type="float" office:value="-0.316471" calcext:value-type="float">
            <text:p>-0.316471</text:p>
          </table:table-cell>
          <table:table-cell office:value-type="float" office:value="-0.267944" calcext:value-type="float">
            <text:p>-0.267944</text:p>
          </table:table-cell>
        </table:table-row>
        <table:table-row table:style-name="ro1">
          <table:table-cell office:value-type="float" office:value="-0.322491" calcext:value-type="float">
            <text:p>-0.322491</text:p>
          </table:table-cell>
          <table:table-cell office:value-type="float" office:value="-0.281231" calcext:value-type="float">
            <text:p>-0.281231</text:p>
          </table:table-cell>
        </table:table-row>
        <table:table-row table:style-name="ro1">
          <table:table-cell office:value-type="float" office:value="-0.328441" calcext:value-type="float">
            <text:p>-0.328441</text:p>
          </table:table-cell>
          <table:table-cell office:value-type="float" office:value="-0.286345" calcext:value-type="float">
            <text:p>-0.286345</text:p>
          </table:table-cell>
        </table:table-row>
        <table:table-row table:style-name="ro1">
          <table:table-cell office:value-type="float" office:value="-0.333873" calcext:value-type="float">
            <text:p>-0.333873</text:p>
          </table:table-cell>
          <table:table-cell office:value-type="float" office:value="-0.286345" calcext:value-type="float">
            <text:p>-0.286345</text:p>
          </table:table-cell>
        </table:table-row>
        <table:table-row table:style-name="ro1">
          <table:table-cell office:value-type="float" office:value="-0.338648" calcext:value-type="float">
            <text:p>-0.338648</text:p>
          </table:table-cell>
          <table:table-cell office:value-type="float" office:value="-0.286345" calcext:value-type="float">
            <text:p>-0.286345</text:p>
          </table:table-cell>
        </table:table-row>
        <table:table-row table:style-name="ro1">
          <table:table-cell office:value-type="float" office:value="-0.344984" calcext:value-type="float">
            <text:p>-0.344984</text:p>
          </table:table-cell>
          <table:table-cell office:value-type="float" office:value="-0.286345" calcext:value-type="float">
            <text:p>-0.286345</text:p>
          </table:table-cell>
        </table:table-row>
        <table:table-row table:style-name="ro1">
          <table:table-cell office:value-type="float" office:value="-0.350802" calcext:value-type="float">
            <text:p>-0.350802</text:p>
          </table:table-cell>
          <table:table-cell office:value-type="float" office:value="-0.286345" calcext:value-type="float">
            <text:p>-0.286345</text:p>
          </table:table-cell>
        </table:table-row>
        <table:table-row table:style-name="ro1">
          <table:table-cell office:value-type="float" office:value="-0.355878" calcext:value-type="float">
            <text:p>-0.355878</text:p>
          </table:table-cell>
          <table:table-cell office:value-type="float" office:value="-0.286345" calcext:value-type="float">
            <text:p>-0.286345</text:p>
          </table:table-cell>
        </table:table-row>
        <table:table-row table:style-name="ro1">
          <table:table-cell office:value-type="float" office:value="-0.362444" calcext:value-type="float">
            <text:p>-0.362444</text:p>
          </table:table-cell>
          <table:table-cell office:value-type="float" office:value="-0.286345" calcext:value-type="float">
            <text:p>-0.286345</text:p>
          </table:table-cell>
        </table:table-row>
        <table:table-row table:style-name="ro1">
          <table:table-cell office:value-type="float" office:value="-0.3691" calcext:value-type="float">
            <text:p>-0.3691</text:p>
          </table:table-cell>
          <table:table-cell office:value-type="float" office:value="-0.286345" calcext:value-type="float">
            <text:p>-0.286345</text:p>
          </table:table-cell>
        </table:table-row>
        <table:table-row table:style-name="ro1">
          <table:table-cell office:value-type="float" office:value="-0.375186" calcext:value-type="float">
            <text:p>-0.375186</text:p>
          </table:table-cell>
          <table:table-cell office:value-type="float" office:value="-0.286345" calcext:value-type="float">
            <text:p>-0.286345</text:p>
          </table:table-cell>
        </table:table-row>
        <table:table-row table:style-name="ro1">
          <table:table-cell office:value-type="float" office:value="-0.382038" calcext:value-type="float">
            <text:p>-0.382038</text:p>
          </table:table-cell>
          <table:table-cell office:value-type="float" office:value="-0.286345" calcext:value-type="float">
            <text:p>-0.286345</text:p>
          </table:table-cell>
        </table:table-row>
        <table:table-row table:style-name="ro1">
          <table:table-cell office:value-type="float" office:value="-0.388965" calcext:value-type="float">
            <text:p>-0.388965</text:p>
          </table:table-cell>
          <table:table-cell office:value-type="float" office:value="-0.286345" calcext:value-type="float">
            <text:p>-0.286345</text:p>
          </table:table-cell>
        </table:table-row>
        <table:table-row table:style-name="ro1">
          <table:table-cell office:value-type="float" office:value="-0.394931" calcext:value-type="float">
            <text:p>-0.394931</text:p>
          </table:table-cell>
          <table:table-cell office:value-type="float" office:value="-0.286345" calcext:value-type="float">
            <text:p>-0.286345</text:p>
          </table:table-cell>
        </table:table-row>
        <table:table-row table:style-name="ro1">
          <table:table-cell office:value-type="float" office:value="-0.402079" calcext:value-type="float">
            <text:p>-0.402079</text:p>
          </table:table-cell>
          <table:table-cell office:value-type="float" office:value="-0.286345" calcext:value-type="float">
            <text:p>-0.286345</text:p>
          </table:table-cell>
        </table:table-row>
        <table:table-row table:style-name="ro1">
          <table:table-cell office:value-type="float" office:value="-0.40863" calcext:value-type="float">
            <text:p>-0.40863</text:p>
          </table:table-cell>
          <table:table-cell office:value-type="float" office:value="-0.290481" calcext:value-type="float">
            <text:p>-0.290481</text:p>
          </table:table-cell>
        </table:table-row>
        <table:table-row table:style-name="ro1">
          <table:table-cell office:value-type="float" office:value="-0.415462" calcext:value-type="float">
            <text:p>-0.415462</text:p>
          </table:table-cell>
          <table:table-cell office:value-type="float" office:value="-0.30944" calcext:value-type="float">
            <text:p>-0.30944</text:p>
          </table:table-cell>
        </table:table-row>
        <table:table-row table:style-name="ro1">
          <table:table-cell office:value-type="float" office:value="-0.421893" calcext:value-type="float">
            <text:p>-0.421893</text:p>
          </table:table-cell>
          <table:table-cell office:value-type="float" office:value="-0.324783" calcext:value-type="float">
            <text:p>-0.324783</text:p>
          </table:table-cell>
        </table:table-row>
        <table:table-row table:style-name="ro1">
          <table:table-cell office:value-type="float" office:value="-0.428493" calcext:value-type="float">
            <text:p>-0.428493</text:p>
          </table:table-cell>
          <table:table-cell office:value-type="float" office:value="-0.336354" calcext:value-type="float">
            <text:p>-0.336354</text:p>
          </table:table-cell>
        </table:table-row>
        <table:table-row table:style-name="ro1">
          <table:table-cell office:value-type="float" office:value="-0.435411" calcext:value-type="float">
            <text:p>-0.435411</text:p>
          </table:table-cell>
          <table:table-cell office:value-type="float" office:value="-0.356189" calcext:value-type="float">
            <text:p>-0.356189</text:p>
          </table:table-cell>
        </table:table-row>
        <table:table-row table:style-name="ro1">
          <table:table-cell office:value-type="float" office:value="-0.442144" calcext:value-type="float">
            <text:p>-0.442144</text:p>
          </table:table-cell>
          <table:table-cell office:value-type="float" office:value="-0.379974" calcext:value-type="float">
            <text:p>-0.379974</text:p>
          </table:table-cell>
        </table:table-row>
        <table:table-row table:style-name="ro1">
          <table:table-cell office:value-type="float" office:value="-0.448661" calcext:value-type="float">
            <text:p>-0.448661</text:p>
          </table:table-cell>
          <table:table-cell office:value-type="float" office:value="-0.394381" calcext:value-type="float">
            <text:p>-0.394381</text:p>
          </table:table-cell>
        </table:table-row>
        <table:table-row table:style-name="ro1">
          <table:table-cell office:value-type="float" office:value="-0.455549" calcext:value-type="float">
            <text:p>-0.455549</text:p>
          </table:table-cell>
          <table:table-cell office:value-type="float" office:value="-0.410913" calcext:value-type="float">
            <text:p>-0.410913</text:p>
          </table:table-cell>
        </table:table-row>
        <table:table-row table:style-name="ro1">
          <table:table-cell office:value-type="float" office:value="-0.462041" calcext:value-type="float">
            <text:p>-0.462041</text:p>
          </table:table-cell>
          <table:table-cell office:value-type="float" office:value="-0.410913" calcext:value-type="float">
            <text:p>-0.410913</text:p>
          </table:table-cell>
        </table:table-row>
        <table:table-row table:style-name="ro1">
          <table:table-cell office:value-type="float" office:value="-0.468323" calcext:value-type="float">
            <text:p>-0.468323</text:p>
          </table:table-cell>
          <table:table-cell office:value-type="float" office:value="-0.410913" calcext:value-type="float">
            <text:p>-0.410913</text:p>
          </table:table-cell>
        </table:table-row>
        <table:table-row table:style-name="ro1">
          <table:table-cell office:value-type="float" office:value="-0.474649" calcext:value-type="float">
            <text:p>-0.474649</text:p>
          </table:table-cell>
          <table:table-cell office:value-type="float" office:value="-0.410913" calcext:value-type="float">
            <text:p>-0.410913</text:p>
          </table:table-cell>
        </table:table-row>
        <table:table-row table:style-name="ro1">
          <table:table-cell office:value-type="float" office:value="-0.481786" calcext:value-type="float">
            <text:p>-0.481786</text:p>
          </table:table-cell>
          <table:table-cell office:value-type="float" office:value="-0.410913" calcext:value-type="float">
            <text:p>-0.410913</text:p>
          </table:table-cell>
        </table:table-row>
        <table:table-row table:style-name="ro1">
          <table:table-cell office:value-type="float" office:value="-0.489002" calcext:value-type="float">
            <text:p>-0.489002</text:p>
          </table:table-cell>
          <table:table-cell office:value-type="float" office:value="-0.410913" calcext:value-type="float">
            <text:p>-0.410913</text:p>
          </table:table-cell>
        </table:table-row>
        <table:table-row table:style-name="ro1">
          <table:table-cell office:value-type="float" office:value="-0.496159" calcext:value-type="float">
            <text:p>-0.496159</text:p>
          </table:table-cell>
          <table:table-cell office:value-type="float" office:value="-0.410913" calcext:value-type="float">
            <text:p>-0.410913</text:p>
          </table:table-cell>
        </table:table-row>
        <table:table-row table:style-name="ro1">
          <table:table-cell office:value-type="float" office:value="-0.502918" calcext:value-type="float">
            <text:p>-0.502918</text:p>
          </table:table-cell>
          <table:table-cell office:value-type="float" office:value="-0.410913" calcext:value-type="float">
            <text:p>-0.410913</text:p>
          </table:table-cell>
        </table:table-row>
        <table:table-row table:style-name="ro1">
          <table:table-cell office:value-type="float" office:value="-0.510437" calcext:value-type="float">
            <text:p>-0.510437</text:p>
          </table:table-cell>
          <table:table-cell office:value-type="float" office:value="-0.410913" calcext:value-type="float">
            <text:p>-0.410913</text:p>
          </table:table-cell>
        </table:table-row>
        <table:table-row table:style-name="ro1">
          <table:table-cell office:value-type="float" office:value="-0.517768" calcext:value-type="float">
            <text:p>-0.517768</text:p>
          </table:table-cell>
          <table:table-cell office:value-type="float" office:value="-0.410913" calcext:value-type="float">
            <text:p>-0.410913</text:p>
          </table:table-cell>
        </table:table-row>
        <table:table-row table:style-name="ro1">
          <table:table-cell office:value-type="float" office:value="-0.525781" calcext:value-type="float">
            <text:p>-0.525781</text:p>
          </table:table-cell>
          <table:table-cell office:value-type="float" office:value="-0.410913" calcext:value-type="float">
            <text:p>-0.410913</text:p>
          </table:table-cell>
        </table:table-row>
        <table:table-row table:style-name="ro1">
          <table:table-cell office:value-type="float" office:value="-0.532671" calcext:value-type="float">
            <text:p>-0.532671</text:p>
          </table:table-cell>
          <table:table-cell office:value-type="float" office:value="-0.410913" calcext:value-type="float">
            <text:p>-0.410913</text:p>
          </table:table-cell>
        </table:table-row>
        <table:table-row table:style-name="ro1">
          <table:table-cell office:value-type="float" office:value="-0.538943" calcext:value-type="float">
            <text:p>-0.538943</text:p>
          </table:table-cell>
          <table:table-cell office:value-type="float" office:value="-0.410913" calcext:value-type="float">
            <text:p>-0.410913</text:p>
          </table:table-cell>
        </table:table-row>
        <table:table-row table:style-name="ro1">
          <table:table-cell office:value-type="float" office:value="-0.546086" calcext:value-type="float">
            <text:p>-0.546086</text:p>
          </table:table-cell>
          <table:table-cell office:value-type="float" office:value="-0.410913" calcext:value-type="float">
            <text:p>-0.410913</text:p>
          </table:table-cell>
        </table:table-row>
        <table:table-row table:style-name="ro1">
          <table:table-cell office:value-type="float" office:value="-0.552978" calcext:value-type="float">
            <text:p>-0.552978</text:p>
          </table:table-cell>
          <table:table-cell office:value-type="float" office:value="-0.426978" calcext:value-type="float">
            <text:p>-0.426978</text:p>
          </table:table-cell>
        </table:table-row>
        <table:table-row table:style-name="ro1">
          <table:table-cell office:value-type="float" office:value="-0.559736" calcext:value-type="float">
            <text:p>-0.559736</text:p>
          </table:table-cell>
          <table:table-cell office:value-type="float" office:value="-0.443359" calcext:value-type="float">
            <text:p>-0.443359</text:p>
          </table:table-cell>
        </table:table-row>
        <table:table-row table:style-name="ro1">
          <table:table-cell office:value-type="float" office:value="-0.565894" calcext:value-type="float">
            <text:p>-0.565894</text:p>
          </table:table-cell>
          <table:table-cell office:value-type="float" office:value="-0.467136" calcext:value-type="float">
            <text:p>-0.467136</text:p>
          </table:table-cell>
        </table:table-row>
        <table:table-row table:style-name="ro1">
          <table:table-cell office:value-type="float" office:value="-0.571536" calcext:value-type="float">
            <text:p>-0.571536</text:p>
          </table:table-cell>
          <table:table-cell office:value-type="float" office:value="-0.481475" calcext:value-type="float">
            <text:p>-0.481475</text:p>
          </table:table-cell>
        </table:table-row>
        <table:table-row table:style-name="ro1">
          <table:table-cell office:value-type="float" office:value="-0.577802" calcext:value-type="float">
            <text:p>-0.577802</text:p>
          </table:table-cell>
          <table:table-cell office:value-type="float" office:value="-0.503724" calcext:value-type="float">
            <text:p>-0.503724</text:p>
          </table:table-cell>
        </table:table-row>
        <table:table-row table:style-name="ro1">
          <table:table-cell office:value-type="float" office:value="-0.584017" calcext:value-type="float">
            <text:p>-0.584017</text:p>
          </table:table-cell>
          <table:table-cell office:value-type="float" office:value="-0.517501" calcext:value-type="float">
            <text:p>-0.517501</text:p>
          </table:table-cell>
        </table:table-row>
        <table:table-row table:style-name="ro1">
          <table:table-cell office:value-type="float" office:value="-0.589855" calcext:value-type="float">
            <text:p>-0.589855</text:p>
          </table:table-cell>
          <table:table-cell office:value-type="float" office:value="-0.537328" calcext:value-type="float">
            <text:p>-0.537328</text:p>
          </table:table-cell>
        </table:table-row>
        <table:table-row table:style-name="ro1">
          <table:table-cell office:value-type="float" office:value="-0.597087" calcext:value-type="float">
            <text:p>-0.597087</text:p>
          </table:table-cell>
          <table:table-cell office:value-type="float" office:value="-0.556423" calcext:value-type="float">
            <text:p>-0.556423</text:p>
          </table:table-cell>
        </table:table-row>
        <table:table-row table:style-name="ro1">
          <table:table-cell office:value-type="float" office:value="-0.603045" calcext:value-type="float">
            <text:p>-0.603045</text:p>
          </table:table-cell>
          <table:table-cell office:value-type="float" office:value="-0.556423" calcext:value-type="float">
            <text:p>-0.556423</text:p>
          </table:table-cell>
        </table:table-row>
        <table:table-row table:style-name="ro1">
          <table:table-cell office:value-type="float" office:value="-0.609458" calcext:value-type="float">
            <text:p>-0.609458</text:p>
          </table:table-cell>
          <table:table-cell office:value-type="float" office:value="-0.556423" calcext:value-type="float">
            <text:p>-0.556423</text:p>
          </table:table-cell>
        </table:table-row>
        <table:table-row table:style-name="ro1">
          <table:table-cell office:value-type="float" office:value="-0.615524" calcext:value-type="float">
            <text:p>-0.615524</text:p>
          </table:table-cell>
          <table:table-cell office:value-type="float" office:value="-0.556423" calcext:value-type="float">
            <text:p>-0.556423</text:p>
          </table:table-cell>
        </table:table-row>
        <table:table-row table:style-name="ro1">
          <table:table-cell office:value-type="float" office:value="-0.622619" calcext:value-type="float">
            <text:p>-0.622619</text:p>
          </table:table-cell>
          <table:table-cell office:value-type="float" office:value="-0.556423" calcext:value-type="float">
            <text:p>-0.556423</text:p>
          </table:table-cell>
        </table:table-row>
        <table:table-row table:style-name="ro1">
          <table:table-cell office:value-type="float" office:value="-0.62757" calcext:value-type="float">
            <text:p>-0.62757</text:p>
          </table:table-cell>
          <table:table-cell office:value-type="float" office:value="-0.556423" calcext:value-type="float">
            <text:p>-0.556423</text:p>
          </table:table-cell>
        </table:table-row>
        <table:table-row table:style-name="ro1">
          <table:table-cell office:value-type="float" office:value="-0.633059" calcext:value-type="float">
            <text:p>-0.633059</text:p>
          </table:table-cell>
          <table:table-cell office:value-type="float" office:value="-0.556423" calcext:value-type="float">
            <text:p>-0.556423</text:p>
          </table:table-cell>
        </table:table-row>
        <table:table-row table:style-name="ro1">
          <table:table-cell office:value-type="float" office:value="-0.638912" calcext:value-type="float">
            <text:p>-0.638912</text:p>
          </table:table-cell>
          <table:table-cell office:value-type="float" office:value="-0.556423" calcext:value-type="float">
            <text:p>-0.556423</text:p>
          </table:table-cell>
        </table:table-row>
        <table:table-row table:style-name="ro1">
          <table:table-cell office:value-type="float" office:value="-0.646061" calcext:value-type="float">
            <text:p>-0.646061</text:p>
          </table:table-cell>
          <table:table-cell office:value-type="float" office:value="-0.556423" calcext:value-type="float">
            <text:p>-0.556423</text:p>
          </table:table-cell>
        </table:table-row>
        <table:table-row table:style-name="ro1">
          <table:table-cell office:value-type="float" office:value="-0.652617" calcext:value-type="float">
            <text:p>-0.652617</text:p>
          </table:table-cell>
          <table:table-cell office:value-type="float" office:value="-0.556423" calcext:value-type="float">
            <text:p>-0.556423</text:p>
          </table:table-cell>
        </table:table-row>
        <table:table-row table:style-name="ro1">
          <table:table-cell office:value-type="float" office:value="-0.659348" calcext:value-type="float">
            <text:p>-0.659348</text:p>
          </table:table-cell>
          <table:table-cell office:value-type="float" office:value="-0.556423" calcext:value-type="float">
            <text:p>-0.556423</text:p>
          </table:table-cell>
        </table:table-row>
        <table:table-row table:style-name="ro1">
          <table:table-cell office:value-type="float" office:value="-0.667701" calcext:value-type="float">
            <text:p>-0.667701</text:p>
          </table:table-cell>
          <table:table-cell office:value-type="float" office:value="-0.556423" calcext:value-type="float">
            <text:p>-0.556423</text:p>
          </table:table-cell>
        </table:table-row>
        <table:table-row table:style-name="ro1">
          <table:table-cell office:value-type="float" office:value="-0.675782" calcext:value-type="float">
            <text:p>-0.675782</text:p>
          </table:table-cell>
          <table:table-cell office:value-type="float" office:value="-0.556423" calcext:value-type="float">
            <text:p>-0.556423</text:p>
          </table:table-cell>
        </table:table-row>
        <table:table-row table:style-name="ro1">
          <table:table-cell office:value-type="float" office:value="-0.682788" calcext:value-type="float">
            <text:p>-0.682788</text:p>
          </table:table-cell>
          <table:table-cell office:value-type="float" office:value="-0.560831" calcext:value-type="float">
            <text:p>-0.560831</text:p>
          </table:table-cell>
        </table:table-row>
        <table:table-row table:style-name="ro1">
          <table:table-cell office:value-type="float" office:value="-0.689736" calcext:value-type="float">
            <text:p>-0.689736</text:p>
          </table:table-cell>
          <table:table-cell office:value-type="float" office:value="-0.574756" calcext:value-type="float">
            <text:p>-0.574756</text:p>
          </table:table-cell>
        </table:table-row>
        <table:table-row table:style-name="ro1">
          <table:table-cell office:value-type="float" office:value="-0.697568" calcext:value-type="float">
            <text:p>-0.697568</text:p>
          </table:table-cell>
          <table:table-cell office:value-type="float" office:value="-0.594398" calcext:value-type="float">
            <text:p>-0.594398</text:p>
          </table:table-cell>
        </table:table-row>
        <table:table-row table:style-name="ro1">
          <table:table-cell office:value-type="float" office:value="-0.70578" calcext:value-type="float">
            <text:p>-0.70578</text:p>
          </table:table-cell>
          <table:table-cell office:value-type="float" office:value="-0.611578" calcext:value-type="float">
            <text:p>-0.611578</text:p>
          </table:table-cell>
        </table:table-row>
        <table:table-row table:style-name="ro1">
          <table:table-cell office:value-type="float" office:value="-0.712702" calcext:value-type="float">
            <text:p>-0.712702</text:p>
          </table:table-cell>
          <table:table-cell office:value-type="float" office:value="-0.628252" calcext:value-type="float">
            <text:p>-0.628252</text:p>
          </table:table-cell>
        </table:table-row>
        <table:table-row table:style-name="ro1">
          <table:table-cell office:value-type="float" office:value="-0.721676" calcext:value-type="float">
            <text:p>-0.721676</text:p>
          </table:table-cell>
          <table:table-cell office:value-type="float" office:value="-0.646536" calcext:value-type="float">
            <text:p>-0.646536</text:p>
          </table:table-cell>
        </table:table-row>
        <table:table-row table:style-name="ro1">
          <table:table-cell office:value-type="float" office:value="-0.729222" calcext:value-type="float">
            <text:p>-0.729222</text:p>
          </table:table-cell>
          <table:table-cell office:value-type="float" office:value="-0.666915" calcext:value-type="float">
            <text:p>-0.666915</text:p>
          </table:table-cell>
        </table:table-row>
        <table:table-row table:style-name="ro1">
          <table:table-cell office:value-type="float" office:value="-0.737137" calcext:value-type="float">
            <text:p>-0.737137</text:p>
          </table:table-cell>
          <table:table-cell office:value-type="float" office:value="-0.680456" calcext:value-type="float">
            <text:p>-0.680456</text:p>
          </table:table-cell>
        </table:table-row>
        <table:table-row table:style-name="ro1">
          <table:table-cell office:value-type="float" office:value="-0.74573" calcext:value-type="float">
            <text:p>-0.74573</text:p>
          </table:table-cell>
          <table:table-cell office:value-type="float" office:value="-0.680456" calcext:value-type="float">
            <text:p>-0.680456</text:p>
          </table:table-cell>
        </table:table-row>
        <table:table-row table:style-name="ro1">
          <table:table-cell office:value-type="float" office:value="-0.753304" calcext:value-type="float">
            <text:p>-0.753304</text:p>
          </table:table-cell>
          <table:table-cell office:value-type="float" office:value="-0.680456" calcext:value-type="float">
            <text:p>-0.680456</text:p>
          </table:table-cell>
        </table:table-row>
        <table:table-row table:style-name="ro1">
          <table:table-cell office:value-type="float" office:value="-0.760106" calcext:value-type="float">
            <text:p>-0.760106</text:p>
          </table:table-cell>
          <table:table-cell office:value-type="float" office:value="-0.680456" calcext:value-type="float">
            <text:p>-0.680456</text:p>
          </table:table-cell>
        </table:table-row>
        <table:table-row table:style-name="ro1">
          <table:table-cell office:value-type="float" office:value="-0.768005" calcext:value-type="float">
            <text:p>-0.768005</text:p>
          </table:table-cell>
          <table:table-cell office:value-type="float" office:value="-0.680456" calcext:value-type="float">
            <text:p>-0.680456</text:p>
          </table:table-cell>
        </table:table-row>
        <table:table-row table:style-name="ro1">
          <table:table-cell office:value-type="float" office:value="-0.775035" calcext:value-type="float">
            <text:p>-0.775035</text:p>
          </table:table-cell>
          <table:table-cell office:value-type="float" office:value="-0.680456" calcext:value-type="float">
            <text:p>-0.680456</text:p>
          </table:table-cell>
        </table:table-row>
        <table:table-row table:style-name="ro1">
          <table:table-cell office:value-type="float" office:value="-0.783148" calcext:value-type="float">
            <text:p>-0.783148</text:p>
          </table:table-cell>
          <table:table-cell office:value-type="float" office:value="-0.680456" calcext:value-type="float">
            <text:p>-0.680456</text:p>
          </table:table-cell>
        </table:table-row>
        <table:table-row table:style-name="ro1">
          <table:table-cell office:value-type="float" office:value="-0.790494" calcext:value-type="float">
            <text:p>-0.790494</text:p>
          </table:table-cell>
          <table:table-cell office:value-type="float" office:value="-0.680456" calcext:value-type="float">
            <text:p>-0.680456</text:p>
          </table:table-cell>
        </table:table-row>
        <table:table-row table:style-name="ro1">
          <table:table-cell office:value-type="float" office:value="-0.798768" calcext:value-type="float">
            <text:p>-0.798768</text:p>
          </table:table-cell>
          <table:table-cell office:value-type="float" office:value="-0.680456" calcext:value-type="float">
            <text:p>-0.680456</text:p>
          </table:table-cell>
        </table:table-row>
        <table:table-row table:style-name="ro1">
          <table:table-cell office:value-type="float" office:value="-0.806887" calcext:value-type="float">
            <text:p>-0.806887</text:p>
          </table:table-cell>
          <table:table-cell office:value-type="float" office:value="-0.680456" calcext:value-type="float">
            <text:p>-0.680456</text:p>
          </table:table-cell>
        </table:table-row>
        <table:table-row table:style-name="ro1">
          <table:table-cell office:value-type="float" office:value="-0.814651" calcext:value-type="float">
            <text:p>-0.814651</text:p>
          </table:table-cell>
          <table:table-cell office:value-type="float" office:value="-0.680456" calcext:value-type="float">
            <text:p>-0.680456</text:p>
          </table:table-cell>
        </table:table-row>
        <table:table-row table:style-name="ro1">
          <table:table-cell office:value-type="float" office:value="-0.820902" calcext:value-type="float">
            <text:p>-0.820902</text:p>
          </table:table-cell>
          <table:table-cell office:value-type="float" office:value="-0.680456" calcext:value-type="float">
            <text:p>-0.680456</text:p>
          </table:table-cell>
        </table:table-row>
        <table:table-row table:style-name="ro1">
          <table:table-cell office:value-type="float" office:value="-0.829088" calcext:value-type="float">
            <text:p>-0.829088</text:p>
          </table:table-cell>
          <table:table-cell office:value-type="float" office:value="-0.680456" calcext:value-type="float">
            <text:p>-0.680456</text:p>
          </table:table-cell>
        </table:table-row>
        <table:table-row table:style-name="ro1">
          <table:table-cell office:value-type="float" office:value="-0.836007" calcext:value-type="float">
            <text:p>-0.836007</text:p>
          </table:table-cell>
          <table:table-cell office:value-type="float" office:value="-0.680456" calcext:value-type="float">
            <text:p>-0.680456</text:p>
          </table:table-cell>
        </table:table-row>
        <table:table-row table:style-name="ro1">
          <table:table-cell office:value-type="float" office:value="-0.843476" calcext:value-type="float">
            <text:p>-0.843476</text:p>
          </table:table-cell>
          <table:table-cell office:value-type="float" office:value="-0.702819" calcext:value-type="float">
            <text:p>-0.702819</text:p>
          </table:table-cell>
        </table:table-row>
        <table:table-row table:style-name="ro1">
          <table:table-cell office:value-type="float" office:value="-0.849872" calcext:value-type="float">
            <text:p>-0.849872</text:p>
          </table:table-cell>
          <table:table-cell office:value-type="float" office:value="-0.72295" calcext:value-type="float">
            <text:p>-0.72295</text:p>
          </table:table-cell>
        </table:table-row>
        <table:table-row table:style-name="ro1">
          <table:table-cell office:value-type="float" office:value="-0.855768" calcext:value-type="float">
            <text:p>-0.855768</text:p>
          </table:table-cell>
          <table:table-cell office:value-type="float" office:value="-0.745468" calcext:value-type="float">
            <text:p>-0.745468</text:p>
          </table:table-cell>
        </table:table-row>
        <table:table-row table:style-name="ro1">
          <table:table-cell office:value-type="float" office:value="-0.862054" calcext:value-type="float">
            <text:p>-0.862054</text:p>
          </table:table-cell>
          <table:table-cell office:value-type="float" office:value="-0.764714" calcext:value-type="float">
            <text:p>-0.764714</text:p>
          </table:table-cell>
        </table:table-row>
        <table:table-row table:style-name="ro1">
          <table:table-cell office:value-type="float" office:value="-0.867491" calcext:value-type="float">
            <text:p>-0.867491</text:p>
          </table:table-cell>
          <table:table-cell office:value-type="float" office:value="-0.789197" calcext:value-type="float">
            <text:p>-0.789197</text:p>
          </table:table-cell>
        </table:table-row>
        <table:table-row table:style-name="ro1">
          <table:table-cell office:value-type="float" office:value="-0.87281" calcext:value-type="float">
            <text:p>-0.87281</text:p>
          </table:table-cell>
          <table:table-cell office:value-type="float" office:value="-0.81064" calcext:value-type="float">
            <text:p>-0.81064</text:p>
          </table:table-cell>
        </table:table-row>
        <table:table-row table:style-name="ro1">
          <table:table-cell office:value-type="float" office:value="-0.878889" calcext:value-type="float">
            <text:p>-0.878889</text:p>
          </table:table-cell>
          <table:table-cell office:value-type="float" office:value="-0.825272" calcext:value-type="float">
            <text:p>-0.825272</text:p>
          </table:table-cell>
        </table:table-row>
        <table:table-row table:style-name="ro1">
          <table:table-cell office:value-type="float" office:value="-0.885406" calcext:value-type="float">
            <text:p>-0.885406</text:p>
          </table:table-cell>
          <table:table-cell office:value-type="float" office:value="-0.83568" calcext:value-type="float">
            <text:p>-0.83568</text:p>
          </table:table-cell>
        </table:table-row>
        <table:table-row table:style-name="ro1">
          <table:table-cell office:value-type="float" office:value="-0.89005" calcext:value-type="float">
            <text:p>-0.89005</text:p>
          </table:table-cell>
          <table:table-cell office:value-type="float" office:value="-0.83568" calcext:value-type="float">
            <text:p>-0.83568</text:p>
          </table:table-cell>
        </table:table-row>
        <table:table-row table:style-name="ro1">
          <table:table-cell office:value-type="float" office:value="-0.895564" calcext:value-type="float">
            <text:p>-0.895564</text:p>
          </table:table-cell>
          <table:table-cell office:value-type="float" office:value="-0.83568" calcext:value-type="float">
            <text:p>-0.83568</text:p>
          </table:table-cell>
        </table:table-row>
        <table:table-row table:style-name="ro1">
          <table:table-cell office:value-type="float" office:value="-0.901852" calcext:value-type="float">
            <text:p>-0.901852</text:p>
          </table:table-cell>
          <table:table-cell office:value-type="float" office:value="-0.83568" calcext:value-type="float">
            <text:p>-0.83568</text:p>
          </table:table-cell>
        </table:table-row>
        <table:table-row table:style-name="ro1">
          <table:table-cell office:value-type="float" office:value="-0.908061" calcext:value-type="float">
            <text:p>-0.908061</text:p>
          </table:table-cell>
          <table:table-cell office:value-type="float" office:value="-0.83568" calcext:value-type="float">
            <text:p>-0.83568</text:p>
          </table:table-cell>
        </table:table-row>
        <table:table-row table:style-name="ro1">
          <table:table-cell office:value-type="float" office:value="-0.914887" calcext:value-type="float">
            <text:p>-0.914887</text:p>
          </table:table-cell>
          <table:table-cell office:value-type="float" office:value="-0.83568" calcext:value-type="float">
            <text:p>-0.83568</text:p>
          </table:table-cell>
        </table:table-row>
        <table:table-row table:style-name="ro1">
          <table:table-cell office:value-type="float" office:value="-0.922268" calcext:value-type="float">
            <text:p>-0.922268</text:p>
          </table:table-cell>
          <table:table-cell office:value-type="float" office:value="-0.83568" calcext:value-type="float">
            <text:p>-0.83568</text:p>
          </table:table-cell>
        </table:table-row>
        <table:table-row table:style-name="ro1">
          <table:table-cell office:value-type="float" office:value="-0.928629" calcext:value-type="float">
            <text:p>-0.928629</text:p>
          </table:table-cell>
          <table:table-cell office:value-type="float" office:value="-0.83568" calcext:value-type="float">
            <text:p>-0.83568</text:p>
          </table:table-cell>
        </table:table-row>
        <table:table-row table:style-name="ro1">
          <table:table-cell office:value-type="float" office:value="-0.936698" calcext:value-type="float">
            <text:p>-0.936698</text:p>
          </table:table-cell>
          <table:table-cell office:value-type="float" office:value="-0.83568" calcext:value-type="float">
            <text:p>-0.83568</text:p>
          </table:table-cell>
        </table:table-row>
        <table:table-row table:style-name="ro1">
          <table:table-cell office:value-type="float" office:value="-0.943531" calcext:value-type="float">
            <text:p>-0.943531</text:p>
          </table:table-cell>
          <table:table-cell office:value-type="float" office:value="-0.83568" calcext:value-type="float">
            <text:p>-0.83568</text:p>
          </table:table-cell>
        </table:table-row>
        <table:table-row table:style-name="ro1">
          <table:table-cell office:value-type="float" office:value="-0.9498" calcext:value-type="float">
            <text:p>-0.9498</text:p>
          </table:table-cell>
          <table:table-cell office:value-type="float" office:value="-0.83568" calcext:value-type="float">
            <text:p>-0.83568</text:p>
          </table:table-cell>
        </table:table-row>
        <table:table-row table:style-name="ro1">
          <table:table-cell office:value-type="float" office:value="-0.95749" calcext:value-type="float">
            <text:p>-0.95749</text:p>
          </table:table-cell>
          <table:table-cell office:value-type="float" office:value="-0.83568" calcext:value-type="float">
            <text:p>-0.83568</text:p>
          </table:table-cell>
        </table:table-row>
        <table:table-row table:style-name="ro1">
          <table:table-cell office:value-type="float" office:value="-0.964705" calcext:value-type="float">
            <text:p>-0.964705</text:p>
          </table:table-cell>
          <table:table-cell office:value-type="float" office:value="-0.83568" calcext:value-type="float">
            <text:p>-0.83568</text:p>
          </table:table-cell>
        </table:table-row>
        <table:table-row table:style-name="ro1">
          <table:table-cell office:value-type="float" office:value="-0.972592" calcext:value-type="float">
            <text:p>-0.972592</text:p>
          </table:table-cell>
          <table:table-cell office:value-type="float" office:value="-0.840552" calcext:value-type="float">
            <text:p>-0.840552</text:p>
          </table:table-cell>
        </table:table-row>
        <table:table-row table:style-name="ro1">
          <table:table-cell office:value-type="float" office:value="-0.979541" calcext:value-type="float">
            <text:p>-0.979541</text:p>
          </table:table-cell>
          <table:table-cell office:value-type="float" office:value="-0.855885" calcext:value-type="float">
            <text:p>-0.855885</text:p>
          </table:table-cell>
        </table:table-row>
        <table:table-row table:style-name="ro1">
          <table:table-cell office:value-type="float" office:value="-0.987674" calcext:value-type="float">
            <text:p>-0.987674</text:p>
          </table:table-cell>
          <table:table-cell office:value-type="float" office:value="-0.875602" calcext:value-type="float">
            <text:p>-0.875602</text:p>
          </table:table-cell>
        </table:table-row>
        <table:table-row table:style-name="ro1">
          <table:table-cell office:value-type="float" office:value="-0.995114" calcext:value-type="float">
            <text:p>-0.995114</text:p>
          </table:table-cell>
          <table:table-cell office:value-type="float" office:value="-0.88525" calcext:value-type="float">
            <text:p>-0.88525</text:p>
          </table:table-cell>
        </table:table-row>
        <table:table-row table:style-name="ro1">
          <table:table-cell office:value-type="float" office:value="-1.002972" calcext:value-type="float">
            <text:p>-1.002972</text:p>
          </table:table-cell>
          <table:table-cell office:value-type="float" office:value="-0.907881" calcext:value-type="float">
            <text:p>-0.907881</text:p>
          </table:table-cell>
        </table:table-row>
        <table:table-row table:style-name="ro1">
          <table:table-cell office:value-type="float" office:value="-1.011321" calcext:value-type="float">
            <text:p>-1.011321</text:p>
          </table:table-cell>
          <table:table-cell office:value-type="float" office:value="-0.927852" calcext:value-type="float">
            <text:p>-0.927852</text:p>
          </table:table-cell>
        </table:table-row>
        <table:table-row table:style-name="ro1">
          <table:table-cell office:value-type="float" office:value="-1.018912" calcext:value-type="float">
            <text:p>-1.018912</text:p>
          </table:table-cell>
          <table:table-cell office:value-type="float" office:value="-0.951439" calcext:value-type="float">
            <text:p>-0.951439</text:p>
          </table:table-cell>
        </table:table-row>
        <table:table-row table:style-name="ro1">
          <table:table-cell office:value-type="float" office:value="-1.026892" calcext:value-type="float">
            <text:p>-1.026892</text:p>
          </table:table-cell>
          <table:table-cell office:value-type="float" office:value="-0.969408" calcext:value-type="float">
            <text:p>-0.969408</text:p>
          </table:table-cell>
        </table:table-row>
        <table:table-row table:style-name="ro1">
          <table:table-cell office:value-type="float" office:value="-1.035005" calcext:value-type="float">
            <text:p>-1.035005</text:p>
          </table:table-cell>
          <table:table-cell office:value-type="float" office:value="-0.982503" calcext:value-type="float">
            <text:p>-0.982503</text:p>
          </table:table-cell>
        </table:table-row>
        <table:table-row table:style-name="ro1">
          <table:table-cell office:value-type="float" office:value="-1.043688" calcext:value-type="float">
            <text:p>-1.043688</text:p>
          </table:table-cell>
          <table:table-cell office:value-type="float" office:value="-0.982503" calcext:value-type="float">
            <text:p>-0.982503</text:p>
          </table:table-cell>
        </table:table-row>
        <table:table-row table:style-name="ro1">
          <table:table-cell office:value-type="float" office:value="-1.051192" calcext:value-type="float">
            <text:p>-1.051192</text:p>
          </table:table-cell>
          <table:table-cell office:value-type="float" office:value="-0.982503" calcext:value-type="float">
            <text:p>-0.982503</text:p>
          </table:table-cell>
        </table:table-row>
        <table:table-row table:style-name="ro1">
          <table:table-cell office:value-type="float" office:value="-1.058524" calcext:value-type="float">
            <text:p>-1.058524</text:p>
          </table:table-cell>
          <table:table-cell office:value-type="float" office:value="-0.982503" calcext:value-type="float">
            <text:p>-0.982503</text:p>
          </table:table-cell>
        </table:table-row>
        <table:table-row table:style-name="ro1">
          <table:table-cell office:value-type="float" office:value="-1.066041" calcext:value-type="float">
            <text:p>-1.066041</text:p>
          </table:table-cell>
          <table:table-cell office:value-type="float" office:value="-0.982503" calcext:value-type="float">
            <text:p>-0.982503</text:p>
          </table:table-cell>
        </table:table-row>
        <table:table-row table:style-name="ro1">
          <table:table-cell office:value-type="float" office:value="-1.072857" calcext:value-type="float">
            <text:p>-1.072857</text:p>
          </table:table-cell>
          <table:table-cell office:value-type="float" office:value="-0.982503" calcext:value-type="float">
            <text:p>-0.982503</text:p>
          </table:table-cell>
        </table:table-row>
        <table:table-row table:style-name="ro1">
          <table:table-cell office:value-type="float" office:value="-1.079873" calcext:value-type="float">
            <text:p>-1.079873</text:p>
          </table:table-cell>
          <table:table-cell office:value-type="float" office:value="-0.982503" calcext:value-type="float">
            <text:p>-0.982503</text:p>
          </table:table-cell>
        </table:table-row>
        <table:table-row table:style-name="ro1">
          <table:table-cell office:value-type="float" office:value="-1.085231" calcext:value-type="float">
            <text:p>-1.085231</text:p>
          </table:table-cell>
          <table:table-cell office:value-type="float" office:value="-0.982503" calcext:value-type="float">
            <text:p>-0.982503</text:p>
          </table:table-cell>
        </table:table-row>
        <table:table-row table:style-name="ro1">
          <table:table-cell office:value-type="float" office:value="-1.091543" calcext:value-type="float">
            <text:p>-1.091543</text:p>
          </table:table-cell>
          <table:table-cell office:value-type="float" office:value="-0.982503" calcext:value-type="float">
            <text:p>-0.982503</text:p>
          </table:table-cell>
        </table:table-row>
        <table:table-row table:style-name="ro1">
          <table:table-cell office:value-type="float" office:value="-1.097414" calcext:value-type="float">
            <text:p>-1.097414</text:p>
          </table:table-cell>
          <table:table-cell office:value-type="float" office:value="-0.982503" calcext:value-type="float">
            <text:p>-0.982503</text:p>
          </table:table-cell>
        </table:table-row>
        <table:table-row table:style-name="ro1">
          <table:table-cell office:value-type="float" office:value="-1.102052" calcext:value-type="float">
            <text:p>-1.102052</text:p>
          </table:table-cell>
          <table:table-cell office:value-type="float" office:value="-0.982503" calcext:value-type="float">
            <text:p>-0.982503</text:p>
          </table:table-cell>
        </table:table-row>
        <table:table-row table:style-name="ro1">
          <table:table-cell office:value-type="float" office:value="-1.107457" calcext:value-type="float">
            <text:p>-1.107457</text:p>
          </table:table-cell>
          <table:table-cell office:value-type="float" office:value="-0.982503" calcext:value-type="float">
            <text:p>-0.982503</text:p>
          </table:table-cell>
        </table:table-row>
        <table:table-row table:style-name="ro1">
          <table:table-cell office:value-type="float" office:value="-1.111477" calcext:value-type="float">
            <text:p>-1.111477</text:p>
          </table:table-cell>
          <table:table-cell office:value-type="float" office:value="-0.982503" calcext:value-type="float">
            <text:p>-0.982503</text:p>
          </table:table-cell>
        </table:table-row>
        <table:table-row table:style-name="ro1">
          <table:table-cell office:value-type="float" office:value="-1.115618" calcext:value-type="float">
            <text:p>-1.115618</text:p>
          </table:table-cell>
          <table:table-cell office:value-type="float" office:value="-0.998302" calcext:value-type="float">
            <text:p>-0.998302</text:p>
          </table:table-cell>
        </table:table-row>
        <table:table-row table:style-name="ro1">
          <table:table-cell office:value-type="float" office:value="-1.119231" calcext:value-type="float">
            <text:p>-1.119231</text:p>
          </table:table-cell>
          <table:table-cell office:value-type="float" office:value="-1.017512" calcext:value-type="float">
            <text:p>-1.017512</text:p>
          </table:table-cell>
        </table:table-row>
        <table:table-row table:style-name="ro1">
          <table:table-cell office:value-type="float" office:value="-1.12207" calcext:value-type="float">
            <text:p>-1.12207</text:p>
          </table:table-cell>
          <table:table-cell office:value-type="float" office:value="-1.038199" calcext:value-type="float">
            <text:p>-1.038199</text:p>
          </table:table-cell>
        </table:table-row>
        <table:table-row table:style-name="ro1">
          <table:table-cell office:value-type="float" office:value="-1.125719" calcext:value-type="float">
            <text:p>-1.125719</text:p>
          </table:table-cell>
          <table:table-cell office:value-type="float" office:value="-1.048898" calcext:value-type="float">
            <text:p>-1.048898</text:p>
          </table:table-cell>
        </table:table-row>
        <table:table-row table:style-name="ro1">
          <table:table-cell office:value-type="float" office:value="-1.130481" calcext:value-type="float">
            <text:p>-1.130481</text:p>
          </table:table-cell>
          <table:table-cell office:value-type="float" office:value="-1.067249" calcext:value-type="float">
            <text:p>-1.067249</text:p>
          </table:table-cell>
        </table:table-row>
        <table:table-row table:style-name="ro1">
          <table:table-cell office:value-type="float" office:value="-1.134548" calcext:value-type="float">
            <text:p>-1.134548</text:p>
          </table:table-cell>
          <table:table-cell office:value-type="float" office:value="-1.077888" calcext:value-type="float">
            <text:p>-1.077888</text:p>
          </table:table-cell>
        </table:table-row>
        <table:table-row table:style-name="ro1">
          <table:table-cell office:value-type="float" office:value="-1.138473" calcext:value-type="float">
            <text:p>-1.138473</text:p>
          </table:table-cell>
          <table:table-cell office:value-type="float" office:value="-1.090335" calcext:value-type="float">
            <text:p>-1.090335</text:p>
          </table:table-cell>
        </table:table-row>
        <table:table-row table:style-name="ro1">
          <table:table-cell office:value-type="float" office:value="-1.14238" calcext:value-type="float">
            <text:p>-1.14238</text:p>
          </table:table-cell>
          <table:table-cell office:value-type="float" office:value="-1.096422" calcext:value-type="float">
            <text:p>-1.096422</text:p>
          </table:table-cell>
        </table:table-row>
        <table:table-row table:style-name="ro1">
          <table:table-cell office:value-type="float" office:value="-1.146304" calcext:value-type="float">
            <text:p>-1.146304</text:p>
          </table:table-cell>
          <table:table-cell office:value-type="float" office:value="-1.096422" calcext:value-type="float">
            <text:p>-1.096422</text:p>
          </table:table-cell>
        </table:table-row>
        <table:table-row table:style-name="ro1">
          <table:table-cell office:value-type="float" office:value="-1.15159" calcext:value-type="float">
            <text:p>-1.15159</text:p>
          </table:table-cell>
          <table:table-cell office:value-type="float" office:value="-1.096422" calcext:value-type="float">
            <text:p>-1.096422</text:p>
          </table:table-cell>
        </table:table-row>
        <table:table-row table:style-name="ro1">
          <table:table-cell office:value-type="float" office:value="-1.157317" calcext:value-type="float">
            <text:p>-1.157317</text:p>
          </table:table-cell>
          <table:table-cell office:value-type="float" office:value="-1.096422" calcext:value-type="float">
            <text:p>-1.096422</text:p>
          </table:table-cell>
        </table:table-row>
        <table:table-row table:style-name="ro1">
          <table:table-cell office:value-type="float" office:value="-1.163077" calcext:value-type="float">
            <text:p>-1.163077</text:p>
          </table:table-cell>
          <table:table-cell office:value-type="float" office:value="-1.096422" calcext:value-type="float">
            <text:p>-1.096422</text:p>
          </table:table-cell>
        </table:table-row>
        <table:table-row table:style-name="ro1">
          <table:table-cell office:value-type="float" office:value="-1.169141" calcext:value-type="float">
            <text:p>-1.169141</text:p>
          </table:table-cell>
          <table:table-cell office:value-type="float" office:value="-1.096422" calcext:value-type="float">
            <text:p>-1.096422</text:p>
          </table:table-cell>
        </table:table-row>
        <table:table-row table:style-name="ro1">
          <table:table-cell office:value-type="float" office:value="-1.174982" calcext:value-type="float">
            <text:p>-1.174982</text:p>
          </table:table-cell>
          <table:table-cell office:value-type="float" office:value="-1.096422" calcext:value-type="float">
            <text:p>-1.096422</text:p>
          </table:table-cell>
        </table:table-row>
        <table:table-row table:style-name="ro1">
          <table:table-cell office:value-type="float" office:value="-1.181471" calcext:value-type="float">
            <text:p>-1.181471</text:p>
          </table:table-cell>
          <table:table-cell office:value-type="float" office:value="-1.096422" calcext:value-type="float">
            <text:p>-1.096422</text:p>
          </table:table-cell>
        </table:table-row>
        <table:table-row table:style-name="ro1">
          <table:table-cell office:value-type="float" office:value="-1.188762" calcext:value-type="float">
            <text:p>-1.188762</text:p>
          </table:table-cell>
          <table:table-cell office:value-type="float" office:value="-1.096422" calcext:value-type="float">
            <text:p>-1.096422</text:p>
          </table:table-cell>
        </table:table-row>
        <table:table-row table:style-name="ro1">
          <table:table-cell office:value-type="float" office:value="-1.195852" calcext:value-type="float">
            <text:p>-1.195852</text:p>
          </table:table-cell>
          <table:table-cell office:value-type="float" office:value="-1.096422" calcext:value-type="float">
            <text:p>-1.096422</text:p>
          </table:table-cell>
        </table:table-row>
        <table:table-row table:style-name="ro1">
          <table:table-cell office:value-type="float" office:value="-1.203833" calcext:value-type="float">
            <text:p>-1.203833</text:p>
          </table:table-cell>
          <table:table-cell office:value-type="float" office:value="-1.096422" calcext:value-type="float">
            <text:p>-1.096422</text:p>
          </table:table-cell>
        </table:table-row>
        <table:table-row table:style-name="ro1">
          <table:table-cell office:value-type="float" office:value="-1.212393" calcext:value-type="float">
            <text:p>-1.212393</text:p>
          </table:table-cell>
          <table:table-cell office:value-type="float" office:value="-1.096422" calcext:value-type="float">
            <text:p>-1.096422</text:p>
          </table:table-cell>
        </table:table-row>
        <table:table-row table:style-name="ro1">
          <table:table-cell office:value-type="float" office:value="-1.220727" calcext:value-type="float">
            <text:p>-1.220727</text:p>
          </table:table-cell>
          <table:table-cell office:value-type="float" office:value="-1.096422" calcext:value-type="float">
            <text:p>-1.096422</text:p>
          </table:table-cell>
        </table:table-row>
        <table:table-row table:style-name="ro1">
          <table:table-cell office:value-type="float" office:value="-1.228674" calcext:value-type="float">
            <text:p>-1.228674</text:p>
          </table:table-cell>
          <table:table-cell office:value-type="float" office:value="-1.096422" calcext:value-type="float">
            <text:p>-1.096422</text:p>
          </table:table-cell>
        </table:table-row>
        <table:table-row table:style-name="ro1">
          <table:table-cell office:value-type="float" office:value="-1.236534" calcext:value-type="float">
            <text:p>-1.236534</text:p>
          </table:table-cell>
          <table:table-cell office:value-type="float" office:value="-1.107959" calcext:value-type="float">
            <text:p>-1.107959</text:p>
          </table:table-cell>
        </table:table-row>
        <table:table-row table:style-name="ro1">
          <table:table-cell office:value-type="float" office:value="-1.244184" calcext:value-type="float">
            <text:p>-1.244184</text:p>
          </table:table-cell>
          <table:table-cell office:value-type="float" office:value="-1.117394" calcext:value-type="float">
            <text:p>-1.117394</text:p>
          </table:table-cell>
        </table:table-row>
        <table:table-row table:style-name="ro1">
          <table:table-cell office:value-type="float" office:value="-1.252748" calcext:value-type="float">
            <text:p>-1.252748</text:p>
          </table:table-cell>
          <table:table-cell office:value-type="float" office:value="-1.135881" calcext:value-type="float">
            <text:p>-1.135881</text:p>
          </table:table-cell>
        </table:table-row>
        <table:table-row table:style-name="ro1">
          <table:table-cell office:value-type="float" office:value="-1.259939" calcext:value-type="float">
            <text:p>-1.259939</text:p>
          </table:table-cell>
          <table:table-cell office:value-type="float" office:value="-1.147815" calcext:value-type="float">
            <text:p>-1.147815</text:p>
          </table:table-cell>
        </table:table-row>
        <table:table-row table:style-name="ro1">
          <table:table-cell office:value-type="float" office:value="-1.266883" calcext:value-type="float">
            <text:p>-1.266883</text:p>
          </table:table-cell>
          <table:table-cell office:value-type="float" office:value="-1.169726" calcext:value-type="float">
            <text:p>-1.169726</text:p>
          </table:table-cell>
        </table:table-row>
        <table:table-row table:style-name="ro1">
          <table:table-cell office:value-type="float" office:value="-1.27185" calcext:value-type="float">
            <text:p>-1.27185</text:p>
          </table:table-cell>
          <table:table-cell office:value-type="float" office:value="-1.195566" calcext:value-type="float">
            <text:p>-1.195566</text:p>
          </table:table-cell>
        </table:table-row>
        <table:table-row table:style-name="ro1">
          <table:table-cell office:value-type="float" office:value="-1.27559" calcext:value-type="float">
            <text:p>-1.27559</text:p>
          </table:table-cell>
          <table:table-cell office:value-type="float" office:value="-1.217264" calcext:value-type="float">
            <text:p>-1.217264</text:p>
          </table:table-cell>
        </table:table-row>
        <table:table-row table:style-name="ro1">
          <table:table-cell office:value-type="float" office:value="-1.279294" calcext:value-type="float">
            <text:p>-1.279294</text:p>
          </table:table-cell>
          <table:table-cell office:value-type="float" office:value="-1.2297" calcext:value-type="float">
            <text:p>-1.2297</text:p>
          </table:table-cell>
        </table:table-row>
        <table:table-row table:style-name="ro1">
          <table:table-cell office:value-type="float" office:value="-1.282818" calcext:value-type="float">
            <text:p>-1.282818</text:p>
          </table:table-cell>
          <table:table-cell office:value-type="float" office:value="-1.2297" calcext:value-type="float">
            <text:p>-1.2297</text:p>
          </table:table-cell>
        </table:table-row>
        <table:table-row table:style-name="ro1">
          <table:table-cell office:value-type="float" office:value="-1.285422" calcext:value-type="float">
            <text:p>-1.285422</text:p>
          </table:table-cell>
          <table:table-cell office:value-type="float" office:value="-1.2297" calcext:value-type="float">
            <text:p>-1.2297</text:p>
          </table:table-cell>
        </table:table-row>
        <table:table-row table:style-name="ro1">
          <table:table-cell office:value-type="float" office:value="-1.287932" calcext:value-type="float">
            <text:p>-1.287932</text:p>
          </table:table-cell>
          <table:table-cell office:value-type="float" office:value="-1.2297" calcext:value-type="float">
            <text:p>-1.2297</text:p>
          </table:table-cell>
        </table:table-row>
        <table:table-row table:style-name="ro1">
          <table:table-cell office:value-type="float" office:value="-1.289759" calcext:value-type="float">
            <text:p>-1.289759</text:p>
          </table:table-cell>
          <table:table-cell office:value-type="float" office:value="-1.2297" calcext:value-type="float">
            <text:p>-1.2297</text:p>
          </table:table-cell>
        </table:table-row>
        <table:table-row table:style-name="ro1">
          <table:table-cell office:value-type="float" office:value="-1.290662" calcext:value-type="float">
            <text:p>-1.290662</text:p>
          </table:table-cell>
          <table:table-cell office:value-type="float" office:value="-1.2297" calcext:value-type="float">
            <text:p>-1.2297</text:p>
          </table:table-cell>
        </table:table-row>
        <table:table-row table:style-name="ro1">
          <table:table-cell office:value-type="float" office:value="-1.291898" calcext:value-type="float">
            <text:p>-1.291898</text:p>
          </table:table-cell>
          <table:table-cell office:value-type="float" office:value="-1.2297" calcext:value-type="float">
            <text:p>-1.2297</text:p>
          </table:table-cell>
        </table:table-row>
        <table:table-row table:style-name="ro1">
          <table:table-cell office:value-type="float" office:value="-1.292493" calcext:value-type="float">
            <text:p>-1.292493</text:p>
          </table:table-cell>
          <table:table-cell office:value-type="float" office:value="-1.2297" calcext:value-type="float">
            <text:p>-1.2297</text:p>
          </table:table-cell>
        </table:table-row>
        <table:table-row table:style-name="ro1">
          <table:table-cell office:value-type="float" office:value="-1.29336" calcext:value-type="float">
            <text:p>-1.29336</text:p>
          </table:table-cell>
          <table:table-cell office:value-type="float" office:value="-1.2297" calcext:value-type="float">
            <text:p>-1.2297</text:p>
          </table:table-cell>
        </table:table-row>
        <table:table-row table:style-name="ro1">
          <table:table-cell office:value-type="float" office:value="-1.296019" calcext:value-type="float">
            <text:p>-1.296019</text:p>
          </table:table-cell>
          <table:table-cell office:value-type="float" office:value="-1.2297" calcext:value-type="float">
            <text:p>-1.2297</text:p>
          </table:table-cell>
        </table:table-row>
        <table:table-row table:style-name="ro1">
          <table:table-cell office:value-type="float" office:value="-1.298262" calcext:value-type="float">
            <text:p>-1.298262</text:p>
          </table:table-cell>
          <table:table-cell office:value-type="float" office:value="-1.2297" calcext:value-type="float">
            <text:p>-1.2297</text:p>
          </table:table-cell>
        </table:table-row>
        <table:table-row table:style-name="ro1">
          <table:table-cell office:value-type="float" office:value="-1.300003" calcext:value-type="float">
            <text:p>-1.300003</text:p>
          </table:table-cell>
          <table:table-cell office:value-type="float" office:value="-1.2297" calcext:value-type="float">
            <text:p>-1.2297</text:p>
          </table:table-cell>
        </table:table-row>
        <table:table-row table:style-name="ro1">
          <table:table-cell office:value-type="float" office:value="-1.303627" calcext:value-type="float">
            <text:p>-1.303627</text:p>
          </table:table-cell>
          <table:table-cell office:value-type="float" office:value="-1.2297" calcext:value-type="float">
            <text:p>-1.2297</text:p>
          </table:table-cell>
        </table:table-row>
        <table:table-row table:style-name="ro1">
          <table:table-cell office:value-type="float" office:value="-1.30753" calcext:value-type="float">
            <text:p>-1.30753</text:p>
          </table:table-cell>
          <table:table-cell office:value-type="float" office:value="-1.236422" calcext:value-type="float">
            <text:p>-1.236422</text:p>
          </table:table-cell>
        </table:table-row>
        <table:table-row table:style-name="ro1">
          <table:table-cell office:value-type="float" office:value="-1.311948" calcext:value-type="float">
            <text:p>-1.311948</text:p>
          </table:table-cell>
          <table:table-cell office:value-type="float" office:value="-1.245031" calcext:value-type="float">
            <text:p>-1.245031</text:p>
          </table:table-cell>
        </table:table-row>
        <table:table-row table:style-name="ro1">
          <table:table-cell office:value-type="float" office:value="-1.316945" calcext:value-type="float">
            <text:p>-1.316945</text:p>
          </table:table-cell>
          <table:table-cell office:value-type="float" office:value="-1.250801" calcext:value-type="float">
            <text:p>-1.250801</text:p>
          </table:table-cell>
        </table:table-row>
        <table:table-row table:style-name="ro1">
          <table:table-cell office:value-type="float" office:value="-1.321745" calcext:value-type="float">
            <text:p>-1.321745</text:p>
          </table:table-cell>
          <table:table-cell office:value-type="float" office:value="-1.252928" calcext:value-type="float">
            <text:p>-1.252928</text:p>
          </table:table-cell>
        </table:table-row>
        <table:table-row table:style-name="ro1">
          <table:table-cell office:value-type="float" office:value="-1.327409" calcext:value-type="float">
            <text:p>-1.327409</text:p>
          </table:table-cell>
          <table:table-cell office:value-type="float" office:value="-1.257862" calcext:value-type="float">
            <text:p>-1.257862</text:p>
          </table:table-cell>
        </table:table-row>
        <table:table-row table:style-name="ro1">
          <table:table-cell office:value-type="float" office:value="-1.33332" calcext:value-type="float">
            <text:p>-1.33332</text:p>
          </table:table-cell>
          <table:table-cell office:value-type="float" office:value="-1.265231" calcext:value-type="float">
            <text:p>-1.265231</text:p>
          </table:table-cell>
        </table:table-row>
        <table:table-row table:style-name="ro1">
          <table:table-cell office:value-type="float" office:value="-1.33974" calcext:value-type="float">
            <text:p>-1.33974</text:p>
          </table:table-cell>
          <table:table-cell office:value-type="float" office:value="-1.274594" calcext:value-type="float">
            <text:p>-1.274594</text:p>
          </table:table-cell>
        </table:table-row>
        <table:table-row table:style-name="ro1">
          <table:table-cell office:value-type="float" office:value="-1.346257" calcext:value-type="float">
            <text:p>-1.346257</text:p>
          </table:table-cell>
          <table:table-cell office:value-type="float" office:value="-1.292365" calcext:value-type="float">
            <text:p>-1.292365</text:p>
          </table:table-cell>
        </table:table-row>
        <table:table-row table:style-name="ro1">
          <table:table-cell office:value-type="float" office:value="-1.353079" calcext:value-type="float">
            <text:p>-1.353079</text:p>
          </table:table-cell>
          <table:table-cell office:value-type="float" office:value="-1.292365" calcext:value-type="float">
            <text:p>-1.292365</text:p>
          </table:table-cell>
        </table:table-row>
        <table:table-row table:style-name="ro1">
          <table:table-cell office:value-type="float" office:value="-1.360027" calcext:value-type="float">
            <text:p>-1.360027</text:p>
          </table:table-cell>
          <table:table-cell office:value-type="float" office:value="-1.292365" calcext:value-type="float">
            <text:p>-1.292365</text:p>
          </table:table-cell>
        </table:table-row>
        <table:table-row table:style-name="ro1">
          <table:table-cell office:value-type="float" office:value="-1.367395" calcext:value-type="float">
            <text:p>-1.367395</text:p>
          </table:table-cell>
          <table:table-cell office:value-type="float" office:value="-1.292365" calcext:value-type="float">
            <text:p>-1.292365</text:p>
          </table:table-cell>
        </table:table-row>
        <table:table-row table:style-name="ro1">
          <table:table-cell office:value-type="float" office:value="-1.375195" calcext:value-type="float">
            <text:p>-1.375195</text:p>
          </table:table-cell>
          <table:table-cell office:value-type="float" office:value="-1.292365" calcext:value-type="float">
            <text:p>-1.292365</text:p>
          </table:table-cell>
        </table:table-row>
        <table:table-row table:style-name="ro1">
          <table:table-cell office:value-type="float" office:value="-1.383253" calcext:value-type="float">
            <text:p>-1.383253</text:p>
          </table:table-cell>
          <table:table-cell office:value-type="float" office:value="-1.292365" calcext:value-type="float">
            <text:p>-1.292365</text:p>
          </table:table-cell>
        </table:table-row>
        <table:table-row table:style-name="ro1">
          <table:table-cell office:value-type="float" office:value="-1.389558" calcext:value-type="float">
            <text:p>-1.389558</text:p>
          </table:table-cell>
          <table:table-cell office:value-type="float" office:value="-1.292365" calcext:value-type="float">
            <text:p>-1.292365</text:p>
          </table:table-cell>
        </table:table-row>
        <table:table-row table:style-name="ro1">
          <table:table-cell office:value-type="float" office:value="-1.393877" calcext:value-type="float">
            <text:p>-1.393877</text:p>
          </table:table-cell>
          <table:table-cell office:value-type="float" office:value="-1.292365" calcext:value-type="float">
            <text:p>-1.292365</text:p>
          </table:table-cell>
        </table:table-row>
        <table:table-row table:style-name="ro1">
          <table:table-cell office:value-type="float" office:value="-1.397801" calcext:value-type="float">
            <text:p>-1.397801</text:p>
          </table:table-cell>
          <table:table-cell office:value-type="float" office:value="-1.292365" calcext:value-type="float">
            <text:p>-1.292365</text:p>
          </table:table-cell>
        </table:table-row>
        <table:table-row table:style-name="ro1">
          <table:table-cell office:value-type="float" office:value="-1.401257" calcext:value-type="float">
            <text:p>-1.401257</text:p>
          </table:table-cell>
          <table:table-cell office:value-type="float" office:value="-1.292365" calcext:value-type="float">
            <text:p>-1.292365</text:p>
          </table:table-cell>
        </table:table-row>
        <table:table-row table:style-name="ro1">
          <table:table-cell office:value-type="float" office:value="-1.404486" calcext:value-type="float">
            <text:p>-1.404486</text:p>
          </table:table-cell>
          <table:table-cell office:value-type="float" office:value="-1.292365" calcext:value-type="float">
            <text:p>-1.292365</text:p>
          </table:table-cell>
        </table:table-row>
        <table:table-row table:style-name="ro1">
          <table:table-cell office:value-type="float" office:value="-1.406554" calcext:value-type="float">
            <text:p>-1.406554</text:p>
          </table:table-cell>
          <table:table-cell office:value-type="float" office:value="-1.292365" calcext:value-type="float">
            <text:p>-1.292365</text:p>
          </table:table-cell>
        </table:table-row>
        <table:table-row table:style-name="ro1">
          <table:table-cell office:value-type="float" office:value="-1.40858" calcext:value-type="float">
            <text:p>-1.40858</text:p>
          </table:table-cell>
          <table:table-cell office:value-type="float" office:value="-1.292365" calcext:value-type="float">
            <text:p>-1.292365</text:p>
          </table:table-cell>
        </table:table-row>
        <table:table-row table:style-name="ro1">
          <table:table-cell office:value-type="float" office:value="-1.410294" calcext:value-type="float">
            <text:p>-1.410294</text:p>
          </table:table-cell>
          <table:table-cell office:value-type="float" office:value="-1.292365" calcext:value-type="float">
            <text:p>-1.292365</text:p>
          </table:table-cell>
        </table:table-row>
        <table:table-row table:style-name="ro1">
          <table:table-cell office:value-type="float" office:value="-1.411505" calcext:value-type="float">
            <text:p>-1.411505</text:p>
          </table:table-cell>
          <table:table-cell office:value-type="float" office:value="-1.298911" calcext:value-type="float">
            <text:p>-1.298911</text:p>
          </table:table-cell>
        </table:table-row>
        <table:table-row table:style-name="ro1">
          <table:table-cell office:value-type="float" office:value="-1.413437" calcext:value-type="float">
            <text:p>-1.413437</text:p>
          </table:table-cell>
          <table:table-cell office:value-type="float" office:value="-1.325187" calcext:value-type="float">
            <text:p>-1.325187</text:p>
          </table:table-cell>
        </table:table-row>
        <table:table-row table:style-name="ro1">
          <table:table-cell office:value-type="float" office:value="-1.414722" calcext:value-type="float">
            <text:p>-1.414722</text:p>
          </table:table-cell>
          <table:table-cell office:value-type="float" office:value="-1.344749" calcext:value-type="float">
            <text:p>-1.344749</text:p>
          </table:table-cell>
        </table:table-row>
        <table:table-row table:style-name="ro1">
          <table:table-cell office:value-type="float" office:value="-1.414782" calcext:value-type="float">
            <text:p>-1.414782</text:p>
          </table:table-cell>
          <table:table-cell office:value-type="float" office:value="-1.353215" calcext:value-type="float">
            <text:p>-1.353215</text:p>
          </table:table-cell>
        </table:table-row>
        <table:table-row table:style-name="ro1">
          <table:table-cell office:value-type="float" office:value="-1.41471" calcext:value-type="float">
            <text:p>-1.41471</text:p>
          </table:table-cell>
          <table:table-cell office:value-type="float" office:value="-1.360974" calcext:value-type="float">
            <text:p>-1.360974</text:p>
          </table:table-cell>
        </table:table-row>
        <table:table-row table:style-name="ro1">
          <table:table-cell office:value-type="float" office:value="-1.414191" calcext:value-type="float">
            <text:p>-1.414191</text:p>
          </table:table-cell>
          <table:table-cell office:value-type="float" office:value="-1.3664" calcext:value-type="float">
            <text:p>-1.3664</text:p>
          </table:table-cell>
        </table:table-row>
        <table:table-row table:style-name="ro1">
          <table:table-cell office:value-type="float" office:value="-1.412887" calcext:value-type="float">
            <text:p>-1.412887</text:p>
          </table:table-cell>
          <table:table-cell office:value-type="float" office:value="-1.370906" calcext:value-type="float">
            <text:p>-1.370906</text:p>
          </table:table-cell>
        </table:table-row>
        <table:table-row table:style-name="ro1">
          <table:table-cell office:value-type="float" office:value="-1.411523" calcext:value-type="float">
            <text:p>-1.411523</text:p>
          </table:table-cell>
          <table:table-cell office:value-type="float" office:value="-1.370311" calcext:value-type="float">
            <text:p>-1.370311</text:p>
          </table:table-cell>
        </table:table-row>
        <table:table-row table:style-name="ro1">
          <table:table-cell office:value-type="float" office:value="-1.412844" calcext:value-type="float">
            <text:p>-1.412844</text:p>
          </table:table-cell>
          <table:table-cell office:value-type="float" office:value="-1.370311" calcext:value-type="float">
            <text:p>-1.370311</text:p>
          </table:table-cell>
        </table:table-row>
        <table:table-row table:style-name="ro1">
          <table:table-cell office:value-type="float" office:value="-1.414735" calcext:value-type="float">
            <text:p>-1.414735</text:p>
          </table:table-cell>
          <table:table-cell office:value-type="float" office:value="-1.370311" calcext:value-type="float">
            <text:p>-1.370311</text:p>
          </table:table-cell>
        </table:table-row>
        <table:table-row table:style-name="ro1">
          <table:table-cell office:value-type="float" office:value="-1.417369" calcext:value-type="float">
            <text:p>-1.417369</text:p>
          </table:table-cell>
          <table:table-cell office:value-type="float" office:value="-1.370311" calcext:value-type="float">
            <text:p>-1.370311</text:p>
          </table:table-cell>
        </table:table-row>
        <table:table-row table:style-name="ro1">
          <table:table-cell office:value-type="float" office:value="-1.420583" calcext:value-type="float">
            <text:p>-1.420583</text:p>
          </table:table-cell>
          <table:table-cell office:value-type="float" office:value="-1.370311" calcext:value-type="float">
            <text:p>-1.370311</text:p>
          </table:table-cell>
        </table:table-row>
        <table:table-row table:style-name="ro1">
          <table:table-cell office:value-type="float" office:value="-1.423486" calcext:value-type="float">
            <text:p>-1.423486</text:p>
          </table:table-cell>
          <table:table-cell office:value-type="float" office:value="-1.370311" calcext:value-type="float">
            <text:p>-1.370311</text:p>
          </table:table-cell>
        </table:table-row>
        <table:table-row table:style-name="ro1">
          <table:table-cell office:value-type="float" office:value="-1.426595" calcext:value-type="float">
            <text:p>-1.426595</text:p>
          </table:table-cell>
          <table:table-cell office:value-type="float" office:value="-1.370311" calcext:value-type="float">
            <text:p>-1.370311</text:p>
          </table:table-cell>
        </table:table-row>
        <table:table-row table:style-name="ro1">
          <table:table-cell office:value-type="float" office:value="-1.430283" calcext:value-type="float">
            <text:p>-1.430283</text:p>
          </table:table-cell>
          <table:table-cell office:value-type="float" office:value="-1.370311" calcext:value-type="float">
            <text:p>-1.370311</text:p>
          </table:table-cell>
        </table:table-row>
        <table:table-row table:style-name="ro1">
          <table:table-cell office:value-type="float" office:value="-1.433698" calcext:value-type="float">
            <text:p>-1.433698</text:p>
          </table:table-cell>
          <table:table-cell office:value-type="float" office:value="-1.370311" calcext:value-type="float">
            <text:p>-1.370311</text:p>
          </table:table-cell>
        </table:table-row>
        <table:table-row table:style-name="ro1">
          <table:table-cell office:value-type="float" office:value="-1.437329" calcext:value-type="float">
            <text:p>-1.437329</text:p>
          </table:table-cell>
          <table:table-cell office:value-type="float" office:value="-1.370311" calcext:value-type="float">
            <text:p>-1.370311</text:p>
          </table:table-cell>
        </table:table-row>
        <table:table-row table:style-name="ro1">
          <table:table-cell office:value-type="float" office:value="-1.440822" calcext:value-type="float">
            <text:p>-1.440822</text:p>
          </table:table-cell>
          <table:table-cell office:value-type="float" office:value="-1.370311" calcext:value-type="float">
            <text:p>-1.370311</text:p>
          </table:table-cell>
        </table:table-row>
        <table:table-row table:style-name="ro1">
          <table:table-cell office:value-type="float" office:value="-1.444177" calcext:value-type="float">
            <text:p>-1.444177</text:p>
          </table:table-cell>
          <table:table-cell office:value-type="float" office:value="-1.370311" calcext:value-type="float">
            <text:p>-1.370311</text:p>
          </table:table-cell>
        </table:table-row>
        <table:table-row table:style-name="ro1">
          <table:table-cell office:value-type="float" office:value="-1.447579" calcext:value-type="float">
            <text:p>-1.447579</text:p>
          </table:table-cell>
          <table:table-cell office:value-type="float" office:value="-1.370311" calcext:value-type="float">
            <text:p>-1.370311</text:p>
          </table:table-cell>
        </table:table-row>
        <table:table-row table:style-name="ro1">
          <table:table-cell office:value-type="float" office:value="-1.451017" calcext:value-type="float">
            <text:p>-1.451017</text:p>
          </table:table-cell>
          <table:table-cell office:value-type="float" office:value="-1.369372" calcext:value-type="float">
            <text:p>-1.369372</text:p>
          </table:table-cell>
        </table:table-row>
        <table:table-row table:style-name="ro1">
          <table:table-cell office:value-type="float" office:value="-1.455588" calcext:value-type="float">
            <text:p>-1.455588</text:p>
          </table:table-cell>
          <table:table-cell office:value-type="float" office:value="-1.369749" calcext:value-type="float">
            <text:p>-1.369749</text:p>
          </table:table-cell>
        </table:table-row>
        <table:table-row table:style-name="ro1">
          <table:table-cell office:value-type="float" office:value="-1.460888" calcext:value-type="float">
            <text:p>-1.460888</text:p>
          </table:table-cell>
          <table:table-cell office:value-type="float" office:value="-1.377209" calcext:value-type="float">
            <text:p>-1.377209</text:p>
          </table:table-cell>
        </table:table-row>
        <table:table-row table:style-name="ro1">
          <table:table-cell office:value-type="float" office:value="-1.46508" calcext:value-type="float">
            <text:p>-1.46508</text:p>
          </table:table-cell>
          <table:table-cell office:value-type="float" office:value="-1.383604" calcext:value-type="float">
            <text:p>-1.383604</text:p>
          </table:table-cell>
        </table:table-row>
        <table:table-row table:style-name="ro1">
          <table:table-cell office:value-type="float" office:value="-1.469758" calcext:value-type="float">
            <text:p>-1.469758</text:p>
          </table:table-cell>
          <table:table-cell office:value-type="float" office:value="-1.388234" calcext:value-type="float">
            <text:p>-1.388234</text:p>
          </table:table-cell>
        </table:table-row>
        <table:table-row table:style-name="ro1">
          <table:table-cell office:value-type="float" office:value="-1.473402" calcext:value-type="float">
            <text:p>-1.473402</text:p>
          </table:table-cell>
          <table:table-cell office:value-type="float" office:value="-1.395667" calcext:value-type="float">
            <text:p>-1.395667</text:p>
          </table:table-cell>
        </table:table-row>
        <table:table-row table:style-name="ro1">
          <table:table-cell office:value-type="float" office:value="-1.476137" calcext:value-type="float">
            <text:p>-1.476137</text:p>
          </table:table-cell>
          <table:table-cell office:value-type="float" office:value="-1.406142" calcext:value-type="float">
            <text:p>-1.406142</text:p>
          </table:table-cell>
        </table:table-row>
        <table:table-row table:style-name="ro1">
          <table:table-cell office:value-type="float" office:value="-1.480178" calcext:value-type="float">
            <text:p>-1.480178</text:p>
          </table:table-cell>
          <table:table-cell office:value-type="float" office:value="-1.413841" calcext:value-type="float">
            <text:p>-1.413841</text:p>
          </table:table-cell>
        </table:table-row>
        <table:table-row table:style-name="ro1">
          <table:table-cell office:value-type="float" office:value="-1.483379" calcext:value-type="float">
            <text:p>-1.483379</text:p>
          </table:table-cell>
          <table:table-cell office:value-type="float" office:value="-1.413841" calcext:value-type="float">
            <text:p>-1.413841</text:p>
          </table:table-cell>
        </table:table-row>
        <table:table-row table:style-name="ro1">
          <table:table-cell office:value-type="float" office:value="-1.486934" calcext:value-type="float">
            <text:p>-1.486934</text:p>
          </table:table-cell>
          <table:table-cell office:value-type="float" office:value="-1.413841" calcext:value-type="float">
            <text:p>-1.413841</text:p>
          </table:table-cell>
        </table:table-row>
        <table:table-row table:style-name="ro1">
          <table:table-cell office:value-type="float" office:value="-1.490698" calcext:value-type="float">
            <text:p>-1.490698</text:p>
          </table:table-cell>
          <table:table-cell office:value-type="float" office:value="-1.413841" calcext:value-type="float">
            <text:p>-1.413841</text:p>
          </table:table-cell>
        </table:table-row>
        <table:table-row table:style-name="ro1">
          <table:table-cell office:value-type="float" office:value="-1.493686" calcext:value-type="float">
            <text:p>-1.493686</text:p>
          </table:table-cell>
          <table:table-cell office:value-type="float" office:value="-1.413841" calcext:value-type="float">
            <text:p>-1.413841</text:p>
          </table:table-cell>
        </table:table-row>
        <table:table-row table:style-name="ro1">
          <table:table-cell office:value-type="float" office:value="-1.497422" calcext:value-type="float">
            <text:p>-1.497422</text:p>
          </table:table-cell>
          <table:table-cell office:value-type="float" office:value="-1.413841" calcext:value-type="float">
            <text:p>-1.413841</text:p>
          </table:table-cell>
        </table:table-row>
        <table:table-row table:style-name="ro1">
          <table:table-cell office:value-type="float" office:value="-1.500777" calcext:value-type="float">
            <text:p>-1.500777</text:p>
          </table:table-cell>
          <table:table-cell office:value-type="float" office:value="-1.413841" calcext:value-type="float">
            <text:p>-1.413841</text:p>
          </table:table-cell>
        </table:table-row>
        <table:table-row table:style-name="ro1">
          <table:table-cell office:value-type="float" office:value="-1.503938" calcext:value-type="float">
            <text:p>-1.503938</text:p>
          </table:table-cell>
          <table:table-cell office:value-type="float" office:value="-1.413841" calcext:value-type="float">
            <text:p>-1.413841</text:p>
          </table:table-cell>
        </table:table-row>
        <table:table-row table:style-name="ro1">
          <table:table-cell office:value-type="float" office:value="-1.504658" calcext:value-type="float">
            <text:p>-1.504658</text:p>
          </table:table-cell>
          <table:table-cell office:value-type="float" office:value="-1.413841" calcext:value-type="float">
            <text:p>-1.413841</text:p>
          </table:table-cell>
        </table:table-row>
        <table:table-row table:style-name="ro1">
          <table:table-cell office:value-type="float" office:value="-1.505177" calcext:value-type="float">
            <text:p>-1.505177</text:p>
          </table:table-cell>
          <table:table-cell office:value-type="float" office:value="-1.413841" calcext:value-type="float">
            <text:p>-1.413841</text:p>
          </table:table-cell>
        </table:table-row>
        <table:table-row table:style-name="ro1">
          <table:table-cell office:value-type="float" office:value="-1.504427" calcext:value-type="float">
            <text:p>-1.504427</text:p>
          </table:table-cell>
          <table:table-cell office:value-type="float" office:value="-1.413841" calcext:value-type="float">
            <text:p>-1.413841</text:p>
          </table:table-cell>
        </table:table-row>
        <table:table-row table:style-name="ro1">
          <table:table-cell office:value-type="float" office:value="-1.503032" calcext:value-type="float">
            <text:p>-1.503032</text:p>
          </table:table-cell>
          <table:table-cell office:value-type="float" office:value="-1.413841" calcext:value-type="float">
            <text:p>-1.413841</text:p>
          </table:table-cell>
        </table:table-row>
        <table:table-row table:style-name="ro1">
          <table:table-cell office:value-type="float" office:value="-1.501523" calcext:value-type="float">
            <text:p>-1.501523</text:p>
          </table:table-cell>
          <table:table-cell office:value-type="float" office:value="-1.413841" calcext:value-type="float">
            <text:p>-1.413841</text:p>
          </table:table-cell>
        </table:table-row>
        <table:table-row table:style-name="ro1">
          <table:table-cell office:value-type="float" office:value="-1.501008" calcext:value-type="float">
            <text:p>-1.501008</text:p>
          </table:table-cell>
          <table:table-cell office:value-type="float" office:value="-1.413841" calcext:value-type="float">
            <text:p>-1.413841</text:p>
          </table:table-cell>
        </table:table-row>
        <table:table-row table:style-name="ro1">
          <table:table-cell office:value-type="float" office:value="-1.500616" calcext:value-type="float">
            <text:p>-1.500616</text:p>
          </table:table-cell>
          <table:table-cell office:value-type="float" office:value="-1.419238" calcext:value-type="float">
            <text:p>-1.419238</text:p>
          </table:table-cell>
        </table:table-row>
        <table:table-row table:style-name="ro1">
          <table:table-cell office:value-type="float" office:value="-1.501004" calcext:value-type="float">
            <text:p>-1.501004</text:p>
          </table:table-cell>
          <table:table-cell office:value-type="float" office:value="-1.436502" calcext:value-type="float">
            <text:p>-1.436502</text:p>
          </table:table-cell>
        </table:table-row>
        <table:table-row table:style-name="ro1">
          <table:table-cell office:value-type="float" office:value="-1.502185" calcext:value-type="float">
            <text:p>-1.502185</text:p>
          </table:table-cell>
          <table:table-cell office:value-type="float" office:value="-1.441617" calcext:value-type="float">
            <text:p>-1.441617</text:p>
          </table:table-cell>
        </table:table-row>
        <table:table-row table:style-name="ro1">
          <table:table-cell office:value-type="float" office:value="-1.502941" calcext:value-type="float">
            <text:p>-1.502941</text:p>
          </table:table-cell>
          <table:table-cell office:value-type="float" office:value="-1.457579" calcext:value-type="float">
            <text:p>-1.457579</text:p>
          </table:table-cell>
        </table:table-row>
        <table:table-row table:style-name="ro1">
          <table:table-cell office:value-type="float" office:value="-1.504332" calcext:value-type="float">
            <text:p>-1.504332</text:p>
          </table:table-cell>
          <table:table-cell office:value-type="float" office:value="-1.458528" calcext:value-type="float">
            <text:p>-1.458528</text:p>
          </table:table-cell>
        </table:table-row>
        <table:table-row table:style-name="ro1">
          <table:table-cell office:value-type="float" office:value="-1.506" calcext:value-type="float">
            <text:p>-1.506</text:p>
          </table:table-cell>
          <table:table-cell office:value-type="float" office:value="-1.45847" calcext:value-type="float">
            <text:p>-1.45847</text:p>
          </table:table-cell>
        </table:table-row>
        <table:table-row table:style-name="ro1">
          <table:table-cell office:value-type="float" office:value="-1.507466" calcext:value-type="float">
            <text:p>-1.507466</text:p>
          </table:table-cell>
          <table:table-cell office:value-type="float" office:value="-1.457459" calcext:value-type="float">
            <text:p>-1.457459</text:p>
          </table:table-cell>
        </table:table-row>
        <table:table-row table:style-name="ro1">
          <table:table-cell office:value-type="float" office:value="-1.509368" calcext:value-type="float">
            <text:p>-1.509368</text:p>
          </table:table-cell>
          <table:table-cell office:value-type="float" office:value="-1.457613" calcext:value-type="float">
            <text:p>-1.457613</text:p>
          </table:table-cell>
        </table:table-row>
        <table:table-row table:style-name="ro1">
          <table:table-cell office:value-type="float" office:value="-1.511104" calcext:value-type="float">
            <text:p>-1.511104</text:p>
          </table:table-cell>
          <table:table-cell office:value-type="float" office:value="-1.457783" calcext:value-type="float">
            <text:p>-1.457783</text:p>
          </table:table-cell>
        </table:table-row>
        <table:table-row table:style-name="ro1">
          <table:table-cell office:value-type="float" office:value="-1.512708" calcext:value-type="float">
            <text:p>-1.512708</text:p>
          </table:table-cell>
          <table:table-cell office:value-type="float" office:value="-1.457783" calcext:value-type="float">
            <text:p>-1.457783</text:p>
          </table:table-cell>
        </table:table-row>
        <table:table-row table:style-name="ro1">
          <table:table-cell office:value-type="float" office:value="-1.51447" calcext:value-type="float">
            <text:p>-1.51447</text:p>
          </table:table-cell>
          <table:table-cell office:value-type="float" office:value="-1.457783" calcext:value-type="float">
            <text:p>-1.457783</text:p>
          </table:table-cell>
        </table:table-row>
        <table:table-row table:style-name="ro1">
          <table:table-cell office:value-type="float" office:value="-1.516096" calcext:value-type="float">
            <text:p>-1.516096</text:p>
          </table:table-cell>
          <table:table-cell office:value-type="float" office:value="-1.457783" calcext:value-type="float">
            <text:p>-1.457783</text:p>
          </table:table-cell>
        </table:table-row>
        <table:table-row table:style-name="ro1">
          <table:table-cell office:value-type="float" office:value="-1.517841" calcext:value-type="float">
            <text:p>-1.517841</text:p>
          </table:table-cell>
          <table:table-cell office:value-type="float" office:value="-1.457783" calcext:value-type="float">
            <text:p>-1.457783</text:p>
          </table:table-cell>
        </table:table-row>
        <table:table-row table:style-name="ro1">
          <table:table-cell office:value-type="float" office:value="-1.519748" calcext:value-type="float">
            <text:p>-1.519748</text:p>
          </table:table-cell>
          <table:table-cell office:value-type="float" office:value="-1.457783" calcext:value-type="float">
            <text:p>-1.457783</text:p>
          </table:table-cell>
        </table:table-row>
        <table:table-row table:style-name="ro1">
          <table:table-cell office:value-type="float" office:value="-1.521707" calcext:value-type="float">
            <text:p>-1.521707</text:p>
          </table:table-cell>
          <table:table-cell office:value-type="float" office:value="-1.457783" calcext:value-type="float">
            <text:p>-1.457783</text:p>
          </table:table-cell>
        </table:table-row>
        <table:table-row table:style-name="ro1">
          <table:table-cell office:value-type="float" office:value="-1.524797" calcext:value-type="float">
            <text:p>-1.524797</text:p>
          </table:table-cell>
          <table:table-cell office:value-type="float" office:value="-1.457783" calcext:value-type="float">
            <text:p>-1.457783</text:p>
          </table:table-cell>
        </table:table-row>
        <table:table-row table:style-name="ro1">
          <table:table-cell office:value-type="float" office:value="-1.528609" calcext:value-type="float">
            <text:p>-1.528609</text:p>
          </table:table-cell>
          <table:table-cell office:value-type="float" office:value="-1.457783" calcext:value-type="float">
            <text:p>-1.457783</text:p>
          </table:table-cell>
        </table:table-row>
        <table:table-row table:style-name="ro1">
          <table:table-cell office:value-type="float" office:value="-1.530871" calcext:value-type="float">
            <text:p>-1.530871</text:p>
          </table:table-cell>
          <table:table-cell office:value-type="float" office:value="-1.457783" calcext:value-type="float">
            <text:p>-1.457783</text:p>
          </table:table-cell>
        </table:table-row>
        <table:table-row table:style-name="ro1">
          <table:table-cell office:value-type="float" office:value="-1.534535" calcext:value-type="float">
            <text:p>-1.534535</text:p>
          </table:table-cell>
          <table:table-cell office:value-type="float" office:value="-1.457783" calcext:value-type="float">
            <text:p>-1.457783</text:p>
          </table:table-cell>
        </table:table-row>
        <table:table-row table:style-name="ro1">
          <table:table-cell office:value-type="float" office:value="-1.53715" calcext:value-type="float">
            <text:p>-1.53715</text:p>
          </table:table-cell>
          <table:table-cell office:value-type="float" office:value="-1.457783" calcext:value-type="float">
            <text:p>-1.457783</text:p>
          </table:table-cell>
        </table:table-row>
        <table:table-row table:style-name="ro1">
          <table:table-cell office:value-type="float" office:value="-1.539176" calcext:value-type="float">
            <text:p>-1.539176</text:p>
          </table:table-cell>
          <table:table-cell office:value-type="float" office:value="-1.457783" calcext:value-type="float">
            <text:p>-1.457783</text:p>
          </table:table-cell>
        </table:table-row>
        <table:table-row table:style-name="ro1">
          <table:table-cell office:value-type="float" office:value="-1.541659" calcext:value-type="float">
            <text:p>-1.541659</text:p>
          </table:table-cell>
          <table:table-cell office:value-type="float" office:value="-1.454976" calcext:value-type="float">
            <text:p>-1.454976</text:p>
          </table:table-cell>
        </table:table-row>
        <table:table-row table:style-name="ro1">
          <table:table-cell office:value-type="float" office:value="-1.54277" calcext:value-type="float">
            <text:p>-1.54277</text:p>
          </table:table-cell>
          <table:table-cell office:value-type="float" office:value="-1.450605" calcext:value-type="float">
            <text:p>-1.450605</text:p>
          </table:table-cell>
        </table:table-row>
        <table:table-row table:style-name="ro1">
          <table:table-cell office:value-type="float" office:value="-1.54496" calcext:value-type="float">
            <text:p>-1.54496</text:p>
          </table:table-cell>
          <table:table-cell office:value-type="float" office:value="-1.447453" calcext:value-type="float">
            <text:p>-1.447453</text:p>
          </table:table-cell>
        </table:table-row>
        <table:table-row table:style-name="ro1">
          <table:table-cell office:value-type="float" office:value="-1.546039" calcext:value-type="float">
            <text:p>-1.546039</text:p>
          </table:table-cell>
          <table:table-cell office:value-type="float" office:value="-1.450435" calcext:value-type="float">
            <text:p>-1.450435</text:p>
          </table:table-cell>
        </table:table-row>
        <table:table-row table:style-name="ro1">
          <table:table-cell office:value-type="float" office:value="-1.548077" calcext:value-type="float">
            <text:p>-1.548077</text:p>
          </table:table-cell>
          <table:table-cell office:value-type="float" office:value="-1.462635" calcext:value-type="float">
            <text:p>-1.462635</text:p>
          </table:table-cell>
        </table:table-row>
        <table:table-row table:style-name="ro1">
          <table:table-cell office:value-type="float" office:value="-1.550051" calcext:value-type="float">
            <text:p>-1.550051</text:p>
          </table:table-cell>
          <table:table-cell office:value-type="float" office:value="-1.478682" calcext:value-type="float">
            <text:p>-1.478682</text:p>
          </table:table-cell>
        </table:table-row>
        <table:table-row table:style-name="ro1">
          <table:table-cell office:value-type="float" office:value="-1.552133" calcext:value-type="float">
            <text:p>-1.552133</text:p>
          </table:table-cell>
          <table:table-cell office:value-type="float" office:value="-1.48773" calcext:value-type="float">
            <text:p>-1.48773</text:p>
          </table:table-cell>
        </table:table-row>
        <table:table-row table:style-name="ro1">
          <table:table-cell office:value-type="float" office:value="-1.554664" calcext:value-type="float">
            <text:p>-1.554664</text:p>
          </table:table-cell>
          <table:table-cell office:value-type="float" office:value="-1.48773" calcext:value-type="float">
            <text:p>-1.48773</text:p>
          </table:table-cell>
        </table:table-row>
        <table:table-row table:style-name="ro1">
          <table:table-cell office:value-type="float" office:value="-1.554761" calcext:value-type="float">
            <text:p>-1.554761</text:p>
          </table:table-cell>
          <table:table-cell office:value-type="float" office:value="-1.48773" calcext:value-type="float">
            <text:p>-1.48773</text:p>
          </table:table-cell>
        </table:table-row>
        <table:table-row table:style-name="ro1">
          <table:table-cell office:value-type="float" office:value="-1.555813" calcext:value-type="float">
            <text:p>-1.555813</text:p>
          </table:table-cell>
          <table:table-cell office:value-type="float" office:value="-1.48773" calcext:value-type="float">
            <text:p>-1.48773</text:p>
          </table:table-cell>
        </table:table-row>
        <table:table-row table:style-name="ro1">
          <table:table-cell office:value-type="float" office:value="-1.556585" calcext:value-type="float">
            <text:p>-1.556585</text:p>
          </table:table-cell>
          <table:table-cell office:value-type="float" office:value="-1.48773" calcext:value-type="float">
            <text:p>-1.48773</text:p>
          </table:table-cell>
        </table:table-row>
        <table:table-row table:style-name="ro1">
          <table:table-cell office:value-type="float" office:value="-1.556589" calcext:value-type="float">
            <text:p>-1.556589</text:p>
          </table:table-cell>
          <table:table-cell office:value-type="float" office:value="-1.48773" calcext:value-type="float">
            <text:p>-1.48773</text:p>
          </table:table-cell>
        </table:table-row>
        <table:table-row table:style-name="ro1">
          <table:table-cell office:value-type="float" office:value="-1.556864" calcext:value-type="float">
            <text:p>-1.556864</text:p>
          </table:table-cell>
          <table:table-cell office:value-type="float" office:value="-1.48773" calcext:value-type="float">
            <text:p>-1.48773</text:p>
          </table:table-cell>
        </table:table-row>
        <table:table-row table:style-name="ro1">
          <table:table-cell office:value-type="float" office:value="-1.557342" calcext:value-type="float">
            <text:p>-1.557342</text:p>
          </table:table-cell>
          <table:table-cell office:value-type="float" office:value="-1.48773" calcext:value-type="float">
            <text:p>-1.48773</text:p>
          </table:table-cell>
        </table:table-row>
        <table:table-row table:style-name="ro1">
          <table:table-cell office:value-type="float" office:value="-1.556988" calcext:value-type="float">
            <text:p>-1.556988</text:p>
          </table:table-cell>
          <table:table-cell office:value-type="float" office:value="-1.48773" calcext:value-type="float">
            <text:p>-1.48773</text:p>
          </table:table-cell>
        </table:table-row>
        <table:table-row table:style-name="ro1">
          <table:table-cell office:value-type="float" office:value="-1.556247" calcext:value-type="float">
            <text:p>-1.556247</text:p>
          </table:table-cell>
          <table:table-cell office:value-type="float" office:value="-1.48773" calcext:value-type="float">
            <text:p>-1.48773</text:p>
          </table:table-cell>
        </table:table-row>
        <table:table-row table:style-name="ro1">
          <table:table-cell office:value-type="float" office:value="-1.556618" calcext:value-type="float">
            <text:p>-1.556618</text:p>
          </table:table-cell>
          <table:table-cell office:value-type="float" office:value="-1.48773" calcext:value-type="float">
            <text:p>-1.48773</text:p>
          </table:table-cell>
        </table:table-row>
        <table:table-row table:style-name="ro1">
          <table:table-cell office:value-type="float" office:value="-1.55727" calcext:value-type="float">
            <text:p>-1.55727</text:p>
          </table:table-cell>
          <table:table-cell office:value-type="float" office:value="-1.48773" calcext:value-type="float">
            <text:p>-1.48773</text:p>
          </table:table-cell>
        </table:table-row>
        <table:table-row table:style-name="ro1">
          <table:table-cell office:value-type="float" office:value="-1.558031" calcext:value-type="float">
            <text:p>-1.558031</text:p>
          </table:table-cell>
          <table:table-cell office:value-type="float" office:value="-1.48773" calcext:value-type="float">
            <text:p>-1.48773</text:p>
          </table:table-cell>
        </table:table-row>
        <table:table-row table:style-name="ro1">
          <table:table-cell office:value-type="float" office:value="-1.558917" calcext:value-type="float">
            <text:p>-1.558917</text:p>
          </table:table-cell>
          <table:table-cell office:value-type="float" office:value="-1.48773" calcext:value-type="float">
            <text:p>-1.48773</text:p>
          </table:table-cell>
        </table:table-row>
        <table:table-row table:style-name="ro1">
          <table:table-cell office:value-type="float" office:value="-1.560083" calcext:value-type="float">
            <text:p>-1.560083</text:p>
          </table:table-cell>
          <table:table-cell office:value-type="float" office:value="-1.494205" calcext:value-type="float">
            <text:p>-1.494205</text:p>
          </table:table-cell>
        </table:table-row>
        <table:table-row table:style-name="ro1">
          <table:table-cell office:value-type="float" office:value="-1.561419" calcext:value-type="float">
            <text:p>-1.561419</text:p>
          </table:table-cell>
          <table:table-cell office:value-type="float" office:value="-1.505339" calcext:value-type="float">
            <text:p>-1.505339</text:p>
          </table:table-cell>
        </table:table-row>
        <table:table-row table:style-name="ro1">
          <table:table-cell office:value-type="float" office:value="-1.562566" calcext:value-type="float">
            <text:p>-1.562566</text:p>
          </table:table-cell>
          <table:table-cell office:value-type="float" office:value="-1.509115" calcext:value-type="float">
            <text:p>-1.509115</text:p>
          </table:table-cell>
        </table:table-row>
        <table:table-row table:style-name="ro1">
          <table:table-cell office:value-type="float" office:value="-1.563988" calcext:value-type="float">
            <text:p>-1.563988</text:p>
          </table:table-cell>
          <table:table-cell office:value-type="float" office:value="-1.509045" calcext:value-type="float">
            <text:p>-1.509045</text:p>
          </table:table-cell>
        </table:table-row>
        <table:table-row table:style-name="ro1">
          <table:table-cell office:value-type="float" office:value="-1.565195" calcext:value-type="float">
            <text:p>-1.565195</text:p>
          </table:table-cell>
          <table:table-cell office:value-type="float" office:value="-1.504831" calcext:value-type="float">
            <text:p>-1.504831</text:p>
          </table:table-cell>
        </table:table-row>
        <table:table-row table:style-name="ro1">
          <table:table-cell office:value-type="float" office:value="-1.566213" calcext:value-type="float">
            <text:p>-1.566213</text:p>
          </table:table-cell>
          <table:table-cell office:value-type="float" office:value="-1.498593" calcext:value-type="float">
            <text:p>-1.498593</text:p>
          </table:table-cell>
        </table:table-row>
        <table:table-row table:style-name="ro1">
          <table:table-cell office:value-type="float" office:value="-1.567366" calcext:value-type="float">
            <text:p>-1.567366</text:p>
          </table:table-cell>
          <table:table-cell office:value-type="float" office:value="-1.493664" calcext:value-type="float">
            <text:p>-1.493664</text:p>
          </table:table-cell>
        </table:table-row>
        <table:table-row table:style-name="ro1">
          <table:table-cell office:value-type="float" office:value="-1.568466" calcext:value-type="float">
            <text:p>-1.568466</text:p>
          </table:table-cell>
          <table:table-cell office:value-type="float" office:value="-1.485341" calcext:value-type="float">
            <text:p>-1.485341</text:p>
          </table:table-cell>
        </table:table-row>
        <table:table-row table:style-name="ro1">
          <table:table-cell office:value-type="float" office:value="-1.568887" calcext:value-type="float">
            <text:p>-1.568887</text:p>
          </table:table-cell>
          <table:table-cell office:value-type="float" office:value="-1.47649" calcext:value-type="float">
            <text:p>-1.47649</text:p>
          </table:table-cell>
        </table:table-row>
        <table:table-row table:style-name="ro1">
          <table:table-cell office:value-type="float" office:value="-1.570333" calcext:value-type="float">
            <text:p>-1.570333</text:p>
          </table:table-cell>
          <table:table-cell office:value-type="float" office:value="-1.47649" calcext:value-type="float">
            <text:p>-1.47649</text:p>
          </table:table-cell>
        </table:table-row>
        <table:table-row table:style-name="ro1">
          <table:table-cell office:value-type="float" office:value="-1.571317" calcext:value-type="float">
            <text:p>-1.571317</text:p>
          </table:table-cell>
          <table:table-cell office:value-type="float" office:value="-1.6651" calcext:value-type="float">
            <text:p>-1.6651</text:p>
          </table:table-cell>
        </table:table-row>
        <table:table-row table:style-name="ro1">
          <table:table-cell office:value-type="float" office:value="-1.572075" calcext:value-type="float">
            <text:p>-1.572075</text:p>
          </table:table-cell>
          <table:table-cell office:value-type="float" office:value="-1.6651" calcext:value-type="float">
            <text:p>-1.6651</text:p>
          </table:table-cell>
        </table:table-row>
        <table:table-row table:style-name="ro1">
          <table:table-cell office:value-type="float" office:value="-1.573673" calcext:value-type="float">
            <text:p>-1.573673</text:p>
          </table:table-cell>
          <table:table-cell office:value-type="float" office:value="-1.6651" calcext:value-type="float">
            <text:p>-1.6651</text:p>
          </table:table-cell>
        </table:table-row>
        <table:table-row table:style-name="ro1">
          <table:table-cell office:value-type="float" office:value="-1.574873" calcext:value-type="float">
            <text:p>-1.574873</text:p>
          </table:table-cell>
          <table:table-cell office:value-type="float" office:value="-1.6651" calcext:value-type="float">
            <text:p>-1.6651</text:p>
          </table:table-cell>
        </table:table-row>
        <table:table-row table:style-name="ro1">
          <table:table-cell office:value-type="float" office:value="-1.577043" calcext:value-type="float">
            <text:p>-1.577043</text:p>
          </table:table-cell>
          <table:table-cell office:value-type="float" office:value="-1.6651" calcext:value-type="float">
            <text:p>-1.6651</text:p>
          </table:table-cell>
        </table:table-row>
        <table:table-row table:style-name="ro1">
          <table:table-cell office:value-type="float" office:value="-1.578" calcext:value-type="float">
            <text:p>-1.578</text:p>
          </table:table-cell>
          <table:table-cell office:value-type="float" office:value="-1.6651" calcext:value-type="float">
            <text:p>-1.6651</text:p>
          </table:table-cell>
        </table:table-row>
        <table:table-row table:style-name="ro1">
          <table:table-cell office:value-type="float" office:value="-1.579438" calcext:value-type="float">
            <text:p>-1.579438</text:p>
          </table:table-cell>
          <table:table-cell office:value-type="float" office:value="-1.6651" calcext:value-type="float">
            <text:p>-1.6651</text:p>
          </table:table-cell>
        </table:table-row>
        <table:table-row table:style-name="ro1">
          <table:table-cell office:value-type="float" office:value="-1.580731" calcext:value-type="float">
            <text:p>-1.580731</text:p>
          </table:table-cell>
          <table:table-cell office:value-type="float" office:value="-1.6651" calcext:value-type="float">
            <text:p>-1.6651</text:p>
          </table:table-cell>
        </table:table-row>
        <table:table-row table:style-name="ro1">
          <table:table-cell office:value-type="float" office:value="-1.581954" calcext:value-type="float">
            <text:p>-1.581954</text:p>
          </table:table-cell>
          <table:table-cell office:value-type="float" office:value="-1.6651" calcext:value-type="float">
            <text:p>-1.6651</text:p>
          </table:table-cell>
        </table:table-row>
        <table:table-row table:style-name="ro1">
          <table:table-cell office:value-type="float" office:value="-1.583499" calcext:value-type="float">
            <text:p>-1.583499</text:p>
          </table:table-cell>
          <table:table-cell office:value-type="float" office:value="-1.6651" calcext:value-type="float">
            <text:p>-1.6651</text:p>
          </table:table-cell>
        </table:table-row>
        <table:table-row table:style-name="ro1">
          <table:table-cell office:value-type="float" office:value="-1.585086" calcext:value-type="float">
            <text:p>-1.585086</text:p>
          </table:table-cell>
          <table:table-cell office:value-type="float" office:value="-1.6651" calcext:value-type="float">
            <text:p>-1.6651</text:p>
          </table:table-cell>
        </table:table-row>
        <table:table-row table:style-name="ro1">
          <table:table-cell office:value-type="float" office:value="-1.586906" calcext:value-type="float">
            <text:p>-1.586906</text:p>
          </table:table-cell>
          <table:table-cell office:value-type="float" office:value="-1.669805" calcext:value-type="float">
            <text:p>-1.669805</text:p>
          </table:table-cell>
        </table:table-row>
        <table:table-row table:style-name="ro1">
          <table:table-cell office:value-type="float" office:value="-1.588723" calcext:value-type="float">
            <text:p>-1.588723</text:p>
          </table:table-cell>
          <table:table-cell office:value-type="float" office:value="-1.667133" calcext:value-type="float">
            <text:p>-1.667133</text:p>
          </table:table-cell>
        </table:table-row>
        <table:table-row table:style-name="ro1">
          <table:table-cell office:value-type="float" office:value="-1.59013" calcext:value-type="float">
            <text:p>-1.59013</text:p>
          </table:table-cell>
          <table:table-cell office:value-type="float" office:value="-1.654163" calcext:value-type="float">
            <text:p>-1.654163</text:p>
          </table:table-cell>
        </table:table-row>
        <table:table-row table:style-name="ro1">
          <table:table-cell office:value-type="float" office:value="-1.588317" calcext:value-type="float">
            <text:p>-1.588317</text:p>
          </table:table-cell>
          <table:table-cell office:value-type="float" office:value="-1.654163" calcext:value-type="float">
            <text:p>-1.654163</text:p>
          </table:table-cell>
        </table:table-row>
        <table:table-row table:style-name="ro1">
          <table:table-cell office:value-type="float" office:value="-1.586863" calcext:value-type="float">
            <text:p>-1.586863</text:p>
          </table:table-cell>
          <table:table-cell office:value-type="float" office:value="-1.624935" calcext:value-type="float">
            <text:p>-1.624935</text:p>
          </table:table-cell>
        </table:table-row>
        <table:table-row table:style-name="ro1">
          <table:table-cell office:value-type="float" office:value="-1.586404" calcext:value-type="float">
            <text:p>-1.586404</text:p>
          </table:table-cell>
          <table:table-cell office:value-type="float" office:value="-1.607728" calcext:value-type="float">
            <text:p>-1.607728</text:p>
          </table:table-cell>
        </table:table-row>
        <table:table-row table:style-name="ro1">
          <table:table-cell office:value-type="float" office:value="-1.585608" calcext:value-type="float">
            <text:p>-1.585608</text:p>
          </table:table-cell>
          <table:table-cell office:value-type="float" office:value="-1.602661" calcext:value-type="float">
            <text:p>-1.602661</text:p>
          </table:table-cell>
        </table:table-row>
        <table:table-row table:style-name="ro1">
          <table:table-cell office:value-type="float" office:value="-1.584383" calcext:value-type="float">
            <text:p>-1.584383</text:p>
          </table:table-cell>
          <table:table-cell office:value-type="float" office:value="-1.602661" calcext:value-type="float">
            <text:p>-1.602661</text:p>
          </table:table-cell>
        </table:table-row>
        <table:table-row table:style-name="ro1">
          <table:table-cell office:value-type="float" office:value="-1.585401" calcext:value-type="float">
            <text:p>-1.585401</text:p>
          </table:table-cell>
          <table:table-cell office:value-type="float" office:value="-1.602661" calcext:value-type="float">
            <text:p>-1.602661</text:p>
          </table:table-cell>
        </table:table-row>
        <table:table-row table:style-name="ro1">
          <table:table-cell office:value-type="float" office:value="-1.58566" calcext:value-type="float">
            <text:p>-1.58566</text:p>
          </table:table-cell>
          <table:table-cell office:value-type="float" office:value="-1.602661" calcext:value-type="float">
            <text:p>-1.602661</text:p>
          </table:table-cell>
        </table:table-row>
        <table:table-row table:style-name="ro1">
          <table:table-cell office:value-type="float" office:value="-1.587537" calcext:value-type="float">
            <text:p>-1.587537</text:p>
          </table:table-cell>
          <table:table-cell office:value-type="float" office:value="-1.602661" calcext:value-type="float">
            <text:p>-1.602661</text:p>
          </table:table-cell>
        </table:table-row>
        <table:table-row table:style-name="ro1">
          <table:table-cell office:value-type="float" office:value="-1.588256" calcext:value-type="float">
            <text:p>-1.588256</text:p>
          </table:table-cell>
          <table:table-cell office:value-type="float" office:value="-1.602661" calcext:value-type="float">
            <text:p>-1.602661</text:p>
          </table:table-cell>
        </table:table-row>
        <table:table-row table:style-name="ro1">
          <table:table-cell office:value-type="float" office:value="-1.590339" calcext:value-type="float">
            <text:p>-1.590339</text:p>
          </table:table-cell>
          <table:table-cell office:value-type="float" office:value="-1.602661" calcext:value-type="float">
            <text:p>-1.602661</text:p>
          </table:table-cell>
        </table:table-row>
        <table:table-row table:style-name="ro1">
          <table:table-cell office:value-type="float" office:value="-1.591318" calcext:value-type="float">
            <text:p>-1.591318</text:p>
          </table:table-cell>
          <table:table-cell office:value-type="float" office:value="-1.602661" calcext:value-type="float">
            <text:p>-1.602661</text:p>
          </table:table-cell>
        </table:table-row>
        <table:table-row table:style-name="ro1">
          <table:table-cell office:value-type="float" office:value="-1.592609" calcext:value-type="float">
            <text:p>-1.592609</text:p>
          </table:table-cell>
          <table:table-cell office:value-type="float" office:value="-1.602661" calcext:value-type="float">
            <text:p>-1.602661</text:p>
          </table:table-cell>
        </table:table-row>
        <table:table-row table:style-name="ro1">
          <table:table-cell office:value-type="float" office:value="-1.594107" calcext:value-type="float">
            <text:p>-1.594107</text:p>
          </table:table-cell>
          <table:table-cell office:value-type="float" office:value="-1.602661" calcext:value-type="float">
            <text:p>-1.602661</text:p>
          </table:table-cell>
        </table:table-row>
        <table:table-row table:style-name="ro1">
          <table:table-cell office:value-type="float" office:value="-1.594529" calcext:value-type="float">
            <text:p>-1.594529</text:p>
          </table:table-cell>
          <table:table-cell office:value-type="float" office:value="-1.602661" calcext:value-type="float">
            <text:p>-1.602661</text:p>
          </table:table-cell>
        </table:table-row>
        <table:table-row table:style-name="ro1">
          <table:table-cell office:value-type="float" office:value="-1.596099" calcext:value-type="float">
            <text:p>-1.596099</text:p>
          </table:table-cell>
          <table:table-cell office:value-type="float" office:value="-1.602661" calcext:value-type="float">
            <text:p>-1.602661</text:p>
          </table:table-cell>
        </table:table-row>
        <table:table-row table:style-name="ro1">
          <table:table-cell office:value-type="float" office:value="-1.596367" calcext:value-type="float">
            <text:p>-1.596367</text:p>
          </table:table-cell>
          <table:table-cell office:value-type="float" office:value="-1.602661" calcext:value-type="float">
            <text:p>-1.602661</text:p>
          </table:table-cell>
        </table:table-row>
        <table:table-row table:style-name="ro1">
          <table:table-cell office:value-type="float" office:value="-1.597151" calcext:value-type="float">
            <text:p>-1.597151</text:p>
          </table:table-cell>
          <table:table-cell office:value-type="float" office:value="-1.602661" calcext:value-type="float">
            <text:p>-1.602661</text:p>
          </table:table-cell>
        </table:table-row>
        <table:table-row table:style-name="ro1">
          <table:table-cell office:value-type="float" office:value="-1.597435" calcext:value-type="float">
            <text:p>-1.597435</text:p>
          </table:table-cell>
          <table:table-cell office:value-type="float" office:value="-1.60249" calcext:value-type="float">
            <text:p>-1.60249</text:p>
          </table:table-cell>
        </table:table-row>
        <table:table-row table:style-name="ro1">
          <table:table-cell office:value-type="float" office:value="-1.59755" calcext:value-type="float">
            <text:p>-1.59755</text:p>
          </table:table-cell>
          <table:table-cell office:value-type="float" office:value="-1.607797" calcext:value-type="float">
            <text:p>-1.607797</text:p>
          </table:table-cell>
        </table:table-row>
        <table:table-row table:style-name="ro1">
          <table:table-cell office:value-type="float" office:value="-1.597776" calcext:value-type="float">
            <text:p>-1.597776</text:p>
          </table:table-cell>
          <table:table-cell office:value-type="float" office:value="-1.607966" calcext:value-type="float">
            <text:p>-1.607966</text:p>
          </table:table-cell>
        </table:table-row>
        <table:table-row table:style-name="ro1">
          <table:table-cell office:value-type="float" office:value="-1.597729" calcext:value-type="float">
            <text:p>-1.597729</text:p>
          </table:table-cell>
          <table:table-cell office:value-type="float" office:value="-1.614056" calcext:value-type="float">
            <text:p>-1.614056</text:p>
          </table:table-cell>
        </table:table-row>
        <table:table-row table:style-name="ro1">
          <table:table-cell office:value-type="float" office:value="-1.597065" calcext:value-type="float">
            <text:p>-1.597065</text:p>
          </table:table-cell>
          <table:table-cell office:value-type="float" office:value="-1.61883" calcext:value-type="float">
            <text:p>-1.61883</text:p>
          </table:table-cell>
        </table:table-row>
        <table:table-row table:style-name="ro1">
          <table:table-cell office:value-type="float" office:value="-1.594755" calcext:value-type="float">
            <text:p>-1.594755</text:p>
          </table:table-cell>
          <table:table-cell office:value-type="float" office:value="-1.62213" calcext:value-type="float">
            <text:p>-1.62213</text:p>
          </table:table-cell>
        </table:table-row>
        <table:table-row table:style-name="ro1">
          <table:table-cell office:value-type="float" office:value="-1.592439" calcext:value-type="float">
            <text:p>-1.592439</text:p>
          </table:table-cell>
          <table:table-cell office:value-type="float" office:value="-1.629205" calcext:value-type="float">
            <text:p>-1.629205</text:p>
          </table:table-cell>
        </table:table-row>
        <table:table-row table:style-name="ro1">
          <table:table-cell office:value-type="float" office:value="-1.592349" calcext:value-type="float">
            <text:p>-1.592349</text:p>
          </table:table-cell>
          <table:table-cell office:value-type="float" office:value="-1.640588" calcext:value-type="float">
            <text:p>-1.640588</text:p>
          </table:table-cell>
        </table:table-row>
        <table:table-row table:style-name="ro1">
          <table:table-cell office:value-type="float" office:value="-1.592087" calcext:value-type="float">
            <text:p>-1.592087</text:p>
          </table:table-cell>
          <table:table-cell office:value-type="float" office:value="-1.645417" calcext:value-type="float">
            <text:p>-1.645417</text:p>
          </table:table-cell>
        </table:table-row>
        <table:table-row table:style-name="ro1">
          <table:table-cell office:value-type="float" office:value="-1.592375" calcext:value-type="float">
            <text:p>-1.592375</text:p>
          </table:table-cell>
          <table:table-cell office:value-type="float" office:value="-1.645417" calcext:value-type="float">
            <text:p>-1.645417</text:p>
          </table:table-cell>
        </table:table-row>
        <table:table-row table:style-name="ro1">
          <table:table-cell office:value-type="float" office:value="-1.592886" calcext:value-type="float">
            <text:p>-1.592886</text:p>
          </table:table-cell>
          <table:table-cell office:value-type="float" office:value="-1.645417" calcext:value-type="float">
            <text:p>-1.645417</text:p>
          </table:table-cell>
        </table:table-row>
        <table:table-row table:style-name="ro1">
          <table:table-cell office:value-type="float" office:value="-1.594163" calcext:value-type="float">
            <text:p>-1.594163</text:p>
          </table:table-cell>
          <table:table-cell office:value-type="float" office:value="-1.645417" calcext:value-type="float">
            <text:p>-1.645417</text:p>
          </table:table-cell>
        </table:table-row>
        <table:table-row table:style-name="ro1">
          <table:table-cell office:value-type="float" office:value="-1.595835" calcext:value-type="float">
            <text:p>-1.595835</text:p>
          </table:table-cell>
          <table:table-cell office:value-type="float" office:value="-1.645417" calcext:value-type="float">
            <text:p>-1.645417</text:p>
          </table:table-cell>
        </table:table-row>
        <table:table-row table:style-name="ro1">
          <table:table-cell office:value-type="float" office:value="-1.597673" calcext:value-type="float">
            <text:p>-1.597673</text:p>
          </table:table-cell>
          <table:table-cell office:value-type="float" office:value="-1.645417" calcext:value-type="float">
            <text:p>-1.645417</text:p>
          </table:table-cell>
        </table:table-row>
        <table:table-row table:style-name="ro1">
          <table:table-cell office:value-type="float" office:value="-1.600446" calcext:value-type="float">
            <text:p>-1.600446</text:p>
          </table:table-cell>
          <table:table-cell office:value-type="float" office:value="-1.645417" calcext:value-type="float">
            <text:p>-1.645417</text:p>
          </table:table-cell>
        </table:table-row>
        <table:table-row table:style-name="ro1">
          <table:table-cell office:value-type="float" office:value="-1.6037" calcext:value-type="float">
            <text:p>-1.6037</text:p>
          </table:table-cell>
          <table:table-cell office:value-type="float" office:value="-1.645417" calcext:value-type="float">
            <text:p>-1.645417</text:p>
          </table:table-cell>
        </table:table-row>
        <table:table-row table:style-name="ro1">
          <table:table-cell office:value-type="float" office:value="-1.606738" calcext:value-type="float">
            <text:p>-1.606738</text:p>
          </table:table-cell>
          <table:table-cell office:value-type="float" office:value="-1.645417" calcext:value-type="float">
            <text:p>-1.645417</text:p>
          </table:table-cell>
        </table:table-row>
        <table:table-row table:style-name="ro1">
          <table:table-cell office:value-type="float" office:value="-1.610215" calcext:value-type="float">
            <text:p>-1.610215</text:p>
          </table:table-cell>
          <table:table-cell office:value-type="float" office:value="-1.645417" calcext:value-type="float">
            <text:p>-1.645417</text:p>
          </table:table-cell>
        </table:table-row>
        <table:table-row table:style-name="ro1">
          <table:table-cell office:value-type="float" office:value="-1.613585" calcext:value-type="float">
            <text:p>-1.613585</text:p>
          </table:table-cell>
          <table:table-cell office:value-type="float" office:value="-1.645417" calcext:value-type="float">
            <text:p>-1.645417</text:p>
          </table:table-cell>
        </table:table-row>
        <table:table-row table:style-name="ro1">
          <table:table-cell office:value-type="float" office:value="-1.617112" calcext:value-type="float">
            <text:p>-1.617112</text:p>
          </table:table-cell>
          <table:table-cell office:value-type="float" office:value="-1.645417" calcext:value-type="float">
            <text:p>-1.645417</text:p>
          </table:table-cell>
        </table:table-row>
        <table:table-row table:style-name="ro1">
          <table:table-cell office:value-type="float" office:value="-1.620119" calcext:value-type="float">
            <text:p>-1.620119</text:p>
          </table:table-cell>
          <table:table-cell office:value-type="float" office:value="-1.645417" calcext:value-type="float">
            <text:p>-1.645417</text:p>
          </table:table-cell>
        </table:table-row>
        <table:table-row table:style-name="ro1">
          <table:table-cell office:value-type="float" office:value="-1.620614" calcext:value-type="float">
            <text:p>-1.620614</text:p>
          </table:table-cell>
          <table:table-cell office:value-type="float" office:value="-1.642488" calcext:value-type="float">
            <text:p>-1.642488</text:p>
          </table:table-cell>
        </table:table-row>
        <table:table-row table:style-name="ro1">
          <table:table-cell office:value-type="float" office:value="-1.621054" calcext:value-type="float">
            <text:p>-1.621054</text:p>
          </table:table-cell>
          <table:table-cell office:value-type="float" office:value="-1.633769" calcext:value-type="float">
            <text:p>-1.633769</text:p>
          </table:table-cell>
        </table:table-row>
        <table:table-row table:style-name="ro1">
          <table:table-cell office:value-type="float" office:value="-1.619644" calcext:value-type="float">
            <text:p>-1.619644</text:p>
          </table:table-cell>
          <table:table-cell office:value-type="float" office:value="-1.622788" calcext:value-type="float">
            <text:p>-1.622788</text:p>
          </table:table-cell>
        </table:table-row>
        <table:table-row table:style-name="ro1">
          <table:table-cell office:value-type="float" office:value="-1.617754" calcext:value-type="float">
            <text:p>-1.617754</text:p>
          </table:table-cell>
          <table:table-cell office:value-type="float" office:value="-1.607736" calcext:value-type="float">
            <text:p>-1.607736</text:p>
          </table:table-cell>
        </table:table-row>
        <table:table-row table:style-name="ro1">
          <table:table-cell office:value-type="float" office:value="-1.614435" calcext:value-type="float">
            <text:p>-1.614435</text:p>
          </table:table-cell>
          <table:table-cell office:value-type="float" office:value="-1.591261" calcext:value-type="float">
            <text:p>-1.591261</text:p>
          </table:table-cell>
        </table:table-row>
        <table:table-row table:style-name="ro1">
          <table:table-cell office:value-type="float" office:value="-1.611753" calcext:value-type="float">
            <text:p>-1.611753</text:p>
          </table:table-cell>
          <table:table-cell office:value-type="float" office:value="-1.591059" calcext:value-type="float">
            <text:p>-1.591059</text:p>
          </table:table-cell>
        </table:table-row>
        <table:table-row table:style-name="ro1">
          <table:table-cell office:value-type="float" office:value="-1.610021" calcext:value-type="float">
            <text:p>-1.610021</text:p>
          </table:table-cell>
          <table:table-cell office:value-type="float" office:value="-1.596267" calcext:value-type="float">
            <text:p>-1.596267</text:p>
          </table:table-cell>
        </table:table-row>
        <table:table-row table:style-name="ro1">
          <table:table-cell office:value-type="float" office:value="-1.608145" calcext:value-type="float">
            <text:p>-1.608145</text:p>
          </table:table-cell>
          <table:table-cell office:value-type="float" office:value="-1.599159" calcext:value-type="float">
            <text:p>-1.599159</text:p>
          </table:table-cell>
        </table:table-row>
        <table:table-row table:style-name="ro1">
          <table:table-cell office:value-type="float" office:value="-1.607503" calcext:value-type="float">
            <text:p>-1.607503</text:p>
          </table:table-cell>
          <table:table-cell office:value-type="float" office:value="-1.599159" calcext:value-type="float">
            <text:p>-1.599159</text:p>
          </table:table-cell>
        </table:table-row>
        <table:table-row table:style-name="ro1">
          <table:table-cell office:value-type="float" office:value="-1.606485" calcext:value-type="float">
            <text:p>-1.606485</text:p>
          </table:table-cell>
          <table:table-cell office:value-type="float" office:value="-1.599159" calcext:value-type="float">
            <text:p>-1.599159</text:p>
          </table:table-cell>
        </table:table-row>
        <table:table-row table:style-name="ro1">
          <table:table-cell office:value-type="float" office:value="-1.608033" calcext:value-type="float">
            <text:p>-1.608033</text:p>
          </table:table-cell>
          <table:table-cell office:value-type="float" office:value="-1.599159" calcext:value-type="float">
            <text:p>-1.599159</text:p>
          </table:table-cell>
        </table:table-row>
        <table:table-row table:style-name="ro1">
          <table:table-cell office:value-type="float" office:value="-1.609062" calcext:value-type="float">
            <text:p>-1.609062</text:p>
          </table:table-cell>
          <table:table-cell office:value-type="float" office:value="-1.599159" calcext:value-type="float">
            <text:p>-1.599159</text:p>
          </table:table-cell>
        </table:table-row>
        <table:table-row table:style-name="ro1">
          <table:table-cell office:value-type="float" office:value="-1.610312" calcext:value-type="float">
            <text:p>-1.610312</text:p>
          </table:table-cell>
          <table:table-cell office:value-type="float" office:value="-1.599159" calcext:value-type="float">
            <text:p>-1.599159</text:p>
          </table:table-cell>
        </table:table-row>
        <table:table-row table:style-name="ro1">
          <table:table-cell office:value-type="float" office:value="-1.611729" calcext:value-type="float">
            <text:p>-1.611729</text:p>
          </table:table-cell>
          <table:table-cell office:value-type="float" office:value="-1.599159" calcext:value-type="float">
            <text:p>-1.599159</text:p>
          </table:table-cell>
        </table:table-row>
        <table:table-row table:style-name="ro1">
          <table:table-cell office:value-type="float" office:value="-1.613111" calcext:value-type="float">
            <text:p>-1.613111</text:p>
          </table:table-cell>
          <table:table-cell office:value-type="float" office:value="-1.599159" calcext:value-type="float">
            <text:p>-1.599159</text:p>
          </table:table-cell>
        </table:table-row>
        <table:table-row table:style-name="ro1">
          <table:table-cell office:value-type="float" office:value="-1.613867" calcext:value-type="float">
            <text:p>-1.613867</text:p>
          </table:table-cell>
          <table:table-cell office:value-type="float" office:value="-1.599159" calcext:value-type="float">
            <text:p>-1.599159</text:p>
          </table:table-cell>
        </table:table-row>
        <table:table-row table:style-name="ro1">
          <table:table-cell office:value-type="float" office:value="-1.615187" calcext:value-type="float">
            <text:p>-1.615187</text:p>
          </table:table-cell>
          <table:table-cell office:value-type="float" office:value="-1.599159" calcext:value-type="float">
            <text:p>-1.599159</text:p>
          </table:table-cell>
        </table:table-row>
        <table:table-row table:style-name="ro1">
          <table:table-cell office:value-type="float" office:value="-1.616137" calcext:value-type="float">
            <text:p>-1.616137</text:p>
          </table:table-cell>
          <table:table-cell office:value-type="float" office:value="-1.599159" calcext:value-type="float">
            <text:p>-1.599159</text:p>
          </table:table-cell>
        </table:table-row>
        <table:table-row table:style-name="ro1">
          <table:table-cell office:value-type="float" office:value="-1.617622" calcext:value-type="float">
            <text:p>-1.617622</text:p>
          </table:table-cell>
          <table:table-cell office:value-type="float" office:value="-1.599159" calcext:value-type="float">
            <text:p>-1.599159</text:p>
          </table:table-cell>
        </table:table-row>
        <table:table-row table:style-name="ro1">
          <table:table-cell office:value-type="float" office:value="-1.618279" calcext:value-type="float">
            <text:p>-1.618279</text:p>
          </table:table-cell>
          <table:table-cell office:value-type="float" office:value="-1.599159" calcext:value-type="float">
            <text:p>-1.599159</text:p>
          </table:table-cell>
        </table:table-row>
        <table:table-row table:style-name="ro1">
          <table:table-cell office:value-type="float" office:value="-1.61912" calcext:value-type="float">
            <text:p>-1.61912</text:p>
          </table:table-cell>
          <table:table-cell office:value-type="float" office:value="-1.599159" calcext:value-type="float">
            <text:p>-1.599159</text:p>
          </table:table-cell>
        </table:table-row>
        <table:table-row table:style-name="ro1">
          <table:table-cell office:value-type="float" office:value="-1.618816" calcext:value-type="float">
            <text:p>-1.618816</text:p>
          </table:table-cell>
          <table:table-cell office:value-type="float" office:value="-1.604697" calcext:value-type="float">
            <text:p>-1.604697</text:p>
          </table:table-cell>
        </table:table-row>
        <table:table-row table:style-name="ro1">
          <table:table-cell office:value-type="float" office:value="-1.619039" calcext:value-type="float">
            <text:p>-1.619039</text:p>
          </table:table-cell>
          <table:table-cell office:value-type="float" office:value="-1.6027" calcext:value-type="float">
            <text:p>-1.6027</text:p>
          </table:table-cell>
        </table:table-row>
        <table:table-row table:style-name="ro1">
          <table:table-cell office:value-type="float" office:value="-1.618858" calcext:value-type="float">
            <text:p>-1.618858</text:p>
          </table:table-cell>
          <table:table-cell office:value-type="float" office:value="-1.599508" calcext:value-type="float">
            <text:p>-1.599508</text:p>
          </table:table-cell>
        </table:table-row>
        <table:table-row table:style-name="ro1">
          <table:table-cell office:value-type="float" office:value="-1.618447" calcext:value-type="float">
            <text:p>-1.618447</text:p>
          </table:table-cell>
          <table:table-cell office:value-type="float" office:value="-1.607755" calcext:value-type="float">
            <text:p>-1.607755</text:p>
          </table:table-cell>
        </table:table-row>
        <table:table-row table:style-name="ro1">
          <table:table-cell office:value-type="float" office:value="-1.617979" calcext:value-type="float">
            <text:p>-1.617979</text:p>
          </table:table-cell>
          <table:table-cell office:value-type="float" office:value="-1.610986" calcext:value-type="float">
            <text:p>-1.610986</text:p>
          </table:table-cell>
        </table:table-row>
        <table:table-row table:style-name="ro1">
          <table:table-cell office:value-type="float" office:value="-1.617106" calcext:value-type="float">
            <text:p>-1.617106</text:p>
          </table:table-cell>
          <table:table-cell office:value-type="float" office:value="-1.61757" calcext:value-type="float">
            <text:p>-1.61757</text:p>
          </table:table-cell>
        </table:table-row>
        <table:table-row table:style-name="ro1">
          <table:table-cell office:value-type="float" office:value="-1.61506" calcext:value-type="float">
            <text:p>-1.61506</text:p>
          </table:table-cell>
          <table:table-cell office:value-type="float" office:value="-1.628843" calcext:value-type="float">
            <text:p>-1.628843</text:p>
          </table:table-cell>
        </table:table-row>
        <table:table-row table:style-name="ro1">
          <table:table-cell office:value-type="float" office:value="-1.613532" calcext:value-type="float">
            <text:p>-1.613532</text:p>
          </table:table-cell>
          <table:table-cell office:value-type="float" office:value="-1.633465" calcext:value-type="float">
            <text:p>-1.633465</text:p>
          </table:table-cell>
        </table:table-row>
        <table:table-row table:style-name="ro1">
          <table:table-cell office:value-type="float" office:value="-1.613061" calcext:value-type="float">
            <text:p>-1.613061</text:p>
          </table:table-cell>
          <table:table-cell office:value-type="float" office:value="-1.633465" calcext:value-type="float">
            <text:p>-1.633465</text:p>
          </table:table-cell>
        </table:table-row>
        <table:table-row table:style-name="ro1">
          <table:table-cell office:value-type="float" office:value="-1.613518" calcext:value-type="float">
            <text:p>-1.613518</text:p>
          </table:table-cell>
          <table:table-cell office:value-type="float" office:value="-1.633465" calcext:value-type="float">
            <text:p>-1.633465</text:p>
          </table:table-cell>
        </table:table-row>
        <table:table-row table:style-name="ro1">
          <table:table-cell office:value-type="float" office:value="-1.613316" calcext:value-type="float">
            <text:p>-1.613316</text:p>
          </table:table-cell>
          <table:table-cell office:value-type="float" office:value="-1.633465" calcext:value-type="float">
            <text:p>-1.633465</text:p>
          </table:table-cell>
        </table:table-row>
        <table:table-row table:style-name="ro1">
          <table:table-cell office:value-type="float" office:value="-1.614589" calcext:value-type="float">
            <text:p>-1.614589</text:p>
          </table:table-cell>
          <table:table-cell office:value-type="float" office:value="-1.633465" calcext:value-type="float">
            <text:p>-1.633465</text:p>
          </table:table-cell>
        </table:table-row>
        <table:table-row table:style-name="ro1">
          <table:table-cell office:value-type="float" office:value="-1.615542" calcext:value-type="float">
            <text:p>-1.615542</text:p>
          </table:table-cell>
          <table:table-cell office:value-type="float" office:value="-1.633465" calcext:value-type="float">
            <text:p>-1.633465</text:p>
          </table:table-cell>
        </table:table-row>
        <table:table-row table:style-name="ro1">
          <table:table-cell office:value-type="float" office:value="-1.61668" calcext:value-type="float">
            <text:p>-1.61668</text:p>
          </table:table-cell>
          <table:table-cell office:value-type="float" office:value="-1.633465" calcext:value-type="float">
            <text:p>-1.633465</text:p>
          </table:table-cell>
        </table:table-row>
        <table:table-row table:style-name="ro1">
          <table:table-cell office:value-type="float" office:value="-1.618217" calcext:value-type="float">
            <text:p>-1.618217</text:p>
          </table:table-cell>
          <table:table-cell office:value-type="float" office:value="-1.633465" calcext:value-type="float">
            <text:p>-1.633465</text:p>
          </table:table-cell>
        </table:table-row>
        <table:table-row table:style-name="ro1">
          <table:table-cell office:value-type="float" office:value="-1.61932" calcext:value-type="float">
            <text:p>-1.61932</text:p>
          </table:table-cell>
          <table:table-cell office:value-type="float" office:value="-1.633465" calcext:value-type="float">
            <text:p>-1.633465</text:p>
          </table:table-cell>
        </table:table-row>
        <table:table-row table:style-name="ro1">
          <table:table-cell office:value-type="float" office:value="-1.620361" calcext:value-type="float">
            <text:p>-1.620361</text:p>
          </table:table-cell>
          <table:table-cell office:value-type="float" office:value="-1.633465" calcext:value-type="float">
            <text:p>-1.633465</text:p>
          </table:table-cell>
        </table:table-row>
        <table:table-row table:style-name="ro1">
          <table:table-cell office:value-type="float" office:value="-1.62123" calcext:value-type="float">
            <text:p>-1.62123</text:p>
          </table:table-cell>
          <table:table-cell office:value-type="float" office:value="-1.633465" calcext:value-type="float">
            <text:p>-1.633465</text:p>
          </table:table-cell>
        </table:table-row>
        <table:table-row table:style-name="ro1">
          <table:table-cell office:value-type="float" office:value="-1.621992" calcext:value-type="float">
            <text:p>-1.621992</text:p>
          </table:table-cell>
          <table:table-cell office:value-type="float" office:value="-1.633465" calcext:value-type="float">
            <text:p>-1.633465</text:p>
          </table:table-cell>
        </table:table-row>
        <table:table-row table:style-name="ro1">
          <table:table-cell office:value-type="float" office:value="-1.622859" calcext:value-type="float">
            <text:p>-1.622859</text:p>
          </table:table-cell>
          <table:table-cell office:value-type="float" office:value="-1.633465" calcext:value-type="float">
            <text:p>-1.633465</text:p>
          </table:table-cell>
        </table:table-row>
        <table:table-row table:style-name="ro1">
          <table:table-cell office:value-type="float" office:value="-1.625283" calcext:value-type="float">
            <text:p>-1.625283</text:p>
          </table:table-cell>
          <table:table-cell office:value-type="float" office:value="-1.634731" calcext:value-type="float">
            <text:p>-1.634731</text:p>
          </table:table-cell>
        </table:table-row>
        <table:table-row table:style-name="ro1">
          <table:table-cell office:value-type="float" office:value="-1.627544" calcext:value-type="float">
            <text:p>-1.627544</text:p>
          </table:table-cell>
          <table:table-cell office:value-type="float" office:value="-1.632434" calcext:value-type="float">
            <text:p>-1.632434</text:p>
          </table:table-cell>
        </table:table-row>
        <table:table-row table:style-name="ro1">
          <table:table-cell office:value-type="float" office:value="-1.628014" calcext:value-type="float">
            <text:p>-1.628014</text:p>
          </table:table-cell>
          <table:table-cell office:value-type="float" office:value="-1.625716" calcext:value-type="float">
            <text:p>-1.625716</text:p>
          </table:table-cell>
        </table:table-row>
        <table:table-row table:style-name="ro1">
          <table:table-cell office:value-type="float" office:value="-1.629097" calcext:value-type="float">
            <text:p>-1.629097</text:p>
          </table:table-cell>
          <table:table-cell office:value-type="float" office:value="-1.610508" calcext:value-type="float">
            <text:p>-1.610508</text:p>
          </table:table-cell>
        </table:table-row>
        <table:table-row table:style-name="ro1">
          <table:table-cell office:value-type="float" office:value="-1.630531" calcext:value-type="float">
            <text:p>-1.630531</text:p>
          </table:table-cell>
          <table:table-cell office:value-type="float" office:value="-1.601487" calcext:value-type="float">
            <text:p>-1.601487</text:p>
          </table:table-cell>
        </table:table-row>
        <table:table-row table:style-name="ro1">
          <table:table-cell office:value-type="float" office:value="-1.63029" calcext:value-type="float">
            <text:p>-1.63029</text:p>
          </table:table-cell>
          <table:table-cell office:value-type="float" office:value="-1.589755" calcext:value-type="float">
            <text:p>-1.589755</text:p>
          </table:table-cell>
        </table:table-row>
        <table:table-row table:style-name="ro1">
          <table:table-cell office:value-type="float" office:value="-1.631102" calcext:value-type="float">
            <text:p>-1.631102</text:p>
          </table:table-cell>
          <table:table-cell office:value-type="float" office:value="-1.587435" calcext:value-type="float">
            <text:p>-1.587435</text:p>
          </table:table-cell>
        </table:table-row>
        <table:table-row table:style-name="ro1">
          <table:table-cell office:value-type="float" office:value="-1.631091" calcext:value-type="float">
            <text:p>-1.631091</text:p>
          </table:table-cell>
          <table:table-cell office:value-type="float" office:value="-1.588167" calcext:value-type="float">
            <text:p>-1.588167</text:p>
          </table:table-cell>
        </table:table-row>
        <table:table-row table:style-name="ro1">
          <table:table-cell office:value-type="float" office:value="-1.632771" calcext:value-type="float">
            <text:p>-1.632771</text:p>
          </table:table-cell>
          <table:table-cell office:value-type="float" office:value="-1.588167" calcext:value-type="float">
            <text:p>-1.588167</text:p>
          </table:table-cell>
        </table:table-row>
        <table:table-row table:style-name="ro1">
          <table:table-cell office:value-type="float" office:value="-1.632677" calcext:value-type="float">
            <text:p>-1.632677</text:p>
          </table:table-cell>
          <table:table-cell office:value-type="float" office:value="-1.588167" calcext:value-type="float">
            <text:p>-1.588167</text:p>
          </table:table-cell>
        </table:table-row>
        <table:table-row table:style-name="ro1">
          <table:table-cell office:value-type="float" office:value="-1.633675" calcext:value-type="float">
            <text:p>-1.633675</text:p>
          </table:table-cell>
          <table:table-cell office:value-type="float" office:value="-1.588167" calcext:value-type="float">
            <text:p>-1.588167</text:p>
          </table:table-cell>
        </table:table-row>
        <table:table-row table:style-name="ro1">
          <table:table-cell office:value-type="float" office:value="-1.633502" calcext:value-type="float">
            <text:p>-1.633502</text:p>
          </table:table-cell>
          <table:table-cell office:value-type="float" office:value="-1.588167" calcext:value-type="float">
            <text:p>-1.588167</text:p>
          </table:table-cell>
        </table:table-row>
        <table:table-row table:style-name="ro1">
          <table:table-cell office:value-type="float" office:value="-1.634226" calcext:value-type="float">
            <text:p>-1.634226</text:p>
          </table:table-cell>
          <table:table-cell office:value-type="float" office:value="-1.588167" calcext:value-type="float">
            <text:p>-1.588167</text:p>
          </table:table-cell>
        </table:table-row>
        <table:table-row table:style-name="ro1">
          <table:table-cell office:value-type="float" office:value="-1.634325" calcext:value-type="float">
            <text:p>-1.634325</text:p>
          </table:table-cell>
          <table:table-cell office:value-type="float" office:value="-1.588167" calcext:value-type="float">
            <text:p>-1.588167</text:p>
          </table:table-cell>
        </table:table-row>
        <table:table-row table:style-name="ro1">
          <table:table-cell office:value-type="float" office:value="-1.634798" calcext:value-type="float">
            <text:p>-1.634798</text:p>
          </table:table-cell>
          <table:table-cell office:value-type="float" office:value="-1.588167" calcext:value-type="float">
            <text:p>-1.588167</text:p>
          </table:table-cell>
        </table:table-row>
        <table:table-row table:style-name="ro1">
          <table:table-cell office:value-type="float" office:value="-1.63475" calcext:value-type="float">
            <text:p>-1.63475</text:p>
          </table:table-cell>
          <table:table-cell office:value-type="float" office:value="-1.588167" calcext:value-type="float">
            <text:p>-1.588167</text:p>
          </table:table-cell>
        </table:table-row>
        <table:table-row table:style-name="ro1">
          <table:table-cell office:value-type="float" office:value="-1.635044" calcext:value-type="float">
            <text:p>-1.635044</text:p>
          </table:table-cell>
          <table:table-cell office:value-type="float" office:value="-1.588167" calcext:value-type="float">
            <text:p>-1.588167</text:p>
          </table:table-cell>
        </table:table-row>
        <table:table-row table:style-name="ro1">
          <table:table-cell office:value-type="float" office:value="-1.635254" calcext:value-type="float">
            <text:p>-1.635254</text:p>
          </table:table-cell>
          <table:table-cell office:value-type="float" office:value="-1.588167" calcext:value-type="float">
            <text:p>-1.588167</text:p>
          </table:table-cell>
        </table:table-row>
        <table:table-row table:style-name="ro1">
          <table:table-cell office:value-type="float" office:value="-1.635895" calcext:value-type="float">
            <text:p>-1.635895</text:p>
          </table:table-cell>
          <table:table-cell office:value-type="float" office:value="-1.588167" calcext:value-type="float">
            <text:p>-1.588167</text:p>
          </table:table-cell>
        </table:table-row>
        <table:table-row table:style-name="ro1">
          <table:table-cell office:value-type="float" office:value="-1.636564" calcext:value-type="float">
            <text:p>-1.636564</text:p>
          </table:table-cell>
          <table:table-cell office:value-type="float" office:value="-1.588167" calcext:value-type="float">
            <text:p>-1.588167</text:p>
          </table:table-cell>
        </table:table-row>
        <table:table-row table:style-name="ro1">
          <table:table-cell office:value-type="float" office:value="-1.637452" calcext:value-type="float">
            <text:p>-1.637452</text:p>
          </table:table-cell>
          <table:table-cell office:value-type="float" office:value="-1.588167" calcext:value-type="float">
            <text:p>-1.588167</text:p>
          </table:table-cell>
        </table:table-row>
        <table:table-row table:style-name="ro1">
          <table:table-cell office:value-type="float" office:value="-1.63852" calcext:value-type="float">
            <text:p>-1.63852</text:p>
          </table:table-cell>
          <table:table-cell office:value-type="float" office:value="-1.596477" calcext:value-type="float">
            <text:p>-1.596477</text:p>
          </table:table-cell>
        </table:table-row>
        <table:table-row table:style-name="ro1">
          <table:table-cell office:value-type="float" office:value="-1.639801" calcext:value-type="float">
            <text:p>-1.639801</text:p>
          </table:table-cell>
          <table:table-cell office:value-type="float" office:value="-1.600849" calcext:value-type="float">
            <text:p>-1.600849</text:p>
          </table:table-cell>
        </table:table-row>
        <table:table-row table:style-name="ro1">
          <table:table-cell office:value-type="float" office:value="-1.641276" calcext:value-type="float">
            <text:p>-1.641276</text:p>
          </table:table-cell>
          <table:table-cell office:value-type="float" office:value="-1.606998" calcext:value-type="float">
            <text:p>-1.606998</text:p>
          </table:table-cell>
        </table:table-row>
        <table:table-row table:style-name="ro1">
          <table:table-cell office:value-type="float" office:value="-1.642518" calcext:value-type="float">
            <text:p>-1.642518</text:p>
          </table:table-cell>
          <table:table-cell office:value-type="float" office:value="-1.608509" calcext:value-type="float">
            <text:p>-1.608509</text:p>
          </table:table-cell>
        </table:table-row>
        <table:table-row table:style-name="ro1">
          <table:table-cell office:value-type="float" office:value="-1.64422" calcext:value-type="float">
            <text:p>-1.64422</text:p>
          </table:table-cell>
          <table:table-cell office:value-type="float" office:value="-1.619062" calcext:value-type="float">
            <text:p>-1.619062</text:p>
          </table:table-cell>
        </table:table-row>
        <table:table-row table:style-name="ro1">
          <table:table-cell office:value-type="float" office:value="-1.645662" calcext:value-type="float">
            <text:p>-1.645662</text:p>
          </table:table-cell>
          <table:table-cell office:value-type="float" office:value="-1.616196" calcext:value-type="float">
            <text:p>-1.616196</text:p>
          </table:table-cell>
        </table:table-row>
        <table:table-row table:style-name="ro1">
          <table:table-cell office:value-type="float" office:value="-1.647564" calcext:value-type="float">
            <text:p>-1.647564</text:p>
          </table:table-cell>
          <table:table-cell office:value-type="float" office:value="-1.623596" calcext:value-type="float">
            <text:p>-1.623596</text:p>
          </table:table-cell>
        </table:table-row>
        <table:table-row table:style-name="ro1">
          <table:table-cell office:value-type="float" office:value="-1.646677" calcext:value-type="float">
            <text:p>-1.646677</text:p>
          </table:table-cell>
          <table:table-cell office:value-type="float" office:value="-1.623333" calcext:value-type="float">
            <text:p>-1.623333</text:p>
          </table:table-cell>
        </table:table-row>
        <table:table-row table:style-name="ro1">
          <table:table-cell office:value-type="float" office:value="-1.646313" calcext:value-type="float">
            <text:p>-1.646313</text:p>
          </table:table-cell>
          <table:table-cell office:value-type="float" office:value="-1.623333" calcext:value-type="float">
            <text:p>-1.623333</text:p>
          </table:table-cell>
        </table:table-row>
        <table:table-row table:style-name="ro1">
          <table:table-cell office:value-type="float" office:value="-1.644947" calcext:value-type="float">
            <text:p>-1.644947</text:p>
          </table:table-cell>
          <table:table-cell office:value-type="float" office:value="-1.623333" calcext:value-type="float">
            <text:p>-1.623333</text:p>
          </table:table-cell>
        </table:table-row>
        <table:table-row table:style-name="ro1">
          <table:table-cell office:value-type="float" office:value="-1.643176" calcext:value-type="float">
            <text:p>-1.643176</text:p>
          </table:table-cell>
          <table:table-cell office:value-type="float" office:value="-1.623333" calcext:value-type="float">
            <text:p>-1.623333</text:p>
          </table:table-cell>
        </table:table-row>
        <table:table-row table:style-name="ro1">
          <table:table-cell office:value-type="float" office:value="-1.641508" calcext:value-type="float">
            <text:p>-1.641508</text:p>
          </table:table-cell>
          <table:table-cell office:value-type="float" office:value="-1.623333" calcext:value-type="float">
            <text:p>-1.623333</text:p>
          </table:table-cell>
        </table:table-row>
        <table:table-row table:style-name="ro1">
          <table:table-cell office:value-type="float" office:value="-1.639364" calcext:value-type="float">
            <text:p>-1.639364</text:p>
          </table:table-cell>
          <table:table-cell office:value-type="float" office:value="-1.623333" calcext:value-type="float">
            <text:p>-1.623333</text:p>
          </table:table-cell>
        </table:table-row>
        <table:table-row table:style-name="ro1">
          <table:table-cell office:value-type="float" office:value="-1.637053" calcext:value-type="float">
            <text:p>-1.637053</text:p>
          </table:table-cell>
          <table:table-cell office:value-type="float" office:value="-1.623333" calcext:value-type="float">
            <text:p>-1.623333</text:p>
          </table:table-cell>
        </table:table-row>
        <table:table-row table:style-name="ro1">
          <table:table-cell office:value-type="float" office:value="-1.634476" calcext:value-type="float">
            <text:p>-1.634476</text:p>
          </table:table-cell>
          <table:table-cell office:value-type="float" office:value="-1.623333" calcext:value-type="float">
            <text:p>-1.623333</text:p>
          </table:table-cell>
        </table:table-row>
        <table:table-row table:style-name="ro1">
          <table:table-cell office:value-type="float" office:value="-1.631774" calcext:value-type="float">
            <text:p>-1.631774</text:p>
          </table:table-cell>
          <table:table-cell office:value-type="float" office:value="-1.623333" calcext:value-type="float">
            <text:p>-1.623333</text:p>
          </table:table-cell>
        </table:table-row>
        <table:table-row table:style-name="ro1">
          <table:table-cell office:value-type="float" office:value="-1.62906" calcext:value-type="float">
            <text:p>-1.62906</text:p>
          </table:table-cell>
          <table:table-cell office:value-type="float" office:value="-1.623333" calcext:value-type="float">
            <text:p>-1.623333</text:p>
          </table:table-cell>
        </table:table-row>
        <table:table-row table:style-name="ro1">
          <table:table-cell office:value-type="float" office:value="-1.626243" calcext:value-type="float">
            <text:p>-1.626243</text:p>
          </table:table-cell>
          <table:table-cell office:value-type="float" office:value="-1.623333" calcext:value-type="float">
            <text:p>-1.623333</text:p>
          </table:table-cell>
        </table:table-row>
        <table:table-row table:style-name="ro1">
          <table:table-cell office:value-type="float" office:value="-1.623427" calcext:value-type="float">
            <text:p>-1.623427</text:p>
          </table:table-cell>
          <table:table-cell office:value-type="float" office:value="-1.623333" calcext:value-type="float">
            <text:p>-1.623333</text:p>
          </table:table-cell>
        </table:table-row>
        <table:table-row table:style-name="ro1">
          <table:table-cell office:value-type="float" office:value="-1.621521" calcext:value-type="float">
            <text:p>-1.621521</text:p>
          </table:table-cell>
          <table:table-cell office:value-type="float" office:value="-1.623333" calcext:value-type="float">
            <text:p>-1.623333</text:p>
          </table:table-cell>
        </table:table-row>
        <table:table-row table:style-name="ro1">
          <table:table-cell office:value-type="float" office:value="-1.621321" calcext:value-type="float">
            <text:p>-1.621321</text:p>
          </table:table-cell>
          <table:table-cell office:value-type="float" office:value="-1.623197" calcext:value-type="float">
            <text:p>-1.623197</text:p>
          </table:table-cell>
        </table:table-row>
        <table:table-row table:style-name="ro1">
          <table:table-cell office:value-type="float" office:value="-1.622026" calcext:value-type="float">
            <text:p>-1.622026</text:p>
          </table:table-cell>
          <table:table-cell office:value-type="float" office:value="-1.620282" calcext:value-type="float">
            <text:p>-1.620282</text:p>
          </table:table-cell>
        </table:table-row>
        <table:table-row table:style-name="ro1">
          <table:table-cell office:value-type="float" office:value="-1.623003" calcext:value-type="float">
            <text:p>-1.623003</text:p>
          </table:table-cell>
          <table:table-cell office:value-type="float" office:value="-1.614435" calcext:value-type="float">
            <text:p>-1.614435</text:p>
          </table:table-cell>
        </table:table-row>
        <table:table-row table:style-name="ro1">
          <table:table-cell office:value-type="float" office:value="-1.624896" calcext:value-type="float">
            <text:p>-1.624896</text:p>
          </table:table-cell>
          <table:table-cell office:value-type="float" office:value="-1.612315" calcext:value-type="float">
            <text:p>-1.612315</text:p>
          </table:table-cell>
        </table:table-row>
        <table:table-row table:style-name="ro1">
          <table:table-cell office:value-type="float" office:value="-1.627306" calcext:value-type="float">
            <text:p>-1.627306</text:p>
          </table:table-cell>
          <table:table-cell office:value-type="float" office:value="-1.603105" calcext:value-type="float">
            <text:p>-1.603105</text:p>
          </table:table-cell>
        </table:table-row>
        <table:table-row table:style-name="ro1">
          <table:table-cell office:value-type="float" office:value="-1.631606" calcext:value-type="float">
            <text:p>-1.631606</text:p>
          </table:table-cell>
          <table:table-cell office:value-type="float" office:value="-1.6007" calcext:value-type="float">
            <text:p>-1.6007</text:p>
          </table:table-cell>
        </table:table-row>
        <table:table-row table:style-name="ro1">
          <table:table-cell office:value-type="float" office:value="-1.632365" calcext:value-type="float">
            <text:p>-1.632365</text:p>
          </table:table-cell>
          <table:table-cell office:value-type="float" office:value="-1.59618" calcext:value-type="float">
            <text:p>-1.59618</text:p>
          </table:table-cell>
        </table:table-row>
        <table:table-row table:style-name="ro1">
          <table:table-cell office:value-type="float" office:value="-1.630152" calcext:value-type="float">
            <text:p>-1.630152</text:p>
          </table:table-cell>
          <table:table-cell office:value-type="float" office:value="-1.587244" calcext:value-type="float">
            <text:p>-1.587244</text:p>
          </table:table-cell>
        </table:table-row>
        <table:table-row table:style-name="ro1">
          <table:table-cell office:value-type="float" office:value="-1.628511" calcext:value-type="float">
            <text:p>-1.628511</text:p>
          </table:table-cell>
          <table:table-cell office:value-type="float" office:value="-1.587244" calcext:value-type="float">
            <text:p>-1.587244</text:p>
          </table:table-cell>
        </table:table-row>
        <table:table-row table:style-name="ro1">
          <table:table-cell office:value-type="float" office:value="-1.629662" calcext:value-type="float">
            <text:p>-1.629662</text:p>
          </table:table-cell>
          <table:table-cell office:value-type="float" office:value="-1.587244" calcext:value-type="float">
            <text:p>-1.587244</text:p>
          </table:table-cell>
        </table:table-row>
        <table:table-row table:style-name="ro1">
          <table:table-cell office:value-type="float" office:value="-1.624637" calcext:value-type="float">
            <text:p>-1.624637</text:p>
          </table:table-cell>
          <table:table-cell office:value-type="float" office:value="-1.587244" calcext:value-type="float">
            <text:p>-1.587244</text:p>
          </table:table-cell>
        </table:table-row>
        <table:table-row table:style-name="ro1">
          <table:table-cell office:value-type="float" office:value="-1.619077" calcext:value-type="float">
            <text:p>-1.619077</text:p>
          </table:table-cell>
          <table:table-cell office:value-type="float" office:value="-1.587244" calcext:value-type="float">
            <text:p>-1.587244</text:p>
          </table:table-cell>
        </table:table-row>
        <table:table-row table:style-name="ro1">
          <table:table-cell office:value-type="float" office:value="-1.623193" calcext:value-type="float">
            <text:p>-1.623193</text:p>
          </table:table-cell>
          <table:table-cell office:value-type="float" office:value="-1.587244" calcext:value-type="float">
            <text:p>-1.587244</text:p>
          </table:table-cell>
        </table:table-row>
        <table:table-row table:style-name="ro1">
          <table:table-cell office:value-type="float" office:value="-1.626839" calcext:value-type="float">
            <text:p>-1.626839</text:p>
          </table:table-cell>
          <table:table-cell office:value-type="float" office:value="-1.587244" calcext:value-type="float">
            <text:p>-1.587244</text:p>
          </table:table-cell>
        </table:table-row>
        <table:table-row table:style-name="ro1">
          <table:table-cell office:value-type="float" office:value="-1.630575" calcext:value-type="float">
            <text:p>-1.630575</text:p>
          </table:table-cell>
          <table:table-cell office:value-type="float" office:value="-1.587244" calcext:value-type="float">
            <text:p>-1.587244</text:p>
          </table:table-cell>
        </table:table-row>
        <table:table-row table:style-name="ro1">
          <table:table-cell office:value-type="float" office:value="-1.6344" calcext:value-type="float">
            <text:p>-1.6344</text:p>
          </table:table-cell>
          <table:table-cell office:value-type="float" office:value="-1.587244" calcext:value-type="float">
            <text:p>-1.587244</text:p>
          </table:table-cell>
        </table:table-row>
        <table:table-row table:style-name="ro1">
          <table:table-cell office:value-type="float" office:value="-1.638897" calcext:value-type="float">
            <text:p>-1.638897</text:p>
          </table:table-cell>
          <table:table-cell office:value-type="float" office:value="-1.587244" calcext:value-type="float">
            <text:p>-1.587244</text:p>
          </table:table-cell>
        </table:table-row>
        <table:table-row table:style-name="ro1">
          <table:table-cell office:value-type="float" office:value="-1.642986" calcext:value-type="float">
            <text:p>-1.642986</text:p>
          </table:table-cell>
          <table:table-cell office:value-type="float" office:value="-1.587244" calcext:value-type="float">
            <text:p>-1.587244</text:p>
          </table:table-cell>
        </table:table-row>
        <table:table-row table:style-name="ro1">
          <table:table-cell office:value-type="float" office:value="-1.646836" calcext:value-type="float">
            <text:p>-1.646836</text:p>
          </table:table-cell>
          <table:table-cell office:value-type="float" office:value="-1.587244" calcext:value-type="float">
            <text:p>-1.587244</text:p>
          </table:table-cell>
        </table:table-row>
        <table:table-row table:style-name="ro1">
          <table:table-cell office:value-type="float" office:value="-1.649753" calcext:value-type="float">
            <text:p>-1.649753</text:p>
          </table:table-cell>
          <table:table-cell office:value-type="float" office:value="-1.587244" calcext:value-type="float">
            <text:p>-1.587244</text:p>
          </table:table-cell>
        </table:table-row>
        <table:table-row table:style-name="ro1">
          <table:table-cell office:value-type="float" office:value="-1.637026" calcext:value-type="float">
            <text:p>-1.637026</text:p>
          </table:table-cell>
          <table:table-cell office:value-type="float" office:value="-1.587244" calcext:value-type="float">
            <text:p>-1.587244</text:p>
          </table:table-cell>
        </table:table-row>
        <table:table-row table:style-name="ro1">
          <table:table-cell office:value-type="float" office:value="-1.620389" calcext:value-type="float">
            <text:p>-1.620389</text:p>
          </table:table-cell>
          <table:table-cell office:value-type="float" office:value="-1.581971" calcext:value-type="float">
            <text:p>-1.581971</text:p>
          </table:table-cell>
        </table:table-row>
        <table:table-row table:style-name="ro1">
          <table:table-cell office:value-type="float" office:value="-1.602173" calcext:value-type="float">
            <text:p>-1.602173</text:p>
          </table:table-cell>
          <table:table-cell office:value-type="float" office:value="-1.589451" calcext:value-type="float">
            <text:p>-1.589451</text:p>
          </table:table-cell>
        </table:table-row>
        <table:table-row table:style-name="ro1">
          <table:table-cell office:value-type="float" office:value="-1.596499" calcext:value-type="float">
            <text:p>-1.596499</text:p>
          </table:table-cell>
          <table:table-cell office:value-type="float" office:value="-1.59034" calcext:value-type="float">
            <text:p>-1.59034</text:p>
          </table:table-cell>
        </table:table-row>
        <table:table-row table:style-name="ro1">
          <table:table-cell office:value-type="float" office:value="-1.58883" calcext:value-type="float">
            <text:p>-1.58883</text:p>
          </table:table-cell>
          <table:table-cell office:value-type="float" office:value="-1.635956" calcext:value-type="float">
            <text:p>-1.635956</text:p>
          </table:table-cell>
        </table:table-row>
        <table:table-row table:style-name="ro1">
          <table:table-cell office:value-type="float" office:value="-1.592514" calcext:value-type="float">
            <text:p>-1.592514</text:p>
          </table:table-cell>
          <table:table-cell office:value-type="float" office:value="-1.675688" calcext:value-type="float">
            <text:p>-1.675688</text:p>
          </table:table-cell>
        </table:table-row>
        <table:table-row table:style-name="ro1">
          <table:table-cell office:value-type="float" office:value="-1.59573" calcext:value-type="float">
            <text:p>-1.59573</text:p>
          </table:table-cell>
          <table:table-cell office:value-type="float" office:value="-1.682427" calcext:value-type="float">
            <text:p>-1.682427</text:p>
          </table:table-cell>
        </table:table-row>
        <table:table-row table:style-name="ro1">
          <table:table-cell office:value-type="float" office:value="-1.600438" calcext:value-type="float">
            <text:p>-1.600438</text:p>
          </table:table-cell>
          <table:table-cell office:value-type="float" office:value="-1.701553" calcext:value-type="float">
            <text:p>-1.701553</text:p>
          </table:table-cell>
        </table:table-row>
        <table:table-row table:style-name="ro1">
          <table:table-cell office:value-type="float" office:value="-1.605859" calcext:value-type="float">
            <text:p>-1.605859</text:p>
          </table:table-cell>
          <table:table-cell office:value-type="float" office:value="-1.70601" calcext:value-type="float">
            <text:p>-1.70601</text:p>
          </table:table-cell>
        </table:table-row>
        <table:table-row table:style-name="ro1">
          <table:table-cell office:value-type="float" office:value="-1.610768" calcext:value-type="float">
            <text:p>-1.610768</text:p>
          </table:table-cell>
          <table:table-cell office:value-type="float" office:value="-1.70601" calcext:value-type="float">
            <text:p>-1.70601</text:p>
          </table:table-cell>
        </table:table-row>
        <table:table-row table:style-name="ro1">
          <table:table-cell office:value-type="float" office:value="-1.616033" calcext:value-type="float">
            <text:p>-1.616033</text:p>
          </table:table-cell>
          <table:table-cell office:value-type="float" office:value="-1.70601" calcext:value-type="float">
            <text:p>-1.70601</text:p>
          </table:table-cell>
        </table:table-row>
        <table:table-row table:style-name="ro1">
          <table:table-cell office:value-type="float" office:value="-1.625979" calcext:value-type="float">
            <text:p>-1.625979</text:p>
          </table:table-cell>
          <table:table-cell office:value-type="float" office:value="-1.70601" calcext:value-type="float">
            <text:p>-1.70601</text:p>
          </table:table-cell>
        </table:table-row>
        <table:table-row table:style-name="ro1">
          <table:table-cell office:value-type="float" office:value="-1.637979" calcext:value-type="float">
            <text:p>-1.637979</text:p>
          </table:table-cell>
          <table:table-cell office:value-type="float" office:value="-1.70601" calcext:value-type="float">
            <text:p>-1.70601</text:p>
          </table:table-cell>
        </table:table-row>
        <table:table-row table:style-name="ro1">
          <table:table-cell office:value-type="float" office:value="-1.64179" calcext:value-type="float">
            <text:p>-1.64179</text:p>
          </table:table-cell>
          <table:table-cell office:value-type="float" office:value="-1.70601" calcext:value-type="float">
            <text:p>-1.70601</text:p>
          </table:table-cell>
        </table:table-row>
        <table:table-row table:style-name="ro1">
          <table:table-cell office:value-type="float" office:value="-1.646486" calcext:value-type="float">
            <text:p>-1.646486</text:p>
          </table:table-cell>
          <table:table-cell office:value-type="float" office:value="-1.70601" calcext:value-type="float">
            <text:p>-1.70601</text:p>
          </table:table-cell>
        </table:table-row>
        <table:table-row table:style-name="ro1">
          <table:table-cell office:value-type="float" office:value="-1.651672" calcext:value-type="float">
            <text:p>-1.651672</text:p>
          </table:table-cell>
          <table:table-cell office:value-type="float" office:value="-1.70601" calcext:value-type="float">
            <text:p>-1.70601</text:p>
          </table:table-cell>
        </table:table-row>
        <table:table-row table:style-name="ro1">
          <table:table-cell office:value-type="float" office:value="-1.652346" calcext:value-type="float">
            <text:p>-1.652346</text:p>
          </table:table-cell>
          <table:table-cell office:value-type="float" office:value="-1.70601" calcext:value-type="float">
            <text:p>-1.70601</text:p>
          </table:table-cell>
        </table:table-row>
        <table:table-row table:style-name="ro1">
          <table:table-cell office:value-type="float" office:value="-1.649163" calcext:value-type="float">
            <text:p>-1.649163</text:p>
          </table:table-cell>
          <table:table-cell office:value-type="float" office:value="-1.70601" calcext:value-type="float">
            <text:p>-1.70601</text:p>
          </table:table-cell>
        </table:table-row>
        <table:table-row table:style-name="ro1">
          <table:table-cell office:value-type="float" office:value="-1.646061" calcext:value-type="float">
            <text:p>-1.646061</text:p>
          </table:table-cell>
          <table:table-cell office:value-type="float" office:value="-1.70601" calcext:value-type="float">
            <text:p>-1.70601</text:p>
          </table:table-cell>
        </table:table-row>
        <table:table-row table:style-name="ro1">
          <table:table-cell office:value-type="float" office:value="-1.642218" calcext:value-type="float">
            <text:p>-1.642218</text:p>
          </table:table-cell>
          <table:table-cell office:value-type="float" office:value="-1.70601" calcext:value-type="float">
            <text:p>-1.70601</text:p>
          </table:table-cell>
        </table:table-row>
        <table:table-row table:style-name="ro1">
          <table:table-cell office:value-type="float" office:value="-1.637818" calcext:value-type="float">
            <text:p>-1.637818</text:p>
          </table:table-cell>
          <table:table-cell office:value-type="float" office:value="-1.70601" calcext:value-type="float">
            <text:p>-1.70601</text:p>
          </table:table-cell>
        </table:table-row>
        <table:table-row table:style-name="ro1">
          <table:table-cell office:value-type="float" office:value="-1.635126" calcext:value-type="float">
            <text:p>-1.635126</text:p>
          </table:table-cell>
          <table:table-cell office:value-type="float" office:value="-1.696963" calcext:value-type="float">
            <text:p>-1.696963</text:p>
          </table:table-cell>
        </table:table-row>
        <table:table-row table:style-name="ro1">
          <table:table-cell office:value-type="float" office:value="-1.633683" calcext:value-type="float">
            <text:p>-1.633683</text:p>
          </table:table-cell>
          <table:table-cell office:value-type="float" office:value="-1.713196" calcext:value-type="float">
            <text:p>-1.713196</text:p>
          </table:table-cell>
        </table:table-row>
        <table:table-row table:style-name="ro1">
          <table:table-cell office:value-type="float" office:value="-1.633637" calcext:value-type="float">
            <text:p>-1.633637</text:p>
          </table:table-cell>
          <table:table-cell office:value-type="float" office:value="-1.706845" calcext:value-type="float">
            <text:p>-1.706845</text:p>
          </table:table-cell>
        </table:table-row>
        <table:table-row table:style-name="ro1">
          <table:table-cell office:value-type="float" office:value="-1.635134" calcext:value-type="float">
            <text:p>-1.635134</text:p>
          </table:table-cell>
          <table:table-cell office:value-type="float" office:value="-1.685247" calcext:value-type="float">
            <text:p>-1.685247</text:p>
          </table:table-cell>
        </table:table-row>
        <table:table-row table:style-name="ro1">
          <table:table-cell office:value-type="float" office:value="-1.637766" calcext:value-type="float">
            <text:p>-1.637766</text:p>
          </table:table-cell>
          <table:table-cell office:value-type="float" office:value="-1.663423" calcext:value-type="float">
            <text:p>-1.663423</text:p>
          </table:table-cell>
        </table:table-row>
        <table:table-row table:style-name="ro1">
          <table:table-cell office:value-type="float" office:value="-1.639687" calcext:value-type="float">
            <text:p>-1.639687</text:p>
          </table:table-cell>
          <table:table-cell office:value-type="float" office:value="-1.633019" calcext:value-type="float">
            <text:p>-1.633019</text:p>
          </table:table-cell>
        </table:table-row>
        <table:table-row table:style-name="ro1">
          <table:table-cell office:value-type="float" office:value="-1.640254" calcext:value-type="float">
            <text:p>-1.640254</text:p>
          </table:table-cell>
          <table:table-cell office:value-type="float" office:value="-1.599258" calcext:value-type="float">
            <text:p>-1.599258</text:p>
          </table:table-cell>
        </table:table-row>
        <table:table-row table:style-name="ro1">
          <table:table-cell office:value-type="float" office:value="-1.638737" calcext:value-type="float">
            <text:p>-1.638737</text:p>
          </table:table-cell>
          <table:table-cell office:value-type="float" office:value="-1.58788" calcext:value-type="float">
            <text:p>-1.58788</text:p>
          </table:table-cell>
        </table:table-row>
        <table:table-row table:style-name="ro1">
          <table:table-cell office:value-type="float" office:value="-1.637798" calcext:value-type="float">
            <text:p>-1.637798</text:p>
          </table:table-cell>
          <table:table-cell office:value-type="float" office:value="-1.581169" calcext:value-type="float">
            <text:p>-1.581169</text:p>
          </table:table-cell>
        </table:table-row>
        <table:table-row table:style-name="ro1">
          <table:table-cell office:value-type="float" office:value="-1.638694" calcext:value-type="float">
            <text:p>-1.638694</text:p>
          </table:table-cell>
          <table:table-cell office:value-type="float" office:value="-1.581169" calcext:value-type="float">
            <text:p>-1.581169</text:p>
          </table:table-cell>
        </table:table-row>
        <table:table-row table:style-name="ro1">
          <table:table-cell office:value-type="float" office:value="-1.639381" calcext:value-type="float">
            <text:p>-1.639381</text:p>
          </table:table-cell>
          <table:table-cell office:value-type="float" office:value="-1.581169" calcext:value-type="float">
            <text:p>-1.581169</text:p>
          </table:table-cell>
        </table:table-row>
        <table:table-row table:style-name="ro1">
          <table:table-cell office:value-type="float" office:value="-1.640206" calcext:value-type="float">
            <text:p>-1.640206</text:p>
          </table:table-cell>
          <table:table-cell office:value-type="float" office:value="-1.581169" calcext:value-type="float">
            <text:p>-1.581169</text:p>
          </table:table-cell>
        </table:table-row>
        <table:table-row table:style-name="ro1">
          <table:table-cell office:value-type="float" office:value="-1.639989" calcext:value-type="float">
            <text:p>-1.639989</text:p>
          </table:table-cell>
          <table:table-cell office:value-type="float" office:value="-1.581169" calcext:value-type="float">
            <text:p>-1.581169</text:p>
          </table:table-cell>
        </table:table-row>
        <table:table-row table:style-name="ro1">
          <table:table-cell office:value-type="float" office:value="-1.639913" calcext:value-type="float">
            <text:p>-1.639913</text:p>
          </table:table-cell>
          <table:table-cell office:value-type="float" office:value="-1.581169" calcext:value-type="float">
            <text:p>-1.581169</text:p>
          </table:table-cell>
        </table:table-row>
        <table:table-row table:style-name="ro1">
          <table:table-cell office:value-type="float" office:value="-1.63926" calcext:value-type="float">
            <text:p>-1.63926</text:p>
          </table:table-cell>
          <table:table-cell office:value-type="float" office:value="-1.581169" calcext:value-type="float">
            <text:p>-1.581169</text:p>
          </table:table-cell>
        </table:table-row>
        <table:table-row table:style-name="ro1">
          <table:table-cell office:value-type="float" office:value="-1.63605" calcext:value-type="float">
            <text:p>-1.63605</text:p>
          </table:table-cell>
          <table:table-cell office:value-type="float" office:value="-1.581169" calcext:value-type="float">
            <text:p>-1.581169</text:p>
          </table:table-cell>
        </table:table-row>
        <table:table-row table:style-name="ro1">
          <table:table-cell office:value-type="float" office:value="-1.635787" calcext:value-type="float">
            <text:p>-1.635787</text:p>
          </table:table-cell>
          <table:table-cell office:value-type="float" office:value="-1.581169" calcext:value-type="float">
            <text:p>-1.581169</text:p>
          </table:table-cell>
        </table:table-row>
        <table:table-row table:style-name="ro1">
          <table:table-cell office:value-type="float" office:value="-1.635375" calcext:value-type="float">
            <text:p>-1.635375</text:p>
          </table:table-cell>
          <table:table-cell office:value-type="float" office:value="-1.581169" calcext:value-type="float">
            <text:p>-1.581169</text:p>
          </table:table-cell>
        </table:table-row>
        <table:table-row table:style-name="ro1">
          <table:table-cell office:value-type="float" office:value="-1.638329" calcext:value-type="float">
            <text:p>-1.638329</text:p>
          </table:table-cell>
          <table:table-cell office:value-type="float" office:value="-1.581169" calcext:value-type="float">
            <text:p>-1.581169</text:p>
          </table:table-cell>
        </table:table-row>
        <table:table-row table:style-name="ro1">
          <table:table-cell office:value-type="float" office:value="-1.642685" calcext:value-type="float">
            <text:p>-1.642685</text:p>
          </table:table-cell>
          <table:table-cell office:value-type="float" office:value="-1.581169" calcext:value-type="float">
            <text:p>-1.581169</text:p>
          </table:table-cell>
        </table:table-row>
        <table:table-row table:style-name="ro1">
          <table:table-cell office:value-type="float" office:value="-1.64612" calcext:value-type="float">
            <text:p>-1.64612</text:p>
          </table:table-cell>
          <table:table-cell office:value-type="float" office:value="-1.581169" calcext:value-type="float">
            <text:p>-1.581169</text:p>
          </table:table-cell>
        </table:table-row>
        <table:table-row table:style-name="ro1">
          <table:table-cell office:value-type="float" office:value="-1.647686" calcext:value-type="float">
            <text:p>-1.647686</text:p>
          </table:table-cell>
          <table:table-cell office:value-type="float" office:value="-1.585105" calcext:value-type="float">
            <text:p>-1.585105</text:p>
          </table:table-cell>
        </table:table-row>
        <table:table-row table:style-name="ro1">
          <table:table-cell office:value-type="float" office:value="-1.647925" calcext:value-type="float">
            <text:p>-1.647925</text:p>
          </table:table-cell>
          <table:table-cell office:value-type="float" office:value="-1.599343" calcext:value-type="float">
            <text:p>-1.599343</text:p>
          </table:table-cell>
        </table:table-row>
        <table:table-row table:style-name="ro1">
          <table:table-cell office:value-type="float" office:value="-1.64701" calcext:value-type="float">
            <text:p>-1.64701</text:p>
          </table:table-cell>
          <table:table-cell office:value-type="float" office:value="-1.602791" calcext:value-type="float">
            <text:p>-1.602791</text:p>
          </table:table-cell>
        </table:table-row>
        <table:table-row table:style-name="ro1">
          <table:table-cell office:value-type="float" office:value="-1.646912" calcext:value-type="float">
            <text:p>-1.646912</text:p>
          </table:table-cell>
          <table:table-cell office:value-type="float" office:value="-1.603701" calcext:value-type="float">
            <text:p>-1.603701</text:p>
          </table:table-cell>
        </table:table-row>
        <table:table-row table:style-name="ro1">
          <table:table-cell office:value-type="float" office:value="-1.647832" calcext:value-type="float">
            <text:p>-1.647832</text:p>
          </table:table-cell>
          <table:table-cell office:value-type="float" office:value="-1.597162" calcext:value-type="float">
            <text:p>-1.597162</text:p>
          </table:table-cell>
        </table:table-row>
        <table:table-row table:style-name="ro1">
          <table:table-cell office:value-type="float" office:value="-1.648718" calcext:value-type="float">
            <text:p>-1.648718</text:p>
          </table:table-cell>
          <table:table-cell office:value-type="float" office:value="-1.600552" calcext:value-type="float">
            <text:p>-1.600552</text:p>
          </table:table-cell>
        </table:table-row>
        <table:table-row table:style-name="ro1">
          <table:table-cell office:value-type="float" office:value="-1.649059" calcext:value-type="float">
            <text:p>-1.649059</text:p>
          </table:table-cell>
          <table:table-cell office:value-type="float" office:value="-1.596996" calcext:value-type="float">
            <text:p>-1.596996</text:p>
          </table:table-cell>
        </table:table-row>
        <table:table-row table:style-name="ro1">
          <table:table-cell office:value-type="float" office:value="-1.649058" calcext:value-type="float">
            <text:p>-1.649058</text:p>
          </table:table-cell>
          <table:table-cell office:value-type="float" office:value="-1.593369" calcext:value-type="float">
            <text:p>-1.593369</text:p>
          </table:table-cell>
        </table:table-row>
        <table:table-row table:style-name="ro1">
          <table:table-cell office:value-type="float" office:value="-1.649027" calcext:value-type="float">
            <text:p>-1.649027</text:p>
          </table:table-cell>
          <table:table-cell office:value-type="float" office:value="-1.593369" calcext:value-type="float">
            <text:p>-1.593369</text:p>
          </table:table-cell>
        </table:table-row>
        <table:table-row table:style-name="ro1">
          <table:table-cell office:value-type="float" office:value="-1.649113" calcext:value-type="float">
            <text:p>-1.649113</text:p>
          </table:table-cell>
          <table:table-cell office:value-type="float" office:value="-1.593369" calcext:value-type="float">
            <text:p>-1.593369</text:p>
          </table:table-cell>
        </table:table-row>
        <table:table-row table:style-name="ro1">
          <table:table-cell office:value-type="float" office:value="-1.649086" calcext:value-type="float">
            <text:p>-1.649086</text:p>
          </table:table-cell>
          <table:table-cell office:value-type="float" office:value="-1.593369" calcext:value-type="float">
            <text:p>-1.593369</text:p>
          </table:table-cell>
        </table:table-row>
        <table:table-row table:style-name="ro1">
          <table:table-cell office:value-type="float" office:value="-1.650209" calcext:value-type="float">
            <text:p>-1.650209</text:p>
          </table:table-cell>
          <table:table-cell office:value-type="float" office:value="-1.593369" calcext:value-type="float">
            <text:p>-1.593369</text:p>
          </table:table-cell>
        </table:table-row>
        <table:table-row table:style-name="ro1">
          <table:table-cell office:value-type="float" office:value="-1.652267" calcext:value-type="float">
            <text:p>-1.652267</text:p>
          </table:table-cell>
          <table:table-cell office:value-type="float" office:value="-1.593369" calcext:value-type="float">
            <text:p>-1.593369</text:p>
          </table:table-cell>
        </table:table-row>
        <table:table-row table:style-name="ro1">
          <table:table-cell office:value-type="float" office:value="-1.653049" calcext:value-type="float">
            <text:p>-1.653049</text:p>
          </table:table-cell>
          <table:table-cell office:value-type="float" office:value="-1.593369" calcext:value-type="float">
            <text:p>-1.593369</text:p>
          </table:table-cell>
        </table:table-row>
        <table:table-row table:style-name="ro1">
          <table:table-cell office:value-type="float" office:value="-1.657001" calcext:value-type="float">
            <text:p>-1.657001</text:p>
          </table:table-cell>
          <table:table-cell office:value-type="float" office:value="-1.593369" calcext:value-type="float">
            <text:p>-1.593369</text:p>
          </table:table-cell>
        </table:table-row>
        <table:table-row table:style-name="ro1">
          <table:table-cell office:value-type="float" office:value="-1.658834" calcext:value-type="float">
            <text:p>-1.658834</text:p>
          </table:table-cell>
          <table:table-cell office:value-type="float" office:value="-1.593369" calcext:value-type="float">
            <text:p>-1.593369</text:p>
          </table:table-cell>
        </table:table-row>
        <table:table-row table:style-name="ro1">
          <table:table-cell office:value-type="float" office:value="-1.657734" calcext:value-type="float">
            <text:p>-1.657734</text:p>
          </table:table-cell>
          <table:table-cell office:value-type="float" office:value="-1.593369" calcext:value-type="float">
            <text:p>-1.593369</text:p>
          </table:table-cell>
        </table:table-row>
        <table:table-row table:style-name="ro1">
          <table:table-cell office:value-type="float" office:value="-1.66052" calcext:value-type="float">
            <text:p>-1.66052</text:p>
          </table:table-cell>
          <table:table-cell office:value-type="float" office:value="-1.593369" calcext:value-type="float">
            <text:p>-1.593369</text:p>
          </table:table-cell>
        </table:table-row>
        <table:table-row table:style-name="ro1">
          <table:table-cell office:value-type="float" office:value="-1.662268" calcext:value-type="float">
            <text:p>-1.662268</text:p>
          </table:table-cell>
          <table:table-cell office:value-type="float" office:value="-1.593369" calcext:value-type="float">
            <text:p>-1.593369</text:p>
          </table:table-cell>
        </table:table-row>
        <table:table-row table:style-name="ro1">
          <table:table-cell office:value-type="float" office:value="-1.660721" calcext:value-type="float">
            <text:p>-1.660721</text:p>
          </table:table-cell>
          <table:table-cell office:value-type="float" office:value="-1.593369" calcext:value-type="float">
            <text:p>-1.593369</text:p>
          </table:table-cell>
        </table:table-row>
        <table:table-row table:style-name="ro1">
          <table:table-cell office:value-type="float" office:value="-1.660549" calcext:value-type="float">
            <text:p>-1.660549</text:p>
          </table:table-cell>
          <table:table-cell office:value-type="float" office:value="-1.591579" calcext:value-type="float">
            <text:p>-1.591579</text:p>
          </table:table-cell>
        </table:table-row>
        <table:table-row table:style-name="ro1">
          <table:table-cell office:value-type="float" office:value="-1.660323" calcext:value-type="float">
            <text:p>-1.660323</text:p>
          </table:table-cell>
          <table:table-cell office:value-type="float" office:value="-1.59084" calcext:value-type="float">
            <text:p>-1.59084</text:p>
          </table:table-cell>
        </table:table-row>
        <table:table-row table:style-name="ro1">
          <table:table-cell office:value-type="float" office:value="-1.660568" calcext:value-type="float">
            <text:p>-1.660568</text:p>
          </table:table-cell>
          <table:table-cell office:value-type="float" office:value="-1.593707" calcext:value-type="float">
            <text:p>-1.593707</text:p>
          </table:table-cell>
        </table:table-row>
        <table:table-row table:style-name="ro1">
          <table:table-cell office:value-type="float" office:value="-1.660076" calcext:value-type="float">
            <text:p>-1.660076</text:p>
          </table:table-cell>
          <table:table-cell office:value-type="float" office:value="-1.60146" calcext:value-type="float">
            <text:p>-1.60146</text:p>
          </table:table-cell>
        </table:table-row>
        <table:table-row table:style-name="ro1">
          <table:table-cell office:value-type="float" office:value="-1.660096" calcext:value-type="float">
            <text:p>-1.660096</text:p>
          </table:table-cell>
          <table:table-cell office:value-type="float" office:value="-1.611207" calcext:value-type="float">
            <text:p>-1.611207</text:p>
          </table:table-cell>
        </table:table-row>
        <table:table-row table:style-name="ro1">
          <table:table-cell office:value-type="float" office:value="-1.659498" calcext:value-type="float">
            <text:p>-1.659498</text:p>
          </table:table-cell>
          <table:table-cell office:value-type="float" office:value="-1.637434" calcext:value-type="float">
            <text:p>-1.637434</text:p>
          </table:table-cell>
        </table:table-row>
        <table:table-row table:style-name="ro1">
          <table:table-cell office:value-type="float" office:value="-1.65944" calcext:value-type="float">
            <text:p>-1.65944</text:p>
          </table:table-cell>
          <table:table-cell office:value-type="float" office:value="-1.672315" calcext:value-type="float">
            <text:p>-1.672315</text:p>
          </table:table-cell>
        </table:table-row>
        <table:table-row table:style-name="ro1">
          <table:table-cell office:value-type="float" office:value="-1.658981" calcext:value-type="float">
            <text:p>-1.658981</text:p>
          </table:table-cell>
          <table:table-cell office:value-type="float" office:value="-1.698127" calcext:value-type="float">
            <text:p>-1.698127</text:p>
          </table:table-cell>
        </table:table-row>
        <table:table-row table:style-name="ro1">
          <table:table-cell office:value-type="float" office:value="-1.660685" calcext:value-type="float">
            <text:p>-1.660685</text:p>
          </table:table-cell>
          <table:table-cell office:value-type="float" office:value="-1.698127" calcext:value-type="float">
            <text:p>-1.698127</text:p>
          </table:table-cell>
        </table:table-row>
        <table:table-row table:style-name="ro1">
          <table:table-cell office:value-type="float" office:value="-1.663163" calcext:value-type="float">
            <text:p>-1.663163</text:p>
          </table:table-cell>
          <table:table-cell office:value-type="float" office:value="-1.698127" calcext:value-type="float">
            <text:p>-1.698127</text:p>
          </table:table-cell>
        </table:table-row>
        <table:table-row table:style-name="ro1">
          <table:table-cell office:value-type="float" office:value="-1.661981" calcext:value-type="float">
            <text:p>-1.661981</text:p>
          </table:table-cell>
          <table:table-cell office:value-type="float" office:value="-1.698127" calcext:value-type="float">
            <text:p>-1.698127</text:p>
          </table:table-cell>
        </table:table-row>
        <table:table-row table:style-name="ro1">
          <table:table-cell office:value-type="float" office:value="-1.660303" calcext:value-type="float">
            <text:p>-1.660303</text:p>
          </table:table-cell>
          <table:table-cell office:value-type="float" office:value="-1.698127" calcext:value-type="float">
            <text:p>-1.698127</text:p>
          </table:table-cell>
        </table:table-row>
        <table:table-row table:style-name="ro1">
          <table:table-cell office:value-type="float" office:value="-1.660367" calcext:value-type="float">
            <text:p>-1.660367</text:p>
          </table:table-cell>
          <table:table-cell office:value-type="float" office:value="-1.698127" calcext:value-type="float">
            <text:p>-1.698127</text:p>
          </table:table-cell>
        </table:table-row>
        <table:table-row table:style-name="ro1">
          <table:table-cell office:value-type="float" office:value="-1.66024" calcext:value-type="float">
            <text:p>-1.66024</text:p>
          </table:table-cell>
          <table:table-cell office:value-type="float" office:value="-1.698127" calcext:value-type="float">
            <text:p>-1.698127</text:p>
          </table:table-cell>
        </table:table-row>
        <table:table-row table:style-name="ro1">
          <table:table-cell office:value-type="float" office:value="-1.659405" calcext:value-type="float">
            <text:p>-1.659405</text:p>
          </table:table-cell>
          <table:table-cell office:value-type="float" office:value="-1.698127" calcext:value-type="float">
            <text:p>-1.698127</text:p>
          </table:table-cell>
        </table:table-row>
        <table:table-row table:style-name="ro1">
          <table:table-cell office:value-type="float" office:value="-1.658288" calcext:value-type="float">
            <text:p>-1.658288</text:p>
          </table:table-cell>
          <table:table-cell office:value-type="float" office:value="-1.698127" calcext:value-type="float">
            <text:p>-1.698127</text:p>
          </table:table-cell>
        </table:table-row>
        <table:table-row table:style-name="ro1">
          <table:table-cell office:value-type="float" office:value="-1.657114" calcext:value-type="float">
            <text:p>-1.657114</text:p>
          </table:table-cell>
          <table:table-cell office:value-type="float" office:value="-1.698127" calcext:value-type="float">
            <text:p>-1.698127</text:p>
          </table:table-cell>
        </table:table-row>
        <table:table-row table:style-name="ro1">
          <table:table-cell office:value-type="float" office:value="-1.655492" calcext:value-type="float">
            <text:p>-1.655492</text:p>
          </table:table-cell>
          <table:table-cell office:value-type="float" office:value="-1.698127" calcext:value-type="float">
            <text:p>-1.698127</text:p>
          </table:table-cell>
        </table:table-row>
        <table:table-row table:style-name="ro1">
          <table:table-cell office:value-type="float" office:value="-1.653991" calcext:value-type="float">
            <text:p>-1.653991</text:p>
          </table:table-cell>
          <table:table-cell office:value-type="float" office:value="-1.698127" calcext:value-type="float">
            <text:p>-1.698127</text:p>
          </table:table-cell>
        </table:table-row>
        <table:table-row table:style-name="ro1">
          <table:table-cell office:value-type="float" office:value="-1.653133" calcext:value-type="float">
            <text:p>-1.653133</text:p>
          </table:table-cell>
          <table:table-cell office:value-type="float" office:value="-1.698127" calcext:value-type="float">
            <text:p>-1.698127</text:p>
          </table:table-cell>
        </table:table-row>
        <table:table-row table:style-name="ro1">
          <table:table-cell office:value-type="float" office:value="-1.652633" calcext:value-type="float">
            <text:p>-1.652633</text:p>
          </table:table-cell>
          <table:table-cell office:value-type="float" office:value="-1.698127" calcext:value-type="float">
            <text:p>-1.698127</text:p>
          </table:table-cell>
        </table:table-row>
        <table:table-row table:style-name="ro1">
          <table:table-cell office:value-type="float" office:value="-1.651433" calcext:value-type="float">
            <text:p>-1.651433</text:p>
          </table:table-cell>
          <table:table-cell office:value-type="float" office:value="-1.715154" calcext:value-type="float">
            <text:p>-1.715154</text:p>
          </table:table-cell>
        </table:table-row>
        <table:table-row table:style-name="ro1">
          <table:table-cell office:value-type="float" office:value="-1.650598" calcext:value-type="float">
            <text:p>-1.650598</text:p>
          </table:table-cell>
          <table:table-cell office:value-type="float" office:value="-1.717709" calcext:value-type="float">
            <text:p>-1.717709</text:p>
          </table:table-cell>
        </table:table-row>
        <table:table-row table:style-name="ro1">
          <table:table-cell office:value-type="float" office:value="-1.649995" calcext:value-type="float">
            <text:p>-1.649995</text:p>
          </table:table-cell>
          <table:table-cell office:value-type="float" office:value="-1.718054" calcext:value-type="float">
            <text:p>-1.718054</text:p>
          </table:table-cell>
        </table:table-row>
        <table:table-row table:style-name="ro1">
          <table:table-cell office:value-type="float" office:value="-1.649581" calcext:value-type="float">
            <text:p>-1.649581</text:p>
          </table:table-cell>
          <table:table-cell office:value-type="float" office:value="-1.708835" calcext:value-type="float">
            <text:p>-1.708835</text:p>
          </table:table-cell>
        </table:table-row>
        <table:table-row table:style-name="ro1">
          <table:table-cell office:value-type="float" office:value="-1.649944" calcext:value-type="float">
            <text:p>-1.649944</text:p>
          </table:table-cell>
          <table:table-cell office:value-type="float" office:value="-1.698744" calcext:value-type="float">
            <text:p>-1.698744</text:p>
          </table:table-cell>
        </table:table-row>
        <table:table-row table:style-name="ro1">
          <table:table-cell office:value-type="float" office:value="-1.650444" calcext:value-type="float">
            <text:p>-1.650444</text:p>
          </table:table-cell>
          <table:table-cell office:value-type="float" office:value="-1.674792" calcext:value-type="float">
            <text:p>-1.674792</text:p>
          </table:table-cell>
        </table:table-row>
        <table:table-row table:style-name="ro1">
          <table:table-cell office:value-type="float" office:value="-1.650233" calcext:value-type="float">
            <text:p>-1.650233</text:p>
          </table:table-cell>
          <table:table-cell office:value-type="float" office:value="-1.65659" calcext:value-type="float">
            <text:p>-1.65659</text:p>
          </table:table-cell>
        </table:table-row>
        <table:table-row table:style-name="ro1">
          <table:table-cell office:value-type="float" office:value="-1.65036" calcext:value-type="float">
            <text:p>-1.65036</text:p>
          </table:table-cell>
          <table:table-cell office:value-type="float" office:value="-1.646892" calcext:value-type="float">
            <text:p>-1.646892</text:p>
          </table:table-cell>
        </table:table-row>
        <table:table-row table:style-name="ro1">
          <table:table-cell office:value-type="float" office:value="-1.650245" calcext:value-type="float">
            <text:p>-1.650245</text:p>
          </table:table-cell>
          <table:table-cell office:value-type="float" office:value="-1.637856" calcext:value-type="float">
            <text:p>-1.637856</text:p>
          </table:table-cell>
        </table:table-row>
        <table:table-row table:style-name="ro1">
          <table:table-cell office:value-type="float" office:value="-1.650335" calcext:value-type="float">
            <text:p>-1.650335</text:p>
          </table:table-cell>
          <table:table-cell office:value-type="float" office:value="-1.637856" calcext:value-type="float">
            <text:p>-1.637856</text:p>
          </table:table-cell>
        </table:table-row>
        <table:table-row table:style-name="ro1">
          <table:table-cell office:value-type="float" office:value="-1.649701" calcext:value-type="float">
            <text:p>-1.649701</text:p>
          </table:table-cell>
          <table:table-cell office:value-type="float" office:value="-1.637856" calcext:value-type="float">
            <text:p>-1.637856</text:p>
          </table:table-cell>
        </table:table-row>
        <table:table-row table:style-name="ro1">
          <table:table-cell office:value-type="float" office:value="-1.646917" calcext:value-type="float">
            <text:p>-1.646917</text:p>
          </table:table-cell>
          <table:table-cell office:value-type="float" office:value="-1.637856" calcext:value-type="float">
            <text:p>-1.637856</text:p>
          </table:table-cell>
        </table:table-row>
        <table:table-row table:style-name="ro1">
          <table:table-cell office:value-type="float" office:value="-1.644929" calcext:value-type="float">
            <text:p>-1.644929</text:p>
          </table:table-cell>
          <table:table-cell office:value-type="float" office:value="-1.637856" calcext:value-type="float">
            <text:p>-1.637856</text:p>
          </table:table-cell>
        </table:table-row>
        <table:table-row table:style-name="ro1">
          <table:table-cell office:value-type="float" office:value="-1.644924" calcext:value-type="float">
            <text:p>-1.644924</text:p>
          </table:table-cell>
          <table:table-cell office:value-type="float" office:value="-1.637856" calcext:value-type="float">
            <text:p>-1.637856</text:p>
          </table:table-cell>
        </table:table-row>
        <table:table-row table:style-name="ro1">
          <table:table-cell office:value-type="float" office:value="-1.645526" calcext:value-type="float">
            <text:p>-1.645526</text:p>
          </table:table-cell>
          <table:table-cell office:value-type="float" office:value="-1.637856" calcext:value-type="float">
            <text:p>-1.637856</text:p>
          </table:table-cell>
        </table:table-row>
        <table:table-row table:style-name="ro1">
          <table:table-cell office:value-type="float" office:value="-1.645492" calcext:value-type="float">
            <text:p>-1.645492</text:p>
          </table:table-cell>
          <table:table-cell office:value-type="float" office:value="-1.637856" calcext:value-type="float">
            <text:p>-1.637856</text:p>
          </table:table-cell>
        </table:table-row>
        <table:table-row table:style-name="ro1">
          <table:table-cell office:value-type="float" office:value="-1.645695" calcext:value-type="float">
            <text:p>-1.645695</text:p>
          </table:table-cell>
          <table:table-cell office:value-type="float" office:value="-1.637856" calcext:value-type="float">
            <text:p>-1.637856</text:p>
          </table:table-cell>
        </table:table-row>
        <table:table-row table:style-name="ro1">
          <table:table-cell office:value-type="float" office:value="-1.645774" calcext:value-type="float">
            <text:p>-1.645774</text:p>
          </table:table-cell>
          <table:table-cell office:value-type="float" office:value="-1.637856" calcext:value-type="float">
            <text:p>-1.637856</text:p>
          </table:table-cell>
        </table:table-row>
        <table:table-row table:style-name="ro1">
          <table:table-cell office:value-type="float" office:value="-1.64366" calcext:value-type="float">
            <text:p>-1.64366</text:p>
          </table:table-cell>
          <table:table-cell office:value-type="float" office:value="-1.637856" calcext:value-type="float">
            <text:p>-1.637856</text:p>
          </table:table-cell>
        </table:table-row>
        <table:table-row table:style-name="ro1">
          <table:table-cell office:value-type="float" office:value="-1.642785" calcext:value-type="float">
            <text:p>-1.642785</text:p>
          </table:table-cell>
          <table:table-cell office:value-type="float" office:value="-1.637856" calcext:value-type="float">
            <text:p>-1.637856</text:p>
          </table:table-cell>
        </table:table-row>
        <table:table-row table:style-name="ro1">
          <table:table-cell office:value-type="float" office:value="-1.643004" calcext:value-type="float">
            <text:p>-1.643004</text:p>
          </table:table-cell>
          <table:table-cell office:value-type="float" office:value="-1.637856" calcext:value-type="float">
            <text:p>-1.637856</text:p>
          </table:table-cell>
        </table:table-row>
        <table:table-row table:style-name="ro1">
          <table:table-cell office:value-type="float" office:value="-1.64339" calcext:value-type="float">
            <text:p>-1.64339</text:p>
          </table:table-cell>
          <table:table-cell office:value-type="float" office:value="-1.632478" calcext:value-type="float">
            <text:p>-1.632478</text:p>
          </table:table-cell>
        </table:table-row>
        <table:table-row table:style-name="ro1">
          <table:table-cell office:value-type="float" office:value="-1.643685" calcext:value-type="float">
            <text:p>-1.643685</text:p>
          </table:table-cell>
          <table:table-cell office:value-type="float" office:value="-1.633929" calcext:value-type="float">
            <text:p>-1.633929</text:p>
          </table:table-cell>
        </table:table-row>
        <table:table-row table:style-name="ro1">
          <table:table-cell office:value-type="float" office:value="-1.643818" calcext:value-type="float">
            <text:p>-1.643818</text:p>
          </table:table-cell>
          <table:table-cell office:value-type="float" office:value="-1.633158" calcext:value-type="float">
            <text:p>-1.633158</text:p>
          </table:table-cell>
        </table:table-row>
        <table:table-row table:style-name="ro1">
          <table:table-cell office:value-type="float" office:value="-1.643671" calcext:value-type="float">
            <text:p>-1.643671</text:p>
          </table:table-cell>
          <table:table-cell office:value-type="float" office:value="-1.631777" calcext:value-type="float">
            <text:p>-1.631777</text:p>
          </table:table-cell>
        </table:table-row>
        <table:table-row table:style-name="ro1">
          <table:table-cell office:value-type="float" office:value="-1.64351" calcext:value-type="float">
            <text:p>-1.64351</text:p>
          </table:table-cell>
          <table:table-cell office:value-type="float" office:value="-1.630865" calcext:value-type="float">
            <text:p>-1.630865</text:p>
          </table:table-cell>
        </table:table-row>
        <table:table-row table:style-name="ro1">
          <table:table-cell office:value-type="float" office:value="-1.642704" calcext:value-type="float">
            <text:p>-1.642704</text:p>
          </table:table-cell>
          <table:table-cell office:value-type="float" office:value="-1.629647" calcext:value-type="float">
            <text:p>-1.629647</text:p>
          </table:table-cell>
        </table:table-row>
        <table:table-row table:style-name="ro1">
          <table:table-cell office:value-type="float" office:value="-1.641819" calcext:value-type="float">
            <text:p>-1.641819</text:p>
          </table:table-cell>
          <table:table-cell office:value-type="float" office:value="-1.633592" calcext:value-type="float">
            <text:p>-1.633592</text:p>
          </table:table-cell>
        </table:table-row>
        <table:table-row table:style-name="ro1">
          <table:table-cell office:value-type="float" office:value="-1.640828" calcext:value-type="float">
            <text:p>-1.640828</text:p>
          </table:table-cell>
          <table:table-cell office:value-type="float" office:value="-1.633592" calcext:value-type="float">
            <text:p>-1.633592</text:p>
          </table:table-cell>
        </table:table-row>
        <table:table-row table:style-name="ro1">
          <table:table-cell office:value-type="float" office:value="-1.642305" calcext:value-type="float">
            <text:p>-1.642305</text:p>
          </table:table-cell>
          <table:table-cell office:value-type="float" office:value="-1.633592" calcext:value-type="float">
            <text:p>-1.633592</text:p>
          </table:table-cell>
        </table:table-row>
        <table:table-row table:style-name="ro1">
          <table:table-cell office:value-type="float" office:value="-1.640612" calcext:value-type="float">
            <text:p>-1.640612</text:p>
          </table:table-cell>
          <table:table-cell office:value-type="float" office:value="-1.633592" calcext:value-type="float">
            <text:p>-1.633592</text:p>
          </table:table-cell>
        </table:table-row>
        <table:table-row table:style-name="ro1">
          <table:table-cell office:value-type="float" office:value="-1.640127" calcext:value-type="float">
            <text:p>-1.640127</text:p>
          </table:table-cell>
          <table:table-cell office:value-type="float" office:value="-1.633592" calcext:value-type="float">
            <text:p>-1.633592</text:p>
          </table:table-cell>
        </table:table-row>
        <table:table-row table:style-name="ro1">
          <table:table-cell office:value-type="float" office:value="-1.639259" calcext:value-type="float">
            <text:p>-1.639259</text:p>
          </table:table-cell>
          <table:table-cell office:value-type="float" office:value="-1.633592" calcext:value-type="float">
            <text:p>-1.633592</text:p>
          </table:table-cell>
        </table:table-row>
        <table:table-row table:style-name="ro1">
          <table:table-cell office:value-type="float" office:value="-1.638207" calcext:value-type="float">
            <text:p>-1.638207</text:p>
          </table:table-cell>
          <table:table-cell office:value-type="float" office:value="-1.633592" calcext:value-type="float">
            <text:p>-1.633592</text:p>
          </table:table-cell>
        </table:table-row>
        <table:table-row table:style-name="ro1">
          <table:table-cell office:value-type="float" office:value="-1.637361" calcext:value-type="float">
            <text:p>-1.637361</text:p>
          </table:table-cell>
          <table:table-cell office:value-type="float" office:value="-1.633592" calcext:value-type="float">
            <text:p>-1.633592</text:p>
          </table:table-cell>
        </table:table-row>
        <table:table-row table:style-name="ro1">
          <table:table-cell office:value-type="float" office:value="-1.636027" calcext:value-type="float">
            <text:p>-1.636027</text:p>
          </table:table-cell>
          <table:table-cell office:value-type="float" office:value="-1.633592" calcext:value-type="float">
            <text:p>-1.633592</text:p>
          </table:table-cell>
        </table:table-row>
        <table:table-row table:style-name="ro1">
          <table:table-cell office:value-type="float" office:value="-1.636144" calcext:value-type="float">
            <text:p>-1.636144</text:p>
          </table:table-cell>
          <table:table-cell office:value-type="float" office:value="-1.633592" calcext:value-type="float">
            <text:p>-1.633592</text:p>
          </table:table-cell>
        </table:table-row>
        <table:table-row table:style-name="ro1">
          <table:table-cell office:value-type="float" office:value="-1.638429" calcext:value-type="float">
            <text:p>-1.638429</text:p>
          </table:table-cell>
          <table:table-cell office:value-type="float" office:value="-1.633592" calcext:value-type="float">
            <text:p>-1.633592</text:p>
          </table:table-cell>
        </table:table-row>
        <table:table-row table:style-name="ro1">
          <table:table-cell office:value-type="float" office:value="-1.642669" calcext:value-type="float">
            <text:p>-1.642669</text:p>
          </table:table-cell>
          <table:table-cell office:value-type="float" office:value="-1.633592" calcext:value-type="float">
            <text:p>-1.633592</text:p>
          </table:table-cell>
        </table:table-row>
        <table:table-row table:style-name="ro1">
          <table:table-cell office:value-type="float" office:value="-1.646993" calcext:value-type="float">
            <text:p>-1.646993</text:p>
          </table:table-cell>
          <table:table-cell office:value-type="float" office:value="-1.633592" calcext:value-type="float">
            <text:p>-1.633592</text:p>
          </table:table-cell>
        </table:table-row>
        <table:table-row table:style-name="ro1">
          <table:table-cell office:value-type="float" office:value="-1.648725" calcext:value-type="float">
            <text:p>-1.648725</text:p>
          </table:table-cell>
          <table:table-cell office:value-type="float" office:value="-1.633592" calcext:value-type="float">
            <text:p>-1.633592</text:p>
          </table:table-cell>
        </table:table-row>
        <table:table-row table:style-name="ro1">
          <table:table-cell office:value-type="float" office:value="-1.652051" calcext:value-type="float">
            <text:p>-1.652051</text:p>
          </table:table-cell>
          <table:table-cell office:value-type="float" office:value="-1.639882" calcext:value-type="float">
            <text:p>-1.639882</text:p>
          </table:table-cell>
        </table:table-row>
        <table:table-row table:style-name="ro1">
          <table:table-cell office:value-type="float" office:value="-1.654802" calcext:value-type="float">
            <text:p>-1.654802</text:p>
          </table:table-cell>
          <table:table-cell office:value-type="float" office:value="-1.659887" calcext:value-type="float">
            <text:p>-1.659887</text:p>
          </table:table-cell>
        </table:table-row>
        <table:table-row table:style-name="ro1">
          <table:table-cell office:value-type="float" office:value="-1.65695" calcext:value-type="float">
            <text:p>-1.65695</text:p>
          </table:table-cell>
          <table:table-cell office:value-type="float" office:value="-1.686274" calcext:value-type="float">
            <text:p>-1.686274</text:p>
          </table:table-cell>
        </table:table-row>
        <table:table-row table:style-name="ro1">
          <table:table-cell office:value-type="float" office:value="-1.65448" calcext:value-type="float">
            <text:p>-1.65448</text:p>
          </table:table-cell>
          <table:table-cell office:value-type="float" office:value="-1.706593" calcext:value-type="float">
            <text:p>-1.706593</text:p>
          </table:table-cell>
        </table:table-row>
        <table:table-row table:style-name="ro1">
          <table:table-cell office:value-type="float" office:value="-1.653474" calcext:value-type="float">
            <text:p>-1.653474</text:p>
          </table:table-cell>
          <table:table-cell office:value-type="float" office:value="-1.73165" calcext:value-type="float">
            <text:p>-1.73165</text:p>
          </table:table-cell>
        </table:table-row>
        <table:table-row table:style-name="ro1">
          <table:table-cell office:value-type="float" office:value="-1.653618" calcext:value-type="float">
            <text:p>-1.653618</text:p>
          </table:table-cell>
          <table:table-cell office:value-type="float" office:value="-1.738071" calcext:value-type="float">
            <text:p>-1.738071</text:p>
          </table:table-cell>
        </table:table-row>
        <table:table-row table:style-name="ro1">
          <table:table-cell office:value-type="float" office:value="-1.655877" calcext:value-type="float">
            <text:p>-1.655877</text:p>
          </table:table-cell>
          <table:table-cell office:value-type="float" office:value="-1.741805" calcext:value-type="float">
            <text:p>-1.741805</text:p>
          </table:table-cell>
        </table:table-row>
        <table:table-row table:style-name="ro1">
          <table:table-cell office:value-type="float" office:value="-1.655808" calcext:value-type="float">
            <text:p>-1.655808</text:p>
          </table:table-cell>
          <table:table-cell office:value-type="float" office:value="-1.740459" calcext:value-type="float">
            <text:p>-1.740459</text:p>
          </table:table-cell>
        </table:table-row>
        <table:table-row table:style-name="ro1">
          <table:table-cell office:value-type="float" office:value="-1.655264" calcext:value-type="float">
            <text:p>-1.655264</text:p>
          </table:table-cell>
          <table:table-cell office:value-type="float" office:value="-1.737723" calcext:value-type="float">
            <text:p>-1.737723</text:p>
          </table:table-cell>
        </table:table-row>
        <table:table-row table:style-name="ro1">
          <table:table-cell office:value-type="float" office:value="-1.656014" calcext:value-type="float">
            <text:p>-1.656014</text:p>
          </table:table-cell>
          <table:table-cell office:value-type="float" office:value="-1.737723" calcext:value-type="float">
            <text:p>-1.737723</text:p>
          </table:table-cell>
        </table:table-row>
        <table:table-row table:style-name="ro1">
          <table:table-cell office:value-type="float" office:value="-1.656696" calcext:value-type="float">
            <text:p>-1.656696</text:p>
          </table:table-cell>
          <table:table-cell office:value-type="float" office:value="-1.737723" calcext:value-type="float">
            <text:p>-1.737723</text:p>
          </table:table-cell>
        </table:table-row>
        <table:table-row table:style-name="ro1">
          <table:table-cell office:value-type="float" office:value="-1.65514" calcext:value-type="float">
            <text:p>-1.65514</text:p>
          </table:table-cell>
          <table:table-cell office:value-type="float" office:value="-1.737723" calcext:value-type="float">
            <text:p>-1.737723</text:p>
          </table:table-cell>
        </table:table-row>
        <table:table-row table:style-name="ro1">
          <table:table-cell office:value-type="float" office:value="-1.654073" calcext:value-type="float">
            <text:p>-1.654073</text:p>
          </table:table-cell>
          <table:table-cell office:value-type="float" office:value="-1.737723" calcext:value-type="float">
            <text:p>-1.737723</text:p>
          </table:table-cell>
        </table:table-row>
        <table:table-row table:style-name="ro1">
          <table:table-cell office:value-type="float" office:value="-1.655094" calcext:value-type="float">
            <text:p>-1.655094</text:p>
          </table:table-cell>
          <table:table-cell office:value-type="float" office:value="-1.737723" calcext:value-type="float">
            <text:p>-1.737723</text:p>
          </table:table-cell>
        </table:table-row>
        <table:table-row table:style-name="ro1">
          <table:table-cell office:value-type="float" office:value="-1.654083" calcext:value-type="float">
            <text:p>-1.654083</text:p>
          </table:table-cell>
          <table:table-cell office:value-type="float" office:value="-1.737723" calcext:value-type="float">
            <text:p>-1.737723</text:p>
          </table:table-cell>
        </table:table-row>
        <table:table-row table:style-name="ro1">
          <table:table-cell office:value-type="float" office:value="-1.652505" calcext:value-type="float">
            <text:p>-1.652505</text:p>
          </table:table-cell>
          <table:table-cell office:value-type="float" office:value="-1.737723" calcext:value-type="float">
            <text:p>-1.737723</text:p>
          </table:table-cell>
        </table:table-row>
        <table:table-row table:style-name="ro1">
          <table:table-cell office:value-type="float" office:value="-1.651275" calcext:value-type="float">
            <text:p>-1.651275</text:p>
          </table:table-cell>
          <table:table-cell office:value-type="float" office:value="-1.737723" calcext:value-type="float">
            <text:p>-1.737723</text:p>
          </table:table-cell>
        </table:table-row>
        <table:table-row table:style-name="ro1">
          <table:table-cell office:value-type="float" office:value="-1.650892" calcext:value-type="float">
            <text:p>-1.650892</text:p>
          </table:table-cell>
          <table:table-cell office:value-type="float" office:value="-1.737723" calcext:value-type="float">
            <text:p>-1.737723</text:p>
          </table:table-cell>
        </table:table-row>
        <table:table-row table:style-name="ro1">
          <table:table-cell office:value-type="float" office:value="-1.650312" calcext:value-type="float">
            <text:p>-1.650312</text:p>
          </table:table-cell>
          <table:table-cell office:value-type="float" office:value="-1.737723" calcext:value-type="float">
            <text:p>-1.737723</text:p>
          </table:table-cell>
        </table:table-row>
        <table:table-row table:style-name="ro1">
          <table:table-cell office:value-type="float" office:value="-1.649253" calcext:value-type="float">
            <text:p>-1.649253</text:p>
          </table:table-cell>
          <table:table-cell office:value-type="float" office:value="-1.737723" calcext:value-type="float">
            <text:p>-1.737723</text:p>
          </table:table-cell>
        </table:table-row>
        <table:table-row table:style-name="ro1">
          <table:table-cell office:value-type="float" office:value="-1.648596" calcext:value-type="float">
            <text:p>-1.648596</text:p>
          </table:table-cell>
          <table:table-cell office:value-type="float" office:value="-1.737723" calcext:value-type="float">
            <text:p>-1.737723</text:p>
          </table:table-cell>
        </table:table-row>
        <table:table-row table:style-name="ro1">
          <table:table-cell office:value-type="float" office:value="-1.648293" calcext:value-type="float">
            <text:p>-1.648293</text:p>
          </table:table-cell>
          <table:table-cell office:value-type="float" office:value="-1.731084" calcext:value-type="float">
            <text:p>-1.731084</text:p>
          </table:table-cell>
        </table:table-row>
        <table:table-row table:style-name="ro1">
          <table:table-cell office:value-type="float" office:value="-1.648338" calcext:value-type="float">
            <text:p>-1.648338</text:p>
          </table:table-cell>
          <table:table-cell office:value-type="float" office:value="-1.715012" calcext:value-type="float">
            <text:p>-1.715012</text:p>
          </table:table-cell>
        </table:table-row>
        <table:table-row table:style-name="ro1">
          <table:table-cell office:value-type="float" office:value="-1.648722" calcext:value-type="float">
            <text:p>-1.648722</text:p>
          </table:table-cell>
          <table:table-cell office:value-type="float" office:value="-1.691359" calcext:value-type="float">
            <text:p>-1.691359</text:p>
          </table:table-cell>
        </table:table-row>
        <table:table-row table:style-name="ro1">
          <table:table-cell office:value-type="float" office:value="-1.649116" calcext:value-type="float">
            <text:p>-1.649116</text:p>
          </table:table-cell>
          <table:table-cell office:value-type="float" office:value="-1.681758" calcext:value-type="float">
            <text:p>-1.681758</text:p>
          </table:table-cell>
        </table:table-row>
        <table:table-row table:style-name="ro1">
          <table:table-cell office:value-type="float" office:value="-1.648841" calcext:value-type="float">
            <text:p>-1.648841</text:p>
          </table:table-cell>
          <table:table-cell office:value-type="float" office:value="-1.671734" calcext:value-type="float">
            <text:p>-1.671734</text:p>
          </table:table-cell>
        </table:table-row>
        <table:table-row table:style-name="ro1">
          <table:table-cell office:value-type="float" office:value="-1.648552" calcext:value-type="float">
            <text:p>-1.648552</text:p>
          </table:table-cell>
          <table:table-cell office:value-type="float" office:value="-1.670074" calcext:value-type="float">
            <text:p>-1.670074</text:p>
          </table:table-cell>
        </table:table-row>
        <table:table-row table:style-name="ro1">
          <table:table-cell office:value-type="float" office:value="-1.648827" calcext:value-type="float">
            <text:p>-1.648827</text:p>
          </table:table-cell>
          <table:table-cell office:value-type="float" office:value="-1.670814" calcext:value-type="float">
            <text:p>-1.670814</text:p>
          </table:table-cell>
        </table:table-row>
        <table:table-row table:style-name="ro1">
          <table:table-cell office:value-type="float" office:value="-1.649029" calcext:value-type="float">
            <text:p>-1.649029</text:p>
          </table:table-cell>
          <table:table-cell office:value-type="float" office:value="-1.668764" calcext:value-type="float">
            <text:p>-1.668764</text:p>
          </table:table-cell>
        </table:table-row>
        <table:table-row table:style-name="ro1">
          <table:table-cell office:value-type="float" office:value="-1.648531" calcext:value-type="float">
            <text:p>-1.648531</text:p>
          </table:table-cell>
          <table:table-cell office:value-type="float" office:value="-1.668764" calcext:value-type="float">
            <text:p>-1.668764</text:p>
          </table:table-cell>
        </table:table-row>
        <table:table-row table:style-name="ro1">
          <table:table-cell office:value-type="float" office:value="-1.646916" calcext:value-type="float">
            <text:p>-1.646916</text:p>
          </table:table-cell>
          <table:table-cell office:value-type="float" office:value="-1.668764" calcext:value-type="float">
            <text:p>-1.668764</text:p>
          </table:table-cell>
        </table:table-row>
        <table:table-row table:style-name="ro1">
          <table:table-cell office:value-type="float" office:value="-1.645069" calcext:value-type="float">
            <text:p>-1.645069</text:p>
          </table:table-cell>
          <table:table-cell office:value-type="float" office:value="-1.668764" calcext:value-type="float">
            <text:p>-1.668764</text:p>
          </table:table-cell>
        </table:table-row>
        <table:table-row table:style-name="ro1">
          <table:table-cell office:value-type="float" office:value="-1.643337" calcext:value-type="float">
            <text:p>-1.643337</text:p>
          </table:table-cell>
          <table:table-cell office:value-type="float" office:value="-1.668764" calcext:value-type="float">
            <text:p>-1.668764</text:p>
          </table:table-cell>
        </table:table-row>
        <table:table-row table:style-name="ro1">
          <table:table-cell office:value-type="float" office:value="-1.641526" calcext:value-type="float">
            <text:p>-1.641526</text:p>
          </table:table-cell>
          <table:table-cell office:value-type="float" office:value="-1.668764" calcext:value-type="float">
            <text:p>-1.668764</text:p>
          </table:table-cell>
        </table:table-row>
        <table:table-row table:style-name="ro1">
          <table:table-cell office:value-type="float" office:value="-1.639523" calcext:value-type="float">
            <text:p>-1.639523</text:p>
          </table:table-cell>
          <table:table-cell office:value-type="float" office:value="-1.668764" calcext:value-type="float">
            <text:p>-1.668764</text:p>
          </table:table-cell>
        </table:table-row>
        <table:table-row table:style-name="ro1">
          <table:table-cell office:value-type="float" office:value="-1.6375" calcext:value-type="float">
            <text:p>-1.6375</text:p>
          </table:table-cell>
          <table:table-cell office:value-type="float" office:value="-1.668764" calcext:value-type="float">
            <text:p>-1.668764</text:p>
          </table:table-cell>
        </table:table-row>
        <table:table-row table:style-name="ro1">
          <table:table-cell office:value-type="float" office:value="-1.635713" calcext:value-type="float">
            <text:p>-1.635713</text:p>
          </table:table-cell>
          <table:table-cell office:value-type="float" office:value="-1.668764" calcext:value-type="float">
            <text:p>-1.668764</text:p>
          </table:table-cell>
        </table:table-row>
        <table:table-row table:style-name="ro1">
          <table:table-cell office:value-type="float" office:value="-1.636517" calcext:value-type="float">
            <text:p>-1.636517</text:p>
          </table:table-cell>
          <table:table-cell office:value-type="float" office:value="-1.668764" calcext:value-type="float">
            <text:p>-1.668764</text:p>
          </table:table-cell>
        </table:table-row>
        <table:table-row table:style-name="ro1">
          <table:table-cell office:value-type="float" office:value="-1.636998" calcext:value-type="float">
            <text:p>-1.636998</text:p>
          </table:table-cell>
          <table:table-cell office:value-type="float" office:value="-1.668764" calcext:value-type="float">
            <text:p>-1.668764</text:p>
          </table:table-cell>
        </table:table-row>
        <table:table-row table:style-name="ro1">
          <table:table-cell office:value-type="float" office:value="-1.638505" calcext:value-type="float">
            <text:p>-1.638505</text:p>
          </table:table-cell>
          <table:table-cell office:value-type="float" office:value="-1.668764" calcext:value-type="float">
            <text:p>-1.668764</text:p>
          </table:table-cell>
        </table:table-row>
        <table:table-row table:style-name="ro1">
          <table:table-cell office:value-type="float" office:value="-1.640519" calcext:value-type="float">
            <text:p>-1.640519</text:p>
          </table:table-cell>
          <table:table-cell office:value-type="float" office:value="-1.668764" calcext:value-type="float">
            <text:p>-1.668764</text:p>
          </table:table-cell>
        </table:table-row>
        <table:table-row table:style-name="ro1">
          <table:table-cell office:value-type="float" office:value="-1.64193" calcext:value-type="float">
            <text:p>-1.64193</text:p>
          </table:table-cell>
          <table:table-cell office:value-type="float" office:value="-1.668273" calcext:value-type="float">
            <text:p>-1.668273</text:p>
          </table:table-cell>
        </table:table-row>
        <table:table-row table:style-name="ro1">
          <table:table-cell office:value-type="float" office:value="-1.64201" calcext:value-type="float">
            <text:p>-1.64201</text:p>
          </table:table-cell>
          <table:table-cell office:value-type="float" office:value="-1.668866" calcext:value-type="float">
            <text:p>-1.668866</text:p>
          </table:table-cell>
        </table:table-row>
        <table:table-row table:style-name="ro1">
          <table:table-cell office:value-type="float" office:value="-1.642389" calcext:value-type="float">
            <text:p>-1.642389</text:p>
          </table:table-cell>
          <table:table-cell office:value-type="float" office:value="-1.669975" calcext:value-type="float">
            <text:p>-1.669975</text:p>
          </table:table-cell>
        </table:table-row>
        <table:table-row table:style-name="ro1">
          <table:table-cell office:value-type="float" office:value="-1.641984" calcext:value-type="float">
            <text:p>-1.641984</text:p>
          </table:table-cell>
          <table:table-cell office:value-type="float" office:value="-1.674937" calcext:value-type="float">
            <text:p>-1.674937</text:p>
          </table:table-cell>
        </table:table-row>
        <table:table-row table:style-name="ro1">
          <table:table-cell office:value-type="float" office:value="-1.641836" calcext:value-type="float">
            <text:p>-1.641836</text:p>
          </table:table-cell>
          <table:table-cell office:value-type="float" office:value="-1.681711" calcext:value-type="float">
            <text:p>-1.681711</text:p>
          </table:table-cell>
        </table:table-row>
        <table:table-row table:style-name="ro1">
          <table:table-cell office:value-type="float" office:value="-1.641445" calcext:value-type="float">
            <text:p>-1.641445</text:p>
          </table:table-cell>
          <table:table-cell office:value-type="float" office:value="-1.696388" calcext:value-type="float">
            <text:p>-1.696388</text:p>
          </table:table-cell>
        </table:table-row>
        <table:table-row table:style-name="ro1">
          <table:table-cell office:value-type="float" office:value="-1.64101" calcext:value-type="float">
            <text:p>-1.64101</text:p>
          </table:table-cell>
          <table:table-cell office:value-type="float" office:value="-1.72103" calcext:value-type="float">
            <text:p>-1.72103</text:p>
          </table:table-cell>
        </table:table-row>
        <table:table-row table:style-name="ro1">
          <table:table-cell office:value-type="float" office:value="-1.640665" calcext:value-type="float">
            <text:p>-1.640665</text:p>
          </table:table-cell>
          <table:table-cell office:value-type="float" office:value="-1.734598" calcext:value-type="float">
            <text:p>-1.734598</text:p>
          </table:table-cell>
        </table:table-row>
        <table:table-row table:style-name="ro1">
          <table:table-cell office:value-type="float" office:value="-1.641757" calcext:value-type="float">
            <text:p>-1.641757</text:p>
          </table:table-cell>
          <table:table-cell office:value-type="float" office:value="-1.742922" calcext:value-type="float">
            <text:p>-1.742922</text:p>
          </table:table-cell>
        </table:table-row>
        <table:table-row table:style-name="ro1">
          <table:table-cell office:value-type="float" office:value="-1.645576" calcext:value-type="float">
            <text:p>-1.645576</text:p>
          </table:table-cell>
          <table:table-cell office:value-type="float" office:value="-1.742922" calcext:value-type="float">
            <text:p>-1.742922</text:p>
          </table:table-cell>
        </table:table-row>
        <table:table-row table:style-name="ro1">
          <table:table-cell office:value-type="float" office:value="-1.645123" calcext:value-type="float">
            <text:p>-1.645123</text:p>
          </table:table-cell>
          <table:table-cell office:value-type="float" office:value="-1.742922" calcext:value-type="float">
            <text:p>-1.742922</text:p>
          </table:table-cell>
        </table:table-row>
        <table:table-row table:style-name="ro1">
          <table:table-cell office:value-type="float" office:value="-1.643082" calcext:value-type="float">
            <text:p>-1.643082</text:p>
          </table:table-cell>
          <table:table-cell office:value-type="float" office:value="-1.742922" calcext:value-type="float">
            <text:p>-1.742922</text:p>
          </table:table-cell>
        </table:table-row>
        <table:table-row table:style-name="ro1">
          <table:table-cell office:value-type="float" office:value="-1.643605" calcext:value-type="float">
            <text:p>-1.643605</text:p>
          </table:table-cell>
          <table:table-cell office:value-type="float" office:value="-1.742922" calcext:value-type="float">
            <text:p>-1.742922</text:p>
          </table:table-cell>
        </table:table-row>
        <table:table-row table:style-name="ro1">
          <table:table-cell office:value-type="float" office:value="-1.643684" calcext:value-type="float">
            <text:p>-1.643684</text:p>
          </table:table-cell>
          <table:table-cell office:value-type="float" office:value="-1.742922" calcext:value-type="float">
            <text:p>-1.742922</text:p>
          </table:table-cell>
        </table:table-row>
        <table:table-row table:style-name="ro1">
          <table:table-cell office:value-type="float" office:value="-1.642977" calcext:value-type="float">
            <text:p>-1.642977</text:p>
          </table:table-cell>
          <table:table-cell office:value-type="float" office:value="-1.742922" calcext:value-type="float">
            <text:p>-1.742922</text:p>
          </table:table-cell>
        </table:table-row>
        <table:table-row table:style-name="ro1">
          <table:table-cell office:value-type="float" office:value="-1.644417" calcext:value-type="float">
            <text:p>-1.644417</text:p>
          </table:table-cell>
          <table:table-cell office:value-type="float" office:value="-1.742922" calcext:value-type="float">
            <text:p>-1.742922</text:p>
          </table:table-cell>
        </table:table-row>
        <table:table-row table:style-name="ro1">
          <table:table-cell office:value-type="float" office:value="-1.644892" calcext:value-type="float">
            <text:p>-1.644892</text:p>
          </table:table-cell>
          <table:table-cell office:value-type="float" office:value="-1.742922" calcext:value-type="float">
            <text:p>-1.742922</text:p>
          </table:table-cell>
        </table:table-row>
        <table:table-row table:style-name="ro1">
          <table:table-cell office:value-type="float" office:value="-1.645511" calcext:value-type="float">
            <text:p>-1.645511</text:p>
          </table:table-cell>
          <table:table-cell office:value-type="float" office:value="-1.742922" calcext:value-type="float">
            <text:p>-1.742922</text:p>
          </table:table-cell>
        </table:table-row>
        <table:table-row table:style-name="ro1">
          <table:table-cell office:value-type="float" office:value="-1.646722" calcext:value-type="float">
            <text:p>-1.646722</text:p>
          </table:table-cell>
          <table:table-cell office:value-type="float" office:value="-1.742922" calcext:value-type="float">
            <text:p>-1.742922</text:p>
          </table:table-cell>
        </table:table-row>
        <table:table-row table:style-name="ro1">
          <table:table-cell office:value-type="float" office:value="-1.648841" calcext:value-type="float">
            <text:p>-1.648841</text:p>
          </table:table-cell>
          <table:table-cell office:value-type="float" office:value="-1.742922" calcext:value-type="float">
            <text:p>-1.742922</text:p>
          </table:table-cell>
        </table:table-row>
        <table:table-row table:style-name="ro1">
          <table:table-cell office:value-type="float" office:value="-1.649396" calcext:value-type="float">
            <text:p>-1.649396</text:p>
          </table:table-cell>
          <table:table-cell office:value-type="float" office:value="-1.742922" calcext:value-type="float">
            <text:p>-1.742922</text:p>
          </table:table-cell>
        </table:table-row>
        <table:table-row table:style-name="ro1">
          <table:table-cell office:value-type="float" office:value="-1.648808" calcext:value-type="float">
            <text:p>-1.648808</text:p>
          </table:table-cell>
          <table:table-cell office:value-type="float" office:value="-1.7592" calcext:value-type="float">
            <text:p>-1.7592</text:p>
          </table:table-cell>
        </table:table-row>
        <table:table-row table:style-name="ro1">
          <table:table-cell office:value-type="float" office:value="-1.650617" calcext:value-type="float">
            <text:p>-1.650617</text:p>
          </table:table-cell>
          <table:table-cell office:value-type="float" office:value="-1.767278" calcext:value-type="float">
            <text:p>-1.767278</text:p>
          </table:table-cell>
        </table:table-row>
        <table:table-row table:style-name="ro1">
          <table:table-cell office:value-type="float" office:value="-1.651433" calcext:value-type="float">
            <text:p>-1.651433</text:p>
          </table:table-cell>
          <table:table-cell office:value-type="float" office:value="-1.765684" calcext:value-type="float">
            <text:p>-1.765684</text:p>
          </table:table-cell>
        </table:table-row>
        <table:table-row table:style-name="ro1">
          <table:table-cell office:value-type="float" office:value="-1.650214" calcext:value-type="float">
            <text:p>-1.650214</text:p>
          </table:table-cell>
          <table:table-cell office:value-type="float" office:value="-1.767352" calcext:value-type="float">
            <text:p>-1.767352</text:p>
          </table:table-cell>
        </table:table-row>
        <table:table-row table:style-name="ro1">
          <table:table-cell office:value-type="float" office:value="-1.649682" calcext:value-type="float">
            <text:p>-1.649682</text:p>
          </table:table-cell>
          <table:table-cell office:value-type="float" office:value="-1.760255" calcext:value-type="float">
            <text:p>-1.760255</text:p>
          </table:table-cell>
        </table:table-row>
        <table:table-row table:style-name="ro1">
          <table:table-cell office:value-type="float" office:value="-1.649527" calcext:value-type="float">
            <text:p>-1.649527</text:p>
          </table:table-cell>
          <table:table-cell office:value-type="float" office:value="-1.750604" calcext:value-type="float">
            <text:p>-1.750604</text:p>
          </table:table-cell>
        </table:table-row>
        <table:table-row table:style-name="ro1">
          <table:table-cell office:value-type="float" office:value="-1.647958" calcext:value-type="float">
            <text:p>-1.647958</text:p>
          </table:table-cell>
          <table:table-cell office:value-type="float" office:value="-1.72585" calcext:value-type="float">
            <text:p>-1.72585</text:p>
          </table:table-cell>
        </table:table-row>
        <table:table-row table:style-name="ro1">
          <table:table-cell office:value-type="float" office:value="-1.646483" calcext:value-type="float">
            <text:p>-1.646483</text:p>
          </table:table-cell>
          <table:table-cell office:value-type="float" office:value="-1.70945" calcext:value-type="float">
            <text:p>-1.70945</text:p>
          </table:table-cell>
        </table:table-row>
        <table:table-row table:style-name="ro1">
          <table:table-cell office:value-type="float" office:value="-1.645568" calcext:value-type="float">
            <text:p>-1.645568</text:p>
          </table:table-cell>
          <table:table-cell office:value-type="float" office:value="-1.70945" calcext:value-type="float">
            <text:p>-1.70945</text:p>
          </table:table-cell>
        </table:table-row>
        <table:table-row table:style-name="ro1">
          <table:table-cell office:value-type="float" office:value="-1.646049" calcext:value-type="float">
            <text:p>-1.646049</text:p>
          </table:table-cell>
          <table:table-cell office:value-type="float" office:value="-1.70945" calcext:value-type="float">
            <text:p>-1.70945</text:p>
          </table:table-cell>
        </table:table-row>
        <table:table-row table:style-name="ro1">
          <table:table-cell office:value-type="float" office:value="-1.645259" calcext:value-type="float">
            <text:p>-1.645259</text:p>
          </table:table-cell>
          <table:table-cell office:value-type="float" office:value="-1.70945" calcext:value-type="float">
            <text:p>-1.70945</text:p>
          </table:table-cell>
        </table:table-row>
        <table:table-row table:style-name="ro1">
          <table:table-cell office:value-type="float" office:value="-1.644676" calcext:value-type="float">
            <text:p>-1.644676</text:p>
          </table:table-cell>
          <table:table-cell office:value-type="float" office:value="-1.70945" calcext:value-type="float">
            <text:p>-1.70945</text:p>
          </table:table-cell>
        </table:table-row>
        <table:table-row table:style-name="ro1">
          <table:table-cell office:value-type="float" office:value="-1.643433" calcext:value-type="float">
            <text:p>-1.643433</text:p>
          </table:table-cell>
          <table:table-cell office:value-type="float" office:value="-1.70945" calcext:value-type="float">
            <text:p>-1.70945</text:p>
          </table:table-cell>
        </table:table-row>
        <table:table-row table:style-name="ro1">
          <table:table-cell office:value-type="float" office:value="-1.64244" calcext:value-type="float">
            <text:p>-1.64244</text:p>
          </table:table-cell>
          <table:table-cell office:value-type="float" office:value="-1.70945" calcext:value-type="float">
            <text:p>-1.70945</text:p>
          </table:table-cell>
        </table:table-row>
        <table:table-row table:style-name="ro1">
          <table:table-cell office:value-type="float" office:value="-1.643149" calcext:value-type="float">
            <text:p>-1.643149</text:p>
          </table:table-cell>
          <table:table-cell office:value-type="float" office:value="-1.70945" calcext:value-type="float">
            <text:p>-1.70945</text:p>
          </table:table-cell>
        </table:table-row>
        <table:table-row table:style-name="ro1">
          <table:table-cell office:value-type="float" office:value="-1.643954" calcext:value-type="float">
            <text:p>-1.643954</text:p>
          </table:table-cell>
          <table:table-cell office:value-type="float" office:value="-1.70945" calcext:value-type="float">
            <text:p>-1.70945</text:p>
          </table:table-cell>
        </table:table-row>
        <table:table-row table:style-name="ro1">
          <table:table-cell office:value-type="float" office:value="-1.643782" calcext:value-type="float">
            <text:p>-1.643782</text:p>
          </table:table-cell>
          <table:table-cell office:value-type="float" office:value="-1.70945" calcext:value-type="float">
            <text:p>-1.70945</text:p>
          </table:table-cell>
        </table:table-row>
        <table:table-row table:style-name="ro1">
          <table:table-cell office:value-type="float" office:value="-1.643458" calcext:value-type="float">
            <text:p>-1.643458</text:p>
          </table:table-cell>
          <table:table-cell office:value-type="float" office:value="-1.70945" calcext:value-type="float">
            <text:p>-1.70945</text:p>
          </table:table-cell>
        </table:table-row>
        <table:table-row table:style-name="ro1">
          <table:table-cell office:value-type="float" office:value="-1.643436" calcext:value-type="float">
            <text:p>-1.643436</text:p>
          </table:table-cell>
          <table:table-cell office:value-type="float" office:value="-1.70945" calcext:value-type="float">
            <text:p>-1.70945</text:p>
          </table:table-cell>
        </table:table-row>
        <table:table-row table:style-name="ro1">
          <table:table-cell office:value-type="float" office:value="-1.643302" calcext:value-type="float">
            <text:p>-1.643302</text:p>
          </table:table-cell>
          <table:table-cell office:value-type="float" office:value="-1.70945" calcext:value-type="float">
            <text:p>-1.70945</text:p>
          </table:table-cell>
        </table:table-row>
        <table:table-row table:style-name="ro1">
          <table:table-cell office:value-type="float" office:value="-1.642996" calcext:value-type="float">
            <text:p>-1.642996</text:p>
          </table:table-cell>
          <table:table-cell office:value-type="float" office:value="-1.70945" calcext:value-type="float">
            <text:p>-1.70945</text:p>
          </table:table-cell>
        </table:table-row>
        <table:table-row table:style-name="ro1">
          <table:table-cell office:value-type="float" office:value="-1.642699" calcext:value-type="float">
            <text:p>-1.642699</text:p>
          </table:table-cell>
          <table:table-cell office:value-type="float" office:value="-1.697924" calcext:value-type="float">
            <text:p>-1.697924</text:p>
          </table:table-cell>
        </table:table-row>
        <table:table-row table:style-name="ro1">
          <table:table-cell office:value-type="float" office:value="-1.642238" calcext:value-type="float">
            <text:p>-1.642238</text:p>
          </table:table-cell>
          <table:table-cell office:value-type="float" office:value="-1.695809" calcext:value-type="float">
            <text:p>-1.695809</text:p>
          </table:table-cell>
        </table:table-row>
        <table:table-row table:style-name="ro1">
          <table:table-cell office:value-type="float" office:value="-1.64192" calcext:value-type="float">
            <text:p>-1.64192</text:p>
          </table:table-cell>
          <table:table-cell office:value-type="float" office:value="-1.695542" calcext:value-type="float">
            <text:p>-1.695542</text:p>
          </table:table-cell>
        </table:table-row>
        <table:table-row table:style-name="ro1">
          <table:table-cell office:value-type="float" office:value="-1.644172" calcext:value-type="float">
            <text:p>-1.644172</text:p>
          </table:table-cell>
          <table:table-cell office:value-type="float" office:value="-1.695787" calcext:value-type="float">
            <text:p>-1.695787</text:p>
          </table:table-cell>
        </table:table-row>
        <table:table-row table:style-name="ro1">
          <table:table-cell office:value-type="float" office:value="-1.646978" calcext:value-type="float">
            <text:p>-1.646978</text:p>
          </table:table-cell>
          <table:table-cell office:value-type="float" office:value="-1.695423" calcext:value-type="float">
            <text:p>-1.695423</text:p>
          </table:table-cell>
        </table:table-row>
        <table:table-row table:style-name="ro1">
          <table:table-cell office:value-type="float" office:value="-1.648049" calcext:value-type="float">
            <text:p>-1.648049</text:p>
          </table:table-cell>
          <table:table-cell office:value-type="float" office:value="-1.697786" calcext:value-type="float">
            <text:p>-1.697786</text:p>
          </table:table-cell>
        </table:table-row>
        <table:table-row table:style-name="ro1">
          <table:table-cell office:value-type="float" office:value="-1.649049" calcext:value-type="float">
            <text:p>-1.649049</text:p>
          </table:table-cell>
          <table:table-cell office:value-type="float" office:value="-1.704721" calcext:value-type="float">
            <text:p>-1.704721</text:p>
          </table:table-cell>
        </table:table-row>
        <table:table-row table:style-name="ro1">
          <table:table-cell office:value-type="float" office:value="-1.649838" calcext:value-type="float">
            <text:p>-1.649838</text:p>
          </table:table-cell>
          <table:table-cell office:value-type="float" office:value="-1.715597" calcext:value-type="float">
            <text:p>-1.715597</text:p>
          </table:table-cell>
        </table:table-row>
        <table:table-row table:style-name="ro1">
          <table:table-cell office:value-type="float" office:value="-1.648847" calcext:value-type="float">
            <text:p>-1.648847</text:p>
          </table:table-cell>
          <table:table-cell office:value-type="float" office:value="-1.715597" calcext:value-type="float">
            <text:p>-1.715597</text:p>
          </table:table-cell>
        </table:table-row>
        <table:table-row table:style-name="ro1">
          <table:table-cell office:value-type="float" office:value="-1.648258" calcext:value-type="float">
            <text:p>-1.648258</text:p>
          </table:table-cell>
          <table:table-cell office:value-type="float" office:value="-1.715597" calcext:value-type="float">
            <text:p>-1.715597</text:p>
          </table:table-cell>
        </table:table-row>
        <table:table-row table:style-name="ro1">
          <table:table-cell office:value-type="float" office:value="-1.646691" calcext:value-type="float">
            <text:p>-1.646691</text:p>
          </table:table-cell>
          <table:table-cell office:value-type="float" office:value="-1.715597" calcext:value-type="float">
            <text:p>-1.715597</text:p>
          </table:table-cell>
        </table:table-row>
        <table:table-row table:style-name="ro1">
          <table:table-cell office:value-type="float" office:value="-1.645481" calcext:value-type="float">
            <text:p>-1.645481</text:p>
          </table:table-cell>
          <table:table-cell office:value-type="float" office:value="-1.715597" calcext:value-type="float">
            <text:p>-1.715597</text:p>
          </table:table-cell>
        </table:table-row>
        <table:table-row table:style-name="ro1">
          <table:table-cell office:value-type="float" office:value="-1.643379" calcext:value-type="float">
            <text:p>-1.643379</text:p>
          </table:table-cell>
          <table:table-cell office:value-type="float" office:value="-1.715597" calcext:value-type="float">
            <text:p>-1.715597</text:p>
          </table:table-cell>
        </table:table-row>
        <table:table-row table:style-name="ro1">
          <table:table-cell office:value-type="float" office:value="-1.641788" calcext:value-type="float">
            <text:p>-1.641788</text:p>
          </table:table-cell>
          <table:table-cell office:value-type="float" office:value="-1.715597" calcext:value-type="float">
            <text:p>-1.715597</text:p>
          </table:table-cell>
        </table:table-row>
        <table:table-row table:style-name="ro1">
          <table:table-cell office:value-type="float" office:value="-1.643465" calcext:value-type="float">
            <text:p>-1.643465</text:p>
          </table:table-cell>
          <table:table-cell office:value-type="float" office:value="-1.715597" calcext:value-type="float">
            <text:p>-1.715597</text:p>
          </table:table-cell>
        </table:table-row>
        <table:table-row table:style-name="ro1">
          <table:table-cell office:value-type="float" office:value="-1.64643" calcext:value-type="float">
            <text:p>-1.64643</text:p>
          </table:table-cell>
          <table:table-cell office:value-type="float" office:value="-1.715597" calcext:value-type="float">
            <text:p>-1.715597</text:p>
          </table:table-cell>
        </table:table-row>
        <table:table-row table:style-name="ro1">
          <table:table-cell office:value-type="float" office:value="-1.646497" calcext:value-type="float">
            <text:p>-1.646497</text:p>
          </table:table-cell>
          <table:table-cell office:value-type="float" office:value="-1.715597" calcext:value-type="float">
            <text:p>-1.715597</text:p>
          </table:table-cell>
        </table:table-row>
        <table:table-row table:style-name="ro1">
          <table:table-cell office:value-type="float" office:value="-1.645413" calcext:value-type="float">
            <text:p>-1.645413</text:p>
          </table:table-cell>
          <table:table-cell office:value-type="float" office:value="-1.715597" calcext:value-type="float">
            <text:p>-1.715597</text:p>
          </table:table-cell>
        </table:table-row>
        <table:table-row table:style-name="ro1">
          <table:table-cell office:value-type="float" office:value="-1.646224" calcext:value-type="float">
            <text:p>-1.646224</text:p>
          </table:table-cell>
          <table:table-cell office:value-type="float" office:value="-1.715597" calcext:value-type="float">
            <text:p>-1.715597</text:p>
          </table:table-cell>
        </table:table-row>
        <table:table-row table:style-name="ro1">
          <table:table-cell office:value-type="float" office:value="-1.645147" calcext:value-type="float">
            <text:p>-1.645147</text:p>
          </table:table-cell>
          <table:table-cell office:value-type="float" office:value="-1.715597" calcext:value-type="float">
            <text:p>-1.715597</text:p>
          </table:table-cell>
        </table:table-row>
        <table:table-row table:style-name="ro1">
          <table:table-cell office:value-type="float" office:value="-1.643432" calcext:value-type="float">
            <text:p>-1.643432</text:p>
          </table:table-cell>
          <table:table-cell office:value-type="float" office:value="-1.725241" calcext:value-type="float">
            <text:p>-1.725241</text:p>
          </table:table-cell>
        </table:table-row>
        <table:table-row table:style-name="ro1">
          <table:table-cell office:value-type="float" office:value="-1.643642" calcext:value-type="float">
            <text:p>-1.643642</text:p>
          </table:table-cell>
          <table:table-cell office:value-type="float" office:value="-1.754506" calcext:value-type="float">
            <text:p>-1.754506</text:p>
          </table:table-cell>
        </table:table-row>
        <table:table-row table:style-name="ro1">
          <table:table-cell office:value-type="float" office:value="-1.64286" calcext:value-type="float">
            <text:p>-1.64286</text:p>
          </table:table-cell>
          <table:table-cell office:value-type="float" office:value="-1.781684" calcext:value-type="float">
            <text:p>-1.781684</text:p>
          </table:table-cell>
        </table:table-row>
        <table:table-row table:style-name="ro1">
          <table:table-cell office:value-type="float" office:value="-1.642853" calcext:value-type="float">
            <text:p>-1.642853</text:p>
          </table:table-cell>
          <table:table-cell office:value-type="float" office:value="-1.796401" calcext:value-type="float">
            <text:p>-1.796401</text:p>
          </table:table-cell>
        </table:table-row>
        <table:table-row table:style-name="ro1">
          <table:table-cell office:value-type="float" office:value="-1.644877" calcext:value-type="float">
            <text:p>-1.644877</text:p>
          </table:table-cell>
          <table:table-cell office:value-type="float" office:value="-1.795872" calcext:value-type="float">
            <text:p>-1.795872</text:p>
          </table:table-cell>
        </table:table-row>
        <table:table-row table:style-name="ro1">
          <table:table-cell office:value-type="float" office:value="-1.646952" calcext:value-type="float">
            <text:p>-1.646952</text:p>
          </table:table-cell>
          <table:table-cell office:value-type="float" office:value="-1.789506" calcext:value-type="float">
            <text:p>-1.789506</text:p>
          </table:table-cell>
        </table:table-row>
        <table:table-row table:style-name="ro1">
          <table:table-cell office:value-type="float" office:value="-1.647331" calcext:value-type="float">
            <text:p>-1.647331</text:p>
          </table:table-cell>
          <table:table-cell office:value-type="float" office:value="-1.785435" calcext:value-type="float">
            <text:p>-1.785435</text:p>
          </table:table-cell>
        </table:table-row>
        <table:table-row table:style-name="ro1">
          <table:table-cell office:value-type="float" office:value="-1.647048" calcext:value-type="float">
            <text:p>-1.647048</text:p>
          </table:table-cell>
          <table:table-cell office:value-type="float" office:value="-1.780272" calcext:value-type="float">
            <text:p>-1.780272</text:p>
          </table:table-cell>
        </table:table-row>
        <table:table-row table:style-name="ro1">
          <table:table-cell office:value-type="float" office:value="-1.647953" calcext:value-type="float">
            <text:p>-1.647953</text:p>
          </table:table-cell>
          <table:table-cell office:value-type="float" office:value="-1.780272" calcext:value-type="float">
            <text:p>-1.780272</text:p>
          </table:table-cell>
        </table:table-row>
        <table:table-row table:style-name="ro1">
          <table:table-cell office:value-type="float" office:value="-1.649328" calcext:value-type="float">
            <text:p>-1.649328</text:p>
          </table:table-cell>
          <table:table-cell office:value-type="float" office:value="-1.780272" calcext:value-type="float">
            <text:p>-1.780272</text:p>
          </table:table-cell>
        </table:table-row>
        <table:table-row table:style-name="ro1">
          <table:table-cell office:value-type="float" office:value="-1.64976" calcext:value-type="float">
            <text:p>-1.64976</text:p>
          </table:table-cell>
          <table:table-cell office:value-type="float" office:value="-1.780272" calcext:value-type="float">
            <text:p>-1.780272</text:p>
          </table:table-cell>
        </table:table-row>
        <table:table-row table:style-name="ro1">
          <table:table-cell office:value-type="float" office:value="-1.649905" calcext:value-type="float">
            <text:p>-1.649905</text:p>
          </table:table-cell>
          <table:table-cell office:value-type="float" office:value="-1.780272" calcext:value-type="float">
            <text:p>-1.780272</text:p>
          </table:table-cell>
        </table:table-row>
        <table:table-row table:style-name="ro1">
          <table:table-cell office:value-type="float" office:value="-1.650767" calcext:value-type="float">
            <text:p>-1.650767</text:p>
          </table:table-cell>
          <table:table-cell office:value-type="float" office:value="-1.780272" calcext:value-type="float">
            <text:p>-1.780272</text:p>
          </table:table-cell>
        </table:table-row>
        <table:table-row table:style-name="ro1">
          <table:table-cell office:value-type="float" office:value="-1.650918" calcext:value-type="float">
            <text:p>-1.650918</text:p>
          </table:table-cell>
          <table:table-cell office:value-type="float" office:value="-1.780272" calcext:value-type="float">
            <text:p>-1.780272</text:p>
          </table:table-cell>
        </table:table-row>
        <table:table-row table:style-name="ro1">
          <table:table-cell office:value-type="float" office:value="-1.650052" calcext:value-type="float">
            <text:p>-1.650052</text:p>
          </table:table-cell>
          <table:table-cell office:value-type="float" office:value="-1.780272" calcext:value-type="float">
            <text:p>-1.780272</text:p>
          </table:table-cell>
        </table:table-row>
        <table:table-row table:style-name="ro1">
          <table:table-cell office:value-type="float" office:value="-1.649925" calcext:value-type="float">
            <text:p>-1.649925</text:p>
          </table:table-cell>
          <table:table-cell office:value-type="float" office:value="-1.780272" calcext:value-type="float">
            <text:p>-1.780272</text:p>
          </table:table-cell>
        </table:table-row>
        <table:table-row table:style-name="ro1">
          <table:table-cell office:value-type="float" office:value="-1.650838" calcext:value-type="float">
            <text:p>-1.650838</text:p>
          </table:table-cell>
          <table:table-cell office:value-type="float" office:value="-1.780272" calcext:value-type="float">
            <text:p>-1.780272</text:p>
          </table:table-cell>
        </table:table-row>
        <table:table-row table:style-name="ro1">
          <table:table-cell office:value-type="float" office:value="-1.650871" calcext:value-type="float">
            <text:p>-1.650871</text:p>
          </table:table-cell>
          <table:table-cell office:value-type="float" office:value="-1.780272" calcext:value-type="float">
            <text:p>-1.780272</text:p>
          </table:table-cell>
        </table:table-row>
        <table:table-row table:style-name="ro1">
          <table:table-cell office:value-type="float" office:value="-1.649488" calcext:value-type="float">
            <text:p>-1.649488</text:p>
          </table:table-cell>
          <table:table-cell office:value-type="float" office:value="-1.780272" calcext:value-type="float">
            <text:p>-1.780272</text:p>
          </table:table-cell>
        </table:table-row>
        <table:table-row table:style-name="ro1">
          <table:table-cell office:value-type="float" office:value="-1.649356" calcext:value-type="float">
            <text:p>-1.649356</text:p>
          </table:table-cell>
          <table:table-cell office:value-type="float" office:value="-1.780272" calcext:value-type="float">
            <text:p>-1.780272</text:p>
          </table:table-cell>
        </table:table-row>
        <table:table-row table:style-name="ro1">
          <table:table-cell office:value-type="float" office:value="-1.648989" calcext:value-type="float">
            <text:p>-1.648989</text:p>
          </table:table-cell>
          <table:table-cell office:value-type="float" office:value="-1.780272" calcext:value-type="float">
            <text:p>-1.780272</text:p>
          </table:table-cell>
        </table:table-row>
        <table:table-row table:style-name="ro1">
          <table:table-cell office:value-type="float" office:value="-1.647655" calcext:value-type="float">
            <text:p>-1.647655</text:p>
          </table:table-cell>
          <table:table-cell office:value-type="float" office:value="-1.774076" calcext:value-type="float">
            <text:p>-1.774076</text:p>
          </table:table-cell>
        </table:table-row>
        <table:table-row table:style-name="ro1">
          <table:table-cell office:value-type="float" office:value="-1.647428" calcext:value-type="float">
            <text:p>-1.647428</text:p>
          </table:table-cell>
          <table:table-cell office:value-type="float" office:value="-1.765249" calcext:value-type="float">
            <text:p>-1.765249</text:p>
          </table:table-cell>
        </table:table-row>
        <table:table-row table:style-name="ro1">
          <table:table-cell office:value-type="float" office:value="-1.647406" calcext:value-type="float">
            <text:p>-1.647406</text:p>
          </table:table-cell>
          <table:table-cell office:value-type="float" office:value="-1.756948" calcext:value-type="float">
            <text:p>-1.756948</text:p>
          </table:table-cell>
        </table:table-row>
        <table:table-row table:style-name="ro1">
          <table:table-cell office:value-type="float" office:value="-1.647555" calcext:value-type="float">
            <text:p>-1.647555</text:p>
          </table:table-cell>
          <table:table-cell office:value-type="float" office:value="-1.751907" calcext:value-type="float">
            <text:p>-1.751907</text:p>
          </table:table-cell>
        </table:table-row>
        <table:table-row table:style-name="ro1">
          <table:table-cell office:value-type="float" office:value="-1.647833" calcext:value-type="float">
            <text:p>-1.647833</text:p>
          </table:table-cell>
          <table:table-cell office:value-type="float" office:value="-1.746344" calcext:value-type="float">
            <text:p>-1.746344</text:p>
          </table:table-cell>
        </table:table-row>
        <table:table-row table:style-name="ro1">
          <table:table-cell office:value-type="float" office:value="-1.647756" calcext:value-type="float">
            <text:p>-1.647756</text:p>
          </table:table-cell>
          <table:table-cell office:value-type="float" office:value="-1.745916" calcext:value-type="float">
            <text:p>-1.745916</text:p>
          </table:table-cell>
        </table:table-row>
        <table:table-row table:style-name="ro1">
          <table:table-cell office:value-type="float" office:value="-1.647643" calcext:value-type="float">
            <text:p>-1.647643</text:p>
          </table:table-cell>
          <table:table-cell office:value-type="float" office:value="-1.744569" calcext:value-type="float">
            <text:p>-1.744569</text:p>
          </table:table-cell>
        </table:table-row>
        <table:table-row table:style-name="ro1">
          <table:table-cell office:value-type="float" office:value="-1.647894" calcext:value-type="float">
            <text:p>-1.647894</text:p>
          </table:table-cell>
          <table:table-cell office:value-type="float" office:value="-1.745283" calcext:value-type="float">
            <text:p>-1.745283</text:p>
          </table:table-cell>
        </table:table-row>
        <table:table-row table:style-name="ro1">
          <table:table-cell office:value-type="float" office:value="-1.648189" calcext:value-type="float">
            <text:p>-1.648189</text:p>
          </table:table-cell>
          <table:table-cell office:value-type="float" office:value="-1.744947" calcext:value-type="float">
            <text:p>-1.744947</text:p>
          </table:table-cell>
        </table:table-row>
        <table:table-row table:style-name="ro1">
          <table:table-cell office:value-type="float" office:value="-1.648163" calcext:value-type="float">
            <text:p>-1.648163</text:p>
          </table:table-cell>
          <table:table-cell office:value-type="float" office:value="-1.744947" calcext:value-type="float">
            <text:p>-1.744947</text:p>
          </table:table-cell>
        </table:table-row>
        <table:table-row table:style-name="ro1">
          <table:table-cell office:value-type="float" office:value="-1.648015" calcext:value-type="float">
            <text:p>-1.648015</text:p>
          </table:table-cell>
          <table:table-cell office:value-type="float" office:value="-1.744947" calcext:value-type="float">
            <text:p>-1.744947</text:p>
          </table:table-cell>
        </table:table-row>
        <table:table-row table:style-name="ro1">
          <table:table-cell office:value-type="float" office:value="-1.648543" calcext:value-type="float">
            <text:p>-1.648543</text:p>
          </table:table-cell>
          <table:table-cell office:value-type="float" office:value="-1.744947" calcext:value-type="float">
            <text:p>-1.744947</text:p>
          </table:table-cell>
        </table:table-row>
        <table:table-row table:style-name="ro1">
          <table:table-cell office:value-type="float" office:value="-1.651442" calcext:value-type="float">
            <text:p>-1.651442</text:p>
          </table:table-cell>
          <table:table-cell office:value-type="float" office:value="-1.744947" calcext:value-type="float">
            <text:p>-1.744947</text:p>
          </table:table-cell>
        </table:table-row>
        <table:table-row table:style-name="ro1">
          <table:table-cell office:value-type="float" office:value="-1.653457" calcext:value-type="float">
            <text:p>-1.653457</text:p>
          </table:table-cell>
          <table:table-cell office:value-type="float" office:value="-1.744947" calcext:value-type="float">
            <text:p>-1.744947</text:p>
          </table:table-cell>
        </table:table-row>
        <table:table-row table:style-name="ro1">
          <table:table-cell office:value-type="float" office:value="-1.654178" calcext:value-type="float">
            <text:p>-1.654178</text:p>
          </table:table-cell>
          <table:table-cell office:value-type="float" office:value="-1.744947" calcext:value-type="float">
            <text:p>-1.744947</text:p>
          </table:table-cell>
        </table:table-row>
        <table:table-row table:style-name="ro1">
          <table:table-cell office:value-type="float" office:value="-1.653674" calcext:value-type="float">
            <text:p>-1.653674</text:p>
          </table:table-cell>
          <table:table-cell office:value-type="float" office:value="-1.744947" calcext:value-type="float">
            <text:p>-1.744947</text:p>
          </table:table-cell>
        </table:table-row>
        <table:table-row table:style-name="ro1">
          <table:table-cell office:value-type="float" office:value="-1.652949" calcext:value-type="float">
            <text:p>-1.652949</text:p>
          </table:table-cell>
          <table:table-cell office:value-type="float" office:value="-1.744947" calcext:value-type="float">
            <text:p>-1.744947</text:p>
          </table:table-cell>
        </table:table-row>
        <table:table-row table:style-name="ro1">
          <table:table-cell office:value-type="float" office:value="-1.651615" calcext:value-type="float">
            <text:p>-1.651615</text:p>
          </table:table-cell>
          <table:table-cell office:value-type="float" office:value="-1.744947" calcext:value-type="float">
            <text:p>-1.744947</text:p>
          </table:table-cell>
        </table:table-row>
        <table:table-row table:style-name="ro1">
          <table:table-cell office:value-type="float" office:value="-1.65001" calcext:value-type="float">
            <text:p>-1.65001</text:p>
          </table:table-cell>
          <table:table-cell office:value-type="float" office:value="-1.744947" calcext:value-type="float">
            <text:p>-1.744947</text:p>
          </table:table-cell>
        </table:table-row>
        <table:table-row table:style-name="ro1">
          <table:table-cell office:value-type="float" office:value="-1.648185" calcext:value-type="float">
            <text:p>-1.648185</text:p>
          </table:table-cell>
          <table:table-cell office:value-type="float" office:value="-1.744947" calcext:value-type="float">
            <text:p>-1.744947</text:p>
          </table:table-cell>
        </table:table-row>
        <table:table-row table:style-name="ro1">
          <table:table-cell office:value-type="float" office:value="-1.64707" calcext:value-type="float">
            <text:p>-1.64707</text:p>
          </table:table-cell>
          <table:table-cell office:value-type="float" office:value="-1.744029" calcext:value-type="float">
            <text:p>-1.744029</text:p>
          </table:table-cell>
        </table:table-row>
        <table:table-row table:style-name="ro1">
          <table:table-cell office:value-type="float" office:value="-1.645859" calcext:value-type="float">
            <text:p>-1.645859</text:p>
          </table:table-cell>
          <table:table-cell office:value-type="float" office:value="-1.743971" calcext:value-type="float">
            <text:p>-1.743971</text:p>
          </table:table-cell>
        </table:table-row>
        <table:table-row table:style-name="ro1">
          <table:table-cell office:value-type="float" office:value="-1.644342" calcext:value-type="float">
            <text:p>-1.644342</text:p>
          </table:table-cell>
          <table:table-cell office:value-type="float" office:value="-1.742704" calcext:value-type="float">
            <text:p>-1.742704</text:p>
          </table:table-cell>
        </table:table-row>
        <table:table-row table:style-name="ro1">
          <table:table-cell office:value-type="float" office:value="-1.644567" calcext:value-type="float">
            <text:p>-1.644567</text:p>
          </table:table-cell>
          <table:table-cell office:value-type="float" office:value="-1.741623" calcext:value-type="float">
            <text:p>-1.741623</text:p>
          </table:table-cell>
        </table:table-row>
        <table:table-row table:style-name="ro1">
          <table:table-cell office:value-type="float" office:value="-1.643461" calcext:value-type="float">
            <text:p>-1.643461</text:p>
          </table:table-cell>
          <table:table-cell office:value-type="float" office:value="-1.748413" calcext:value-type="float">
            <text:p>-1.748413</text:p>
          </table:table-cell>
        </table:table-row>
        <table:table-row table:style-name="ro1">
          <table:table-cell office:value-type="float" office:value="-1.642651" calcext:value-type="float">
            <text:p>-1.642651</text:p>
          </table:table-cell>
          <table:table-cell office:value-type="float" office:value="-1.756862" calcext:value-type="float">
            <text:p>-1.756862</text:p>
          </table:table-cell>
        </table:table-row>
        <table:table-row table:style-name="ro1">
          <table:table-cell office:value-type="float" office:value="-1.640841" calcext:value-type="float">
            <text:p>-1.640841</text:p>
          </table:table-cell>
          <table:table-cell office:value-type="float" office:value="-1.773667" calcext:value-type="float">
            <text:p>-1.773667</text:p>
          </table:table-cell>
        </table:table-row>
        <table:table-row table:style-name="ro1">
          <table:table-cell office:value-type="float" office:value="-1.638903" calcext:value-type="float">
            <text:p>-1.638903</text:p>
          </table:table-cell>
          <table:table-cell office:value-type="float" office:value="-1.785498" calcext:value-type="float">
            <text:p>-1.785498</text:p>
          </table:table-cell>
        </table:table-row>
        <table:table-row table:style-name="ro1">
          <table:table-cell office:value-type="float" office:value="-1.638567" calcext:value-type="float">
            <text:p>-1.638567</text:p>
          </table:table-cell>
          <table:table-cell office:value-type="float" office:value="-1.785498" calcext:value-type="float">
            <text:p>-1.785498</text:p>
          </table:table-cell>
        </table:table-row>
        <table:table-row table:style-name="ro1">
          <table:table-cell office:value-type="float" office:value="-1.640249" calcext:value-type="float">
            <text:p>-1.640249</text:p>
          </table:table-cell>
          <table:table-cell office:value-type="float" office:value="-1.785498" calcext:value-type="float">
            <text:p>-1.785498</text:p>
          </table:table-cell>
        </table:table-row>
        <table:table-row table:style-name="ro1">
          <table:table-cell office:value-type="float" office:value="-1.640712" calcext:value-type="float">
            <text:p>-1.640712</text:p>
          </table:table-cell>
          <table:table-cell office:value-type="float" office:value="-1.785498" calcext:value-type="float">
            <text:p>-1.785498</text:p>
          </table:table-cell>
        </table:table-row>
        <table:table-row table:style-name="ro1">
          <table:table-cell office:value-type="float" office:value="-1.641282" calcext:value-type="float">
            <text:p>-1.641282</text:p>
          </table:table-cell>
          <table:table-cell office:value-type="float" office:value="-1.785498" calcext:value-type="float">
            <text:p>-1.785498</text:p>
          </table:table-cell>
        </table:table-row>
        <table:table-row table:style-name="ro1">
          <table:table-cell office:value-type="float" office:value="-1.643402" calcext:value-type="float">
            <text:p>-1.643402</text:p>
          </table:table-cell>
          <table:table-cell office:value-type="float" office:value="-1.785498" calcext:value-type="float">
            <text:p>-1.785498</text:p>
          </table:table-cell>
        </table:table-row>
        <table:table-row table:style-name="ro1">
          <table:table-cell office:value-type="float" office:value="-1.64406" calcext:value-type="float">
            <text:p>-1.64406</text:p>
          </table:table-cell>
          <table:table-cell office:value-type="float" office:value="-1.785498" calcext:value-type="float">
            <text:p>-1.785498</text:p>
          </table:table-cell>
        </table:table-row>
        <table:table-row table:style-name="ro1">
          <table:table-cell office:value-type="float" office:value="-1.644358" calcext:value-type="float">
            <text:p>-1.644358</text:p>
          </table:table-cell>
          <table:table-cell office:value-type="float" office:value="-1.785498" calcext:value-type="float">
            <text:p>-1.785498</text:p>
          </table:table-cell>
        </table:table-row>
        <table:table-row table:style-name="ro1">
          <table:table-cell office:value-type="float" office:value="-1.644913" calcext:value-type="float">
            <text:p>-1.644913</text:p>
          </table:table-cell>
          <table:table-cell office:value-type="float" office:value="-1.785498" calcext:value-type="float">
            <text:p>-1.785498</text:p>
          </table:table-cell>
        </table:table-row>
        <table:table-row table:style-name="ro1">
          <table:table-cell office:value-type="float" office:value="-1.646053" calcext:value-type="float">
            <text:p>-1.646053</text:p>
          </table:table-cell>
          <table:table-cell office:value-type="float" office:value="-1.785498" calcext:value-type="float">
            <text:p>-1.785498</text:p>
          </table:table-cell>
        </table:table-row>
        <table:table-row table:style-name="ro1">
          <table:table-cell office:value-type="float" office:value="-1.647425" calcext:value-type="float">
            <text:p>-1.647425</text:p>
          </table:table-cell>
          <table:table-cell office:value-type="float" office:value="-1.785498" calcext:value-type="float">
            <text:p>-1.785498</text:p>
          </table:table-cell>
        </table:table-row>
        <table:table-row table:style-name="ro1">
          <table:table-cell office:value-type="float" office:value="-1.648198" calcext:value-type="float">
            <text:p>-1.648198</text:p>
          </table:table-cell>
          <table:table-cell office:value-type="float" office:value="-1.785498" calcext:value-type="float">
            <text:p>-1.785498</text:p>
          </table:table-cell>
        </table:table-row>
        <table:table-row table:style-name="ro1">
          <table:table-cell office:value-type="float" office:value="-1.648585" calcext:value-type="float">
            <text:p>-1.648585</text:p>
          </table:table-cell>
          <table:table-cell office:value-type="float" office:value="-1.785498" calcext:value-type="float">
            <text:p>-1.785498</text:p>
          </table:table-cell>
        </table:table-row>
        <table:table-row table:style-name="ro1">
          <table:table-cell office:value-type="float" office:value="-1.648661" calcext:value-type="float">
            <text:p>-1.648661</text:p>
          </table:table-cell>
          <table:table-cell office:value-type="float" office:value="-1.785498" calcext:value-type="float">
            <text:p>-1.785498</text:p>
          </table:table-cell>
        </table:table-row>
        <table:table-row table:style-name="ro1">
          <table:table-cell office:value-type="float" office:value="-1.648456" calcext:value-type="float">
            <text:p>-1.648456</text:p>
          </table:table-cell>
          <table:table-cell office:value-type="float" office:value="-1.800218" calcext:value-type="float">
            <text:p>-1.800218</text:p>
          </table:table-cell>
        </table:table-row>
        <table:table-row table:style-name="ro1">
          <table:table-cell office:value-type="float" office:value="-1.6483" calcext:value-type="float">
            <text:p>-1.6483</text:p>
          </table:table-cell>
          <table:table-cell office:value-type="float" office:value="-1.806814" calcext:value-type="float">
            <text:p>-1.806814</text:p>
          </table:table-cell>
        </table:table-row>
        <table:table-row table:style-name="ro1">
          <table:table-cell office:value-type="float" office:value="-1.64841" calcext:value-type="float">
            <text:p>-1.64841</text:p>
          </table:table-cell>
          <table:table-cell office:value-type="float" office:value="-1.809947" calcext:value-type="float">
            <text:p>-1.809947</text:p>
          </table:table-cell>
        </table:table-row>
        <table:table-row table:style-name="ro1">
          <table:table-cell office:value-type="float" office:value="-1.648542" calcext:value-type="float">
            <text:p>-1.648542</text:p>
          </table:table-cell>
          <table:table-cell office:value-type="float" office:value="-1.812681" calcext:value-type="float">
            <text:p>-1.812681</text:p>
          </table:table-cell>
        </table:table-row>
        <table:table-row table:style-name="ro1">
          <table:table-cell office:value-type="float" office:value="-1.648357" calcext:value-type="float">
            <text:p>-1.648357</text:p>
          </table:table-cell>
          <table:table-cell office:value-type="float" office:value="-1.812415" calcext:value-type="float">
            <text:p>-1.812415</text:p>
          </table:table-cell>
        </table:table-row>
        <table:table-row table:style-name="ro1">
          <table:table-cell office:value-type="float" office:value="-1.648116" calcext:value-type="float">
            <text:p>-1.648116</text:p>
          </table:table-cell>
          <table:table-cell office:value-type="float" office:value="-1.813278" calcext:value-type="float">
            <text:p>-1.813278</text:p>
          </table:table-cell>
        </table:table-row>
        <table:table-row table:style-name="ro1">
          <table:table-cell office:value-type="float" office:value="-1.647902" calcext:value-type="float">
            <text:p>-1.647902</text:p>
          </table:table-cell>
          <table:table-cell office:value-type="float" office:value="-1.814308" calcext:value-type="float">
            <text:p>-1.814308</text:p>
          </table:table-cell>
        </table:table-row>
        <table:table-row table:style-name="ro1">
          <table:table-cell office:value-type="float" office:value="-1.647623" calcext:value-type="float">
            <text:p>-1.647623</text:p>
          </table:table-cell>
          <table:table-cell office:value-type="float" office:value="-1.817104" calcext:value-type="float">
            <text:p>-1.817104</text:p>
          </table:table-cell>
        </table:table-row>
        <table:table-row table:style-name="ro1">
          <table:table-cell office:value-type="float" office:value="-1.647397" calcext:value-type="float">
            <text:p>-1.647397</text:p>
          </table:table-cell>
          <table:table-cell office:value-type="float" office:value="-1.816684" calcext:value-type="float">
            <text:p>-1.816684</text:p>
          </table:table-cell>
        </table:table-row>
        <table:table-row table:style-name="ro1">
          <table:table-cell office:value-type="float" office:value="-1.647875" calcext:value-type="float">
            <text:p>-1.647875</text:p>
          </table:table-cell>
          <table:table-cell office:value-type="float" office:value="-1.816684" calcext:value-type="float">
            <text:p>-1.816684</text:p>
          </table:table-cell>
        </table:table-row>
        <table:table-row table:style-name="ro1">
          <table:table-cell office:value-type="float" office:value="-1.647806" calcext:value-type="float">
            <text:p>-1.647806</text:p>
          </table:table-cell>
          <table:table-cell office:value-type="float" office:value="-1.816684" calcext:value-type="float">
            <text:p>-1.816684</text:p>
          </table:table-cell>
        </table:table-row>
        <table:table-row table:style-name="ro1">
          <table:table-cell office:value-type="float" office:value="-1.647032" calcext:value-type="float">
            <text:p>-1.647032</text:p>
          </table:table-cell>
          <table:table-cell office:value-type="float" office:value="-1.816684" calcext:value-type="float">
            <text:p>-1.816684</text:p>
          </table:table-cell>
        </table:table-row>
        <table:table-row table:style-name="ro1">
          <table:table-cell office:value-type="float" office:value="-1.647359" calcext:value-type="float">
            <text:p>-1.647359</text:p>
          </table:table-cell>
          <table:table-cell office:value-type="float" office:value="-1.816684" calcext:value-type="float">
            <text:p>-1.816684</text:p>
          </table:table-cell>
        </table:table-row>
        <table:table-row table:style-name="ro1">
          <table:table-cell office:value-type="float" office:value="-1.647765" calcext:value-type="float">
            <text:p>-1.647765</text:p>
          </table:table-cell>
          <table:table-cell office:value-type="float" office:value="-1.816684" calcext:value-type="float">
            <text:p>-1.816684</text:p>
          </table:table-cell>
        </table:table-row>
        <table:table-row table:style-name="ro1">
          <table:table-cell office:value-type="float" office:value="-1.648771" calcext:value-type="float">
            <text:p>-1.648771</text:p>
          </table:table-cell>
          <table:table-cell office:value-type="float" office:value="-1.816684" calcext:value-type="float">
            <text:p>-1.816684</text:p>
          </table:table-cell>
        </table:table-row>
        <table:table-row table:style-name="ro1">
          <table:table-cell office:value-type="float" office:value="-1.649721" calcext:value-type="float">
            <text:p>-1.649721</text:p>
          </table:table-cell>
          <table:table-cell office:value-type="float" office:value="-1.816684" calcext:value-type="float">
            <text:p>-1.816684</text:p>
          </table:table-cell>
        </table:table-row>
        <table:table-row table:style-name="ro1">
          <table:table-cell office:value-type="float" office:value="-1.648834" calcext:value-type="float">
            <text:p>-1.648834</text:p>
          </table:table-cell>
          <table:table-cell office:value-type="float" office:value="-1.816684" calcext:value-type="float">
            <text:p>-1.816684</text:p>
          </table:table-cell>
        </table:table-row>
        <table:table-row table:style-name="ro1">
          <table:table-cell office:value-type="float" office:value="-1.647953" calcext:value-type="float">
            <text:p>-1.647953</text:p>
          </table:table-cell>
          <table:table-cell office:value-type="float" office:value="-1.816684" calcext:value-type="float">
            <text:p>-1.816684</text:p>
          </table:table-cell>
        </table:table-row>
        <table:table-row table:style-name="ro1">
          <table:table-cell office:value-type="float" office:value="-1.648936" calcext:value-type="float">
            <text:p>-1.648936</text:p>
          </table:table-cell>
          <table:table-cell office:value-type="float" office:value="-1.816684" calcext:value-type="float">
            <text:p>-1.816684</text:p>
          </table:table-cell>
        </table:table-row>
        <table:table-row table:style-name="ro1">
          <table:table-cell office:value-type="float" office:value="-1.648752" calcext:value-type="float">
            <text:p>-1.648752</text:p>
          </table:table-cell>
          <table:table-cell office:value-type="float" office:value="-1.816684" calcext:value-type="float">
            <text:p>-1.816684</text:p>
          </table:table-cell>
        </table:table-row>
        <table:table-row table:style-name="ro1">
          <table:table-cell office:value-type="float" office:value="-1.647989" calcext:value-type="float">
            <text:p>-1.647989</text:p>
          </table:table-cell>
          <table:table-cell office:value-type="float" office:value="-1.815653" calcext:value-type="float">
            <text:p>-1.815653</text:p>
          </table:table-cell>
        </table:table-row>
        <table:table-row table:style-name="ro1">
          <table:table-cell office:value-type="float" office:value="-1.648169" calcext:value-type="float">
            <text:p>-1.648169</text:p>
          </table:table-cell>
          <table:table-cell office:value-type="float" office:value="-1.814231" calcext:value-type="float">
            <text:p>-1.814231</text:p>
          </table:table-cell>
        </table:table-row>
        <table:table-row table:style-name="ro1">
          <table:table-cell office:value-type="float" office:value="-1.648013" calcext:value-type="float">
            <text:p>-1.648013</text:p>
          </table:table-cell>
          <table:table-cell office:value-type="float" office:value="-1.809706" calcext:value-type="float">
            <text:p>-1.809706</text:p>
          </table:table-cell>
        </table:table-row>
        <table:table-row table:style-name="ro1">
          <table:table-cell office:value-type="float" office:value="-1.647408" calcext:value-type="float">
            <text:p>-1.647408</text:p>
          </table:table-cell>
          <table:table-cell office:value-type="float" office:value="-1.797227" calcext:value-type="float">
            <text:p>-1.797227</text:p>
          </table:table-cell>
        </table:table-row>
        <table:table-row table:style-name="ro1">
          <table:table-cell office:value-type="float" office:value="-1.646727" calcext:value-type="float">
            <text:p>-1.646727</text:p>
          </table:table-cell>
          <table:table-cell office:value-type="float" office:value="-1.79113" calcext:value-type="float">
            <text:p>-1.79113</text:p>
          </table:table-cell>
        </table:table-row>
        <table:table-row table:style-name="ro1">
          <table:table-cell office:value-type="float" office:value="-1.646881" calcext:value-type="float">
            <text:p>-1.646881</text:p>
          </table:table-cell>
          <table:table-cell office:value-type="float" office:value="-1.786968" calcext:value-type="float">
            <text:p>-1.786968</text:p>
          </table:table-cell>
        </table:table-row>
        <table:table-row table:style-name="ro1">
          <table:table-cell office:value-type="float" office:value="-1.646984" calcext:value-type="float">
            <text:p>-1.646984</text:p>
          </table:table-cell>
          <table:table-cell office:value-type="float" office:value="-1.784806" calcext:value-type="float">
            <text:p>-1.784806</text:p>
          </table:table-cell>
        </table:table-row>
        <table:table-row table:style-name="ro1">
          <table:table-cell office:value-type="float" office:value="-1.646951" calcext:value-type="float">
            <text:p>-1.646951</text:p>
          </table:table-cell>
          <table:table-cell office:value-type="float" office:value="-1.785041" calcext:value-type="float">
            <text:p>-1.785041</text:p>
          </table:table-cell>
        </table:table-row>
        <table:table-row table:style-name="ro1">
          <table:table-cell office:value-type="float" office:value="-1.646868" calcext:value-type="float">
            <text:p>-1.646868</text:p>
          </table:table-cell>
          <table:table-cell office:value-type="float" office:value="-1.785866" calcext:value-type="float">
            <text:p>-1.785866</text:p>
          </table:table-cell>
        </table:table-row>
        <table:table-row table:style-name="ro1">
          <table:table-cell office:value-type="float" office:value="-1.646964" calcext:value-type="float">
            <text:p>-1.646964</text:p>
          </table:table-cell>
          <table:table-cell office:value-type="float" office:value="-1.785866" calcext:value-type="float">
            <text:p>-1.785866</text:p>
          </table:table-cell>
        </table:table-row>
        <table:table-row table:style-name="ro1">
          <table:table-cell office:value-type="float" office:value="-1.647063" calcext:value-type="float">
            <text:p>-1.647063</text:p>
          </table:table-cell>
          <table:table-cell office:value-type="float" office:value="-1.785866" calcext:value-type="float">
            <text:p>-1.785866</text:p>
          </table:table-cell>
        </table:table-row>
        <table:table-row table:style-name="ro1">
          <table:table-cell office:value-type="float" office:value="-1.647064" calcext:value-type="float">
            <text:p>-1.647064</text:p>
          </table:table-cell>
          <table:table-cell office:value-type="float" office:value="-1.785866" calcext:value-type="float">
            <text:p>-1.785866</text:p>
          </table:table-cell>
        </table:table-row>
        <table:table-row table:style-name="ro1">
          <table:table-cell office:value-type="float" office:value="-1.647153" calcext:value-type="float">
            <text:p>-1.647153</text:p>
          </table:table-cell>
          <table:table-cell office:value-type="float" office:value="-1.785866" calcext:value-type="float">
            <text:p>-1.785866</text:p>
          </table:table-cell>
        </table:table-row>
        <table:table-row table:style-name="ro1">
          <table:table-cell office:value-type="float" office:value="-1.647309" calcext:value-type="float">
            <text:p>-1.647309</text:p>
          </table:table-cell>
          <table:table-cell office:value-type="float" office:value="-1.785866" calcext:value-type="float">
            <text:p>-1.785866</text:p>
          </table:table-cell>
        </table:table-row>
        <table:table-row table:style-name="ro1">
          <table:table-cell office:value-type="float" office:value="-1.64733" calcext:value-type="float">
            <text:p>-1.64733</text:p>
          </table:table-cell>
          <table:table-cell office:value-type="float" office:value="-1.785866" calcext:value-type="float">
            <text:p>-1.785866</text:p>
          </table:table-cell>
        </table:table-row>
        <table:table-row table:style-name="ro1">
          <table:table-cell office:value-type="float" office:value="-1.647097" calcext:value-type="float">
            <text:p>-1.647097</text:p>
          </table:table-cell>
          <table:table-cell office:value-type="float" office:value="-1.785866" calcext:value-type="float">
            <text:p>-1.785866</text:p>
          </table:table-cell>
        </table:table-row>
        <table:table-row table:style-name="ro1">
          <table:table-cell office:value-type="float" office:value="-1.646181" calcext:value-type="float">
            <text:p>-1.646181</text:p>
          </table:table-cell>
          <table:table-cell office:value-type="float" office:value="-1.785866" calcext:value-type="float">
            <text:p>-1.785866</text:p>
          </table:table-cell>
        </table:table-row>
        <table:table-row table:style-name="ro1">
          <table:table-cell office:value-type="float" office:value="-1.644561" calcext:value-type="float">
            <text:p>-1.644561</text:p>
          </table:table-cell>
          <table:table-cell office:value-type="float" office:value="-1.785866" calcext:value-type="float">
            <text:p>-1.785866</text:p>
          </table:table-cell>
        </table:table-row>
        <table:table-row table:style-name="ro1">
          <table:table-cell office:value-type="float" office:value="-1.641074" calcext:value-type="float">
            <text:p>-1.641074</text:p>
          </table:table-cell>
          <table:table-cell office:value-type="float" office:value="-1.785866" calcext:value-type="float">
            <text:p>-1.785866</text:p>
          </table:table-cell>
        </table:table-row>
        <table:table-row table:style-name="ro1">
          <table:table-cell office:value-type="float" office:value="-1.638987" calcext:value-type="float">
            <text:p>-1.638987</text:p>
          </table:table-cell>
          <table:table-cell office:value-type="float" office:value="-1.785866" calcext:value-type="float">
            <text:p>-1.785866</text:p>
          </table:table-cell>
        </table:table-row>
        <table:table-row table:style-name="ro1">
          <table:table-cell office:value-type="float" office:value="-1.637182" calcext:value-type="float">
            <text:p>-1.637182</text:p>
          </table:table-cell>
          <table:table-cell office:value-type="float" office:value="-1.785866" calcext:value-type="float">
            <text:p>-1.785866</text:p>
          </table:table-cell>
        </table:table-row>
        <table:table-row table:style-name="ro1">
          <table:table-cell office:value-type="float" office:value="-1.637122" calcext:value-type="float">
            <text:p>-1.637122</text:p>
          </table:table-cell>
          <table:table-cell office:value-type="float" office:value="-1.78635" calcext:value-type="float">
            <text:p>-1.78635</text:p>
          </table:table-cell>
        </table:table-row>
        <table:table-row table:style-name="ro1">
          <table:table-cell office:value-type="float" office:value="-1.637663" calcext:value-type="float">
            <text:p>-1.637663</text:p>
          </table:table-cell>
          <table:table-cell office:value-type="float" office:value="-1.785076" calcext:value-type="float">
            <text:p>-1.785076</text:p>
          </table:table-cell>
        </table:table-row>
        <table:table-row table:style-name="ro1">
          <table:table-cell office:value-type="float" office:value="-1.637966" calcext:value-type="float">
            <text:p>-1.637966</text:p>
          </table:table-cell>
          <table:table-cell office:value-type="float" office:value="-1.784444" calcext:value-type="float">
            <text:p>-1.784444</text:p>
          </table:table-cell>
        </table:table-row>
        <table:table-row table:style-name="ro1">
          <table:table-cell office:value-type="float" office:value="-1.637535" calcext:value-type="float">
            <text:p>-1.637535</text:p>
          </table:table-cell>
          <table:table-cell office:value-type="float" office:value="-1.785776" calcext:value-type="float">
            <text:p>-1.785776</text:p>
          </table:table-cell>
        </table:table-row>
        <table:table-row table:style-name="ro1">
          <table:table-cell office:value-type="float" office:value="-1.637521" calcext:value-type="float">
            <text:p>-1.637521</text:p>
          </table:table-cell>
          <table:table-cell office:value-type="float" office:value="-1.789798" calcext:value-type="float">
            <text:p>-1.789798</text:p>
          </table:table-cell>
        </table:table-row>
        <table:table-row table:style-name="ro1">
          <table:table-cell office:value-type="float" office:value="-1.640283" calcext:value-type="float">
            <text:p>-1.640283</text:p>
          </table:table-cell>
          <table:table-cell office:value-type="float" office:value="-1.796529" calcext:value-type="float">
            <text:p>-1.796529</text:p>
          </table:table-cell>
        </table:table-row>
        <table:table-row table:style-name="ro1">
          <table:table-cell office:value-type="float" office:value="-1.644224" calcext:value-type="float">
            <text:p>-1.644224</text:p>
          </table:table-cell>
          <table:table-cell office:value-type="float" office:value="-1.804981" calcext:value-type="float">
            <text:p>-1.804981</text:p>
          </table:table-cell>
        </table:table-row>
        <table:table-row table:style-name="ro1">
          <table:table-cell office:value-type="float" office:value="-1.646126" calcext:value-type="float">
            <text:p>-1.646126</text:p>
          </table:table-cell>
          <table:table-cell office:value-type="float" office:value="-1.809436" calcext:value-type="float">
            <text:p>-1.809436</text:p>
          </table:table-cell>
        </table:table-row>
        <table:table-row table:style-name="ro1">
          <table:table-cell office:value-type="float" office:value="-1.64679" calcext:value-type="float">
            <text:p>-1.64679</text:p>
          </table:table-cell>
          <table:table-cell office:value-type="float" office:value="-1.809436" calcext:value-type="float">
            <text:p>-1.809436</text:p>
          </table:table-cell>
        </table:table-row>
        <table:table-row table:style-name="ro1">
          <table:table-cell office:value-type="float" office:value="-1.64673" calcext:value-type="float">
            <text:p>-1.64673</text:p>
          </table:table-cell>
          <table:table-cell office:value-type="float" office:value="-1.809436" calcext:value-type="float">
            <text:p>-1.809436</text:p>
          </table:table-cell>
        </table:table-row>
        <table:table-row table:style-name="ro1">
          <table:table-cell office:value-type="float" office:value="-1.646843" calcext:value-type="float">
            <text:p>-1.646843</text:p>
          </table:table-cell>
          <table:table-cell office:value-type="float" office:value="-1.809436" calcext:value-type="float">
            <text:p>-1.809436</text:p>
          </table:table-cell>
        </table:table-row>
        <table:table-row table:style-name="ro1">
          <table:table-cell office:value-type="float" office:value="-1.646853" calcext:value-type="float">
            <text:p>-1.646853</text:p>
          </table:table-cell>
          <table:table-cell office:value-type="float" office:value="-1.809436" calcext:value-type="float">
            <text:p>-1.809436</text:p>
          </table:table-cell>
        </table:table-row>
        <table:table-row table:style-name="ro1">
          <table:table-cell office:value-type="float" office:value="-1.646168" calcext:value-type="float">
            <text:p>-1.646168</text:p>
          </table:table-cell>
          <table:table-cell office:value-type="float" office:value="-1.809436" calcext:value-type="float">
            <text:p>-1.809436</text:p>
          </table:table-cell>
        </table:table-row>
        <table:table-row table:style-name="ro1">
          <table:table-cell office:value-type="float" office:value="-1.645289" calcext:value-type="float">
            <text:p>-1.645289</text:p>
          </table:table-cell>
          <table:table-cell office:value-type="float" office:value="-1.809436" calcext:value-type="float">
            <text:p>-1.809436</text:p>
          </table:table-cell>
        </table:table-row>
        <table:table-row table:style-name="ro1">
          <table:table-cell office:value-type="float" office:value="-1.644423" calcext:value-type="float">
            <text:p>-1.644423</text:p>
          </table:table-cell>
          <table:table-cell office:value-type="float" office:value="-1.809436" calcext:value-type="float">
            <text:p>-1.809436</text:p>
          </table:table-cell>
        </table:table-row>
        <table:table-row table:style-name="ro1">
          <table:table-cell office:value-type="float" office:value="-1.642969" calcext:value-type="float">
            <text:p>-1.642969</text:p>
          </table:table-cell>
          <table:table-cell office:value-type="float" office:value="-1.809436" calcext:value-type="float">
            <text:p>-1.809436</text:p>
          </table:table-cell>
        </table:table-row>
        <table:table-row table:style-name="ro1">
          <table:table-cell office:value-type="float" office:value="-1.641282" calcext:value-type="float">
            <text:p>-1.641282</text:p>
          </table:table-cell>
          <table:table-cell office:value-type="float" office:value="-1.809436" calcext:value-type="float">
            <text:p>-1.809436</text:p>
          </table:table-cell>
        </table:table-row>
        <table:table-row table:style-name="ro1">
          <table:table-cell office:value-type="float" office:value="-1.640197" calcext:value-type="float">
            <text:p>-1.640197</text:p>
          </table:table-cell>
          <table:table-cell office:value-type="float" office:value="-1.809436" calcext:value-type="float">
            <text:p>-1.809436</text:p>
          </table:table-cell>
        </table:table-row>
        <table:table-row table:style-name="ro1">
          <table:table-cell office:value-type="float" office:value="-1.641341" calcext:value-type="float">
            <text:p>-1.641341</text:p>
          </table:table-cell>
          <table:table-cell office:value-type="float" office:value="-1.809436" calcext:value-type="float">
            <text:p>-1.809436</text:p>
          </table:table-cell>
        </table:table-row>
        <table:table-row table:style-name="ro1">
          <table:table-cell office:value-type="float" office:value="-1.642894" calcext:value-type="float">
            <text:p>-1.642894</text:p>
          </table:table-cell>
          <table:table-cell office:value-type="float" office:value="-1.809436" calcext:value-type="float">
            <text:p>-1.809436</text:p>
          </table:table-cell>
        </table:table-row>
        <table:table-row table:style-name="ro1">
          <table:table-cell office:value-type="float" office:value="-1.645841" calcext:value-type="float">
            <text:p>-1.645841</text:p>
          </table:table-cell>
          <table:table-cell office:value-type="float" office:value="-1.809436" calcext:value-type="float">
            <text:p>-1.809436</text:p>
          </table:table-cell>
        </table:table-row>
        <table:table-row table:style-name="ro1">
          <table:table-cell office:value-type="float" office:value="-1.649219" calcext:value-type="float">
            <text:p>-1.649219</text:p>
          </table:table-cell>
          <table:table-cell office:value-type="float" office:value="-1.812497" calcext:value-type="float">
            <text:p>-1.812497</text:p>
          </table:table-cell>
        </table:table-row>
        <table:table-row table:style-name="ro1">
          <table:table-cell office:value-type="float" office:value="-1.650782" calcext:value-type="float">
            <text:p>-1.650782</text:p>
          </table:table-cell>
          <table:table-cell office:value-type="float" office:value="-1.81804" calcext:value-type="float">
            <text:p>-1.81804</text:p>
          </table:table-cell>
        </table:table-row>
        <table:table-row table:style-name="ro1">
          <table:table-cell office:value-type="float" office:value="-1.65032" calcext:value-type="float">
            <text:p>-1.65032</text:p>
          </table:table-cell>
          <table:table-cell office:value-type="float" office:value="-1.83017" calcext:value-type="float">
            <text:p>-1.83017</text:p>
          </table:table-cell>
        </table:table-row>
        <table:table-row table:style-name="ro1">
          <table:table-cell office:value-type="float" office:value="-1.64993" calcext:value-type="float">
            <text:p>-1.64993</text:p>
          </table:table-cell>
          <table:table-cell office:value-type="float" office:value="-1.845049" calcext:value-type="float">
            <text:p>-1.845049</text:p>
          </table:table-cell>
        </table:table-row>
        <table:table-row table:style-name="ro1">
          <table:table-cell office:value-type="float" office:value="-1.650338" calcext:value-type="float">
            <text:p>-1.650338</text:p>
          </table:table-cell>
          <table:table-cell office:value-type="float" office:value="-1.856839" calcext:value-type="float">
            <text:p>-1.856839</text:p>
          </table:table-cell>
        </table:table-row>
        <table:table-row table:style-name="ro1">
          <table:table-cell office:value-type="float" office:value="-1.65043" calcext:value-type="float">
            <text:p>-1.65043</text:p>
          </table:table-cell>
          <table:table-cell office:value-type="float" office:value="-1.857951" calcext:value-type="float">
            <text:p>-1.857951</text:p>
          </table:table-cell>
        </table:table-row>
        <table:table-row table:style-name="ro1">
          <table:table-cell office:value-type="float" office:value="-1.65028" calcext:value-type="float">
            <text:p>-1.65028</text:p>
          </table:table-cell>
          <table:table-cell office:value-type="float" office:value="-1.858543" calcext:value-type="float">
            <text:p>-1.858543</text:p>
          </table:table-cell>
        </table:table-row>
        <table:table-row table:style-name="ro1">
          <table:table-cell office:value-type="float" office:value="-1.650094" calcext:value-type="float">
            <text:p>-1.650094</text:p>
          </table:table-cell>
          <table:table-cell office:value-type="float" office:value="-1.85881" calcext:value-type="float">
            <text:p>-1.85881</text:p>
          </table:table-cell>
        </table:table-row>
        <table:table-row table:style-name="ro1">
          <table:table-cell office:value-type="float" office:value="-1.650012" calcext:value-type="float">
            <text:p>-1.650012</text:p>
          </table:table-cell>
          <table:table-cell office:value-type="float" office:value="-1.85881" calcext:value-type="float">
            <text:p>-1.85881</text:p>
          </table:table-cell>
        </table:table-row>
        <table:table-row table:style-name="ro1">
          <table:table-cell office:value-type="float" office:value="-1.649906" calcext:value-type="float">
            <text:p>-1.649906</text:p>
          </table:table-cell>
          <table:table-cell office:value-type="float" office:value="-1.85881" calcext:value-type="float">
            <text:p>-1.85881</text:p>
          </table:table-cell>
        </table:table-row>
        <table:table-row table:style-name="ro1">
          <table:table-cell office:value-type="float" office:value="-1.649635" calcext:value-type="float">
            <text:p>-1.649635</text:p>
          </table:table-cell>
          <table:table-cell office:value-type="float" office:value="-1.85881" calcext:value-type="float">
            <text:p>-1.85881</text:p>
          </table:table-cell>
        </table:table-row>
        <table:table-row table:style-name="ro1">
          <table:table-cell office:value-type="float" office:value="-1.648505" calcext:value-type="float">
            <text:p>-1.648505</text:p>
          </table:table-cell>
          <table:table-cell office:value-type="float" office:value="-1.85881" calcext:value-type="float">
            <text:p>-1.85881</text:p>
          </table:table-cell>
        </table:table-row>
        <table:table-row table:style-name="ro1">
          <table:table-cell office:value-type="float" office:value="-1.64838" calcext:value-type="float">
            <text:p>-1.64838</text:p>
          </table:table-cell>
          <table:table-cell office:value-type="float" office:value="-1.85881" calcext:value-type="float">
            <text:p>-1.85881</text:p>
          </table:table-cell>
        </table:table-row>
        <table:table-row table:style-name="ro1">
          <table:table-cell office:value-type="float" office:value="-1.648719" calcext:value-type="float">
            <text:p>-1.648719</text:p>
          </table:table-cell>
          <table:table-cell office:value-type="float" office:value="-1.85881" calcext:value-type="float">
            <text:p>-1.85881</text:p>
          </table:table-cell>
        </table:table-row>
        <table:table-row table:style-name="ro1">
          <table:table-cell office:value-type="float" office:value="-1.648462" calcext:value-type="float">
            <text:p>-1.648462</text:p>
          </table:table-cell>
          <table:table-cell office:value-type="float" office:value="-1.85881" calcext:value-type="float">
            <text:p>-1.85881</text:p>
          </table:table-cell>
        </table:table-row>
        <table:table-row table:style-name="ro1">
          <table:table-cell office:value-type="float" office:value="-1.648231" calcext:value-type="float">
            <text:p>-1.648231</text:p>
          </table:table-cell>
          <table:table-cell office:value-type="float" office:value="-1.85881" calcext:value-type="float">
            <text:p>-1.85881</text:p>
          </table:table-cell>
        </table:table-row>
        <table:table-row table:style-name="ro1">
          <table:table-cell office:value-type="float" office:value="-1.647497" calcext:value-type="float">
            <text:p>-1.647497</text:p>
          </table:table-cell>
          <table:table-cell office:value-type="float" office:value="-1.85881" calcext:value-type="float">
            <text:p>-1.85881</text:p>
          </table:table-cell>
        </table:table-row>
        <table:table-row table:style-name="ro1">
          <table:table-cell office:value-type="float" office:value="-1.645613" calcext:value-type="float">
            <text:p>-1.645613</text:p>
          </table:table-cell>
          <table:table-cell office:value-type="float" office:value="-1.85881" calcext:value-type="float">
            <text:p>-1.85881</text:p>
          </table:table-cell>
        </table:table-row>
        <table:table-row table:style-name="ro1">
          <table:table-cell office:value-type="float" office:value="-1.644092" calcext:value-type="float">
            <text:p>-1.644092</text:p>
          </table:table-cell>
          <table:table-cell office:value-type="float" office:value="-1.85881" calcext:value-type="float">
            <text:p>-1.85881</text:p>
          </table:table-cell>
        </table:table-row>
        <table:table-row table:style-name="ro1">
          <table:table-cell office:value-type="float" office:value="-1.642334" calcext:value-type="float">
            <text:p>-1.642334</text:p>
          </table:table-cell>
          <table:table-cell office:value-type="float" office:value="-1.85881" calcext:value-type="float">
            <text:p>-1.85881</text:p>
          </table:table-cell>
        </table:table-row>
        <table:table-row table:style-name="ro1">
          <table:table-cell office:value-type="float" office:value="-1.64263" calcext:value-type="float">
            <text:p>-1.64263</text:p>
          </table:table-cell>
          <table:table-cell office:value-type="float" office:value="-1.860725" calcext:value-type="float">
            <text:p>-1.860725</text:p>
          </table:table-cell>
        </table:table-row>
        <table:table-row table:style-name="ro1">
          <table:table-cell office:value-type="float" office:value="-1.644196" calcext:value-type="float">
            <text:p>-1.644196</text:p>
          </table:table-cell>
          <table:table-cell office:value-type="float" office:value="-1.859603" calcext:value-type="float">
            <text:p>-1.859603</text:p>
          </table:table-cell>
        </table:table-row>
        <table:table-row table:style-name="ro1">
          <table:table-cell office:value-type="float" office:value="-1.645371" calcext:value-type="float">
            <text:p>-1.645371</text:p>
          </table:table-cell>
          <table:table-cell office:value-type="float" office:value="-1.859895" calcext:value-type="float">
            <text:p>-1.859895</text:p>
          </table:table-cell>
        </table:table-row>
        <table:table-row table:style-name="ro1">
          <table:table-cell office:value-type="float" office:value="-1.645938" calcext:value-type="float">
            <text:p>-1.645938</text:p>
          </table:table-cell>
          <table:table-cell office:value-type="float" office:value="-1.855384" calcext:value-type="float">
            <text:p>-1.855384</text:p>
          </table:table-cell>
        </table:table-row>
        <table:table-row table:style-name="ro1">
          <table:table-cell office:value-type="float" office:value="-1.645979" calcext:value-type="float">
            <text:p>-1.645979</text:p>
          </table:table-cell>
          <table:table-cell office:value-type="float" office:value="-1.852458" calcext:value-type="float">
            <text:p>-1.852458</text:p>
          </table:table-cell>
        </table:table-row>
        <table:table-row table:style-name="ro1">
          <table:table-cell office:value-type="float" office:value="-1.646987" calcext:value-type="float">
            <text:p>-1.646987</text:p>
          </table:table-cell>
          <table:table-cell office:value-type="float" office:value="-1.845901" calcext:value-type="float">
            <text:p>-1.845901</text:p>
          </table:table-cell>
        </table:table-row>
        <table:table-row table:style-name="ro1">
          <table:table-cell office:value-type="float" office:value="-1.647884" calcext:value-type="float">
            <text:p>-1.647884</text:p>
          </table:table-cell>
          <table:table-cell office:value-type="float" office:value="-1.837634" calcext:value-type="float">
            <text:p>-1.837634</text:p>
          </table:table-cell>
        </table:table-row>
        <table:table-row table:style-name="ro1">
          <table:table-cell office:value-type="float" office:value="-1.647449" calcext:value-type="float">
            <text:p>-1.647449</text:p>
          </table:table-cell>
          <table:table-cell office:value-type="float" office:value="-1.829422" calcext:value-type="float">
            <text:p>-1.829422</text:p>
          </table:table-cell>
        </table:table-row>
        <table:table-row table:style-name="ro1">
          <table:table-cell office:value-type="float" office:value="-1.647863" calcext:value-type="float">
            <text:p>-1.647863</text:p>
          </table:table-cell>
          <table:table-cell office:value-type="float" office:value="-1.829422" calcext:value-type="float">
            <text:p>-1.829422</text:p>
          </table:table-cell>
        </table:table-row>
        <table:table-row table:style-name="ro1">
          <table:table-cell office:value-type="float" office:value="-1.649283" calcext:value-type="float">
            <text:p>-1.649283</text:p>
          </table:table-cell>
          <table:table-cell office:value-type="float" office:value="-1.829422" calcext:value-type="float">
            <text:p>-1.829422</text:p>
          </table:table-cell>
        </table:table-row>
        <table:table-row table:style-name="ro1">
          <table:table-cell office:value-type="float" office:value="-1.649053" calcext:value-type="float">
            <text:p>-1.649053</text:p>
          </table:table-cell>
          <table:table-cell office:value-type="float" office:value="-1.829422" calcext:value-type="float">
            <text:p>-1.829422</text:p>
          </table:table-cell>
        </table:table-row>
        <table:table-row table:style-name="ro1">
          <table:table-cell office:value-type="float" office:value="-1.647221" calcext:value-type="float">
            <text:p>-1.647221</text:p>
          </table:table-cell>
          <table:table-cell office:value-type="float" office:value="-1.829422" calcext:value-type="float">
            <text:p>-1.829422</text:p>
          </table:table-cell>
        </table:table-row>
        <table:table-row table:style-name="ro1">
          <table:table-cell office:value-type="float" office:value="-1.646818" calcext:value-type="float">
            <text:p>-1.646818</text:p>
          </table:table-cell>
          <table:table-cell office:value-type="float" office:value="-1.829422" calcext:value-type="float">
            <text:p>-1.829422</text:p>
          </table:table-cell>
        </table:table-row>
        <table:table-row table:style-name="ro1">
          <table:table-cell office:value-type="float" office:value="-1.646955" calcext:value-type="float">
            <text:p>-1.646955</text:p>
          </table:table-cell>
          <table:table-cell office:value-type="float" office:value="-1.829422" calcext:value-type="float">
            <text:p>-1.829422</text:p>
          </table:table-cell>
        </table:table-row>
        <table:table-row table:style-name="ro1">
          <table:table-cell office:value-type="float" office:value="-1.646935" calcext:value-type="float">
            <text:p>-1.646935</text:p>
          </table:table-cell>
          <table:table-cell office:value-type="float" office:value="-1.829422" calcext:value-type="float">
            <text:p>-1.829422</text:p>
          </table:table-cell>
        </table:table-row>
        <table:table-row table:style-name="ro1">
          <table:table-cell office:value-type="float" office:value="-1.646718" calcext:value-type="float">
            <text:p>-1.646718</text:p>
          </table:table-cell>
          <table:table-cell office:value-type="float" office:value="-1.829422" calcext:value-type="float">
            <text:p>-1.829422</text:p>
          </table:table-cell>
        </table:table-row>
        <table:table-row table:style-name="ro1">
          <table:table-cell office:value-type="float" office:value="-1.646562" calcext:value-type="float">
            <text:p>-1.646562</text:p>
          </table:table-cell>
          <table:table-cell office:value-type="float" office:value="-1.829422" calcext:value-type="float">
            <text:p>-1.829422</text:p>
          </table:table-cell>
        </table:table-row>
        <table:table-row table:style-name="ro1">
          <table:table-cell office:value-type="float" office:value="-1.646877" calcext:value-type="float">
            <text:p>-1.646877</text:p>
          </table:table-cell>
          <table:table-cell office:value-type="float" office:value="-1.829422" calcext:value-type="float">
            <text:p>-1.829422</text:p>
          </table:table-cell>
        </table:table-row>
        <table:table-row table:style-name="ro1">
          <table:table-cell office:value-type="float" office:value="-1.647102" calcext:value-type="float">
            <text:p>-1.647102</text:p>
          </table:table-cell>
          <table:table-cell office:value-type="float" office:value="-1.829422" calcext:value-type="float">
            <text:p>-1.829422</text:p>
          </table:table-cell>
        </table:table-row>
        <table:table-row table:style-name="ro1">
          <table:table-cell office:value-type="float" office:value="-1.646731" calcext:value-type="float">
            <text:p>-1.646731</text:p>
          </table:table-cell>
          <table:table-cell office:value-type="float" office:value="-1.829422" calcext:value-type="float">
            <text:p>-1.829422</text:p>
          </table:table-cell>
        </table:table-row>
        <table:table-row table:style-name="ro1">
          <table:table-cell office:value-type="float" office:value="-1.646191" calcext:value-type="float">
            <text:p>-1.646191</text:p>
          </table:table-cell>
          <table:table-cell office:value-type="float" office:value="-1.829422" calcext:value-type="float">
            <text:p>-1.829422</text:p>
          </table:table-cell>
        </table:table-row>
        <table:table-row table:style-name="ro1">
          <table:table-cell office:value-type="float" office:value="-1.645647" calcext:value-type="float">
            <text:p>-1.645647</text:p>
          </table:table-cell>
          <table:table-cell office:value-type="float" office:value="-1.821973" calcext:value-type="float">
            <text:p>-1.821973</text:p>
          </table:table-cell>
        </table:table-row>
        <table:table-row table:style-name="ro1">
          <table:table-cell office:value-type="float" office:value="-1.644199" calcext:value-type="float">
            <text:p>-1.644199</text:p>
          </table:table-cell>
          <table:table-cell office:value-type="float" office:value="-1.82167" calcext:value-type="float">
            <text:p>-1.82167</text:p>
          </table:table-cell>
        </table:table-row>
        <table:table-row table:style-name="ro1">
          <table:table-cell office:value-type="float" office:value="-1.641738" calcext:value-type="float">
            <text:p>-1.641738</text:p>
          </table:table-cell>
          <table:table-cell office:value-type="float" office:value="-1.821184" calcext:value-type="float">
            <text:p>-1.821184</text:p>
          </table:table-cell>
        </table:table-row>
        <table:table-row table:style-name="ro1">
          <table:table-cell office:value-type="float" office:value="-1.63978" calcext:value-type="float">
            <text:p>-1.63978</text:p>
          </table:table-cell>
          <table:table-cell office:value-type="float" office:value="-1.821293" calcext:value-type="float">
            <text:p>-1.821293</text:p>
          </table:table-cell>
        </table:table-row>
        <table:table-row table:style-name="ro1">
          <table:table-cell office:value-type="float" office:value="-1.640853" calcext:value-type="float">
            <text:p>-1.640853</text:p>
          </table:table-cell>
          <table:table-cell office:value-type="float" office:value="-1.821332" calcext:value-type="float">
            <text:p>-1.821332</text:p>
          </table:table-cell>
        </table:table-row>
        <table:table-row table:style-name="ro1">
          <table:table-cell office:value-type="float" office:value="-1.643185" calcext:value-type="float">
            <text:p>-1.643185</text:p>
          </table:table-cell>
          <table:table-cell office:value-type="float" office:value="-1.823941" calcext:value-type="float">
            <text:p>-1.823941</text:p>
          </table:table-cell>
        </table:table-row>
        <table:table-row table:style-name="ro1">
          <table:table-cell office:value-type="float" office:value="-1.644597" calcext:value-type="float">
            <text:p>-1.644597</text:p>
          </table:table-cell>
          <table:table-cell office:value-type="float" office:value="-1.82873" calcext:value-type="float">
            <text:p>-1.82873</text:p>
          </table:table-cell>
        </table:table-row>
        <table:table-row table:style-name="ro1">
          <table:table-cell office:value-type="float" office:value="-1.645488" calcext:value-type="float">
            <text:p>-1.645488</text:p>
          </table:table-cell>
          <table:table-cell office:value-type="float" office:value="-1.828403" calcext:value-type="float">
            <text:p>-1.8284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19:13:30.287249021</meta:creation-date>
    <dc:date>2017-11-10T19:15:25.981949045</dc:date>
    <meta:editing-duration>PT1M55S</meta:editing-duration>
    <meta:editing-cycles>1</meta:editing-cycles>
    <meta:document-statistic meta:table-count="1" meta:cell-count="1846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9.759cm" svg:height="20.879cm" xlink:href=".." xlink:type="simple" chart:class="chart:line" chart:style-name="ch1">
        <chart:legend chart:legend-position="end" svg:x="36.907cm" svg:y="9.891cm" style:legend-expansion="high" chart:style-name="ch2"/>
        <chart:plot-area chart:style-name="ch3" table:cell-range-address="Sheet1.A1:Sheet1.B923" svg:x="0.795cm" svg:y="0.417cm" svg:width="35.317cm" svg:height="20.045cm">
          <chartooo:coordinate-region svg:x="1.628cm" svg:y="0.616cm" svg:width="34.484cm" svg:height="19.6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923" chart:class="chart:line">
            <chart:data-point chart:repeated="923"/>
          </chart:series>
          <chart:series chart:style-name="ch7" chart:values-cell-range-address="Sheet1.B1:Sheet1.B923" chart:class="chart:line">
            <chart:data-point chart:repeated="9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17">
                <text:p>0.000017</text:p>
                <draw:g>
                  <svg:desc>Sheet1.A1:Sheet1.A923</svg:desc>
                </draw:g>
              </table:table-cell>
              <table:table-cell office:value-type="float" office:value="0.023187">
                <text:p>0.023187</text:p>
                <draw:g>
                  <svg:desc>Sheet1.B1:Sheet1.B9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000009">
                <text:p>-0.000009</text:p>
              </table:table-cell>
              <table:table-cell office:value-type="float" office:value="0.023187">
                <text:p>0.0231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000217">
                <text:p>-0.000217</text:p>
              </table:table-cell>
              <table:table-cell office:value-type="float" office:value="0.023187">
                <text:p>0.0231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001772">
                <text:p>-0.001772</text:p>
              </table:table-cell>
              <table:table-cell office:value-type="float" office:value="0.023187">
                <text:p>0.0231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003134">
                <text:p>-0.003134</text:p>
              </table:table-cell>
              <table:table-cell office:value-type="float" office:value="0.023187">
                <text:p>0.0231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004196">
                <text:p>-0.004196</text:p>
              </table:table-cell>
              <table:table-cell office:value-type="float" office:value="0.023187">
                <text:p>0.0231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005693">
                <text:p>-0.005693</text:p>
              </table:table-cell>
              <table:table-cell office:value-type="float" office:value="0.023187">
                <text:p>0.0231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00548">
                <text:p>-0.00548</text:p>
              </table:table-cell>
              <table:table-cell office:value-type="float" office:value="0.023187">
                <text:p>0.0231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004999">
                <text:p>-0.004999</text:p>
              </table:table-cell>
              <table:table-cell office:value-type="float" office:value="0.023187">
                <text:p>0.0231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03868">
                <text:p>-0.003868</text:p>
              </table:table-cell>
              <table:table-cell office:value-type="float" office:value="0.023095">
                <text:p>0.0230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003773">
                <text:p>-0.003773</text:p>
              </table:table-cell>
              <table:table-cell office:value-type="float" office:value="0.023139">
                <text:p>0.0231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02598">
                <text:p>-0.002598</text:p>
              </table:table-cell>
              <table:table-cell office:value-type="float" office:value="0.022985">
                <text:p>0.0229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0012">
                <text:p>-0.0012</text:p>
              </table:table-cell>
              <table:table-cell office:value-type="float" office:value="0.021479">
                <text:p>0.0214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000843">
                <text:p>-0.000843</text:p>
              </table:table-cell>
              <table:table-cell office:value-type="float" office:value="0.016129">
                <text:p>0.0161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000943">
                <text:p>-0.000943</text:p>
              </table:table-cell>
              <table:table-cell office:value-type="float" office:value="0.019901">
                <text:p>0.0199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405">
                <text:p>0.000405</text:p>
              </table:table-cell>
              <table:table-cell office:value-type="float" office:value="0.021281">
                <text:p>0.02128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5055">
                <text:p>0.005055</text:p>
              </table:table-cell>
              <table:table-cell office:value-type="float" office:value="0.02205">
                <text:p>0.022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998">
                <text:p>0.00998</text:p>
              </table:table-cell>
              <table:table-cell office:value-type="float" office:value="0.02205">
                <text:p>0.0220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413">
                <text:p>0.01413</text:p>
              </table:table-cell>
              <table:table-cell office:value-type="float" office:value="0.02205">
                <text:p>0.022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8152">
                <text:p>0.018152</text:p>
              </table:table-cell>
              <table:table-cell office:value-type="float" office:value="0.02205">
                <text:p>0.022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19697">
                <text:p>0.019697</text:p>
              </table:table-cell>
              <table:table-cell office:value-type="float" office:value="0.02205">
                <text:p>0.022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0062">
                <text:p>0.020062</text:p>
              </table:table-cell>
              <table:table-cell office:value-type="float" office:value="0.02205">
                <text:p>0.022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1473">
                <text:p>0.021473</text:p>
              </table:table-cell>
              <table:table-cell office:value-type="float" office:value="0.02205">
                <text:p>0.022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447">
                <text:p>0.02447</text:p>
              </table:table-cell>
              <table:table-cell office:value-type="float" office:value="0.02205">
                <text:p>0.022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6768">
                <text:p>0.026768</text:p>
              </table:table-cell>
              <table:table-cell office:value-type="float" office:value="0.02205">
                <text:p>0.022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9992">
                <text:p>0.029992</text:p>
              </table:table-cell>
              <table:table-cell office:value-type="float" office:value="0.02205">
                <text:p>0.022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33612">
                <text:p>0.033612</text:p>
              </table:table-cell>
              <table:table-cell office:value-type="float" office:value="0.02205">
                <text:p>0.022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36969">
                <text:p>0.036969</text:p>
              </table:table-cell>
              <table:table-cell office:value-type="float" office:value="0.02205">
                <text:p>0.022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41235">
                <text:p>0.041235</text:p>
              </table:table-cell>
              <table:table-cell office:value-type="float" office:value="0.02205">
                <text:p>0.022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4423">
                <text:p>0.04423</text:p>
              </table:table-cell>
              <table:table-cell office:value-type="float" office:value="0.02205">
                <text:p>0.0220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4462">
                <text:p>0.04462</text:p>
              </table:table-cell>
              <table:table-cell office:value-type="float" office:value="0.027523">
                <text:p>0.0275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44378">
                <text:p>0.044378</text:p>
              </table:table-cell>
              <table:table-cell office:value-type="float" office:value="0.044078">
                <text:p>0.0440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43802">
                <text:p>0.043802</text:p>
              </table:table-cell>
              <table:table-cell office:value-type="float" office:value="0.045803">
                <text:p>0.0458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41713">
                <text:p>0.041713</text:p>
              </table:table-cell>
              <table:table-cell office:value-type="float" office:value="0.053115">
                <text:p>0.05311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39484">
                <text:p>0.039484</text:p>
              </table:table-cell>
              <table:table-cell office:value-type="float" office:value="0.065904">
                <text:p>0.0659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35816">
                <text:p>0.035816</text:p>
              </table:table-cell>
              <table:table-cell office:value-type="float" office:value="0.069684">
                <text:p>0.0696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32124">
                <text:p>0.032124</text:p>
              </table:table-cell>
              <table:table-cell office:value-type="float" office:value="0.064227">
                <text:p>0.06422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276">
                <text:p>0.0276</text:p>
              </table:table-cell>
              <table:table-cell office:value-type="float" office:value="0.062079">
                <text:p>0.0620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23762">
                <text:p>0.023762</text:p>
              </table:table-cell>
              <table:table-cell office:value-type="float" office:value="0.062079">
                <text:p>0.0620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17886">
                <text:p>0.017886</text:p>
              </table:table-cell>
              <table:table-cell office:value-type="float" office:value="0.062079">
                <text:p>0.0620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2843">
                <text:p>0.012843</text:p>
              </table:table-cell>
              <table:table-cell office:value-type="float" office:value="0.062079">
                <text:p>0.0620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6669">
                <text:p>0.006669</text:p>
              </table:table-cell>
              <table:table-cell office:value-type="float" office:value="0.062079">
                <text:p>0.0620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1018">
                <text:p>0.001018</text:p>
              </table:table-cell>
              <table:table-cell office:value-type="float" office:value="0.062079">
                <text:p>0.0620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005406">
                <text:p>-0.005406</text:p>
              </table:table-cell>
              <table:table-cell office:value-type="float" office:value="0.062079">
                <text:p>0.06207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11942">
                <text:p>-0.011942</text:p>
              </table:table-cell>
              <table:table-cell office:value-type="float" office:value="0.062079">
                <text:p>0.0620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018626">
                <text:p>-0.018626</text:p>
              </table:table-cell>
              <table:table-cell office:value-type="float" office:value="0.062079">
                <text:p>0.0620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025731">
                <text:p>-0.025731</text:p>
              </table:table-cell>
              <table:table-cell office:value-type="float" office:value="0.062079">
                <text:p>0.0620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32514">
                <text:p>-0.032514</text:p>
              </table:table-cell>
              <table:table-cell office:value-type="float" office:value="0.062079">
                <text:p>0.06207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039338">
                <text:p>-0.039338</text:p>
              </table:table-cell>
              <table:table-cell office:value-type="float" office:value="0.062079">
                <text:p>0.06207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045832">
                <text:p>-0.045832</text:p>
              </table:table-cell>
              <table:table-cell office:value-type="float" office:value="0.062079">
                <text:p>0.06207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052216">
                <text:p>-0.052216</text:p>
              </table:table-cell>
              <table:table-cell office:value-type="float" office:value="0.062079">
                <text:p>0.06207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60857">
                <text:p>-0.060857</text:p>
              </table:table-cell>
              <table:table-cell office:value-type="float" office:value="0.048185">
                <text:p>0.0481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070128">
                <text:p>-0.070128</text:p>
              </table:table-cell>
              <table:table-cell office:value-type="float" office:value="0.029905">
                <text:p>0.0299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76724">
                <text:p>-0.076724</text:p>
              </table:table-cell>
              <table:table-cell office:value-type="float" office:value="0.014002">
                <text:p>0.01400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08368">
                <text:p>-0.08368</text:p>
              </table:table-cell>
              <table:table-cell office:value-type="float" office:value="-0.003112">
                <text:p>-0.0031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089811">
                <text:p>-0.089811</text:p>
              </table:table-cell>
              <table:table-cell office:value-type="float" office:value="-0.021379">
                <text:p>-0.0213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096347">
                <text:p>-0.096347</text:p>
              </table:table-cell>
              <table:table-cell office:value-type="float" office:value="-0.038323">
                <text:p>-0.0383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101758">
                <text:p>-0.101758</text:p>
              </table:table-cell>
              <table:table-cell office:value-type="float" office:value="-0.062116">
                <text:p>-0.06211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107313">
                <text:p>-0.107313</text:p>
              </table:table-cell>
              <table:table-cell office:value-type="float" office:value="-0.072753">
                <text:p>-0.0727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112498">
                <text:p>-0.112498</text:p>
              </table:table-cell>
              <table:table-cell office:value-type="float" office:value="-0.072753">
                <text:p>-0.0727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117444">
                <text:p>-0.117444</text:p>
              </table:table-cell>
              <table:table-cell office:value-type="float" office:value="-0.072753">
                <text:p>-0.07275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122108">
                <text:p>-0.122108</text:p>
              </table:table-cell>
              <table:table-cell office:value-type="float" office:value="-0.072753">
                <text:p>-0.0727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125748">
                <text:p>-0.125748</text:p>
              </table:table-cell>
              <table:table-cell office:value-type="float" office:value="-0.072753">
                <text:p>-0.0727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129935">
                <text:p>-0.129935</text:p>
              </table:table-cell>
              <table:table-cell office:value-type="float" office:value="-0.072753">
                <text:p>-0.0727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134533">
                <text:p>-0.134533</text:p>
              </table:table-cell>
              <table:table-cell office:value-type="float" office:value="-0.072753">
                <text:p>-0.07275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139292">
                <text:p>-0.139292</text:p>
              </table:table-cell>
              <table:table-cell office:value-type="float" office:value="-0.072753">
                <text:p>-0.07275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143427">
                <text:p>-0.143427</text:p>
              </table:table-cell>
              <table:table-cell office:value-type="float" office:value="-0.072753">
                <text:p>-0.0727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147795">
                <text:p>-0.147795</text:p>
              </table:table-cell>
              <table:table-cell office:value-type="float" office:value="-0.072753">
                <text:p>-0.07275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152044">
                <text:p>-0.152044</text:p>
              </table:table-cell>
              <table:table-cell office:value-type="float" office:value="-0.072753">
                <text:p>-0.0727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156874">
                <text:p>-0.156874</text:p>
              </table:table-cell>
              <table:table-cell office:value-type="float" office:value="-0.072753">
                <text:p>-0.07275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160927">
                <text:p>-0.160927</text:p>
              </table:table-cell>
              <table:table-cell office:value-type="float" office:value="-0.072753">
                <text:p>-0.07275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165754">
                <text:p>-0.165754</text:p>
              </table:table-cell>
              <table:table-cell office:value-type="float" office:value="-0.073249">
                <text:p>-0.07324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170928">
                <text:p>-0.170928</text:p>
              </table:table-cell>
              <table:table-cell office:value-type="float" office:value="-0.080465">
                <text:p>-0.08046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175908">
                <text:p>-0.175908</text:p>
              </table:table-cell>
              <table:table-cell office:value-type="float" office:value="-0.103126">
                <text:p>-0.1031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181827">
                <text:p>-0.181827</text:p>
              </table:table-cell>
              <table:table-cell office:value-type="float" office:value="-0.114949">
                <text:p>-0.11494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18635">
                <text:p>-0.18635</text:p>
              </table:table-cell>
              <table:table-cell office:value-type="float" office:value="-0.126696">
                <text:p>-0.12669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192226">
                <text:p>-0.192226</text:p>
              </table:table-cell>
              <table:table-cell office:value-type="float" office:value="-0.142335">
                <text:p>-0.1423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198749">
                <text:p>-0.198749</text:p>
              </table:table-cell>
              <table:table-cell office:value-type="float" office:value="-0.150877">
                <text:p>-0.1508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204422">
                <text:p>-0.204422</text:p>
              </table:table-cell>
              <table:table-cell office:value-type="float" office:value="-0.166353">
                <text:p>-0.16635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210202">
                <text:p>-0.210202</text:p>
              </table:table-cell>
              <table:table-cell office:value-type="float" office:value="-0.166353">
                <text:p>-0.16635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215652">
                <text:p>-0.215652</text:p>
              </table:table-cell>
              <table:table-cell office:value-type="float" office:value="-0.166353">
                <text:p>-0.1663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222111">
                <text:p>-0.222111</text:p>
              </table:table-cell>
              <table:table-cell office:value-type="float" office:value="-0.166353">
                <text:p>-0.16635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227161">
                <text:p>-0.227161</text:p>
              </table:table-cell>
              <table:table-cell office:value-type="float" office:value="-0.166353">
                <text:p>-0.1663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233888">
                <text:p>-0.233888</text:p>
              </table:table-cell>
              <table:table-cell office:value-type="float" office:value="-0.166353">
                <text:p>-0.16635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240358">
                <text:p>-0.240358</text:p>
              </table:table-cell>
              <table:table-cell office:value-type="float" office:value="-0.166353">
                <text:p>-0.1663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246663">
                <text:p>-0.246663</text:p>
              </table:table-cell>
              <table:table-cell office:value-type="float" office:value="-0.166353">
                <text:p>-0.16635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253706">
                <text:p>-0.253706</text:p>
              </table:table-cell>
              <table:table-cell office:value-type="float" office:value="-0.166353">
                <text:p>-0.1663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260527">
                <text:p>-0.260527</text:p>
              </table:table-cell>
              <table:table-cell office:value-type="float" office:value="-0.166353">
                <text:p>-0.16635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267603">
                <text:p>-0.267603</text:p>
              </table:table-cell>
              <table:table-cell office:value-type="float" office:value="-0.166353">
                <text:p>-0.16635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274607">
                <text:p>-0.274607</text:p>
              </table:table-cell>
              <table:table-cell office:value-type="float" office:value="-0.166353">
                <text:p>-0.16635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281147">
                <text:p>-0.281147</text:p>
              </table:table-cell>
              <table:table-cell office:value-type="float" office:value="-0.166353">
                <text:p>-0.1663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287212">
                <text:p>-0.287212</text:p>
              </table:table-cell>
              <table:table-cell office:value-type="float" office:value="-0.166353">
                <text:p>-0.16635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293193">
                <text:p>-0.293193</text:p>
              </table:table-cell>
              <table:table-cell office:value-type="float" office:value="-0.185833">
                <text:p>-0.1858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297944">
                <text:p>-0.297944</text:p>
              </table:table-cell>
              <table:table-cell office:value-type="float" office:value="-0.201791">
                <text:p>-0.2017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301507">
                <text:p>-0.301507</text:p>
              </table:table-cell>
              <table:table-cell office:value-type="float" office:value="-0.218014">
                <text:p>-0.2180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307063">
                <text:p>-0.307063</text:p>
              </table:table-cell>
              <table:table-cell office:value-type="float" office:value="-0.230942">
                <text:p>-0.23094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312491">
                <text:p>-0.312491</text:p>
              </table:table-cell>
              <table:table-cell office:value-type="float" office:value="-0.253102">
                <text:p>-0.2531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316471">
                <text:p>-0.316471</text:p>
              </table:table-cell>
              <table:table-cell office:value-type="float" office:value="-0.267944">
                <text:p>-0.26794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322491">
                <text:p>-0.322491</text:p>
              </table:table-cell>
              <table:table-cell office:value-type="float" office:value="-0.281231">
                <text:p>-0.2812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328441">
                <text:p>-0.328441</text:p>
              </table:table-cell>
              <table:table-cell office:value-type="float" office:value="-0.286345">
                <text:p>-0.28634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333873">
                <text:p>-0.333873</text:p>
              </table:table-cell>
              <table:table-cell office:value-type="float" office:value="-0.286345">
                <text:p>-0.28634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0.338648">
                <text:p>-0.338648</text:p>
              </table:table-cell>
              <table:table-cell office:value-type="float" office:value="-0.286345">
                <text:p>-0.28634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-0.344984">
                <text:p>-0.344984</text:p>
              </table:table-cell>
              <table:table-cell office:value-type="float" office:value="-0.286345">
                <text:p>-0.28634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0.350802">
                <text:p>-0.350802</text:p>
              </table:table-cell>
              <table:table-cell office:value-type="float" office:value="-0.286345">
                <text:p>-0.28634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355878">
                <text:p>-0.355878</text:p>
              </table:table-cell>
              <table:table-cell office:value-type="float" office:value="-0.286345">
                <text:p>-0.2863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0.362444">
                <text:p>-0.362444</text:p>
              </table:table-cell>
              <table:table-cell office:value-type="float" office:value="-0.286345">
                <text:p>-0.28634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-0.3691">
                <text:p>-0.3691</text:p>
              </table:table-cell>
              <table:table-cell office:value-type="float" office:value="-0.286345">
                <text:p>-0.28634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375186">
                <text:p>-0.375186</text:p>
              </table:table-cell>
              <table:table-cell office:value-type="float" office:value="-0.286345">
                <text:p>-0.28634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-0.382038">
                <text:p>-0.382038</text:p>
              </table:table-cell>
              <table:table-cell office:value-type="float" office:value="-0.286345">
                <text:p>-0.28634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0.388965">
                <text:p>-0.388965</text:p>
              </table:table-cell>
              <table:table-cell office:value-type="float" office:value="-0.286345">
                <text:p>-0.28634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394931">
                <text:p>-0.394931</text:p>
              </table:table-cell>
              <table:table-cell office:value-type="float" office:value="-0.286345">
                <text:p>-0.28634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402079">
                <text:p>-0.402079</text:p>
              </table:table-cell>
              <table:table-cell office:value-type="float" office:value="-0.286345">
                <text:p>-0.28634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40863">
                <text:p>-0.40863</text:p>
              </table:table-cell>
              <table:table-cell office:value-type="float" office:value="-0.290481">
                <text:p>-0.29048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415462">
                <text:p>-0.415462</text:p>
              </table:table-cell>
              <table:table-cell office:value-type="float" office:value="-0.30944">
                <text:p>-0.3094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421893">
                <text:p>-0.421893</text:p>
              </table:table-cell>
              <table:table-cell office:value-type="float" office:value="-0.324783">
                <text:p>-0.32478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428493">
                <text:p>-0.428493</text:p>
              </table:table-cell>
              <table:table-cell office:value-type="float" office:value="-0.336354">
                <text:p>-0.33635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435411">
                <text:p>-0.435411</text:p>
              </table:table-cell>
              <table:table-cell office:value-type="float" office:value="-0.356189">
                <text:p>-0.35618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442144">
                <text:p>-0.442144</text:p>
              </table:table-cell>
              <table:table-cell office:value-type="float" office:value="-0.379974">
                <text:p>-0.37997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448661">
                <text:p>-0.448661</text:p>
              </table:table-cell>
              <table:table-cell office:value-type="float" office:value="-0.394381">
                <text:p>-0.39438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455549">
                <text:p>-0.455549</text:p>
              </table:table-cell>
              <table:table-cell office:value-type="float" office:value="-0.410913">
                <text:p>-0.41091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462041">
                <text:p>-0.462041</text:p>
              </table:table-cell>
              <table:table-cell office:value-type="float" office:value="-0.410913">
                <text:p>-0.41091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468323">
                <text:p>-0.468323</text:p>
              </table:table-cell>
              <table:table-cell office:value-type="float" office:value="-0.410913">
                <text:p>-0.41091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474649">
                <text:p>-0.474649</text:p>
              </table:table-cell>
              <table:table-cell office:value-type="float" office:value="-0.410913">
                <text:p>-0.41091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481786">
                <text:p>-0.481786</text:p>
              </table:table-cell>
              <table:table-cell office:value-type="float" office:value="-0.410913">
                <text:p>-0.41091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489002">
                <text:p>-0.489002</text:p>
              </table:table-cell>
              <table:table-cell office:value-type="float" office:value="-0.410913">
                <text:p>-0.41091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496159">
                <text:p>-0.496159</text:p>
              </table:table-cell>
              <table:table-cell office:value-type="float" office:value="-0.410913">
                <text:p>-0.41091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-0.502918">
                <text:p>-0.502918</text:p>
              </table:table-cell>
              <table:table-cell office:value-type="float" office:value="-0.410913">
                <text:p>-0.41091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510437">
                <text:p>-0.510437</text:p>
              </table:table-cell>
              <table:table-cell office:value-type="float" office:value="-0.410913">
                <text:p>-0.41091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517768">
                <text:p>-0.517768</text:p>
              </table:table-cell>
              <table:table-cell office:value-type="float" office:value="-0.410913">
                <text:p>-0.41091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0.525781">
                <text:p>-0.525781</text:p>
              </table:table-cell>
              <table:table-cell office:value-type="float" office:value="-0.410913">
                <text:p>-0.41091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0.532671">
                <text:p>-0.532671</text:p>
              </table:table-cell>
              <table:table-cell office:value-type="float" office:value="-0.410913">
                <text:p>-0.41091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538943">
                <text:p>-0.538943</text:p>
              </table:table-cell>
              <table:table-cell office:value-type="float" office:value="-0.410913">
                <text:p>-0.41091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0.546086">
                <text:p>-0.546086</text:p>
              </table:table-cell>
              <table:table-cell office:value-type="float" office:value="-0.410913">
                <text:p>-0.41091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0.552978">
                <text:p>-0.552978</text:p>
              </table:table-cell>
              <table:table-cell office:value-type="float" office:value="-0.426978">
                <text:p>-0.42697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0.559736">
                <text:p>-0.559736</text:p>
              </table:table-cell>
              <table:table-cell office:value-type="float" office:value="-0.443359">
                <text:p>-0.44335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-0.565894">
                <text:p>-0.565894</text:p>
              </table:table-cell>
              <table:table-cell office:value-type="float" office:value="-0.467136">
                <text:p>-0.46713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0.571536">
                <text:p>-0.571536</text:p>
              </table:table-cell>
              <table:table-cell office:value-type="float" office:value="-0.481475">
                <text:p>-0.48147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-0.577802">
                <text:p>-0.577802</text:p>
              </table:table-cell>
              <table:table-cell office:value-type="float" office:value="-0.503724">
                <text:p>-0.50372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-0.584017">
                <text:p>-0.584017</text:p>
              </table:table-cell>
              <table:table-cell office:value-type="float" office:value="-0.517501">
                <text:p>-0.5175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0.589855">
                <text:p>-0.589855</text:p>
              </table:table-cell>
              <table:table-cell office:value-type="float" office:value="-0.537328">
                <text:p>-0.53732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597087">
                <text:p>-0.597087</text:p>
              </table:table-cell>
              <table:table-cell office:value-type="float" office:value="-0.556423">
                <text:p>-0.55642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0.603045">
                <text:p>-0.603045</text:p>
              </table:table-cell>
              <table:table-cell office:value-type="float" office:value="-0.556423">
                <text:p>-0.55642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0.609458">
                <text:p>-0.609458</text:p>
              </table:table-cell>
              <table:table-cell office:value-type="float" office:value="-0.556423">
                <text:p>-0.55642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0.615524">
                <text:p>-0.615524</text:p>
              </table:table-cell>
              <table:table-cell office:value-type="float" office:value="-0.556423">
                <text:p>-0.55642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622619">
                <text:p>-0.622619</text:p>
              </table:table-cell>
              <table:table-cell office:value-type="float" office:value="-0.556423">
                <text:p>-0.55642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0.62757">
                <text:p>-0.62757</text:p>
              </table:table-cell>
              <table:table-cell office:value-type="float" office:value="-0.556423">
                <text:p>-0.55642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0.633059">
                <text:p>-0.633059</text:p>
              </table:table-cell>
              <table:table-cell office:value-type="float" office:value="-0.556423">
                <text:p>-0.55642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638912">
                <text:p>-0.638912</text:p>
              </table:table-cell>
              <table:table-cell office:value-type="float" office:value="-0.556423">
                <text:p>-0.55642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646061">
                <text:p>-0.646061</text:p>
              </table:table-cell>
              <table:table-cell office:value-type="float" office:value="-0.556423">
                <text:p>-0.55642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-0.652617">
                <text:p>-0.652617</text:p>
              </table:table-cell>
              <table:table-cell office:value-type="float" office:value="-0.556423">
                <text:p>-0.55642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0.659348">
                <text:p>-0.659348</text:p>
              </table:table-cell>
              <table:table-cell office:value-type="float" office:value="-0.556423">
                <text:p>-0.55642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667701">
                <text:p>-0.667701</text:p>
              </table:table-cell>
              <table:table-cell office:value-type="float" office:value="-0.556423">
                <text:p>-0.55642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0.675782">
                <text:p>-0.675782</text:p>
              </table:table-cell>
              <table:table-cell office:value-type="float" office:value="-0.556423">
                <text:p>-0.55642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682788">
                <text:p>-0.682788</text:p>
              </table:table-cell>
              <table:table-cell office:value-type="float" office:value="-0.560831">
                <text:p>-0.56083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0.689736">
                <text:p>-0.689736</text:p>
              </table:table-cell>
              <table:table-cell office:value-type="float" office:value="-0.574756">
                <text:p>-0.57475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0.697568">
                <text:p>-0.697568</text:p>
              </table:table-cell>
              <table:table-cell office:value-type="float" office:value="-0.594398">
                <text:p>-0.59439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70578">
                <text:p>-0.70578</text:p>
              </table:table-cell>
              <table:table-cell office:value-type="float" office:value="-0.611578">
                <text:p>-0.61157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0.712702">
                <text:p>-0.712702</text:p>
              </table:table-cell>
              <table:table-cell office:value-type="float" office:value="-0.628252">
                <text:p>-0.62825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0.721676">
                <text:p>-0.721676</text:p>
              </table:table-cell>
              <table:table-cell office:value-type="float" office:value="-0.646536">
                <text:p>-0.64653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0.729222">
                <text:p>-0.729222</text:p>
              </table:table-cell>
              <table:table-cell office:value-type="float" office:value="-0.666915">
                <text:p>-0.66691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0.737137">
                <text:p>-0.737137</text:p>
              </table:table-cell>
              <table:table-cell office:value-type="float" office:value="-0.680456">
                <text:p>-0.68045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-0.74573">
                <text:p>-0.74573</text:p>
              </table:table-cell>
              <table:table-cell office:value-type="float" office:value="-0.680456">
                <text:p>-0.68045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0.753304">
                <text:p>-0.753304</text:p>
              </table:table-cell>
              <table:table-cell office:value-type="float" office:value="-0.680456">
                <text:p>-0.68045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0.760106">
                <text:p>-0.760106</text:p>
              </table:table-cell>
              <table:table-cell office:value-type="float" office:value="-0.680456">
                <text:p>-0.68045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-0.768005">
                <text:p>-0.768005</text:p>
              </table:table-cell>
              <table:table-cell office:value-type="float" office:value="-0.680456">
                <text:p>-0.68045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0.775035">
                <text:p>-0.775035</text:p>
              </table:table-cell>
              <table:table-cell office:value-type="float" office:value="-0.680456">
                <text:p>-0.68045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0.783148">
                <text:p>-0.783148</text:p>
              </table:table-cell>
              <table:table-cell office:value-type="float" office:value="-0.680456">
                <text:p>-0.68045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0.790494">
                <text:p>-0.790494</text:p>
              </table:table-cell>
              <table:table-cell office:value-type="float" office:value="-0.680456">
                <text:p>-0.68045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-0.798768">
                <text:p>-0.798768</text:p>
              </table:table-cell>
              <table:table-cell office:value-type="float" office:value="-0.680456">
                <text:p>-0.68045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806887">
                <text:p>-0.806887</text:p>
              </table:table-cell>
              <table:table-cell office:value-type="float" office:value="-0.680456">
                <text:p>-0.68045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814651">
                <text:p>-0.814651</text:p>
              </table:table-cell>
              <table:table-cell office:value-type="float" office:value="-0.680456">
                <text:p>-0.68045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0.820902">
                <text:p>-0.820902</text:p>
              </table:table-cell>
              <table:table-cell office:value-type="float" office:value="-0.680456">
                <text:p>-0.68045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0.829088">
                <text:p>-0.829088</text:p>
              </table:table-cell>
              <table:table-cell office:value-type="float" office:value="-0.680456">
                <text:p>-0.68045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0.836007">
                <text:p>-0.836007</text:p>
              </table:table-cell>
              <table:table-cell office:value-type="float" office:value="-0.680456">
                <text:p>-0.68045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0.843476">
                <text:p>-0.843476</text:p>
              </table:table-cell>
              <table:table-cell office:value-type="float" office:value="-0.702819">
                <text:p>-0.70281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849872">
                <text:p>-0.849872</text:p>
              </table:table-cell>
              <table:table-cell office:value-type="float" office:value="-0.72295">
                <text:p>-0.7229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0.855768">
                <text:p>-0.855768</text:p>
              </table:table-cell>
              <table:table-cell office:value-type="float" office:value="-0.745468">
                <text:p>-0.74546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862054">
                <text:p>-0.862054</text:p>
              </table:table-cell>
              <table:table-cell office:value-type="float" office:value="-0.764714">
                <text:p>-0.76471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0.867491">
                <text:p>-0.867491</text:p>
              </table:table-cell>
              <table:table-cell office:value-type="float" office:value="-0.789197">
                <text:p>-0.78919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0.87281">
                <text:p>-0.87281</text:p>
              </table:table-cell>
              <table:table-cell office:value-type="float" office:value="-0.81064">
                <text:p>-0.8106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0.878889">
                <text:p>-0.878889</text:p>
              </table:table-cell>
              <table:table-cell office:value-type="float" office:value="-0.825272">
                <text:p>-0.82527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0.885406">
                <text:p>-0.885406</text:p>
              </table:table-cell>
              <table:table-cell office:value-type="float" office:value="-0.83568">
                <text:p>-0.8356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0.89005">
                <text:p>-0.89005</text:p>
              </table:table-cell>
              <table:table-cell office:value-type="float" office:value="-0.83568">
                <text:p>-0.8356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0.895564">
                <text:p>-0.895564</text:p>
              </table:table-cell>
              <table:table-cell office:value-type="float" office:value="-0.83568">
                <text:p>-0.8356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0.901852">
                <text:p>-0.901852</text:p>
              </table:table-cell>
              <table:table-cell office:value-type="float" office:value="-0.83568">
                <text:p>-0.8356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0.908061">
                <text:p>-0.908061</text:p>
              </table:table-cell>
              <table:table-cell office:value-type="float" office:value="-0.83568">
                <text:p>-0.8356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914887">
                <text:p>-0.914887</text:p>
              </table:table-cell>
              <table:table-cell office:value-type="float" office:value="-0.83568">
                <text:p>-0.8356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922268">
                <text:p>-0.922268</text:p>
              </table:table-cell>
              <table:table-cell office:value-type="float" office:value="-0.83568">
                <text:p>-0.8356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0.928629">
                <text:p>-0.928629</text:p>
              </table:table-cell>
              <table:table-cell office:value-type="float" office:value="-0.83568">
                <text:p>-0.8356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0.936698">
                <text:p>-0.936698</text:p>
              </table:table-cell>
              <table:table-cell office:value-type="float" office:value="-0.83568">
                <text:p>-0.8356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0.943531">
                <text:p>-0.943531</text:p>
              </table:table-cell>
              <table:table-cell office:value-type="float" office:value="-0.83568">
                <text:p>-0.8356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9498">
                <text:p>-0.9498</text:p>
              </table:table-cell>
              <table:table-cell office:value-type="float" office:value="-0.83568">
                <text:p>-0.8356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-0.95749">
                <text:p>-0.95749</text:p>
              </table:table-cell>
              <table:table-cell office:value-type="float" office:value="-0.83568">
                <text:p>-0.8356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0.964705">
                <text:p>-0.964705</text:p>
              </table:table-cell>
              <table:table-cell office:value-type="float" office:value="-0.83568">
                <text:p>-0.8356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972592">
                <text:p>-0.972592</text:p>
              </table:table-cell>
              <table:table-cell office:value-type="float" office:value="-0.840552">
                <text:p>-0.84055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0.979541">
                <text:p>-0.979541</text:p>
              </table:table-cell>
              <table:table-cell office:value-type="float" office:value="-0.855885">
                <text:p>-0.85588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0.987674">
                <text:p>-0.987674</text:p>
              </table:table-cell>
              <table:table-cell office:value-type="float" office:value="-0.875602">
                <text:p>-0.87560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-0.995114">
                <text:p>-0.995114</text:p>
              </table:table-cell>
              <table:table-cell office:value-type="float" office:value="-0.88525">
                <text:p>-0.8852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-1.002972">
                <text:p>-1.002972</text:p>
              </table:table-cell>
              <table:table-cell office:value-type="float" office:value="-0.907881">
                <text:p>-0.90788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1.011321">
                <text:p>-1.011321</text:p>
              </table:table-cell>
              <table:table-cell office:value-type="float" office:value="-0.927852">
                <text:p>-0.92785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-1.018912">
                <text:p>-1.018912</text:p>
              </table:table-cell>
              <table:table-cell office:value-type="float" office:value="-0.951439">
                <text:p>-0.95143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-1.026892">
                <text:p>-1.026892</text:p>
              </table:table-cell>
              <table:table-cell office:value-type="float" office:value="-0.969408">
                <text:p>-0.96940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1.035005">
                <text:p>-1.035005</text:p>
              </table:table-cell>
              <table:table-cell office:value-type="float" office:value="-0.982503">
                <text:p>-0.98250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-1.043688">
                <text:p>-1.043688</text:p>
              </table:table-cell>
              <table:table-cell office:value-type="float" office:value="-0.982503">
                <text:p>-0.98250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1.051192">
                <text:p>-1.051192</text:p>
              </table:table-cell>
              <table:table-cell office:value-type="float" office:value="-0.982503">
                <text:p>-0.98250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-1.058524">
                <text:p>-1.058524</text:p>
              </table:table-cell>
              <table:table-cell office:value-type="float" office:value="-0.982503">
                <text:p>-0.98250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1.066041">
                <text:p>-1.066041</text:p>
              </table:table-cell>
              <table:table-cell office:value-type="float" office:value="-0.982503">
                <text:p>-0.98250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-1.072857">
                <text:p>-1.072857</text:p>
              </table:table-cell>
              <table:table-cell office:value-type="float" office:value="-0.982503">
                <text:p>-0.98250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-1.079873">
                <text:p>-1.079873</text:p>
              </table:table-cell>
              <table:table-cell office:value-type="float" office:value="-0.982503">
                <text:p>-0.98250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1.085231">
                <text:p>-1.085231</text:p>
              </table:table-cell>
              <table:table-cell office:value-type="float" office:value="-0.982503">
                <text:p>-0.98250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-1.091543">
                <text:p>-1.091543</text:p>
              </table:table-cell>
              <table:table-cell office:value-type="float" office:value="-0.982503">
                <text:p>-0.98250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-1.097414">
                <text:p>-1.097414</text:p>
              </table:table-cell>
              <table:table-cell office:value-type="float" office:value="-0.982503">
                <text:p>-0.98250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-1.102052">
                <text:p>-1.102052</text:p>
              </table:table-cell>
              <table:table-cell office:value-type="float" office:value="-0.982503">
                <text:p>-0.98250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-1.107457">
                <text:p>-1.107457</text:p>
              </table:table-cell>
              <table:table-cell office:value-type="float" office:value="-0.982503">
                <text:p>-0.98250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1.111477">
                <text:p>-1.111477</text:p>
              </table:table-cell>
              <table:table-cell office:value-type="float" office:value="-0.982503">
                <text:p>-0.98250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-1.115618">
                <text:p>-1.115618</text:p>
              </table:table-cell>
              <table:table-cell office:value-type="float" office:value="-0.998302">
                <text:p>-0.99830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-1.119231">
                <text:p>-1.119231</text:p>
              </table:table-cell>
              <table:table-cell office:value-type="float" office:value="-1.017512">
                <text:p>-1.01751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1.12207">
                <text:p>-1.12207</text:p>
              </table:table-cell>
              <table:table-cell office:value-type="float" office:value="-1.038199">
                <text:p>-1.03819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1.125719">
                <text:p>-1.125719</text:p>
              </table:table-cell>
              <table:table-cell office:value-type="float" office:value="-1.048898">
                <text:p>-1.04889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-1.130481">
                <text:p>-1.130481</text:p>
              </table:table-cell>
              <table:table-cell office:value-type="float" office:value="-1.067249">
                <text:p>-1.06724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1.134548">
                <text:p>-1.134548</text:p>
              </table:table-cell>
              <table:table-cell office:value-type="float" office:value="-1.077888">
                <text:p>-1.07788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-1.138473">
                <text:p>-1.138473</text:p>
              </table:table-cell>
              <table:table-cell office:value-type="float" office:value="-1.090335">
                <text:p>-1.09033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-1.14238">
                <text:p>-1.14238</text:p>
              </table:table-cell>
              <table:table-cell office:value-type="float" office:value="-1.096422">
                <text:p>-1.09642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-1.146304">
                <text:p>-1.146304</text:p>
              </table:table-cell>
              <table:table-cell office:value-type="float" office:value="-1.096422">
                <text:p>-1.09642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-1.15159">
                <text:p>-1.15159</text:p>
              </table:table-cell>
              <table:table-cell office:value-type="float" office:value="-1.096422">
                <text:p>-1.09642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-1.157317">
                <text:p>-1.157317</text:p>
              </table:table-cell>
              <table:table-cell office:value-type="float" office:value="-1.096422">
                <text:p>-1.09642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-1.163077">
                <text:p>-1.163077</text:p>
              </table:table-cell>
              <table:table-cell office:value-type="float" office:value="-1.096422">
                <text:p>-1.09642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-1.169141">
                <text:p>-1.169141</text:p>
              </table:table-cell>
              <table:table-cell office:value-type="float" office:value="-1.096422">
                <text:p>-1.09642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-1.174982">
                <text:p>-1.174982</text:p>
              </table:table-cell>
              <table:table-cell office:value-type="float" office:value="-1.096422">
                <text:p>-1.09642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1.181471">
                <text:p>-1.181471</text:p>
              </table:table-cell>
              <table:table-cell office:value-type="float" office:value="-1.096422">
                <text:p>-1.09642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-1.188762">
                <text:p>-1.188762</text:p>
              </table:table-cell>
              <table:table-cell office:value-type="float" office:value="-1.096422">
                <text:p>-1.09642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1.195852">
                <text:p>-1.195852</text:p>
              </table:table-cell>
              <table:table-cell office:value-type="float" office:value="-1.096422">
                <text:p>-1.09642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1.203833">
                <text:p>-1.203833</text:p>
              </table:table-cell>
              <table:table-cell office:value-type="float" office:value="-1.096422">
                <text:p>-1.09642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1.212393">
                <text:p>-1.212393</text:p>
              </table:table-cell>
              <table:table-cell office:value-type="float" office:value="-1.096422">
                <text:p>-1.09642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-1.220727">
                <text:p>-1.220727</text:p>
              </table:table-cell>
              <table:table-cell office:value-type="float" office:value="-1.096422">
                <text:p>-1.09642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-1.228674">
                <text:p>-1.228674</text:p>
              </table:table-cell>
              <table:table-cell office:value-type="float" office:value="-1.096422">
                <text:p>-1.09642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1.236534">
                <text:p>-1.236534</text:p>
              </table:table-cell>
              <table:table-cell office:value-type="float" office:value="-1.107959">
                <text:p>-1.107959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-1.244184">
                <text:p>-1.244184</text:p>
              </table:table-cell>
              <table:table-cell office:value-type="float" office:value="-1.117394">
                <text:p>-1.11739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1.252748">
                <text:p>-1.252748</text:p>
              </table:table-cell>
              <table:table-cell office:value-type="float" office:value="-1.135881">
                <text:p>-1.13588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-1.259939">
                <text:p>-1.259939</text:p>
              </table:table-cell>
              <table:table-cell office:value-type="float" office:value="-1.147815">
                <text:p>-1.14781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1.266883">
                <text:p>-1.266883</text:p>
              </table:table-cell>
              <table:table-cell office:value-type="float" office:value="-1.169726">
                <text:p>-1.16972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1.27185">
                <text:p>-1.27185</text:p>
              </table:table-cell>
              <table:table-cell office:value-type="float" office:value="-1.195566">
                <text:p>-1.19556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-1.27559">
                <text:p>-1.27559</text:p>
              </table:table-cell>
              <table:table-cell office:value-type="float" office:value="-1.217264">
                <text:p>-1.21726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-1.279294">
                <text:p>-1.279294</text:p>
              </table:table-cell>
              <table:table-cell office:value-type="float" office:value="-1.2297">
                <text:p>-1.229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-1.282818">
                <text:p>-1.282818</text:p>
              </table:table-cell>
              <table:table-cell office:value-type="float" office:value="-1.2297">
                <text:p>-1.229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-1.285422">
                <text:p>-1.285422</text:p>
              </table:table-cell>
              <table:table-cell office:value-type="float" office:value="-1.2297">
                <text:p>-1.229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-1.287932">
                <text:p>-1.287932</text:p>
              </table:table-cell>
              <table:table-cell office:value-type="float" office:value="-1.2297">
                <text:p>-1.229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1.289759">
                <text:p>-1.289759</text:p>
              </table:table-cell>
              <table:table-cell office:value-type="float" office:value="-1.2297">
                <text:p>-1.229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-1.290662">
                <text:p>-1.290662</text:p>
              </table:table-cell>
              <table:table-cell office:value-type="float" office:value="-1.2297">
                <text:p>-1.229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-1.291898">
                <text:p>-1.291898</text:p>
              </table:table-cell>
              <table:table-cell office:value-type="float" office:value="-1.2297">
                <text:p>-1.2297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1.292493">
                <text:p>-1.292493</text:p>
              </table:table-cell>
              <table:table-cell office:value-type="float" office:value="-1.2297">
                <text:p>-1.229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-1.29336">
                <text:p>-1.29336</text:p>
              </table:table-cell>
              <table:table-cell office:value-type="float" office:value="-1.2297">
                <text:p>-1.229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-1.296019">
                <text:p>-1.296019</text:p>
              </table:table-cell>
              <table:table-cell office:value-type="float" office:value="-1.2297">
                <text:p>-1.229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1.298262">
                <text:p>-1.298262</text:p>
              </table:table-cell>
              <table:table-cell office:value-type="float" office:value="-1.2297">
                <text:p>-1.229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1.300003">
                <text:p>-1.300003</text:p>
              </table:table-cell>
              <table:table-cell office:value-type="float" office:value="-1.2297">
                <text:p>-1.229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1.303627">
                <text:p>-1.303627</text:p>
              </table:table-cell>
              <table:table-cell office:value-type="float" office:value="-1.2297">
                <text:p>-1.229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-1.30753">
                <text:p>-1.30753</text:p>
              </table:table-cell>
              <table:table-cell office:value-type="float" office:value="-1.236422">
                <text:p>-1.23642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1.311948">
                <text:p>-1.311948</text:p>
              </table:table-cell>
              <table:table-cell office:value-type="float" office:value="-1.245031">
                <text:p>-1.24503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-1.316945">
                <text:p>-1.316945</text:p>
              </table:table-cell>
              <table:table-cell office:value-type="float" office:value="-1.250801">
                <text:p>-1.25080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1.321745">
                <text:p>-1.321745</text:p>
              </table:table-cell>
              <table:table-cell office:value-type="float" office:value="-1.252928">
                <text:p>-1.25292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1.327409">
                <text:p>-1.327409</text:p>
              </table:table-cell>
              <table:table-cell office:value-type="float" office:value="-1.257862">
                <text:p>-1.25786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-1.33332">
                <text:p>-1.33332</text:p>
              </table:table-cell>
              <table:table-cell office:value-type="float" office:value="-1.265231">
                <text:p>-1.26523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-1.33974">
                <text:p>-1.33974</text:p>
              </table:table-cell>
              <table:table-cell office:value-type="float" office:value="-1.274594">
                <text:p>-1.27459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-1.346257">
                <text:p>-1.346257</text:p>
              </table:table-cell>
              <table:table-cell office:value-type="float" office:value="-1.292365">
                <text:p>-1.29236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-1.353079">
                <text:p>-1.353079</text:p>
              </table:table-cell>
              <table:table-cell office:value-type="float" office:value="-1.292365">
                <text:p>-1.29236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1.360027">
                <text:p>-1.360027</text:p>
              </table:table-cell>
              <table:table-cell office:value-type="float" office:value="-1.292365">
                <text:p>-1.29236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-1.367395">
                <text:p>-1.367395</text:p>
              </table:table-cell>
              <table:table-cell office:value-type="float" office:value="-1.292365">
                <text:p>-1.29236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1.375195">
                <text:p>-1.375195</text:p>
              </table:table-cell>
              <table:table-cell office:value-type="float" office:value="-1.292365">
                <text:p>-1.29236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1.383253">
                <text:p>-1.383253</text:p>
              </table:table-cell>
              <table:table-cell office:value-type="float" office:value="-1.292365">
                <text:p>-1.29236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-1.389558">
                <text:p>-1.389558</text:p>
              </table:table-cell>
              <table:table-cell office:value-type="float" office:value="-1.292365">
                <text:p>-1.29236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-1.393877">
                <text:p>-1.393877</text:p>
              </table:table-cell>
              <table:table-cell office:value-type="float" office:value="-1.292365">
                <text:p>-1.29236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-1.397801">
                <text:p>-1.397801</text:p>
              </table:table-cell>
              <table:table-cell office:value-type="float" office:value="-1.292365">
                <text:p>-1.29236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1.401257">
                <text:p>-1.401257</text:p>
              </table:table-cell>
              <table:table-cell office:value-type="float" office:value="-1.292365">
                <text:p>-1.29236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1.404486">
                <text:p>-1.404486</text:p>
              </table:table-cell>
              <table:table-cell office:value-type="float" office:value="-1.292365">
                <text:p>-1.29236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1.406554">
                <text:p>-1.406554</text:p>
              </table:table-cell>
              <table:table-cell office:value-type="float" office:value="-1.292365">
                <text:p>-1.29236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-1.40858">
                <text:p>-1.40858</text:p>
              </table:table-cell>
              <table:table-cell office:value-type="float" office:value="-1.292365">
                <text:p>-1.29236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-1.410294">
                <text:p>-1.410294</text:p>
              </table:table-cell>
              <table:table-cell office:value-type="float" office:value="-1.292365">
                <text:p>-1.29236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-1.411505">
                <text:p>-1.411505</text:p>
              </table:table-cell>
              <table:table-cell office:value-type="float" office:value="-1.298911">
                <text:p>-1.29891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-1.413437">
                <text:p>-1.413437</text:p>
              </table:table-cell>
              <table:table-cell office:value-type="float" office:value="-1.325187">
                <text:p>-1.32518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-1.414722">
                <text:p>-1.414722</text:p>
              </table:table-cell>
              <table:table-cell office:value-type="float" office:value="-1.344749">
                <text:p>-1.34474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1.414782">
                <text:p>-1.414782</text:p>
              </table:table-cell>
              <table:table-cell office:value-type="float" office:value="-1.353215">
                <text:p>-1.35321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1.41471">
                <text:p>-1.41471</text:p>
              </table:table-cell>
              <table:table-cell office:value-type="float" office:value="-1.360974">
                <text:p>-1.36097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-1.414191">
                <text:p>-1.414191</text:p>
              </table:table-cell>
              <table:table-cell office:value-type="float" office:value="-1.3664">
                <text:p>-1.366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-1.412887">
                <text:p>-1.412887</text:p>
              </table:table-cell>
              <table:table-cell office:value-type="float" office:value="-1.370906">
                <text:p>-1.37090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-1.411523">
                <text:p>-1.411523</text:p>
              </table:table-cell>
              <table:table-cell office:value-type="float" office:value="-1.370311">
                <text:p>-1.37031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-1.412844">
                <text:p>-1.412844</text:p>
              </table:table-cell>
              <table:table-cell office:value-type="float" office:value="-1.370311">
                <text:p>-1.37031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-1.414735">
                <text:p>-1.414735</text:p>
              </table:table-cell>
              <table:table-cell office:value-type="float" office:value="-1.370311">
                <text:p>-1.37031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-1.417369">
                <text:p>-1.417369</text:p>
              </table:table-cell>
              <table:table-cell office:value-type="float" office:value="-1.370311">
                <text:p>-1.37031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-1.420583">
                <text:p>-1.420583</text:p>
              </table:table-cell>
              <table:table-cell office:value-type="float" office:value="-1.370311">
                <text:p>-1.37031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-1.423486">
                <text:p>-1.423486</text:p>
              </table:table-cell>
              <table:table-cell office:value-type="float" office:value="-1.370311">
                <text:p>-1.37031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-1.426595">
                <text:p>-1.426595</text:p>
              </table:table-cell>
              <table:table-cell office:value-type="float" office:value="-1.370311">
                <text:p>-1.37031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-1.430283">
                <text:p>-1.430283</text:p>
              </table:table-cell>
              <table:table-cell office:value-type="float" office:value="-1.370311">
                <text:p>-1.37031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1.433698">
                <text:p>-1.433698</text:p>
              </table:table-cell>
              <table:table-cell office:value-type="float" office:value="-1.370311">
                <text:p>-1.37031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1.437329">
                <text:p>-1.437329</text:p>
              </table:table-cell>
              <table:table-cell office:value-type="float" office:value="-1.370311">
                <text:p>-1.37031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-1.440822">
                <text:p>-1.440822</text:p>
              </table:table-cell>
              <table:table-cell office:value-type="float" office:value="-1.370311">
                <text:p>-1.37031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-1.444177">
                <text:p>-1.444177</text:p>
              </table:table-cell>
              <table:table-cell office:value-type="float" office:value="-1.370311">
                <text:p>-1.37031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-1.447579">
                <text:p>-1.447579</text:p>
              </table:table-cell>
              <table:table-cell office:value-type="float" office:value="-1.370311">
                <text:p>-1.37031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-1.451017">
                <text:p>-1.451017</text:p>
              </table:table-cell>
              <table:table-cell office:value-type="float" office:value="-1.369372">
                <text:p>-1.36937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-1.455588">
                <text:p>-1.455588</text:p>
              </table:table-cell>
              <table:table-cell office:value-type="float" office:value="-1.369749">
                <text:p>-1.36974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1.460888">
                <text:p>-1.460888</text:p>
              </table:table-cell>
              <table:table-cell office:value-type="float" office:value="-1.377209">
                <text:p>-1.37720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1.46508">
                <text:p>-1.46508</text:p>
              </table:table-cell>
              <table:table-cell office:value-type="float" office:value="-1.383604">
                <text:p>-1.38360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-1.469758">
                <text:p>-1.469758</text:p>
              </table:table-cell>
              <table:table-cell office:value-type="float" office:value="-1.388234">
                <text:p>-1.38823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-1.473402">
                <text:p>-1.473402</text:p>
              </table:table-cell>
              <table:table-cell office:value-type="float" office:value="-1.395667">
                <text:p>-1.39566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-1.476137">
                <text:p>-1.476137</text:p>
              </table:table-cell>
              <table:table-cell office:value-type="float" office:value="-1.406142">
                <text:p>-1.40614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-1.480178">
                <text:p>-1.480178</text:p>
              </table:table-cell>
              <table:table-cell office:value-type="float" office:value="-1.413841">
                <text:p>-1.41384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-1.483379">
                <text:p>-1.483379</text:p>
              </table:table-cell>
              <table:table-cell office:value-type="float" office:value="-1.413841">
                <text:p>-1.41384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-1.486934">
                <text:p>-1.486934</text:p>
              </table:table-cell>
              <table:table-cell office:value-type="float" office:value="-1.413841">
                <text:p>-1.41384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-1.490698">
                <text:p>-1.490698</text:p>
              </table:table-cell>
              <table:table-cell office:value-type="float" office:value="-1.413841">
                <text:p>-1.41384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-1.493686">
                <text:p>-1.493686</text:p>
              </table:table-cell>
              <table:table-cell office:value-type="float" office:value="-1.413841">
                <text:p>-1.41384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-1.497422">
                <text:p>-1.497422</text:p>
              </table:table-cell>
              <table:table-cell office:value-type="float" office:value="-1.413841">
                <text:p>-1.41384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-1.500777">
                <text:p>-1.500777</text:p>
              </table:table-cell>
              <table:table-cell office:value-type="float" office:value="-1.413841">
                <text:p>-1.41384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-1.503938">
                <text:p>-1.503938</text:p>
              </table:table-cell>
              <table:table-cell office:value-type="float" office:value="-1.413841">
                <text:p>-1.41384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-1.504658">
                <text:p>-1.504658</text:p>
              </table:table-cell>
              <table:table-cell office:value-type="float" office:value="-1.413841">
                <text:p>-1.41384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-1.505177">
                <text:p>-1.505177</text:p>
              </table:table-cell>
              <table:table-cell office:value-type="float" office:value="-1.413841">
                <text:p>-1.41384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-1.504427">
                <text:p>-1.504427</text:p>
              </table:table-cell>
              <table:table-cell office:value-type="float" office:value="-1.413841">
                <text:p>-1.41384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-1.503032">
                <text:p>-1.503032</text:p>
              </table:table-cell>
              <table:table-cell office:value-type="float" office:value="-1.413841">
                <text:p>-1.41384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-1.501523">
                <text:p>-1.501523</text:p>
              </table:table-cell>
              <table:table-cell office:value-type="float" office:value="-1.413841">
                <text:p>-1.41384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-1.501008">
                <text:p>-1.501008</text:p>
              </table:table-cell>
              <table:table-cell office:value-type="float" office:value="-1.413841">
                <text:p>-1.41384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-1.500616">
                <text:p>-1.500616</text:p>
              </table:table-cell>
              <table:table-cell office:value-type="float" office:value="-1.419238">
                <text:p>-1.41923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-1.501004">
                <text:p>-1.501004</text:p>
              </table:table-cell>
              <table:table-cell office:value-type="float" office:value="-1.436502">
                <text:p>-1.43650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-1.502185">
                <text:p>-1.502185</text:p>
              </table:table-cell>
              <table:table-cell office:value-type="float" office:value="-1.441617">
                <text:p>-1.44161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-1.502941">
                <text:p>-1.502941</text:p>
              </table:table-cell>
              <table:table-cell office:value-type="float" office:value="-1.457579">
                <text:p>-1.45757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-1.504332">
                <text:p>-1.504332</text:p>
              </table:table-cell>
              <table:table-cell office:value-type="float" office:value="-1.458528">
                <text:p>-1.45852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-1.506">
                <text:p>-1.506</text:p>
              </table:table-cell>
              <table:table-cell office:value-type="float" office:value="-1.45847">
                <text:p>-1.4584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-1.507466">
                <text:p>-1.507466</text:p>
              </table:table-cell>
              <table:table-cell office:value-type="float" office:value="-1.457459">
                <text:p>-1.45745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-1.509368">
                <text:p>-1.509368</text:p>
              </table:table-cell>
              <table:table-cell office:value-type="float" office:value="-1.457613">
                <text:p>-1.45761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-1.511104">
                <text:p>-1.511104</text:p>
              </table:table-cell>
              <table:table-cell office:value-type="float" office:value="-1.457783">
                <text:p>-1.45778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-1.512708">
                <text:p>-1.512708</text:p>
              </table:table-cell>
              <table:table-cell office:value-type="float" office:value="-1.457783">
                <text:p>-1.45778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-1.51447">
                <text:p>-1.51447</text:p>
              </table:table-cell>
              <table:table-cell office:value-type="float" office:value="-1.457783">
                <text:p>-1.45778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-1.516096">
                <text:p>-1.516096</text:p>
              </table:table-cell>
              <table:table-cell office:value-type="float" office:value="-1.457783">
                <text:p>-1.45778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-1.517841">
                <text:p>-1.517841</text:p>
              </table:table-cell>
              <table:table-cell office:value-type="float" office:value="-1.457783">
                <text:p>-1.45778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-1.519748">
                <text:p>-1.519748</text:p>
              </table:table-cell>
              <table:table-cell office:value-type="float" office:value="-1.457783">
                <text:p>-1.45778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-1.521707">
                <text:p>-1.521707</text:p>
              </table:table-cell>
              <table:table-cell office:value-type="float" office:value="-1.457783">
                <text:p>-1.45778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-1.524797">
                <text:p>-1.524797</text:p>
              </table:table-cell>
              <table:table-cell office:value-type="float" office:value="-1.457783">
                <text:p>-1.45778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-1.528609">
                <text:p>-1.528609</text:p>
              </table:table-cell>
              <table:table-cell office:value-type="float" office:value="-1.457783">
                <text:p>-1.45778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-1.530871">
                <text:p>-1.530871</text:p>
              </table:table-cell>
              <table:table-cell office:value-type="float" office:value="-1.457783">
                <text:p>-1.45778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-1.534535">
                <text:p>-1.534535</text:p>
              </table:table-cell>
              <table:table-cell office:value-type="float" office:value="-1.457783">
                <text:p>-1.45778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-1.53715">
                <text:p>-1.53715</text:p>
              </table:table-cell>
              <table:table-cell office:value-type="float" office:value="-1.457783">
                <text:p>-1.45778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1.539176">
                <text:p>-1.539176</text:p>
              </table:table-cell>
              <table:table-cell office:value-type="float" office:value="-1.457783">
                <text:p>-1.45778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-1.541659">
                <text:p>-1.541659</text:p>
              </table:table-cell>
              <table:table-cell office:value-type="float" office:value="-1.454976">
                <text:p>-1.45497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1.54277">
                <text:p>-1.54277</text:p>
              </table:table-cell>
              <table:table-cell office:value-type="float" office:value="-1.450605">
                <text:p>-1.45060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-1.54496">
                <text:p>-1.54496</text:p>
              </table:table-cell>
              <table:table-cell office:value-type="float" office:value="-1.447453">
                <text:p>-1.44745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-1.546039">
                <text:p>-1.546039</text:p>
              </table:table-cell>
              <table:table-cell office:value-type="float" office:value="-1.450435">
                <text:p>-1.45043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-1.548077">
                <text:p>-1.548077</text:p>
              </table:table-cell>
              <table:table-cell office:value-type="float" office:value="-1.462635">
                <text:p>-1.46263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-1.550051">
                <text:p>-1.550051</text:p>
              </table:table-cell>
              <table:table-cell office:value-type="float" office:value="-1.478682">
                <text:p>-1.47868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-1.552133">
                <text:p>-1.552133</text:p>
              </table:table-cell>
              <table:table-cell office:value-type="float" office:value="-1.48773">
                <text:p>-1.4877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-1.554664">
                <text:p>-1.554664</text:p>
              </table:table-cell>
              <table:table-cell office:value-type="float" office:value="-1.48773">
                <text:p>-1.4877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-1.554761">
                <text:p>-1.554761</text:p>
              </table:table-cell>
              <table:table-cell office:value-type="float" office:value="-1.48773">
                <text:p>-1.4877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-1.555813">
                <text:p>-1.555813</text:p>
              </table:table-cell>
              <table:table-cell office:value-type="float" office:value="-1.48773">
                <text:p>-1.4877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1.556585">
                <text:p>-1.556585</text:p>
              </table:table-cell>
              <table:table-cell office:value-type="float" office:value="-1.48773">
                <text:p>-1.4877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1.556589">
                <text:p>-1.556589</text:p>
              </table:table-cell>
              <table:table-cell office:value-type="float" office:value="-1.48773">
                <text:p>-1.4877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1.556864">
                <text:p>-1.556864</text:p>
              </table:table-cell>
              <table:table-cell office:value-type="float" office:value="-1.48773">
                <text:p>-1.4877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1.557342">
                <text:p>-1.557342</text:p>
              </table:table-cell>
              <table:table-cell office:value-type="float" office:value="-1.48773">
                <text:p>-1.4877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1.556988">
                <text:p>-1.556988</text:p>
              </table:table-cell>
              <table:table-cell office:value-type="float" office:value="-1.48773">
                <text:p>-1.4877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1.556247">
                <text:p>-1.556247</text:p>
              </table:table-cell>
              <table:table-cell office:value-type="float" office:value="-1.48773">
                <text:p>-1.4877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1.556618">
                <text:p>-1.556618</text:p>
              </table:table-cell>
              <table:table-cell office:value-type="float" office:value="-1.48773">
                <text:p>-1.4877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1.55727">
                <text:p>-1.55727</text:p>
              </table:table-cell>
              <table:table-cell office:value-type="float" office:value="-1.48773">
                <text:p>-1.4877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1.558031">
                <text:p>-1.558031</text:p>
              </table:table-cell>
              <table:table-cell office:value-type="float" office:value="-1.48773">
                <text:p>-1.4877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1.558917">
                <text:p>-1.558917</text:p>
              </table:table-cell>
              <table:table-cell office:value-type="float" office:value="-1.48773">
                <text:p>-1.4877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1.560083">
                <text:p>-1.560083</text:p>
              </table:table-cell>
              <table:table-cell office:value-type="float" office:value="-1.494205">
                <text:p>-1.49420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1.561419">
                <text:p>-1.561419</text:p>
              </table:table-cell>
              <table:table-cell office:value-type="float" office:value="-1.505339">
                <text:p>-1.50533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1.562566">
                <text:p>-1.562566</text:p>
              </table:table-cell>
              <table:table-cell office:value-type="float" office:value="-1.509115">
                <text:p>-1.50911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1.563988">
                <text:p>-1.563988</text:p>
              </table:table-cell>
              <table:table-cell office:value-type="float" office:value="-1.509045">
                <text:p>-1.50904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1.565195">
                <text:p>-1.565195</text:p>
              </table:table-cell>
              <table:table-cell office:value-type="float" office:value="-1.504831">
                <text:p>-1.50483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1.566213">
                <text:p>-1.566213</text:p>
              </table:table-cell>
              <table:table-cell office:value-type="float" office:value="-1.498593">
                <text:p>-1.49859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1.567366">
                <text:p>-1.567366</text:p>
              </table:table-cell>
              <table:table-cell office:value-type="float" office:value="-1.493664">
                <text:p>-1.49366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1.568466">
                <text:p>-1.568466</text:p>
              </table:table-cell>
              <table:table-cell office:value-type="float" office:value="-1.485341">
                <text:p>-1.48534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1.568887">
                <text:p>-1.568887</text:p>
              </table:table-cell>
              <table:table-cell office:value-type="float" office:value="-1.47649">
                <text:p>-1.4764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1.570333">
                <text:p>-1.570333</text:p>
              </table:table-cell>
              <table:table-cell office:value-type="float" office:value="-1.47649">
                <text:p>-1.4764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1.571317">
                <text:p>-1.571317</text:p>
              </table:table-cell>
              <table:table-cell office:value-type="float" office:value="-1.6651">
                <text:p>-1.665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1.572075">
                <text:p>-1.572075</text:p>
              </table:table-cell>
              <table:table-cell office:value-type="float" office:value="-1.6651">
                <text:p>-1.665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1.573673">
                <text:p>-1.573673</text:p>
              </table:table-cell>
              <table:table-cell office:value-type="float" office:value="-1.6651">
                <text:p>-1.665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1.574873">
                <text:p>-1.574873</text:p>
              </table:table-cell>
              <table:table-cell office:value-type="float" office:value="-1.6651">
                <text:p>-1.665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1.577043">
                <text:p>-1.577043</text:p>
              </table:table-cell>
              <table:table-cell office:value-type="float" office:value="-1.6651">
                <text:p>-1.665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1.578">
                <text:p>-1.578</text:p>
              </table:table-cell>
              <table:table-cell office:value-type="float" office:value="-1.6651">
                <text:p>-1.665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1.579438">
                <text:p>-1.579438</text:p>
              </table:table-cell>
              <table:table-cell office:value-type="float" office:value="-1.6651">
                <text:p>-1.665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1.580731">
                <text:p>-1.580731</text:p>
              </table:table-cell>
              <table:table-cell office:value-type="float" office:value="-1.6651">
                <text:p>-1.665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1.581954">
                <text:p>-1.581954</text:p>
              </table:table-cell>
              <table:table-cell office:value-type="float" office:value="-1.6651">
                <text:p>-1.665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1.583499">
                <text:p>-1.583499</text:p>
              </table:table-cell>
              <table:table-cell office:value-type="float" office:value="-1.6651">
                <text:p>-1.665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1.585086">
                <text:p>-1.585086</text:p>
              </table:table-cell>
              <table:table-cell office:value-type="float" office:value="-1.6651">
                <text:p>-1.665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1.586906">
                <text:p>-1.586906</text:p>
              </table:table-cell>
              <table:table-cell office:value-type="float" office:value="-1.669805">
                <text:p>-1.66980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1.588723">
                <text:p>-1.588723</text:p>
              </table:table-cell>
              <table:table-cell office:value-type="float" office:value="-1.667133">
                <text:p>-1.66713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1.59013">
                <text:p>-1.59013</text:p>
              </table:table-cell>
              <table:table-cell office:value-type="float" office:value="-1.654163">
                <text:p>-1.65416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1.588317">
                <text:p>-1.588317</text:p>
              </table:table-cell>
              <table:table-cell office:value-type="float" office:value="-1.654163">
                <text:p>-1.65416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1.586863">
                <text:p>-1.586863</text:p>
              </table:table-cell>
              <table:table-cell office:value-type="float" office:value="-1.624935">
                <text:p>-1.62493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1.586404">
                <text:p>-1.586404</text:p>
              </table:table-cell>
              <table:table-cell office:value-type="float" office:value="-1.607728">
                <text:p>-1.60772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1.585608">
                <text:p>-1.585608</text:p>
              </table:table-cell>
              <table:table-cell office:value-type="float" office:value="-1.602661">
                <text:p>-1.60266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1.584383">
                <text:p>-1.584383</text:p>
              </table:table-cell>
              <table:table-cell office:value-type="float" office:value="-1.602661">
                <text:p>-1.60266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1.585401">
                <text:p>-1.585401</text:p>
              </table:table-cell>
              <table:table-cell office:value-type="float" office:value="-1.602661">
                <text:p>-1.60266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1.58566">
                <text:p>-1.58566</text:p>
              </table:table-cell>
              <table:table-cell office:value-type="float" office:value="-1.602661">
                <text:p>-1.60266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1.587537">
                <text:p>-1.587537</text:p>
              </table:table-cell>
              <table:table-cell office:value-type="float" office:value="-1.602661">
                <text:p>-1.60266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1.588256">
                <text:p>-1.588256</text:p>
              </table:table-cell>
              <table:table-cell office:value-type="float" office:value="-1.602661">
                <text:p>-1.60266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1.590339">
                <text:p>-1.590339</text:p>
              </table:table-cell>
              <table:table-cell office:value-type="float" office:value="-1.602661">
                <text:p>-1.60266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1.591318">
                <text:p>-1.591318</text:p>
              </table:table-cell>
              <table:table-cell office:value-type="float" office:value="-1.602661">
                <text:p>-1.60266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1.592609">
                <text:p>-1.592609</text:p>
              </table:table-cell>
              <table:table-cell office:value-type="float" office:value="-1.602661">
                <text:p>-1.60266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1.594107">
                <text:p>-1.594107</text:p>
              </table:table-cell>
              <table:table-cell office:value-type="float" office:value="-1.602661">
                <text:p>-1.60266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1.594529">
                <text:p>-1.594529</text:p>
              </table:table-cell>
              <table:table-cell office:value-type="float" office:value="-1.602661">
                <text:p>-1.60266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1.596099">
                <text:p>-1.596099</text:p>
              </table:table-cell>
              <table:table-cell office:value-type="float" office:value="-1.602661">
                <text:p>-1.60266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1.596367">
                <text:p>-1.596367</text:p>
              </table:table-cell>
              <table:table-cell office:value-type="float" office:value="-1.602661">
                <text:p>-1.60266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1.597151">
                <text:p>-1.597151</text:p>
              </table:table-cell>
              <table:table-cell office:value-type="float" office:value="-1.602661">
                <text:p>-1.60266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1.597435">
                <text:p>-1.597435</text:p>
              </table:table-cell>
              <table:table-cell office:value-type="float" office:value="-1.60249">
                <text:p>-1.6024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1.59755">
                <text:p>-1.59755</text:p>
              </table:table-cell>
              <table:table-cell office:value-type="float" office:value="-1.607797">
                <text:p>-1.60779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1.597776">
                <text:p>-1.597776</text:p>
              </table:table-cell>
              <table:table-cell office:value-type="float" office:value="-1.607966">
                <text:p>-1.60796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1.597729">
                <text:p>-1.597729</text:p>
              </table:table-cell>
              <table:table-cell office:value-type="float" office:value="-1.614056">
                <text:p>-1.61405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1.597065">
                <text:p>-1.597065</text:p>
              </table:table-cell>
              <table:table-cell office:value-type="float" office:value="-1.61883">
                <text:p>-1.6188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1.594755">
                <text:p>-1.594755</text:p>
              </table:table-cell>
              <table:table-cell office:value-type="float" office:value="-1.62213">
                <text:p>-1.6221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1.592439">
                <text:p>-1.592439</text:p>
              </table:table-cell>
              <table:table-cell office:value-type="float" office:value="-1.629205">
                <text:p>-1.62920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1.592349">
                <text:p>-1.592349</text:p>
              </table:table-cell>
              <table:table-cell office:value-type="float" office:value="-1.640588">
                <text:p>-1.64058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1.592087">
                <text:p>-1.592087</text:p>
              </table:table-cell>
              <table:table-cell office:value-type="float" office:value="-1.645417">
                <text:p>-1.64541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1.592375">
                <text:p>-1.592375</text:p>
              </table:table-cell>
              <table:table-cell office:value-type="float" office:value="-1.645417">
                <text:p>-1.645417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1.592886">
                <text:p>-1.592886</text:p>
              </table:table-cell>
              <table:table-cell office:value-type="float" office:value="-1.645417">
                <text:p>-1.64541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1.594163">
                <text:p>-1.594163</text:p>
              </table:table-cell>
              <table:table-cell office:value-type="float" office:value="-1.645417">
                <text:p>-1.645417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1.595835">
                <text:p>-1.595835</text:p>
              </table:table-cell>
              <table:table-cell office:value-type="float" office:value="-1.645417">
                <text:p>-1.64541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1.597673">
                <text:p>-1.597673</text:p>
              </table:table-cell>
              <table:table-cell office:value-type="float" office:value="-1.645417">
                <text:p>-1.64541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1.600446">
                <text:p>-1.600446</text:p>
              </table:table-cell>
              <table:table-cell office:value-type="float" office:value="-1.645417">
                <text:p>-1.64541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1.6037">
                <text:p>-1.6037</text:p>
              </table:table-cell>
              <table:table-cell office:value-type="float" office:value="-1.645417">
                <text:p>-1.64541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1.606738">
                <text:p>-1.606738</text:p>
              </table:table-cell>
              <table:table-cell office:value-type="float" office:value="-1.645417">
                <text:p>-1.645417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1.610215">
                <text:p>-1.610215</text:p>
              </table:table-cell>
              <table:table-cell office:value-type="float" office:value="-1.645417">
                <text:p>-1.64541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1.613585">
                <text:p>-1.613585</text:p>
              </table:table-cell>
              <table:table-cell office:value-type="float" office:value="-1.645417">
                <text:p>-1.64541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1.617112">
                <text:p>-1.617112</text:p>
              </table:table-cell>
              <table:table-cell office:value-type="float" office:value="-1.645417">
                <text:p>-1.64541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1.620119">
                <text:p>-1.620119</text:p>
              </table:table-cell>
              <table:table-cell office:value-type="float" office:value="-1.645417">
                <text:p>-1.64541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1.620614">
                <text:p>-1.620614</text:p>
              </table:table-cell>
              <table:table-cell office:value-type="float" office:value="-1.642488">
                <text:p>-1.64248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1.621054">
                <text:p>-1.621054</text:p>
              </table:table-cell>
              <table:table-cell office:value-type="float" office:value="-1.633769">
                <text:p>-1.633769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1.619644">
                <text:p>-1.619644</text:p>
              </table:table-cell>
              <table:table-cell office:value-type="float" office:value="-1.622788">
                <text:p>-1.62278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1.617754">
                <text:p>-1.617754</text:p>
              </table:table-cell>
              <table:table-cell office:value-type="float" office:value="-1.607736">
                <text:p>-1.60773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1.614435">
                <text:p>-1.614435</text:p>
              </table:table-cell>
              <table:table-cell office:value-type="float" office:value="-1.591261">
                <text:p>-1.591261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1.611753">
                <text:p>-1.611753</text:p>
              </table:table-cell>
              <table:table-cell office:value-type="float" office:value="-1.591059">
                <text:p>-1.59105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1.610021">
                <text:p>-1.610021</text:p>
              </table:table-cell>
              <table:table-cell office:value-type="float" office:value="-1.596267">
                <text:p>-1.59626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1.608145">
                <text:p>-1.608145</text:p>
              </table:table-cell>
              <table:table-cell office:value-type="float" office:value="-1.599159">
                <text:p>-1.59915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1.607503">
                <text:p>-1.607503</text:p>
              </table:table-cell>
              <table:table-cell office:value-type="float" office:value="-1.599159">
                <text:p>-1.59915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1.606485">
                <text:p>-1.606485</text:p>
              </table:table-cell>
              <table:table-cell office:value-type="float" office:value="-1.599159">
                <text:p>-1.59915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1.608033">
                <text:p>-1.608033</text:p>
              </table:table-cell>
              <table:table-cell office:value-type="float" office:value="-1.599159">
                <text:p>-1.59915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1.609062">
                <text:p>-1.609062</text:p>
              </table:table-cell>
              <table:table-cell office:value-type="float" office:value="-1.599159">
                <text:p>-1.59915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1.610312">
                <text:p>-1.610312</text:p>
              </table:table-cell>
              <table:table-cell office:value-type="float" office:value="-1.599159">
                <text:p>-1.59915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1.611729">
                <text:p>-1.611729</text:p>
              </table:table-cell>
              <table:table-cell office:value-type="float" office:value="-1.599159">
                <text:p>-1.59915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1.613111">
                <text:p>-1.613111</text:p>
              </table:table-cell>
              <table:table-cell office:value-type="float" office:value="-1.599159">
                <text:p>-1.59915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1.613867">
                <text:p>-1.613867</text:p>
              </table:table-cell>
              <table:table-cell office:value-type="float" office:value="-1.599159">
                <text:p>-1.599159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1.615187">
                <text:p>-1.615187</text:p>
              </table:table-cell>
              <table:table-cell office:value-type="float" office:value="-1.599159">
                <text:p>-1.59915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1.616137">
                <text:p>-1.616137</text:p>
              </table:table-cell>
              <table:table-cell office:value-type="float" office:value="-1.599159">
                <text:p>-1.599159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1.617622">
                <text:p>-1.617622</text:p>
              </table:table-cell>
              <table:table-cell office:value-type="float" office:value="-1.599159">
                <text:p>-1.59915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1.618279">
                <text:p>-1.618279</text:p>
              </table:table-cell>
              <table:table-cell office:value-type="float" office:value="-1.599159">
                <text:p>-1.599159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1.61912">
                <text:p>-1.61912</text:p>
              </table:table-cell>
              <table:table-cell office:value-type="float" office:value="-1.599159">
                <text:p>-1.59915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1.618816">
                <text:p>-1.618816</text:p>
              </table:table-cell>
              <table:table-cell office:value-type="float" office:value="-1.604697">
                <text:p>-1.60469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1.619039">
                <text:p>-1.619039</text:p>
              </table:table-cell>
              <table:table-cell office:value-type="float" office:value="-1.6027">
                <text:p>-1.602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1.618858">
                <text:p>-1.618858</text:p>
              </table:table-cell>
              <table:table-cell office:value-type="float" office:value="-1.599508">
                <text:p>-1.59950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1.618447">
                <text:p>-1.618447</text:p>
              </table:table-cell>
              <table:table-cell office:value-type="float" office:value="-1.607755">
                <text:p>-1.60775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1.617979">
                <text:p>-1.617979</text:p>
              </table:table-cell>
              <table:table-cell office:value-type="float" office:value="-1.610986">
                <text:p>-1.61098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1.617106">
                <text:p>-1.617106</text:p>
              </table:table-cell>
              <table:table-cell office:value-type="float" office:value="-1.61757">
                <text:p>-1.6175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1.61506">
                <text:p>-1.61506</text:p>
              </table:table-cell>
              <table:table-cell office:value-type="float" office:value="-1.628843">
                <text:p>-1.62884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1.613532">
                <text:p>-1.613532</text:p>
              </table:table-cell>
              <table:table-cell office:value-type="float" office:value="-1.633465">
                <text:p>-1.633465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1.613061">
                <text:p>-1.613061</text:p>
              </table:table-cell>
              <table:table-cell office:value-type="float" office:value="-1.633465">
                <text:p>-1.63346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1.613518">
                <text:p>-1.613518</text:p>
              </table:table-cell>
              <table:table-cell office:value-type="float" office:value="-1.633465">
                <text:p>-1.63346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1.613316">
                <text:p>-1.613316</text:p>
              </table:table-cell>
              <table:table-cell office:value-type="float" office:value="-1.633465">
                <text:p>-1.63346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1.614589">
                <text:p>-1.614589</text:p>
              </table:table-cell>
              <table:table-cell office:value-type="float" office:value="-1.633465">
                <text:p>-1.63346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1.615542">
                <text:p>-1.615542</text:p>
              </table:table-cell>
              <table:table-cell office:value-type="float" office:value="-1.633465">
                <text:p>-1.63346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1.61668">
                <text:p>-1.61668</text:p>
              </table:table-cell>
              <table:table-cell office:value-type="float" office:value="-1.633465">
                <text:p>-1.63346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1.618217">
                <text:p>-1.618217</text:p>
              </table:table-cell>
              <table:table-cell office:value-type="float" office:value="-1.633465">
                <text:p>-1.63346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1.61932">
                <text:p>-1.61932</text:p>
              </table:table-cell>
              <table:table-cell office:value-type="float" office:value="-1.633465">
                <text:p>-1.63346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1.620361">
                <text:p>-1.620361</text:p>
              </table:table-cell>
              <table:table-cell office:value-type="float" office:value="-1.633465">
                <text:p>-1.63346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1.62123">
                <text:p>-1.62123</text:p>
              </table:table-cell>
              <table:table-cell office:value-type="float" office:value="-1.633465">
                <text:p>-1.63346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1.621992">
                <text:p>-1.621992</text:p>
              </table:table-cell>
              <table:table-cell office:value-type="float" office:value="-1.633465">
                <text:p>-1.63346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1.622859">
                <text:p>-1.622859</text:p>
              </table:table-cell>
              <table:table-cell office:value-type="float" office:value="-1.633465">
                <text:p>-1.63346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1.625283">
                <text:p>-1.625283</text:p>
              </table:table-cell>
              <table:table-cell office:value-type="float" office:value="-1.634731">
                <text:p>-1.63473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1.627544">
                <text:p>-1.627544</text:p>
              </table:table-cell>
              <table:table-cell office:value-type="float" office:value="-1.632434">
                <text:p>-1.63243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1.628014">
                <text:p>-1.628014</text:p>
              </table:table-cell>
              <table:table-cell office:value-type="float" office:value="-1.625716">
                <text:p>-1.62571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1.629097">
                <text:p>-1.629097</text:p>
              </table:table-cell>
              <table:table-cell office:value-type="float" office:value="-1.610508">
                <text:p>-1.61050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1.630531">
                <text:p>-1.630531</text:p>
              </table:table-cell>
              <table:table-cell office:value-type="float" office:value="-1.601487">
                <text:p>-1.60148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1.63029">
                <text:p>-1.63029</text:p>
              </table:table-cell>
              <table:table-cell office:value-type="float" office:value="-1.589755">
                <text:p>-1.58975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1.631102">
                <text:p>-1.631102</text:p>
              </table:table-cell>
              <table:table-cell office:value-type="float" office:value="-1.587435">
                <text:p>-1.58743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1.631091">
                <text:p>-1.631091</text:p>
              </table:table-cell>
              <table:table-cell office:value-type="float" office:value="-1.588167">
                <text:p>-1.588167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1.632771">
                <text:p>-1.632771</text:p>
              </table:table-cell>
              <table:table-cell office:value-type="float" office:value="-1.588167">
                <text:p>-1.58816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1.632677">
                <text:p>-1.632677</text:p>
              </table:table-cell>
              <table:table-cell office:value-type="float" office:value="-1.588167">
                <text:p>-1.58816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1.633675">
                <text:p>-1.633675</text:p>
              </table:table-cell>
              <table:table-cell office:value-type="float" office:value="-1.588167">
                <text:p>-1.58816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1.633502">
                <text:p>-1.633502</text:p>
              </table:table-cell>
              <table:table-cell office:value-type="float" office:value="-1.588167">
                <text:p>-1.58816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1.634226">
                <text:p>-1.634226</text:p>
              </table:table-cell>
              <table:table-cell office:value-type="float" office:value="-1.588167">
                <text:p>-1.58816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1.634325">
                <text:p>-1.634325</text:p>
              </table:table-cell>
              <table:table-cell office:value-type="float" office:value="-1.588167">
                <text:p>-1.58816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1.634798">
                <text:p>-1.634798</text:p>
              </table:table-cell>
              <table:table-cell office:value-type="float" office:value="-1.588167">
                <text:p>-1.58816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1.63475">
                <text:p>-1.63475</text:p>
              </table:table-cell>
              <table:table-cell office:value-type="float" office:value="-1.588167">
                <text:p>-1.58816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1.635044">
                <text:p>-1.635044</text:p>
              </table:table-cell>
              <table:table-cell office:value-type="float" office:value="-1.588167">
                <text:p>-1.588167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1.635254">
                <text:p>-1.635254</text:p>
              </table:table-cell>
              <table:table-cell office:value-type="float" office:value="-1.588167">
                <text:p>-1.58816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1.635895">
                <text:p>-1.635895</text:p>
              </table:table-cell>
              <table:table-cell office:value-type="float" office:value="-1.588167">
                <text:p>-1.58816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1.636564">
                <text:p>-1.636564</text:p>
              </table:table-cell>
              <table:table-cell office:value-type="float" office:value="-1.588167">
                <text:p>-1.588167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1.637452">
                <text:p>-1.637452</text:p>
              </table:table-cell>
              <table:table-cell office:value-type="float" office:value="-1.588167">
                <text:p>-1.58816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1.63852">
                <text:p>-1.63852</text:p>
              </table:table-cell>
              <table:table-cell office:value-type="float" office:value="-1.596477">
                <text:p>-1.59647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1.639801">
                <text:p>-1.639801</text:p>
              </table:table-cell>
              <table:table-cell office:value-type="float" office:value="-1.600849">
                <text:p>-1.60084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1.641276">
                <text:p>-1.641276</text:p>
              </table:table-cell>
              <table:table-cell office:value-type="float" office:value="-1.606998">
                <text:p>-1.60699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1.642518">
                <text:p>-1.642518</text:p>
              </table:table-cell>
              <table:table-cell office:value-type="float" office:value="-1.608509">
                <text:p>-1.60850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1.64422">
                <text:p>-1.64422</text:p>
              </table:table-cell>
              <table:table-cell office:value-type="float" office:value="-1.619062">
                <text:p>-1.61906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1.645662">
                <text:p>-1.645662</text:p>
              </table:table-cell>
              <table:table-cell office:value-type="float" office:value="-1.616196">
                <text:p>-1.61619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1.647564">
                <text:p>-1.647564</text:p>
              </table:table-cell>
              <table:table-cell office:value-type="float" office:value="-1.623596">
                <text:p>-1.62359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1.646677">
                <text:p>-1.646677</text:p>
              </table:table-cell>
              <table:table-cell office:value-type="float" office:value="-1.623333">
                <text:p>-1.62333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1.646313">
                <text:p>-1.646313</text:p>
              </table:table-cell>
              <table:table-cell office:value-type="float" office:value="-1.623333">
                <text:p>-1.62333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1.644947">
                <text:p>-1.644947</text:p>
              </table:table-cell>
              <table:table-cell office:value-type="float" office:value="-1.623333">
                <text:p>-1.623333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1.643176">
                <text:p>-1.643176</text:p>
              </table:table-cell>
              <table:table-cell office:value-type="float" office:value="-1.623333">
                <text:p>-1.62333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1.641508">
                <text:p>-1.641508</text:p>
              </table:table-cell>
              <table:table-cell office:value-type="float" office:value="-1.623333">
                <text:p>-1.62333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1.639364">
                <text:p>-1.639364</text:p>
              </table:table-cell>
              <table:table-cell office:value-type="float" office:value="-1.623333">
                <text:p>-1.62333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1.637053">
                <text:p>-1.637053</text:p>
              </table:table-cell>
              <table:table-cell office:value-type="float" office:value="-1.623333">
                <text:p>-1.62333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1.634476">
                <text:p>-1.634476</text:p>
              </table:table-cell>
              <table:table-cell office:value-type="float" office:value="-1.623333">
                <text:p>-1.62333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1.631774">
                <text:p>-1.631774</text:p>
              </table:table-cell>
              <table:table-cell office:value-type="float" office:value="-1.623333">
                <text:p>-1.62333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1.62906">
                <text:p>-1.62906</text:p>
              </table:table-cell>
              <table:table-cell office:value-type="float" office:value="-1.623333">
                <text:p>-1.62333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1.626243">
                <text:p>-1.626243</text:p>
              </table:table-cell>
              <table:table-cell office:value-type="float" office:value="-1.623333">
                <text:p>-1.62333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1.623427">
                <text:p>-1.623427</text:p>
              </table:table-cell>
              <table:table-cell office:value-type="float" office:value="-1.623333">
                <text:p>-1.62333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1.621521">
                <text:p>-1.621521</text:p>
              </table:table-cell>
              <table:table-cell office:value-type="float" office:value="-1.623333">
                <text:p>-1.62333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1.621321">
                <text:p>-1.621321</text:p>
              </table:table-cell>
              <table:table-cell office:value-type="float" office:value="-1.623197">
                <text:p>-1.62319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1.622026">
                <text:p>-1.622026</text:p>
              </table:table-cell>
              <table:table-cell office:value-type="float" office:value="-1.620282">
                <text:p>-1.62028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1.623003">
                <text:p>-1.623003</text:p>
              </table:table-cell>
              <table:table-cell office:value-type="float" office:value="-1.614435">
                <text:p>-1.61443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1.624896">
                <text:p>-1.624896</text:p>
              </table:table-cell>
              <table:table-cell office:value-type="float" office:value="-1.612315">
                <text:p>-1.61231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1.627306">
                <text:p>-1.627306</text:p>
              </table:table-cell>
              <table:table-cell office:value-type="float" office:value="-1.603105">
                <text:p>-1.60310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1.631606">
                <text:p>-1.631606</text:p>
              </table:table-cell>
              <table:table-cell office:value-type="float" office:value="-1.6007">
                <text:p>-1.600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1.632365">
                <text:p>-1.632365</text:p>
              </table:table-cell>
              <table:table-cell office:value-type="float" office:value="-1.59618">
                <text:p>-1.5961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1.630152">
                <text:p>-1.630152</text:p>
              </table:table-cell>
              <table:table-cell office:value-type="float" office:value="-1.587244">
                <text:p>-1.58724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1.628511">
                <text:p>-1.628511</text:p>
              </table:table-cell>
              <table:table-cell office:value-type="float" office:value="-1.587244">
                <text:p>-1.58724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1.629662">
                <text:p>-1.629662</text:p>
              </table:table-cell>
              <table:table-cell office:value-type="float" office:value="-1.587244">
                <text:p>-1.58724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1.624637">
                <text:p>-1.624637</text:p>
              </table:table-cell>
              <table:table-cell office:value-type="float" office:value="-1.587244">
                <text:p>-1.58724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1.619077">
                <text:p>-1.619077</text:p>
              </table:table-cell>
              <table:table-cell office:value-type="float" office:value="-1.587244">
                <text:p>-1.58724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1.623193">
                <text:p>-1.623193</text:p>
              </table:table-cell>
              <table:table-cell office:value-type="float" office:value="-1.587244">
                <text:p>-1.587244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1.626839">
                <text:p>-1.626839</text:p>
              </table:table-cell>
              <table:table-cell office:value-type="float" office:value="-1.587244">
                <text:p>-1.58724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1.630575">
                <text:p>-1.630575</text:p>
              </table:table-cell>
              <table:table-cell office:value-type="float" office:value="-1.587244">
                <text:p>-1.587244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1.6344">
                <text:p>-1.6344</text:p>
              </table:table-cell>
              <table:table-cell office:value-type="float" office:value="-1.587244">
                <text:p>-1.587244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1.638897">
                <text:p>-1.638897</text:p>
              </table:table-cell>
              <table:table-cell office:value-type="float" office:value="-1.587244">
                <text:p>-1.58724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1.642986">
                <text:p>-1.642986</text:p>
              </table:table-cell>
              <table:table-cell office:value-type="float" office:value="-1.587244">
                <text:p>-1.58724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1.646836">
                <text:p>-1.646836</text:p>
              </table:table-cell>
              <table:table-cell office:value-type="float" office:value="-1.587244">
                <text:p>-1.58724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1.649753">
                <text:p>-1.649753</text:p>
              </table:table-cell>
              <table:table-cell office:value-type="float" office:value="-1.587244">
                <text:p>-1.58724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1.637026">
                <text:p>-1.637026</text:p>
              </table:table-cell>
              <table:table-cell office:value-type="float" office:value="-1.587244">
                <text:p>-1.587244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1.620389">
                <text:p>-1.620389</text:p>
              </table:table-cell>
              <table:table-cell office:value-type="float" office:value="-1.581971">
                <text:p>-1.58197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1.602173">
                <text:p>-1.602173</text:p>
              </table:table-cell>
              <table:table-cell office:value-type="float" office:value="-1.589451">
                <text:p>-1.58945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1.596499">
                <text:p>-1.596499</text:p>
              </table:table-cell>
              <table:table-cell office:value-type="float" office:value="-1.59034">
                <text:p>-1.5903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1.58883">
                <text:p>-1.58883</text:p>
              </table:table-cell>
              <table:table-cell office:value-type="float" office:value="-1.635956">
                <text:p>-1.635956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1.592514">
                <text:p>-1.592514</text:p>
              </table:table-cell>
              <table:table-cell office:value-type="float" office:value="-1.675688">
                <text:p>-1.67568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1.59573">
                <text:p>-1.59573</text:p>
              </table:table-cell>
              <table:table-cell office:value-type="float" office:value="-1.682427">
                <text:p>-1.68242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1.600438">
                <text:p>-1.600438</text:p>
              </table:table-cell>
              <table:table-cell office:value-type="float" office:value="-1.701553">
                <text:p>-1.70155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1.605859">
                <text:p>-1.605859</text:p>
              </table:table-cell>
              <table:table-cell office:value-type="float" office:value="-1.70601">
                <text:p>-1.7060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1.610768">
                <text:p>-1.610768</text:p>
              </table:table-cell>
              <table:table-cell office:value-type="float" office:value="-1.70601">
                <text:p>-1.7060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1.616033">
                <text:p>-1.616033</text:p>
              </table:table-cell>
              <table:table-cell office:value-type="float" office:value="-1.70601">
                <text:p>-1.7060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1.625979">
                <text:p>-1.625979</text:p>
              </table:table-cell>
              <table:table-cell office:value-type="float" office:value="-1.70601">
                <text:p>-1.7060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1.637979">
                <text:p>-1.637979</text:p>
              </table:table-cell>
              <table:table-cell office:value-type="float" office:value="-1.70601">
                <text:p>-1.7060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1.64179">
                <text:p>-1.64179</text:p>
              </table:table-cell>
              <table:table-cell office:value-type="float" office:value="-1.70601">
                <text:p>-1.7060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1.646486">
                <text:p>-1.646486</text:p>
              </table:table-cell>
              <table:table-cell office:value-type="float" office:value="-1.70601">
                <text:p>-1.7060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1.651672">
                <text:p>-1.651672</text:p>
              </table:table-cell>
              <table:table-cell office:value-type="float" office:value="-1.70601">
                <text:p>-1.7060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1.652346">
                <text:p>-1.652346</text:p>
              </table:table-cell>
              <table:table-cell office:value-type="float" office:value="-1.70601">
                <text:p>-1.7060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1.649163">
                <text:p>-1.649163</text:p>
              </table:table-cell>
              <table:table-cell office:value-type="float" office:value="-1.70601">
                <text:p>-1.7060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1.646061">
                <text:p>-1.646061</text:p>
              </table:table-cell>
              <table:table-cell office:value-type="float" office:value="-1.70601">
                <text:p>-1.7060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1.642218">
                <text:p>-1.642218</text:p>
              </table:table-cell>
              <table:table-cell office:value-type="float" office:value="-1.70601">
                <text:p>-1.7060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1.637818">
                <text:p>-1.637818</text:p>
              </table:table-cell>
              <table:table-cell office:value-type="float" office:value="-1.70601">
                <text:p>-1.7060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1.635126">
                <text:p>-1.635126</text:p>
              </table:table-cell>
              <table:table-cell office:value-type="float" office:value="-1.696963">
                <text:p>-1.69696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1.633683">
                <text:p>-1.633683</text:p>
              </table:table-cell>
              <table:table-cell office:value-type="float" office:value="-1.713196">
                <text:p>-1.713196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1.633637">
                <text:p>-1.633637</text:p>
              </table:table-cell>
              <table:table-cell office:value-type="float" office:value="-1.706845">
                <text:p>-1.70684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1.635134">
                <text:p>-1.635134</text:p>
              </table:table-cell>
              <table:table-cell office:value-type="float" office:value="-1.685247">
                <text:p>-1.68524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1.637766">
                <text:p>-1.637766</text:p>
              </table:table-cell>
              <table:table-cell office:value-type="float" office:value="-1.663423">
                <text:p>-1.66342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1.639687">
                <text:p>-1.639687</text:p>
              </table:table-cell>
              <table:table-cell office:value-type="float" office:value="-1.633019">
                <text:p>-1.63301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1.640254">
                <text:p>-1.640254</text:p>
              </table:table-cell>
              <table:table-cell office:value-type="float" office:value="-1.599258">
                <text:p>-1.599258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1.638737">
                <text:p>-1.638737</text:p>
              </table:table-cell>
              <table:table-cell office:value-type="float" office:value="-1.58788">
                <text:p>-1.5878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1.637798">
                <text:p>-1.637798</text:p>
              </table:table-cell>
              <table:table-cell office:value-type="float" office:value="-1.581169">
                <text:p>-1.581169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1.638694">
                <text:p>-1.638694</text:p>
              </table:table-cell>
              <table:table-cell office:value-type="float" office:value="-1.581169">
                <text:p>-1.581169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1.639381">
                <text:p>-1.639381</text:p>
              </table:table-cell>
              <table:table-cell office:value-type="float" office:value="-1.581169">
                <text:p>-1.581169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1.640206">
                <text:p>-1.640206</text:p>
              </table:table-cell>
              <table:table-cell office:value-type="float" office:value="-1.581169">
                <text:p>-1.581169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1.639989">
                <text:p>-1.639989</text:p>
              </table:table-cell>
              <table:table-cell office:value-type="float" office:value="-1.581169">
                <text:p>-1.58116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1.639913">
                <text:p>-1.639913</text:p>
              </table:table-cell>
              <table:table-cell office:value-type="float" office:value="-1.581169">
                <text:p>-1.581169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1.63926">
                <text:p>-1.63926</text:p>
              </table:table-cell>
              <table:table-cell office:value-type="float" office:value="-1.581169">
                <text:p>-1.581169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1.63605">
                <text:p>-1.63605</text:p>
              </table:table-cell>
              <table:table-cell office:value-type="float" office:value="-1.581169">
                <text:p>-1.58116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-1.635787">
                <text:p>-1.635787</text:p>
              </table:table-cell>
              <table:table-cell office:value-type="float" office:value="-1.581169">
                <text:p>-1.58116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1.635375">
                <text:p>-1.635375</text:p>
              </table:table-cell>
              <table:table-cell office:value-type="float" office:value="-1.581169">
                <text:p>-1.581169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1.638329">
                <text:p>-1.638329</text:p>
              </table:table-cell>
              <table:table-cell office:value-type="float" office:value="-1.581169">
                <text:p>-1.58116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1.642685">
                <text:p>-1.642685</text:p>
              </table:table-cell>
              <table:table-cell office:value-type="float" office:value="-1.581169">
                <text:p>-1.581169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1.64612">
                <text:p>-1.64612</text:p>
              </table:table-cell>
              <table:table-cell office:value-type="float" office:value="-1.581169">
                <text:p>-1.581169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1.647686">
                <text:p>-1.647686</text:p>
              </table:table-cell>
              <table:table-cell office:value-type="float" office:value="-1.585105">
                <text:p>-1.58510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1.647925">
                <text:p>-1.647925</text:p>
              </table:table-cell>
              <table:table-cell office:value-type="float" office:value="-1.599343">
                <text:p>-1.59934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1.64701">
                <text:p>-1.64701</text:p>
              </table:table-cell>
              <table:table-cell office:value-type="float" office:value="-1.602791">
                <text:p>-1.60279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1.646912">
                <text:p>-1.646912</text:p>
              </table:table-cell>
              <table:table-cell office:value-type="float" office:value="-1.603701">
                <text:p>-1.60370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1.647832">
                <text:p>-1.647832</text:p>
              </table:table-cell>
              <table:table-cell office:value-type="float" office:value="-1.597162">
                <text:p>-1.597162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1.648718">
                <text:p>-1.648718</text:p>
              </table:table-cell>
              <table:table-cell office:value-type="float" office:value="-1.600552">
                <text:p>-1.600552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1.649059">
                <text:p>-1.649059</text:p>
              </table:table-cell>
              <table:table-cell office:value-type="float" office:value="-1.596996">
                <text:p>-1.59699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1.649058">
                <text:p>-1.649058</text:p>
              </table:table-cell>
              <table:table-cell office:value-type="float" office:value="-1.593369">
                <text:p>-1.593369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1.649027">
                <text:p>-1.649027</text:p>
              </table:table-cell>
              <table:table-cell office:value-type="float" office:value="-1.593369">
                <text:p>-1.593369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1.649113">
                <text:p>-1.649113</text:p>
              </table:table-cell>
              <table:table-cell office:value-type="float" office:value="-1.593369">
                <text:p>-1.59336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1.649086">
                <text:p>-1.649086</text:p>
              </table:table-cell>
              <table:table-cell office:value-type="float" office:value="-1.593369">
                <text:p>-1.593369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1.650209">
                <text:p>-1.650209</text:p>
              </table:table-cell>
              <table:table-cell office:value-type="float" office:value="-1.593369">
                <text:p>-1.593369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1.652267">
                <text:p>-1.652267</text:p>
              </table:table-cell>
              <table:table-cell office:value-type="float" office:value="-1.593369">
                <text:p>-1.59336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1.653049">
                <text:p>-1.653049</text:p>
              </table:table-cell>
              <table:table-cell office:value-type="float" office:value="-1.593369">
                <text:p>-1.59336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1.657001">
                <text:p>-1.657001</text:p>
              </table:table-cell>
              <table:table-cell office:value-type="float" office:value="-1.593369">
                <text:p>-1.593369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1.658834">
                <text:p>-1.658834</text:p>
              </table:table-cell>
              <table:table-cell office:value-type="float" office:value="-1.593369">
                <text:p>-1.59336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1.657734">
                <text:p>-1.657734</text:p>
              </table:table-cell>
              <table:table-cell office:value-type="float" office:value="-1.593369">
                <text:p>-1.59336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1.66052">
                <text:p>-1.66052</text:p>
              </table:table-cell>
              <table:table-cell office:value-type="float" office:value="-1.593369">
                <text:p>-1.59336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1.662268">
                <text:p>-1.662268</text:p>
              </table:table-cell>
              <table:table-cell office:value-type="float" office:value="-1.593369">
                <text:p>-1.59336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1.660721">
                <text:p>-1.660721</text:p>
              </table:table-cell>
              <table:table-cell office:value-type="float" office:value="-1.593369">
                <text:p>-1.59336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1.660549">
                <text:p>-1.660549</text:p>
              </table:table-cell>
              <table:table-cell office:value-type="float" office:value="-1.591579">
                <text:p>-1.59157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1.660323">
                <text:p>-1.660323</text:p>
              </table:table-cell>
              <table:table-cell office:value-type="float" office:value="-1.59084">
                <text:p>-1.5908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1.660568">
                <text:p>-1.660568</text:p>
              </table:table-cell>
              <table:table-cell office:value-type="float" office:value="-1.593707">
                <text:p>-1.593707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1.660076">
                <text:p>-1.660076</text:p>
              </table:table-cell>
              <table:table-cell office:value-type="float" office:value="-1.60146">
                <text:p>-1.6014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1.660096">
                <text:p>-1.660096</text:p>
              </table:table-cell>
              <table:table-cell office:value-type="float" office:value="-1.611207">
                <text:p>-1.61120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1.659498">
                <text:p>-1.659498</text:p>
              </table:table-cell>
              <table:table-cell office:value-type="float" office:value="-1.637434">
                <text:p>-1.637434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1.65944">
                <text:p>-1.65944</text:p>
              </table:table-cell>
              <table:table-cell office:value-type="float" office:value="-1.672315">
                <text:p>-1.67231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1.658981">
                <text:p>-1.658981</text:p>
              </table:table-cell>
              <table:table-cell office:value-type="float" office:value="-1.698127">
                <text:p>-1.69812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1.660685">
                <text:p>-1.660685</text:p>
              </table:table-cell>
              <table:table-cell office:value-type="float" office:value="-1.698127">
                <text:p>-1.69812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1.663163">
                <text:p>-1.663163</text:p>
              </table:table-cell>
              <table:table-cell office:value-type="float" office:value="-1.698127">
                <text:p>-1.698127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1.661981">
                <text:p>-1.661981</text:p>
              </table:table-cell>
              <table:table-cell office:value-type="float" office:value="-1.698127">
                <text:p>-1.69812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1.660303">
                <text:p>-1.660303</text:p>
              </table:table-cell>
              <table:table-cell office:value-type="float" office:value="-1.698127">
                <text:p>-1.69812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1.660367">
                <text:p>-1.660367</text:p>
              </table:table-cell>
              <table:table-cell office:value-type="float" office:value="-1.698127">
                <text:p>-1.69812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1.66024">
                <text:p>-1.66024</text:p>
              </table:table-cell>
              <table:table-cell office:value-type="float" office:value="-1.698127">
                <text:p>-1.69812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1.659405">
                <text:p>-1.659405</text:p>
              </table:table-cell>
              <table:table-cell office:value-type="float" office:value="-1.698127">
                <text:p>-1.69812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1.658288">
                <text:p>-1.658288</text:p>
              </table:table-cell>
              <table:table-cell office:value-type="float" office:value="-1.698127">
                <text:p>-1.698127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1.657114">
                <text:p>-1.657114</text:p>
              </table:table-cell>
              <table:table-cell office:value-type="float" office:value="-1.698127">
                <text:p>-1.69812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-1.655492">
                <text:p>-1.655492</text:p>
              </table:table-cell>
              <table:table-cell office:value-type="float" office:value="-1.698127">
                <text:p>-1.69812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1.653991">
                <text:p>-1.653991</text:p>
              </table:table-cell>
              <table:table-cell office:value-type="float" office:value="-1.698127">
                <text:p>-1.69812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1.653133">
                <text:p>-1.653133</text:p>
              </table:table-cell>
              <table:table-cell office:value-type="float" office:value="-1.698127">
                <text:p>-1.69812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1.652633">
                <text:p>-1.652633</text:p>
              </table:table-cell>
              <table:table-cell office:value-type="float" office:value="-1.698127">
                <text:p>-1.698127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1.651433">
                <text:p>-1.651433</text:p>
              </table:table-cell>
              <table:table-cell office:value-type="float" office:value="-1.715154">
                <text:p>-1.71515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1.650598">
                <text:p>-1.650598</text:p>
              </table:table-cell>
              <table:table-cell office:value-type="float" office:value="-1.717709">
                <text:p>-1.71770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1.649995">
                <text:p>-1.649995</text:p>
              </table:table-cell>
              <table:table-cell office:value-type="float" office:value="-1.718054">
                <text:p>-1.71805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1.649581">
                <text:p>-1.649581</text:p>
              </table:table-cell>
              <table:table-cell office:value-type="float" office:value="-1.708835">
                <text:p>-1.70883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-1.649944">
                <text:p>-1.649944</text:p>
              </table:table-cell>
              <table:table-cell office:value-type="float" office:value="-1.698744">
                <text:p>-1.69874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1.650444">
                <text:p>-1.650444</text:p>
              </table:table-cell>
              <table:table-cell office:value-type="float" office:value="-1.674792">
                <text:p>-1.67479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-1.650233">
                <text:p>-1.650233</text:p>
              </table:table-cell>
              <table:table-cell office:value-type="float" office:value="-1.65659">
                <text:p>-1.6565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1.65036">
                <text:p>-1.65036</text:p>
              </table:table-cell>
              <table:table-cell office:value-type="float" office:value="-1.646892">
                <text:p>-1.64689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1.650245">
                <text:p>-1.650245</text:p>
              </table:table-cell>
              <table:table-cell office:value-type="float" office:value="-1.637856">
                <text:p>-1.637856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-1.650335">
                <text:p>-1.650335</text:p>
              </table:table-cell>
              <table:table-cell office:value-type="float" office:value="-1.637856">
                <text:p>-1.63785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-1.649701">
                <text:p>-1.649701</text:p>
              </table:table-cell>
              <table:table-cell office:value-type="float" office:value="-1.637856">
                <text:p>-1.63785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-1.646917">
                <text:p>-1.646917</text:p>
              </table:table-cell>
              <table:table-cell office:value-type="float" office:value="-1.637856">
                <text:p>-1.637856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-1.644929">
                <text:p>-1.644929</text:p>
              </table:table-cell>
              <table:table-cell office:value-type="float" office:value="-1.637856">
                <text:p>-1.63785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1.644924">
                <text:p>-1.644924</text:p>
              </table:table-cell>
              <table:table-cell office:value-type="float" office:value="-1.637856">
                <text:p>-1.63785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1.645526">
                <text:p>-1.645526</text:p>
              </table:table-cell>
              <table:table-cell office:value-type="float" office:value="-1.637856">
                <text:p>-1.63785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1.645492">
                <text:p>-1.645492</text:p>
              </table:table-cell>
              <table:table-cell office:value-type="float" office:value="-1.637856">
                <text:p>-1.63785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-1.645695">
                <text:p>-1.645695</text:p>
              </table:table-cell>
              <table:table-cell office:value-type="float" office:value="-1.637856">
                <text:p>-1.63785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1.645774">
                <text:p>-1.645774</text:p>
              </table:table-cell>
              <table:table-cell office:value-type="float" office:value="-1.637856">
                <text:p>-1.63785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-1.64366">
                <text:p>-1.64366</text:p>
              </table:table-cell>
              <table:table-cell office:value-type="float" office:value="-1.637856">
                <text:p>-1.63785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-1.642785">
                <text:p>-1.642785</text:p>
              </table:table-cell>
              <table:table-cell office:value-type="float" office:value="-1.637856">
                <text:p>-1.637856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1.643004">
                <text:p>-1.643004</text:p>
              </table:table-cell>
              <table:table-cell office:value-type="float" office:value="-1.637856">
                <text:p>-1.63785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-1.64339">
                <text:p>-1.64339</text:p>
              </table:table-cell>
              <table:table-cell office:value-type="float" office:value="-1.632478">
                <text:p>-1.63247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1.643685">
                <text:p>-1.643685</text:p>
              </table:table-cell>
              <table:table-cell office:value-type="float" office:value="-1.633929">
                <text:p>-1.63392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1.643818">
                <text:p>-1.643818</text:p>
              </table:table-cell>
              <table:table-cell office:value-type="float" office:value="-1.633158">
                <text:p>-1.63315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1.643671">
                <text:p>-1.643671</text:p>
              </table:table-cell>
              <table:table-cell office:value-type="float" office:value="-1.631777">
                <text:p>-1.63177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-1.64351">
                <text:p>-1.64351</text:p>
              </table:table-cell>
              <table:table-cell office:value-type="float" office:value="-1.630865">
                <text:p>-1.630865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1.642704">
                <text:p>-1.642704</text:p>
              </table:table-cell>
              <table:table-cell office:value-type="float" office:value="-1.629647">
                <text:p>-1.62964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-1.641819">
                <text:p>-1.641819</text:p>
              </table:table-cell>
              <table:table-cell office:value-type="float" office:value="-1.633592">
                <text:p>-1.633592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-1.640828">
                <text:p>-1.640828</text:p>
              </table:table-cell>
              <table:table-cell office:value-type="float" office:value="-1.633592">
                <text:p>-1.633592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-1.642305">
                <text:p>-1.642305</text:p>
              </table:table-cell>
              <table:table-cell office:value-type="float" office:value="-1.633592">
                <text:p>-1.63359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-1.640612">
                <text:p>-1.640612</text:p>
              </table:table-cell>
              <table:table-cell office:value-type="float" office:value="-1.633592">
                <text:p>-1.633592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-1.640127">
                <text:p>-1.640127</text:p>
              </table:table-cell>
              <table:table-cell office:value-type="float" office:value="-1.633592">
                <text:p>-1.633592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-1.639259">
                <text:p>-1.639259</text:p>
              </table:table-cell>
              <table:table-cell office:value-type="float" office:value="-1.633592">
                <text:p>-1.633592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-1.638207">
                <text:p>-1.638207</text:p>
              </table:table-cell>
              <table:table-cell office:value-type="float" office:value="-1.633592">
                <text:p>-1.633592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-1.637361">
                <text:p>-1.637361</text:p>
              </table:table-cell>
              <table:table-cell office:value-type="float" office:value="-1.633592">
                <text:p>-1.633592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-1.636027">
                <text:p>-1.636027</text:p>
              </table:table-cell>
              <table:table-cell office:value-type="float" office:value="-1.633592">
                <text:p>-1.633592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-1.636144">
                <text:p>-1.636144</text:p>
              </table:table-cell>
              <table:table-cell office:value-type="float" office:value="-1.633592">
                <text:p>-1.63359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-1.638429">
                <text:p>-1.638429</text:p>
              </table:table-cell>
              <table:table-cell office:value-type="float" office:value="-1.633592">
                <text:p>-1.63359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-1.642669">
                <text:p>-1.642669</text:p>
              </table:table-cell>
              <table:table-cell office:value-type="float" office:value="-1.633592">
                <text:p>-1.63359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-1.646993">
                <text:p>-1.646993</text:p>
              </table:table-cell>
              <table:table-cell office:value-type="float" office:value="-1.633592">
                <text:p>-1.63359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-1.648725">
                <text:p>-1.648725</text:p>
              </table:table-cell>
              <table:table-cell office:value-type="float" office:value="-1.633592">
                <text:p>-1.633592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-1.652051">
                <text:p>-1.652051</text:p>
              </table:table-cell>
              <table:table-cell office:value-type="float" office:value="-1.639882">
                <text:p>-1.63988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-1.654802">
                <text:p>-1.654802</text:p>
              </table:table-cell>
              <table:table-cell office:value-type="float" office:value="-1.659887">
                <text:p>-1.65988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-1.65695">
                <text:p>-1.65695</text:p>
              </table:table-cell>
              <table:table-cell office:value-type="float" office:value="-1.686274">
                <text:p>-1.68627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-1.65448">
                <text:p>-1.65448</text:p>
              </table:table-cell>
              <table:table-cell office:value-type="float" office:value="-1.706593">
                <text:p>-1.70659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-1.653474">
                <text:p>-1.653474</text:p>
              </table:table-cell>
              <table:table-cell office:value-type="float" office:value="-1.73165">
                <text:p>-1.7316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-1.653618">
                <text:p>-1.653618</text:p>
              </table:table-cell>
              <table:table-cell office:value-type="float" office:value="-1.738071">
                <text:p>-1.73807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-1.655877">
                <text:p>-1.655877</text:p>
              </table:table-cell>
              <table:table-cell office:value-type="float" office:value="-1.741805">
                <text:p>-1.74180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-1.655808">
                <text:p>-1.655808</text:p>
              </table:table-cell>
              <table:table-cell office:value-type="float" office:value="-1.740459">
                <text:p>-1.74045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-1.655264">
                <text:p>-1.655264</text:p>
              </table:table-cell>
              <table:table-cell office:value-type="float" office:value="-1.737723">
                <text:p>-1.73772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-1.656014">
                <text:p>-1.656014</text:p>
              </table:table-cell>
              <table:table-cell office:value-type="float" office:value="-1.737723">
                <text:p>-1.73772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-1.656696">
                <text:p>-1.656696</text:p>
              </table:table-cell>
              <table:table-cell office:value-type="float" office:value="-1.737723">
                <text:p>-1.737723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-1.65514">
                <text:p>-1.65514</text:p>
              </table:table-cell>
              <table:table-cell office:value-type="float" office:value="-1.737723">
                <text:p>-1.73772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-1.654073">
                <text:p>-1.654073</text:p>
              </table:table-cell>
              <table:table-cell office:value-type="float" office:value="-1.737723">
                <text:p>-1.73772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-1.655094">
                <text:p>-1.655094</text:p>
              </table:table-cell>
              <table:table-cell office:value-type="float" office:value="-1.737723">
                <text:p>-1.73772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-1.654083">
                <text:p>-1.654083</text:p>
              </table:table-cell>
              <table:table-cell office:value-type="float" office:value="-1.737723">
                <text:p>-1.737723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-1.652505">
                <text:p>-1.652505</text:p>
              </table:table-cell>
              <table:table-cell office:value-type="float" office:value="-1.737723">
                <text:p>-1.73772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-1.651275">
                <text:p>-1.651275</text:p>
              </table:table-cell>
              <table:table-cell office:value-type="float" office:value="-1.737723">
                <text:p>-1.73772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-1.650892">
                <text:p>-1.650892</text:p>
              </table:table-cell>
              <table:table-cell office:value-type="float" office:value="-1.737723">
                <text:p>-1.737723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-1.650312">
                <text:p>-1.650312</text:p>
              </table:table-cell>
              <table:table-cell office:value-type="float" office:value="-1.737723">
                <text:p>-1.73772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-1.649253">
                <text:p>-1.649253</text:p>
              </table:table-cell>
              <table:table-cell office:value-type="float" office:value="-1.737723">
                <text:p>-1.73772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-1.648596">
                <text:p>-1.648596</text:p>
              </table:table-cell>
              <table:table-cell office:value-type="float" office:value="-1.737723">
                <text:p>-1.73772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-1.648293">
                <text:p>-1.648293</text:p>
              </table:table-cell>
              <table:table-cell office:value-type="float" office:value="-1.731084">
                <text:p>-1.73108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-1.648338">
                <text:p>-1.648338</text:p>
              </table:table-cell>
              <table:table-cell office:value-type="float" office:value="-1.715012">
                <text:p>-1.71501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-1.648722">
                <text:p>-1.648722</text:p>
              </table:table-cell>
              <table:table-cell office:value-type="float" office:value="-1.691359">
                <text:p>-1.69135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-1.649116">
                <text:p>-1.649116</text:p>
              </table:table-cell>
              <table:table-cell office:value-type="float" office:value="-1.681758">
                <text:p>-1.68175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-1.648841">
                <text:p>-1.648841</text:p>
              </table:table-cell>
              <table:table-cell office:value-type="float" office:value="-1.671734">
                <text:p>-1.67173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-1.648552">
                <text:p>-1.648552</text:p>
              </table:table-cell>
              <table:table-cell office:value-type="float" office:value="-1.670074">
                <text:p>-1.670074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-1.648827">
                <text:p>-1.648827</text:p>
              </table:table-cell>
              <table:table-cell office:value-type="float" office:value="-1.670814">
                <text:p>-1.67081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-1.649029">
                <text:p>-1.649029</text:p>
              </table:table-cell>
              <table:table-cell office:value-type="float" office:value="-1.668764">
                <text:p>-1.668764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-1.648531">
                <text:p>-1.648531</text:p>
              </table:table-cell>
              <table:table-cell office:value-type="float" office:value="-1.668764">
                <text:p>-1.66876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-1.646916">
                <text:p>-1.646916</text:p>
              </table:table-cell>
              <table:table-cell office:value-type="float" office:value="-1.668764">
                <text:p>-1.668764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-1.645069">
                <text:p>-1.645069</text:p>
              </table:table-cell>
              <table:table-cell office:value-type="float" office:value="-1.668764">
                <text:p>-1.668764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-1.643337">
                <text:p>-1.643337</text:p>
              </table:table-cell>
              <table:table-cell office:value-type="float" office:value="-1.668764">
                <text:p>-1.66876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-1.641526">
                <text:p>-1.641526</text:p>
              </table:table-cell>
              <table:table-cell office:value-type="float" office:value="-1.668764">
                <text:p>-1.66876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-1.639523">
                <text:p>-1.639523</text:p>
              </table:table-cell>
              <table:table-cell office:value-type="float" office:value="-1.668764">
                <text:p>-1.66876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-1.6375">
                <text:p>-1.6375</text:p>
              </table:table-cell>
              <table:table-cell office:value-type="float" office:value="-1.668764">
                <text:p>-1.668764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-1.635713">
                <text:p>-1.635713</text:p>
              </table:table-cell>
              <table:table-cell office:value-type="float" office:value="-1.668764">
                <text:p>-1.66876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-1.636517">
                <text:p>-1.636517</text:p>
              </table:table-cell>
              <table:table-cell office:value-type="float" office:value="-1.668764">
                <text:p>-1.66876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-1.636998">
                <text:p>-1.636998</text:p>
              </table:table-cell>
              <table:table-cell office:value-type="float" office:value="-1.668764">
                <text:p>-1.66876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-1.638505">
                <text:p>-1.638505</text:p>
              </table:table-cell>
              <table:table-cell office:value-type="float" office:value="-1.668764">
                <text:p>-1.66876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-1.640519">
                <text:p>-1.640519</text:p>
              </table:table-cell>
              <table:table-cell office:value-type="float" office:value="-1.668764">
                <text:p>-1.668764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-1.64193">
                <text:p>-1.64193</text:p>
              </table:table-cell>
              <table:table-cell office:value-type="float" office:value="-1.668273">
                <text:p>-1.66827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-1.64201">
                <text:p>-1.64201</text:p>
              </table:table-cell>
              <table:table-cell office:value-type="float" office:value="-1.668866">
                <text:p>-1.66886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-1.642389">
                <text:p>-1.642389</text:p>
              </table:table-cell>
              <table:table-cell office:value-type="float" office:value="-1.669975">
                <text:p>-1.66997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-1.641984">
                <text:p>-1.641984</text:p>
              </table:table-cell>
              <table:table-cell office:value-type="float" office:value="-1.674937">
                <text:p>-1.674937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-1.641836">
                <text:p>-1.641836</text:p>
              </table:table-cell>
              <table:table-cell office:value-type="float" office:value="-1.681711">
                <text:p>-1.68171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-1.641445">
                <text:p>-1.641445</text:p>
              </table:table-cell>
              <table:table-cell office:value-type="float" office:value="-1.696388">
                <text:p>-1.69638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-1.64101">
                <text:p>-1.64101</text:p>
              </table:table-cell>
              <table:table-cell office:value-type="float" office:value="-1.72103">
                <text:p>-1.7210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-1.640665">
                <text:p>-1.640665</text:p>
              </table:table-cell>
              <table:table-cell office:value-type="float" office:value="-1.734598">
                <text:p>-1.73459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-1.641757">
                <text:p>-1.641757</text:p>
              </table:table-cell>
              <table:table-cell office:value-type="float" office:value="-1.742922">
                <text:p>-1.74292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-1.645576">
                <text:p>-1.645576</text:p>
              </table:table-cell>
              <table:table-cell office:value-type="float" office:value="-1.742922">
                <text:p>-1.74292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-1.645123">
                <text:p>-1.645123</text:p>
              </table:table-cell>
              <table:table-cell office:value-type="float" office:value="-1.742922">
                <text:p>-1.74292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-1.643082">
                <text:p>-1.643082</text:p>
              </table:table-cell>
              <table:table-cell office:value-type="float" office:value="-1.742922">
                <text:p>-1.74292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-1.643605">
                <text:p>-1.643605</text:p>
              </table:table-cell>
              <table:table-cell office:value-type="float" office:value="-1.742922">
                <text:p>-1.74292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-1.643684">
                <text:p>-1.643684</text:p>
              </table:table-cell>
              <table:table-cell office:value-type="float" office:value="-1.742922">
                <text:p>-1.74292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-1.642977">
                <text:p>-1.642977</text:p>
              </table:table-cell>
              <table:table-cell office:value-type="float" office:value="-1.742922">
                <text:p>-1.74292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-1.644417">
                <text:p>-1.644417</text:p>
              </table:table-cell>
              <table:table-cell office:value-type="float" office:value="-1.742922">
                <text:p>-1.74292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-1.644892">
                <text:p>-1.644892</text:p>
              </table:table-cell>
              <table:table-cell office:value-type="float" office:value="-1.742922">
                <text:p>-1.74292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-1.645511">
                <text:p>-1.645511</text:p>
              </table:table-cell>
              <table:table-cell office:value-type="float" office:value="-1.742922">
                <text:p>-1.74292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-1.646722">
                <text:p>-1.646722</text:p>
              </table:table-cell>
              <table:table-cell office:value-type="float" office:value="-1.742922">
                <text:p>-1.74292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-1.648841">
                <text:p>-1.648841</text:p>
              </table:table-cell>
              <table:table-cell office:value-type="float" office:value="-1.742922">
                <text:p>-1.74292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-1.649396">
                <text:p>-1.649396</text:p>
              </table:table-cell>
              <table:table-cell office:value-type="float" office:value="-1.742922">
                <text:p>-1.74292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-1.648808">
                <text:p>-1.648808</text:p>
              </table:table-cell>
              <table:table-cell office:value-type="float" office:value="-1.7592">
                <text:p>-1.759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-1.650617">
                <text:p>-1.650617</text:p>
              </table:table-cell>
              <table:table-cell office:value-type="float" office:value="-1.767278">
                <text:p>-1.76727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-1.651433">
                <text:p>-1.651433</text:p>
              </table:table-cell>
              <table:table-cell office:value-type="float" office:value="-1.765684">
                <text:p>-1.76568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-1.650214">
                <text:p>-1.650214</text:p>
              </table:table-cell>
              <table:table-cell office:value-type="float" office:value="-1.767352">
                <text:p>-1.76735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-1.649682">
                <text:p>-1.649682</text:p>
              </table:table-cell>
              <table:table-cell office:value-type="float" office:value="-1.760255">
                <text:p>-1.76025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-1.649527">
                <text:p>-1.649527</text:p>
              </table:table-cell>
              <table:table-cell office:value-type="float" office:value="-1.750604">
                <text:p>-1.75060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-1.647958">
                <text:p>-1.647958</text:p>
              </table:table-cell>
              <table:table-cell office:value-type="float" office:value="-1.72585">
                <text:p>-1.7258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-1.646483">
                <text:p>-1.646483</text:p>
              </table:table-cell>
              <table:table-cell office:value-type="float" office:value="-1.70945">
                <text:p>-1.70945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-1.645568">
                <text:p>-1.645568</text:p>
              </table:table-cell>
              <table:table-cell office:value-type="float" office:value="-1.70945">
                <text:p>-1.7094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-1.646049">
                <text:p>-1.646049</text:p>
              </table:table-cell>
              <table:table-cell office:value-type="float" office:value="-1.70945">
                <text:p>-1.7094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-1.645259">
                <text:p>-1.645259</text:p>
              </table:table-cell>
              <table:table-cell office:value-type="float" office:value="-1.70945">
                <text:p>-1.70945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-1.644676">
                <text:p>-1.644676</text:p>
              </table:table-cell>
              <table:table-cell office:value-type="float" office:value="-1.70945">
                <text:p>-1.7094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-1.643433">
                <text:p>-1.643433</text:p>
              </table:table-cell>
              <table:table-cell office:value-type="float" office:value="-1.70945">
                <text:p>-1.7094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-1.64244">
                <text:p>-1.64244</text:p>
              </table:table-cell>
              <table:table-cell office:value-type="float" office:value="-1.70945">
                <text:p>-1.70945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-1.643149">
                <text:p>-1.643149</text:p>
              </table:table-cell>
              <table:table-cell office:value-type="float" office:value="-1.70945">
                <text:p>-1.7094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-1.643954">
                <text:p>-1.643954</text:p>
              </table:table-cell>
              <table:table-cell office:value-type="float" office:value="-1.70945">
                <text:p>-1.70945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-1.643782">
                <text:p>-1.643782</text:p>
              </table:table-cell>
              <table:table-cell office:value-type="float" office:value="-1.70945">
                <text:p>-1.70945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-1.643458">
                <text:p>-1.643458</text:p>
              </table:table-cell>
              <table:table-cell office:value-type="float" office:value="-1.70945">
                <text:p>-1.7094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-1.643436">
                <text:p>-1.643436</text:p>
              </table:table-cell>
              <table:table-cell office:value-type="float" office:value="-1.70945">
                <text:p>-1.70945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-1.643302">
                <text:p>-1.643302</text:p>
              </table:table-cell>
              <table:table-cell office:value-type="float" office:value="-1.70945">
                <text:p>-1.7094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-1.642996">
                <text:p>-1.642996</text:p>
              </table:table-cell>
              <table:table-cell office:value-type="float" office:value="-1.70945">
                <text:p>-1.7094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-1.642699">
                <text:p>-1.642699</text:p>
              </table:table-cell>
              <table:table-cell office:value-type="float" office:value="-1.697924">
                <text:p>-1.697924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-1.642238">
                <text:p>-1.642238</text:p>
              </table:table-cell>
              <table:table-cell office:value-type="float" office:value="-1.695809">
                <text:p>-1.695809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-1.64192">
                <text:p>-1.64192</text:p>
              </table:table-cell>
              <table:table-cell office:value-type="float" office:value="-1.695542">
                <text:p>-1.695542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-1.644172">
                <text:p>-1.644172</text:p>
              </table:table-cell>
              <table:table-cell office:value-type="float" office:value="-1.695787">
                <text:p>-1.69578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-1.646978">
                <text:p>-1.646978</text:p>
              </table:table-cell>
              <table:table-cell office:value-type="float" office:value="-1.695423">
                <text:p>-1.69542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-1.648049">
                <text:p>-1.648049</text:p>
              </table:table-cell>
              <table:table-cell office:value-type="float" office:value="-1.697786">
                <text:p>-1.69778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-1.649049">
                <text:p>-1.649049</text:p>
              </table:table-cell>
              <table:table-cell office:value-type="float" office:value="-1.704721">
                <text:p>-1.70472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-1.649838">
                <text:p>-1.649838</text:p>
              </table:table-cell>
              <table:table-cell office:value-type="float" office:value="-1.715597">
                <text:p>-1.71559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-1.648847">
                <text:p>-1.648847</text:p>
              </table:table-cell>
              <table:table-cell office:value-type="float" office:value="-1.715597">
                <text:p>-1.71559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-1.648258">
                <text:p>-1.648258</text:p>
              </table:table-cell>
              <table:table-cell office:value-type="float" office:value="-1.715597">
                <text:p>-1.71559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-1.646691">
                <text:p>-1.646691</text:p>
              </table:table-cell>
              <table:table-cell office:value-type="float" office:value="-1.715597">
                <text:p>-1.71559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-1.645481">
                <text:p>-1.645481</text:p>
              </table:table-cell>
              <table:table-cell office:value-type="float" office:value="-1.715597">
                <text:p>-1.71559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-1.643379">
                <text:p>-1.643379</text:p>
              </table:table-cell>
              <table:table-cell office:value-type="float" office:value="-1.715597">
                <text:p>-1.71559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-1.641788">
                <text:p>-1.641788</text:p>
              </table:table-cell>
              <table:table-cell office:value-type="float" office:value="-1.715597">
                <text:p>-1.71559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-1.643465">
                <text:p>-1.643465</text:p>
              </table:table-cell>
              <table:table-cell office:value-type="float" office:value="-1.715597">
                <text:p>-1.71559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-1.64643">
                <text:p>-1.64643</text:p>
              </table:table-cell>
              <table:table-cell office:value-type="float" office:value="-1.715597">
                <text:p>-1.71559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-1.646497">
                <text:p>-1.646497</text:p>
              </table:table-cell>
              <table:table-cell office:value-type="float" office:value="-1.715597">
                <text:p>-1.71559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-1.645413">
                <text:p>-1.645413</text:p>
              </table:table-cell>
              <table:table-cell office:value-type="float" office:value="-1.715597">
                <text:p>-1.71559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-1.646224">
                <text:p>-1.646224</text:p>
              </table:table-cell>
              <table:table-cell office:value-type="float" office:value="-1.715597">
                <text:p>-1.71559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-1.645147">
                <text:p>-1.645147</text:p>
              </table:table-cell>
              <table:table-cell office:value-type="float" office:value="-1.715597">
                <text:p>-1.715597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-1.643432">
                <text:p>-1.643432</text:p>
              </table:table-cell>
              <table:table-cell office:value-type="float" office:value="-1.725241">
                <text:p>-1.72524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-1.643642">
                <text:p>-1.643642</text:p>
              </table:table-cell>
              <table:table-cell office:value-type="float" office:value="-1.754506">
                <text:p>-1.754506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-1.64286">
                <text:p>-1.64286</text:p>
              </table:table-cell>
              <table:table-cell office:value-type="float" office:value="-1.781684">
                <text:p>-1.78168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-1.642853">
                <text:p>-1.642853</text:p>
              </table:table-cell>
              <table:table-cell office:value-type="float" office:value="-1.796401">
                <text:p>-1.79640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-1.644877">
                <text:p>-1.644877</text:p>
              </table:table-cell>
              <table:table-cell office:value-type="float" office:value="-1.795872">
                <text:p>-1.795872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-1.646952">
                <text:p>-1.646952</text:p>
              </table:table-cell>
              <table:table-cell office:value-type="float" office:value="-1.789506">
                <text:p>-1.789506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-1.647331">
                <text:p>-1.647331</text:p>
              </table:table-cell>
              <table:table-cell office:value-type="float" office:value="-1.785435">
                <text:p>-1.785435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-1.647048">
                <text:p>-1.647048</text:p>
              </table:table-cell>
              <table:table-cell office:value-type="float" office:value="-1.780272">
                <text:p>-1.78027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-1.647953">
                <text:p>-1.647953</text:p>
              </table:table-cell>
              <table:table-cell office:value-type="float" office:value="-1.780272">
                <text:p>-1.780272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-1.649328">
                <text:p>-1.649328</text:p>
              </table:table-cell>
              <table:table-cell office:value-type="float" office:value="-1.780272">
                <text:p>-1.780272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-1.64976">
                <text:p>-1.64976</text:p>
              </table:table-cell>
              <table:table-cell office:value-type="float" office:value="-1.780272">
                <text:p>-1.78027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-1.649905">
                <text:p>-1.649905</text:p>
              </table:table-cell>
              <table:table-cell office:value-type="float" office:value="-1.780272">
                <text:p>-1.780272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-1.650767">
                <text:p>-1.650767</text:p>
              </table:table-cell>
              <table:table-cell office:value-type="float" office:value="-1.780272">
                <text:p>-1.78027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-1.650918">
                <text:p>-1.650918</text:p>
              </table:table-cell>
              <table:table-cell office:value-type="float" office:value="-1.780272">
                <text:p>-1.780272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-1.650052">
                <text:p>-1.650052</text:p>
              </table:table-cell>
              <table:table-cell office:value-type="float" office:value="-1.780272">
                <text:p>-1.780272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-1.649925">
                <text:p>-1.649925</text:p>
              </table:table-cell>
              <table:table-cell office:value-type="float" office:value="-1.780272">
                <text:p>-1.78027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-1.650838">
                <text:p>-1.650838</text:p>
              </table:table-cell>
              <table:table-cell office:value-type="float" office:value="-1.780272">
                <text:p>-1.780272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-1.650871">
                <text:p>-1.650871</text:p>
              </table:table-cell>
              <table:table-cell office:value-type="float" office:value="-1.780272">
                <text:p>-1.78027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-1.649488">
                <text:p>-1.649488</text:p>
              </table:table-cell>
              <table:table-cell office:value-type="float" office:value="-1.780272">
                <text:p>-1.780272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-1.649356">
                <text:p>-1.649356</text:p>
              </table:table-cell>
              <table:table-cell office:value-type="float" office:value="-1.780272">
                <text:p>-1.780272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-1.648989">
                <text:p>-1.648989</text:p>
              </table:table-cell>
              <table:table-cell office:value-type="float" office:value="-1.780272">
                <text:p>-1.78027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-1.647655">
                <text:p>-1.647655</text:p>
              </table:table-cell>
              <table:table-cell office:value-type="float" office:value="-1.774076">
                <text:p>-1.77407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-1.647428">
                <text:p>-1.647428</text:p>
              </table:table-cell>
              <table:table-cell office:value-type="float" office:value="-1.765249">
                <text:p>-1.76524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-1.647406">
                <text:p>-1.647406</text:p>
              </table:table-cell>
              <table:table-cell office:value-type="float" office:value="-1.756948">
                <text:p>-1.75694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-1.647555">
                <text:p>-1.647555</text:p>
              </table:table-cell>
              <table:table-cell office:value-type="float" office:value="-1.751907">
                <text:p>-1.751907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-1.647833">
                <text:p>-1.647833</text:p>
              </table:table-cell>
              <table:table-cell office:value-type="float" office:value="-1.746344">
                <text:p>-1.746344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-1.647756">
                <text:p>-1.647756</text:p>
              </table:table-cell>
              <table:table-cell office:value-type="float" office:value="-1.745916">
                <text:p>-1.74591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-1.647643">
                <text:p>-1.647643</text:p>
              </table:table-cell>
              <table:table-cell office:value-type="float" office:value="-1.744569">
                <text:p>-1.744569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-1.647894">
                <text:p>-1.647894</text:p>
              </table:table-cell>
              <table:table-cell office:value-type="float" office:value="-1.745283">
                <text:p>-1.74528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-1.648189">
                <text:p>-1.648189</text:p>
              </table:table-cell>
              <table:table-cell office:value-type="float" office:value="-1.744947">
                <text:p>-1.74494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-1.648163">
                <text:p>-1.648163</text:p>
              </table:table-cell>
              <table:table-cell office:value-type="float" office:value="-1.744947">
                <text:p>-1.74494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-1.648015">
                <text:p>-1.648015</text:p>
              </table:table-cell>
              <table:table-cell office:value-type="float" office:value="-1.744947">
                <text:p>-1.74494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-1.648543">
                <text:p>-1.648543</text:p>
              </table:table-cell>
              <table:table-cell office:value-type="float" office:value="-1.744947">
                <text:p>-1.74494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-1.651442">
                <text:p>-1.651442</text:p>
              </table:table-cell>
              <table:table-cell office:value-type="float" office:value="-1.744947">
                <text:p>-1.744947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-1.653457">
                <text:p>-1.653457</text:p>
              </table:table-cell>
              <table:table-cell office:value-type="float" office:value="-1.744947">
                <text:p>-1.74494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-1.654178">
                <text:p>-1.654178</text:p>
              </table:table-cell>
              <table:table-cell office:value-type="float" office:value="-1.744947">
                <text:p>-1.74494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-1.653674">
                <text:p>-1.653674</text:p>
              </table:table-cell>
              <table:table-cell office:value-type="float" office:value="-1.744947">
                <text:p>-1.744947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-1.652949">
                <text:p>-1.652949</text:p>
              </table:table-cell>
              <table:table-cell office:value-type="float" office:value="-1.744947">
                <text:p>-1.744947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-1.651615">
                <text:p>-1.651615</text:p>
              </table:table-cell>
              <table:table-cell office:value-type="float" office:value="-1.744947">
                <text:p>-1.74494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-1.65001">
                <text:p>-1.65001</text:p>
              </table:table-cell>
              <table:table-cell office:value-type="float" office:value="-1.744947">
                <text:p>-1.74494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-1.648185">
                <text:p>-1.648185</text:p>
              </table:table-cell>
              <table:table-cell office:value-type="float" office:value="-1.744947">
                <text:p>-1.74494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-1.64707">
                <text:p>-1.64707</text:p>
              </table:table-cell>
              <table:table-cell office:value-type="float" office:value="-1.744029">
                <text:p>-1.74402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-1.645859">
                <text:p>-1.645859</text:p>
              </table:table-cell>
              <table:table-cell office:value-type="float" office:value="-1.743971">
                <text:p>-1.743971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-1.644342">
                <text:p>-1.644342</text:p>
              </table:table-cell>
              <table:table-cell office:value-type="float" office:value="-1.742704">
                <text:p>-1.742704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-1.644567">
                <text:p>-1.644567</text:p>
              </table:table-cell>
              <table:table-cell office:value-type="float" office:value="-1.741623">
                <text:p>-1.74162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-1.643461">
                <text:p>-1.643461</text:p>
              </table:table-cell>
              <table:table-cell office:value-type="float" office:value="-1.748413">
                <text:p>-1.74841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-1.642651">
                <text:p>-1.642651</text:p>
              </table:table-cell>
              <table:table-cell office:value-type="float" office:value="-1.756862">
                <text:p>-1.756862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-1.640841">
                <text:p>-1.640841</text:p>
              </table:table-cell>
              <table:table-cell office:value-type="float" office:value="-1.773667">
                <text:p>-1.77366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-1.638903">
                <text:p>-1.638903</text:p>
              </table:table-cell>
              <table:table-cell office:value-type="float" office:value="-1.785498">
                <text:p>-1.78549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-1.638567">
                <text:p>-1.638567</text:p>
              </table:table-cell>
              <table:table-cell office:value-type="float" office:value="-1.785498">
                <text:p>-1.78549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-1.640249">
                <text:p>-1.640249</text:p>
              </table:table-cell>
              <table:table-cell office:value-type="float" office:value="-1.785498">
                <text:p>-1.78549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-1.640712">
                <text:p>-1.640712</text:p>
              </table:table-cell>
              <table:table-cell office:value-type="float" office:value="-1.785498">
                <text:p>-1.78549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-1.641282">
                <text:p>-1.641282</text:p>
              </table:table-cell>
              <table:table-cell office:value-type="float" office:value="-1.785498">
                <text:p>-1.78549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-1.643402">
                <text:p>-1.643402</text:p>
              </table:table-cell>
              <table:table-cell office:value-type="float" office:value="-1.785498">
                <text:p>-1.78549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-1.64406">
                <text:p>-1.64406</text:p>
              </table:table-cell>
              <table:table-cell office:value-type="float" office:value="-1.785498">
                <text:p>-1.78549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-1.644358">
                <text:p>-1.644358</text:p>
              </table:table-cell>
              <table:table-cell office:value-type="float" office:value="-1.785498">
                <text:p>-1.785498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-1.644913">
                <text:p>-1.644913</text:p>
              </table:table-cell>
              <table:table-cell office:value-type="float" office:value="-1.785498">
                <text:p>-1.78549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-1.646053">
                <text:p>-1.646053</text:p>
              </table:table-cell>
              <table:table-cell office:value-type="float" office:value="-1.785498">
                <text:p>-1.78549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-1.647425">
                <text:p>-1.647425</text:p>
              </table:table-cell>
              <table:table-cell office:value-type="float" office:value="-1.785498">
                <text:p>-1.78549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-1.648198">
                <text:p>-1.648198</text:p>
              </table:table-cell>
              <table:table-cell office:value-type="float" office:value="-1.785498">
                <text:p>-1.78549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-1.648585">
                <text:p>-1.648585</text:p>
              </table:table-cell>
              <table:table-cell office:value-type="float" office:value="-1.785498">
                <text:p>-1.78549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-1.648661">
                <text:p>-1.648661</text:p>
              </table:table-cell>
              <table:table-cell office:value-type="float" office:value="-1.785498">
                <text:p>-1.78549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-1.648456">
                <text:p>-1.648456</text:p>
              </table:table-cell>
              <table:table-cell office:value-type="float" office:value="-1.800218">
                <text:p>-1.80021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-1.6483">
                <text:p>-1.6483</text:p>
              </table:table-cell>
              <table:table-cell office:value-type="float" office:value="-1.806814">
                <text:p>-1.806814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-1.64841">
                <text:p>-1.64841</text:p>
              </table:table-cell>
              <table:table-cell office:value-type="float" office:value="-1.809947">
                <text:p>-1.80994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-1.648542">
                <text:p>-1.648542</text:p>
              </table:table-cell>
              <table:table-cell office:value-type="float" office:value="-1.812681">
                <text:p>-1.812681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-1.648357">
                <text:p>-1.648357</text:p>
              </table:table-cell>
              <table:table-cell office:value-type="float" office:value="-1.812415">
                <text:p>-1.81241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-1.648116">
                <text:p>-1.648116</text:p>
              </table:table-cell>
              <table:table-cell office:value-type="float" office:value="-1.813278">
                <text:p>-1.81327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-1.647902">
                <text:p>-1.647902</text:p>
              </table:table-cell>
              <table:table-cell office:value-type="float" office:value="-1.814308">
                <text:p>-1.81430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-1.647623">
                <text:p>-1.647623</text:p>
              </table:table-cell>
              <table:table-cell office:value-type="float" office:value="-1.817104">
                <text:p>-1.817104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-1.647397">
                <text:p>-1.647397</text:p>
              </table:table-cell>
              <table:table-cell office:value-type="float" office:value="-1.816684">
                <text:p>-1.81668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-1.647875">
                <text:p>-1.647875</text:p>
              </table:table-cell>
              <table:table-cell office:value-type="float" office:value="-1.816684">
                <text:p>-1.816684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-1.647806">
                <text:p>-1.647806</text:p>
              </table:table-cell>
              <table:table-cell office:value-type="float" office:value="-1.816684">
                <text:p>-1.81668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-1.647032">
                <text:p>-1.647032</text:p>
              </table:table-cell>
              <table:table-cell office:value-type="float" office:value="-1.816684">
                <text:p>-1.816684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-1.647359">
                <text:p>-1.647359</text:p>
              </table:table-cell>
              <table:table-cell office:value-type="float" office:value="-1.816684">
                <text:p>-1.81668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-1.647765">
                <text:p>-1.647765</text:p>
              </table:table-cell>
              <table:table-cell office:value-type="float" office:value="-1.816684">
                <text:p>-1.81668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-1.648771">
                <text:p>-1.648771</text:p>
              </table:table-cell>
              <table:table-cell office:value-type="float" office:value="-1.816684">
                <text:p>-1.81668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-1.649721">
                <text:p>-1.649721</text:p>
              </table:table-cell>
              <table:table-cell office:value-type="float" office:value="-1.816684">
                <text:p>-1.81668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-1.648834">
                <text:p>-1.648834</text:p>
              </table:table-cell>
              <table:table-cell office:value-type="float" office:value="-1.816684">
                <text:p>-1.81668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-1.647953">
                <text:p>-1.647953</text:p>
              </table:table-cell>
              <table:table-cell office:value-type="float" office:value="-1.816684">
                <text:p>-1.816684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-1.648936">
                <text:p>-1.648936</text:p>
              </table:table-cell>
              <table:table-cell office:value-type="float" office:value="-1.816684">
                <text:p>-1.81668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-1.648752">
                <text:p>-1.648752</text:p>
              </table:table-cell>
              <table:table-cell office:value-type="float" office:value="-1.816684">
                <text:p>-1.816684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-1.647989">
                <text:p>-1.647989</text:p>
              </table:table-cell>
              <table:table-cell office:value-type="float" office:value="-1.815653">
                <text:p>-1.81565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-1.648169">
                <text:p>-1.648169</text:p>
              </table:table-cell>
              <table:table-cell office:value-type="float" office:value="-1.814231">
                <text:p>-1.81423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-1.648013">
                <text:p>-1.648013</text:p>
              </table:table-cell>
              <table:table-cell office:value-type="float" office:value="-1.809706">
                <text:p>-1.80970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-1.647408">
                <text:p>-1.647408</text:p>
              </table:table-cell>
              <table:table-cell office:value-type="float" office:value="-1.797227">
                <text:p>-1.797227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-1.646727">
                <text:p>-1.646727</text:p>
              </table:table-cell>
              <table:table-cell office:value-type="float" office:value="-1.79113">
                <text:p>-1.7911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-1.646881">
                <text:p>-1.646881</text:p>
              </table:table-cell>
              <table:table-cell office:value-type="float" office:value="-1.786968">
                <text:p>-1.78696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-1.646984">
                <text:p>-1.646984</text:p>
              </table:table-cell>
              <table:table-cell office:value-type="float" office:value="-1.784806">
                <text:p>-1.78480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-1.646951">
                <text:p>-1.646951</text:p>
              </table:table-cell>
              <table:table-cell office:value-type="float" office:value="-1.785041">
                <text:p>-1.78504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-1.646868">
                <text:p>-1.646868</text:p>
              </table:table-cell>
              <table:table-cell office:value-type="float" office:value="-1.785866">
                <text:p>-1.78586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-1.646964">
                <text:p>-1.646964</text:p>
              </table:table-cell>
              <table:table-cell office:value-type="float" office:value="-1.785866">
                <text:p>-1.78586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-1.647063">
                <text:p>-1.647063</text:p>
              </table:table-cell>
              <table:table-cell office:value-type="float" office:value="-1.785866">
                <text:p>-1.78586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-1.647064">
                <text:p>-1.647064</text:p>
              </table:table-cell>
              <table:table-cell office:value-type="float" office:value="-1.785866">
                <text:p>-1.78586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-1.647153">
                <text:p>-1.647153</text:p>
              </table:table-cell>
              <table:table-cell office:value-type="float" office:value="-1.785866">
                <text:p>-1.78586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-1.647309">
                <text:p>-1.647309</text:p>
              </table:table-cell>
              <table:table-cell office:value-type="float" office:value="-1.785866">
                <text:p>-1.785866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-1.64733">
                <text:p>-1.64733</text:p>
              </table:table-cell>
              <table:table-cell office:value-type="float" office:value="-1.785866">
                <text:p>-1.78586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-1.647097">
                <text:p>-1.647097</text:p>
              </table:table-cell>
              <table:table-cell office:value-type="float" office:value="-1.785866">
                <text:p>-1.78586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-1.646181">
                <text:p>-1.646181</text:p>
              </table:table-cell>
              <table:table-cell office:value-type="float" office:value="-1.785866">
                <text:p>-1.78586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-1.644561">
                <text:p>-1.644561</text:p>
              </table:table-cell>
              <table:table-cell office:value-type="float" office:value="-1.785866">
                <text:p>-1.785866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-1.641074">
                <text:p>-1.641074</text:p>
              </table:table-cell>
              <table:table-cell office:value-type="float" office:value="-1.785866">
                <text:p>-1.785866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-1.638987">
                <text:p>-1.638987</text:p>
              </table:table-cell>
              <table:table-cell office:value-type="float" office:value="-1.785866">
                <text:p>-1.785866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-1.637182">
                <text:p>-1.637182</text:p>
              </table:table-cell>
              <table:table-cell office:value-type="float" office:value="-1.785866">
                <text:p>-1.785866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-1.637122">
                <text:p>-1.637122</text:p>
              </table:table-cell>
              <table:table-cell office:value-type="float" office:value="-1.78635">
                <text:p>-1.7863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-1.637663">
                <text:p>-1.637663</text:p>
              </table:table-cell>
              <table:table-cell office:value-type="float" office:value="-1.785076">
                <text:p>-1.785076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-1.637966">
                <text:p>-1.637966</text:p>
              </table:table-cell>
              <table:table-cell office:value-type="float" office:value="-1.784444">
                <text:p>-1.78444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-1.637535">
                <text:p>-1.637535</text:p>
              </table:table-cell>
              <table:table-cell office:value-type="float" office:value="-1.785776">
                <text:p>-1.78577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-1.637521">
                <text:p>-1.637521</text:p>
              </table:table-cell>
              <table:table-cell office:value-type="float" office:value="-1.789798">
                <text:p>-1.78979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-1.640283">
                <text:p>-1.640283</text:p>
              </table:table-cell>
              <table:table-cell office:value-type="float" office:value="-1.796529">
                <text:p>-1.79652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-1.644224">
                <text:p>-1.644224</text:p>
              </table:table-cell>
              <table:table-cell office:value-type="float" office:value="-1.804981">
                <text:p>-1.80498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-1.646126">
                <text:p>-1.646126</text:p>
              </table:table-cell>
              <table:table-cell office:value-type="float" office:value="-1.809436">
                <text:p>-1.809436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-1.64679">
                <text:p>-1.64679</text:p>
              </table:table-cell>
              <table:table-cell office:value-type="float" office:value="-1.809436">
                <text:p>-1.809436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-1.64673">
                <text:p>-1.64673</text:p>
              </table:table-cell>
              <table:table-cell office:value-type="float" office:value="-1.809436">
                <text:p>-1.80943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-1.646843">
                <text:p>-1.646843</text:p>
              </table:table-cell>
              <table:table-cell office:value-type="float" office:value="-1.809436">
                <text:p>-1.80943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-1.646853">
                <text:p>-1.646853</text:p>
              </table:table-cell>
              <table:table-cell office:value-type="float" office:value="-1.809436">
                <text:p>-1.809436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-1.646168">
                <text:p>-1.646168</text:p>
              </table:table-cell>
              <table:table-cell office:value-type="float" office:value="-1.809436">
                <text:p>-1.809436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-1.645289">
                <text:p>-1.645289</text:p>
              </table:table-cell>
              <table:table-cell office:value-type="float" office:value="-1.809436">
                <text:p>-1.809436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-1.644423">
                <text:p>-1.644423</text:p>
              </table:table-cell>
              <table:table-cell office:value-type="float" office:value="-1.809436">
                <text:p>-1.809436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-1.642969">
                <text:p>-1.642969</text:p>
              </table:table-cell>
              <table:table-cell office:value-type="float" office:value="-1.809436">
                <text:p>-1.809436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-1.641282">
                <text:p>-1.641282</text:p>
              </table:table-cell>
              <table:table-cell office:value-type="float" office:value="-1.809436">
                <text:p>-1.80943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-1.640197">
                <text:p>-1.640197</text:p>
              </table:table-cell>
              <table:table-cell office:value-type="float" office:value="-1.809436">
                <text:p>-1.809436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-1.641341">
                <text:p>-1.641341</text:p>
              </table:table-cell>
              <table:table-cell office:value-type="float" office:value="-1.809436">
                <text:p>-1.80943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-1.642894">
                <text:p>-1.642894</text:p>
              </table:table-cell>
              <table:table-cell office:value-type="float" office:value="-1.809436">
                <text:p>-1.809436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-1.645841">
                <text:p>-1.645841</text:p>
              </table:table-cell>
              <table:table-cell office:value-type="float" office:value="-1.809436">
                <text:p>-1.809436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-1.649219">
                <text:p>-1.649219</text:p>
              </table:table-cell>
              <table:table-cell office:value-type="float" office:value="-1.812497">
                <text:p>-1.81249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-1.650782">
                <text:p>-1.650782</text:p>
              </table:table-cell>
              <table:table-cell office:value-type="float" office:value="-1.81804">
                <text:p>-1.8180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-1.65032">
                <text:p>-1.65032</text:p>
              </table:table-cell>
              <table:table-cell office:value-type="float" office:value="-1.83017">
                <text:p>-1.8301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-1.64993">
                <text:p>-1.64993</text:p>
              </table:table-cell>
              <table:table-cell office:value-type="float" office:value="-1.845049">
                <text:p>-1.84504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-1.650338">
                <text:p>-1.650338</text:p>
              </table:table-cell>
              <table:table-cell office:value-type="float" office:value="-1.856839">
                <text:p>-1.856839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-1.65043">
                <text:p>-1.65043</text:p>
              </table:table-cell>
              <table:table-cell office:value-type="float" office:value="-1.857951">
                <text:p>-1.857951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-1.65028">
                <text:p>-1.65028</text:p>
              </table:table-cell>
              <table:table-cell office:value-type="float" office:value="-1.858543">
                <text:p>-1.85854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-1.650094">
                <text:p>-1.650094</text:p>
              </table:table-cell>
              <table:table-cell office:value-type="float" office:value="-1.85881">
                <text:p>-1.8588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-1.650012">
                <text:p>-1.650012</text:p>
              </table:table-cell>
              <table:table-cell office:value-type="float" office:value="-1.85881">
                <text:p>-1.8588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-1.649906">
                <text:p>-1.649906</text:p>
              </table:table-cell>
              <table:table-cell office:value-type="float" office:value="-1.85881">
                <text:p>-1.8588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-1.649635">
                <text:p>-1.649635</text:p>
              </table:table-cell>
              <table:table-cell office:value-type="float" office:value="-1.85881">
                <text:p>-1.85881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-1.648505">
                <text:p>-1.648505</text:p>
              </table:table-cell>
              <table:table-cell office:value-type="float" office:value="-1.85881">
                <text:p>-1.8588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-1.64838">
                <text:p>-1.64838</text:p>
              </table:table-cell>
              <table:table-cell office:value-type="float" office:value="-1.85881">
                <text:p>-1.8588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-1.648719">
                <text:p>-1.648719</text:p>
              </table:table-cell>
              <table:table-cell office:value-type="float" office:value="-1.85881">
                <text:p>-1.8588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-1.648462">
                <text:p>-1.648462</text:p>
              </table:table-cell>
              <table:table-cell office:value-type="float" office:value="-1.85881">
                <text:p>-1.8588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-1.648231">
                <text:p>-1.648231</text:p>
              </table:table-cell>
              <table:table-cell office:value-type="float" office:value="-1.85881">
                <text:p>-1.8588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-1.647497">
                <text:p>-1.647497</text:p>
              </table:table-cell>
              <table:table-cell office:value-type="float" office:value="-1.85881">
                <text:p>-1.8588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-1.645613">
                <text:p>-1.645613</text:p>
              </table:table-cell>
              <table:table-cell office:value-type="float" office:value="-1.85881">
                <text:p>-1.8588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-1.644092">
                <text:p>-1.644092</text:p>
              </table:table-cell>
              <table:table-cell office:value-type="float" office:value="-1.85881">
                <text:p>-1.8588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-1.642334">
                <text:p>-1.642334</text:p>
              </table:table-cell>
              <table:table-cell office:value-type="float" office:value="-1.85881">
                <text:p>-1.85881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-1.64263">
                <text:p>-1.64263</text:p>
              </table:table-cell>
              <table:table-cell office:value-type="float" office:value="-1.860725">
                <text:p>-1.860725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-1.644196">
                <text:p>-1.644196</text:p>
              </table:table-cell>
              <table:table-cell office:value-type="float" office:value="-1.859603">
                <text:p>-1.85960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-1.645371">
                <text:p>-1.645371</text:p>
              </table:table-cell>
              <table:table-cell office:value-type="float" office:value="-1.859895">
                <text:p>-1.85989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-1.645938">
                <text:p>-1.645938</text:p>
              </table:table-cell>
              <table:table-cell office:value-type="float" office:value="-1.855384">
                <text:p>-1.85538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-1.645979">
                <text:p>-1.645979</text:p>
              </table:table-cell>
              <table:table-cell office:value-type="float" office:value="-1.852458">
                <text:p>-1.85245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-1.646987">
                <text:p>-1.646987</text:p>
              </table:table-cell>
              <table:table-cell office:value-type="float" office:value="-1.845901">
                <text:p>-1.84590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-1.647884">
                <text:p>-1.647884</text:p>
              </table:table-cell>
              <table:table-cell office:value-type="float" office:value="-1.837634">
                <text:p>-1.83763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-1.647449">
                <text:p>-1.647449</text:p>
              </table:table-cell>
              <table:table-cell office:value-type="float" office:value="-1.829422">
                <text:p>-1.82942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-1.647863">
                <text:p>-1.647863</text:p>
              </table:table-cell>
              <table:table-cell office:value-type="float" office:value="-1.829422">
                <text:p>-1.829422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-1.649283">
                <text:p>-1.649283</text:p>
              </table:table-cell>
              <table:table-cell office:value-type="float" office:value="-1.829422">
                <text:p>-1.82942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-1.649053">
                <text:p>-1.649053</text:p>
              </table:table-cell>
              <table:table-cell office:value-type="float" office:value="-1.829422">
                <text:p>-1.829422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-1.647221">
                <text:p>-1.647221</text:p>
              </table:table-cell>
              <table:table-cell office:value-type="float" office:value="-1.829422">
                <text:p>-1.82942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-1.646818">
                <text:p>-1.646818</text:p>
              </table:table-cell>
              <table:table-cell office:value-type="float" office:value="-1.829422">
                <text:p>-1.829422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-1.646955">
                <text:p>-1.646955</text:p>
              </table:table-cell>
              <table:table-cell office:value-type="float" office:value="-1.829422">
                <text:p>-1.829422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-1.646935">
                <text:p>-1.646935</text:p>
              </table:table-cell>
              <table:table-cell office:value-type="float" office:value="-1.829422">
                <text:p>-1.829422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-1.646718">
                <text:p>-1.646718</text:p>
              </table:table-cell>
              <table:table-cell office:value-type="float" office:value="-1.829422">
                <text:p>-1.829422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-1.646562">
                <text:p>-1.646562</text:p>
              </table:table-cell>
              <table:table-cell office:value-type="float" office:value="-1.829422">
                <text:p>-1.82942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-1.646877">
                <text:p>-1.646877</text:p>
              </table:table-cell>
              <table:table-cell office:value-type="float" office:value="-1.829422">
                <text:p>-1.82942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-1.647102">
                <text:p>-1.647102</text:p>
              </table:table-cell>
              <table:table-cell office:value-type="float" office:value="-1.829422">
                <text:p>-1.82942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-1.646731">
                <text:p>-1.646731</text:p>
              </table:table-cell>
              <table:table-cell office:value-type="float" office:value="-1.829422">
                <text:p>-1.82942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-1.646191">
                <text:p>-1.646191</text:p>
              </table:table-cell>
              <table:table-cell office:value-type="float" office:value="-1.829422">
                <text:p>-1.82942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-1.645647">
                <text:p>-1.645647</text:p>
              </table:table-cell>
              <table:table-cell office:value-type="float" office:value="-1.821973">
                <text:p>-1.82197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-1.644199">
                <text:p>-1.644199</text:p>
              </table:table-cell>
              <table:table-cell office:value-type="float" office:value="-1.82167">
                <text:p>-1.8216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-1.641738">
                <text:p>-1.641738</text:p>
              </table:table-cell>
              <table:table-cell office:value-type="float" office:value="-1.821184">
                <text:p>-1.82118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-1.63978">
                <text:p>-1.63978</text:p>
              </table:table-cell>
              <table:table-cell office:value-type="float" office:value="-1.821293">
                <text:p>-1.82129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-1.640853">
                <text:p>-1.640853</text:p>
              </table:table-cell>
              <table:table-cell office:value-type="float" office:value="-1.821332">
                <text:p>-1.82133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-1.643185">
                <text:p>-1.643185</text:p>
              </table:table-cell>
              <table:table-cell office:value-type="float" office:value="-1.823941">
                <text:p>-1.82394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-1.644597">
                <text:p>-1.644597</text:p>
              </table:table-cell>
              <table:table-cell office:value-type="float" office:value="-1.82873">
                <text:p>-1.8287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-1.645488">
                <text:p>-1.645488</text:p>
              </table:table-cell>
              <table:table-cell office:value-type="float" office:value="-1.828403">
                <text:p>-1.8284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